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2043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3.3791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c19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630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80008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00ff"/>
    </style:style>
    <style:style style:name="ce11" style:family="table-cell" style:parent-style-name="Default">
      <style:text-properties style:font-name="Arial" style:font-name-asian="DejaVu Sans" style:font-name-complex="DejaVu Sans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row table:style-name="ro1">
          <table:table-cell/>
          <table:table-cell office:value-type="string">
            <text:p>EEP_ADR</text:p>
          </table:table-cell>
          <table:table-cell office:value-type="string">
            <text:p>EEP_CONT</text:p>
          </table:table-cell>
          <table:table-cell office:value-type="string">
            <text:p>U_REF</text:p>
          </table:table-cell>
          <table:table-cell office:value-type="string">
            <text:p>R_FIX</text:p>
          </table:table-cell>
          <table:table-cell office:value-type="string">
            <text:p>R_MEASURE</text:p>
          </table:table-cell>
          <table:table-cell table:number-columns-repeated="3"/>
          <table:table-cell office:value-type="string">
            <text:p>U_OUT_1</text:p>
          </table:table-cell>
          <table:table-cell office:value-type="string">
            <text:p>LSB_OUT_1</text:p>
          </table:table-cell>
          <table:table-cell office:value-type="string">
            <text:p>U_OUT_2</text:p>
          </table:table-cell>
          <table:table-cell office:value-type="string">
            <text:p>LSB_OUT_2</text:p>
          </table:table-cell>
          <table:table-cell/>
          <table:table-cell office:value-type="string">
            <text:p>I_MAX(mA)</text:p>
          </table:table-cell>
          <table:table-cell table:number-columns-repeated="2"/>
          <table:table-cell office:value-type="string">
            <text:p>MISC</text:p>
          </table:table-cell>
          <table:table-cell office:value-type="string">
            <text:p>E-BASE</text:p>
          </table:table-cell>
          <table:table-cell table:number-columns-repeated="5"/>
          <table:table-cell office:value-type="string">
            <text:p>EEP_DATA</text:p>
          </table:table-cell>
          <table:table-cell office:value-type="string">
            <text:p>EEP_ADR</text:p>
          </table:table-cell>
          <table:table-cell table:number-columns-repeated="3"/>
          <table:table-cell office:value-type="string">
            <text:p>COLORS_1</text:p>
          </table:table-cell>
          <table:table-cell office:value-type="string">
            <text:p>COLORS_2</text:p>
          </table:table-cell>
          <table:table-cell office:value-type="string">
            <text:p>COLORS_3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CONCATENATE(&quot;0x&quot;;DEC2HEX([.A2]))" office:value-type="string" office:string-value="0x0">
            <text:p>0x0</text:p>
          </table:table-cell>
          <table:table-cell table:formula="of:=[.K2]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10*[.S2]" office:value-type="float" office:value="10">
            <text:p>10</text:p>
          </table:table-cell>
          <table:table-cell table:style-name="ce1"/>
          <table:table-cell table:style-name="ce7" table:number-columns-repeated="2"/>
          <table:table-cell table:formula="of:=[.$D$2]*([.F2]/([.$E$2]+[.F2]))" office:value-type="float" office:value="0.3125">
            <text:p>0.3125</text:p>
          </table:table-cell>
          <table:table-cell table:formula="of:=INT([.J2]*(1024/5))" office:value-type="float" office:value="64">
            <text:p>64</text:p>
          </table:table-cell>
          <table:table-cell table:style-name="ce11" table:formula="of:=[.$D$2]*([.F2]/([.$E$3]+[.F2]))" office:value-type="float" office:value="0.00185116623472788">
            <text:p>0.00185116623472788</text:p>
          </table:table-cell>
          <table:table-cell table:style-name="ce11" table:formula="of:=INT([.L2]*(1024/5))" office:value-type="float" office:value="0">
            <text:p>0</text:p>
          </table:table-cell>
          <table:table-cell/>
          <table:table-cell table:formula="of:=([.$D$2]/([.$E$2]+[.F2]))*1000" office:value-type="float" office:value="31.25">
            <text:p>31.25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S2]+1000" office:value-type="float" office:value="1001">
            <text:p>1001</text:p>
          </table:table-cell>
          <table:table-cell table:number-columns-repeated="2"/>
          <table:table-cell table:style-name="ce12" table:formula="of:=DEC2HEX([.C2])" office:value-type="string" office:string-value="40">
            <text:p>40</text:p>
          </table:table-cell>
          <table:table-cell table:style-name="ce12" office:value-type="float" office:value="0">
            <text:p>0</text:p>
          </table:table-cell>
          <table:table-cell table:style-name="ce15" table:formula="of:=RIGHT([.W2];2)" office:value-type="string" office:string-value="40">
            <text:p>40</text:p>
          </table:table-cell>
          <table:table-cell table:style-name="ce11" table:formula="of:=CONCATENATE(&quot;0x&quot;;DEC2HEX([.A2]))" office:value-type="string" office:string-value="0x0">
            <text:p>0x0</text:p>
          </table:table-cell>
          <table:table-cell office:value-type="string">
            <text:p>Begin Page 1</text:p>
          </table:table-cell>
          <table:table-cell/>
          <table:table-cell table:formula="of:=CONCATENATE(&quot;eeprom_write_byte(&quot;;[.Z2];&quot;, 0x&quot;;[.Y2];&quot;);&quot;)" office:value-type="string" office:string-value="eeprom_write_byte(0x0, 0x40);">
            <text:p>eeprom_write_byte(0x0, 0x40);</text:p>
          </table:table-cell>
          <table:table-cell table:style-name="ce11" table:formula="of:=LEFT([.F2];1)" office:value-type="string" office:string-value="1">
            <text:p>1</text:p>
          </table:table-cell>
          <table:table-cell table:style-name="ce11" table:formula="of:=RIGHT(LEFT([.F2];2);1)" office:value-type="string" office:string-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CONCATENATE(&quot;0x&quot;;DEC2HEX([.A3]))" office:value-type="string" office:string-value="0x1">
            <text:p>0x1</text:p>
          </table:table-cell>
          <table:table-cell table:formula="of:=[.K3]" office:value-type="float" office:value="75">
            <text:p>75</text:p>
          </table:table-cell>
          <table:table-cell/>
          <table:table-cell office:value-type="float" office:value="27000">
            <text:p>27000</text:p>
          </table:table-cell>
          <table:table-cell table:formula="of:=10*[.S3]" office:value-type="float" office:value="12">
            <text:p>12</text:p>
          </table:table-cell>
          <table:table-cell table:style-name="ce1"/>
          <table:table-cell table:style-name="ce2"/>
          <table:table-cell table:style-name="ce7"/>
          <table:table-cell table:formula="of:=[.$D$2]*([.F3]/([.$E$2]+[.F3]))" office:value-type="float" office:value="0.37037037037037">
            <text:p>0.37037037037037</text:p>
          </table:table-cell>
          <table:table-cell table:formula="of:=INT([.J3]*(1024/5))" office:value-type="float" office:value="75">
            <text:p>75</text:p>
          </table:table-cell>
          <table:table-cell table:style-name="ce11" table:formula="of:=[.$D$2]*([.F3]/([.$E$3]+[.F3]))" office:value-type="float" office:value="0.0022212350066637">
            <text:p>0.0022212350066637</text:p>
          </table:table-cell>
          <table:table-cell table:style-name="ce11" table:formula="of:=INT([.L3]*(1024/5))" office:value-type="float" office:value="0">
            <text:p>0</text:p>
          </table:table-cell>
          <table:table-cell/>
          <table:table-cell table:formula="of:=([.$D$2]/([.$E$2]+[.F3]))*1000" office:value-type="float" office:value="30.8641975308642">
            <text:p>30.8641975308642</text:p>
          </table:table-cell>
          <table:table-cell table:number-columns-repeated="3"/>
          <table:table-cell office:value-type="float" office:value="1.2">
            <text:p>1.2</text:p>
          </table:table-cell>
          <table:table-cell table:formula="of:=[.S3]+1000" office:value-type="float" office:value="1001.2">
            <text:p>1001.2</text:p>
          </table:table-cell>
          <table:table-cell table:number-columns-repeated="2"/>
          <table:table-cell table:style-name="ce12" table:formula="of:=DEC2HEX([.C3])" office:value-type="string" office:string-value="4B">
            <text:p>4B</text:p>
          </table:table-cell>
          <table:table-cell table:style-name="ce12" office:value-type="float" office:value="0">
            <text:p>0</text:p>
          </table:table-cell>
          <table:table-cell table:style-name="ce15" table:formula="of:=RIGHT([.W3];2)" office:value-type="string" office:string-value="4B">
            <text:p>4B</text:p>
          </table:table-cell>
          <table:table-cell table:style-name="ce11" table:formula="of:=CONCATENATE(&quot;0x&quot;;DEC2HEX([.A3]))" office:value-type="string" office:string-value="0x1">
            <text:p>0x1</text:p>
          </table:table-cell>
          <table:table-cell table:number-columns-repeated="2"/>
          <table:table-cell table:formula="of:=CONCATENATE(&quot;eeprom_write_byte(&quot;;[.Z3];&quot;, 0x&quot;;[.Y3];&quot;);&quot;)" office:value-type="string" office:string-value="eeprom_write_byte(0x1, 0x4B);">
            <text:p>eeprom_write_byte(0x1, 0x4B);</text:p>
          </table:table-cell>
          <table:table-cell table:style-name="ce11" table:formula="of:=LEFT([.F3];1)" office:value-type="string" office:string-value="1">
            <text:p>1</text:p>
          </table:table-cell>
          <table:table-cell table:style-name="ce11" table:formula="of:=RIGHT(LEFT([.F3];2);1)" office:value-type="string" office:string-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0x&quot;;DEC2HEX([.A4]))" office:value-type="string" office:string-value="0x2">
            <text:p>0x2</text:p>
          </table:table-cell>
          <table:table-cell table:formula="of:=[.K4]" office:value-type="float" office:value="93">
            <text:p>93</text:p>
          </table:table-cell>
          <table:table-cell table:number-columns-repeated="2"/>
          <table:table-cell table:formula="of:=10*[.S4]" office:value-type="float" office:value="15">
            <text:p>15</text:p>
          </table:table-cell>
          <table:table-cell table:style-name="ce1"/>
          <table:table-cell table:style-name="ce5"/>
          <table:table-cell table:style-name="ce7"/>
          <table:table-cell table:formula="of:=[.$D$2]*([.F4]/([.$E$2]+[.F4]))" office:value-type="float" office:value="0.454545454545455">
            <text:p>0.454545454545455</text:p>
          </table:table-cell>
          <table:table-cell table:formula="of:=INT([.J4]*(1024/5))" office:value-type="float" office:value="93">
            <text:p>93</text:p>
          </table:table-cell>
          <table:table-cell table:style-name="ce11" table:formula="of:=[.$D$2]*([.F4]/([.$E$3]+[.F4]))" office:value-type="float" office:value="0.00277623542476402">
            <text:p>0.00277623542476402</text:p>
          </table:table-cell>
          <table:table-cell table:style-name="ce11" table:formula="of:=INT([.L4]*(1024/5))" office:value-type="float" office:value="0">
            <text:p>0</text:p>
          </table:table-cell>
          <table:table-cell/>
          <table:table-cell table:formula="of:=([.$D$2]/([.$E$2]+[.F4]))*1000" office:value-type="float" office:value="30.3030303030303">
            <text:p>30.3030303030303</text:p>
          </table:table-cell>
          <table:table-cell table:number-columns-repeated="3"/>
          <table:table-cell office:value-type="float" office:value="1.5">
            <text:p>1.5</text:p>
          </table:table-cell>
          <table:table-cell table:formula="of:=[.S4]+1000" office:value-type="float" office:value="1001.5">
            <text:p>1001.5</text:p>
          </table:table-cell>
          <table:table-cell table:number-columns-repeated="2"/>
          <table:table-cell table:style-name="ce12" table:formula="of:=DEC2HEX([.C4])" office:value-type="string" office:string-value="5D">
            <text:p>5D</text:p>
          </table:table-cell>
          <table:table-cell table:style-name="ce12" office:value-type="float" office:value="0">
            <text:p>0</text:p>
          </table:table-cell>
          <table:table-cell table:style-name="ce15" table:formula="of:=RIGHT([.W4];2)" office:value-type="string" office:string-value="5D">
            <text:p>5D</text:p>
          </table:table-cell>
          <table:table-cell table:style-name="ce11" table:formula="of:=CONCATENATE(&quot;0x&quot;;DEC2HEX([.A4]))" office:value-type="string" office:string-value="0x2">
            <text:p>0x2</text:p>
          </table:table-cell>
          <table:table-cell table:number-columns-repeated="2"/>
          <table:table-cell table:formula="of:=CONCATENATE(&quot;eeprom_write_byte(&quot;;[.Z4];&quot;, 0x&quot;;[.Y4];&quot;);&quot;)" office:value-type="string" office:string-value="eeprom_write_byte(0x2, 0x5D);">
            <text:p>eeprom_write_byte(0x2, 0x5D);</text:p>
          </table:table-cell>
          <table:table-cell table:style-name="ce11" table:formula="of:=LEFT([.F4];1)" office:value-type="string" office:string-value="1">
            <text:p>1</text:p>
          </table:table-cell>
          <table:table-cell table:style-name="ce11" table:formula="of:=RIGHT(LEFT([.F4];2);1)" office:value-type="string" office:string-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&quot;0x&quot;;DEC2HEX([.A5]))" office:value-type="string" office:string-value="0x3">
            <text:p>0x3</text:p>
          </table:table-cell>
          <table:table-cell table:formula="of:=[.K5]" office:value-type="float" office:value="109">
            <text:p>109</text:p>
          </table:table-cell>
          <table:table-cell table:number-columns-repeated="2"/>
          <table:table-cell table:formula="of:=10*[.S5]" office:value-type="float" office:value="18">
            <text:p>18</text:p>
          </table:table-cell>
          <table:table-cell table:style-name="ce1"/>
          <table:table-cell table:style-name="ce6"/>
          <table:table-cell table:style-name="ce7"/>
          <table:table-cell table:formula="of:=[.$D$2]*([.F5]/([.$E$2]+[.F5]))" office:value-type="float" office:value="0.535714285714286">
            <text:p>0.535714285714286</text:p>
          </table:table-cell>
          <table:table-cell table:formula="of:=INT([.J5]*(1024/5))" office:value-type="float" office:value="109">
            <text:p>109</text:p>
          </table:table-cell>
          <table:table-cell table:style-name="ce11" table:formula="of:=[.$D$2]*([.F5]/([.$E$3]+[.F5]))" office:value-type="float" office:value="0.0033311125916056">
            <text:p>0.0033311125916056</text:p>
          </table:table-cell>
          <table:table-cell table:style-name="ce11" table:formula="of:=INT([.L5]*(1024/5))" office:value-type="float" office:value="0">
            <text:p>0</text:p>
          </table:table-cell>
          <table:table-cell/>
          <table:table-cell table:formula="of:=([.$D$2]/([.$E$2]+[.F5]))*1000" office:value-type="float" office:value="29.7619047619048">
            <text:p>29.7619047619048</text:p>
          </table:table-cell>
          <table:table-cell table:number-columns-repeated="3"/>
          <table:table-cell office:value-type="float" office:value="1.8">
            <text:p>1.8</text:p>
          </table:table-cell>
          <table:table-cell table:formula="of:=[.S5]+1000" office:value-type="float" office:value="1001.8">
            <text:p>1001.8</text:p>
          </table:table-cell>
          <table:table-cell table:number-columns-repeated="2"/>
          <table:table-cell table:style-name="ce12" table:formula="of:=DEC2HEX([.C5])" office:value-type="string" office:string-value="6D">
            <text:p>6D</text:p>
          </table:table-cell>
          <table:table-cell table:style-name="ce12" office:value-type="float" office:value="0">
            <text:p>0</text:p>
          </table:table-cell>
          <table:table-cell table:style-name="ce15" table:formula="of:=RIGHT([.W5];2)" office:value-type="string" office:string-value="6D">
            <text:p>6D</text:p>
          </table:table-cell>
          <table:table-cell table:style-name="ce11" table:formula="of:=CONCATENATE(&quot;0x&quot;;DEC2HEX([.A5]))" office:value-type="string" office:string-value="0x3">
            <text:p>0x3</text:p>
          </table:table-cell>
          <table:table-cell table:number-columns-repeated="2"/>
          <table:table-cell table:formula="of:=CONCATENATE(&quot;eeprom_write_byte(&quot;;[.Z5];&quot;, 0x&quot;;[.Y5];&quot;);&quot;)" office:value-type="string" office:string-value="eeprom_write_byte(0x3, 0x6D);">
            <text:p>eeprom_write_byte(0x3, 0x6D);</text:p>
          </table:table-cell>
          <table:table-cell table:style-name="ce11" table:formula="of:=LEFT([.F5];1)" office:value-type="string" office:string-value="1">
            <text:p>1</text:p>
          </table:table-cell>
          <table:table-cell table:style-name="ce11" table:formula="of:=RIGHT(LEFT([.F5];2);1)" office:value-type="string" office:string-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0x&quot;;DEC2HEX([.A6]))" office:value-type="string" office:string-value="0x4">
            <text:p>0x4</text:p>
          </table:table-cell>
          <table:table-cell table:formula="of:=[.K6]" office:value-type="float" office:value="130">
            <text:p>130</text:p>
          </table:table-cell>
          <table:table-cell table:number-columns-repeated="2"/>
          <table:table-cell table:formula="of:=10*[.S6]" office:value-type="float" office:value="22">
            <text:p>22</text:p>
          </table:table-cell>
          <table:table-cell table:style-name="ce2" table:number-columns-repeated="2"/>
          <table:table-cell table:style-name="ce7"/>
          <table:table-cell table:formula="of:=[.$D$2]*([.F6]/([.$E$2]+[.F6]))" office:value-type="float" office:value="0.63953488372093">
            <text:p>0.63953488372093</text:p>
          </table:table-cell>
          <table:table-cell table:formula="of:=INT([.J6]*(1024/5))" office:value-type="float" office:value="130">
            <text:p>130</text:p>
          </table:table-cell>
          <table:table-cell table:style-name="ce11" table:formula="of:=[.$D$2]*([.F6]/([.$E$3]+[.F6]))" office:value-type="float" office:value="0.00407075716083192">
            <text:p>0.00407075716083192</text:p>
          </table:table-cell>
          <table:table-cell table:style-name="ce11" table:formula="of:=INT([.L6]*(1024/5))" office:value-type="float" office:value="0">
            <text:p>0</text:p>
          </table:table-cell>
          <table:table-cell/>
          <table:table-cell table:formula="of:=([.$D$2]/([.$E$2]+[.F6]))*1000" office:value-type="float" office:value="29.0697674418605">
            <text:p>29.0697674418605</text:p>
          </table:table-cell>
          <table:table-cell table:number-columns-repeated="3"/>
          <table:table-cell office:value-type="float" office:value="2.2">
            <text:p>2.2</text:p>
          </table:table-cell>
          <table:table-cell table:formula="of:=[.S6]+1000" office:value-type="float" office:value="1002.2">
            <text:p>1002.2</text:p>
          </table:table-cell>
          <table:table-cell table:number-columns-repeated="2"/>
          <table:table-cell table:style-name="ce12" table:formula="of:=DEC2HEX([.C6])" office:value-type="string" office:string-value="82">
            <text:p>82</text:p>
          </table:table-cell>
          <table:table-cell table:style-name="ce12" office:value-type="float" office:value="0">
            <text:p>0</text:p>
          </table:table-cell>
          <table:table-cell table:style-name="ce15" table:formula="of:=RIGHT([.W6];2)" office:value-type="string" office:string-value="82">
            <text:p>82</text:p>
          </table:table-cell>
          <table:table-cell table:style-name="ce11" table:formula="of:=CONCATENATE(&quot;0x&quot;;DEC2HEX([.A6]))" office:value-type="string" office:string-value="0x4">
            <text:p>0x4</text:p>
          </table:table-cell>
          <table:table-cell table:number-columns-repeated="2"/>
          <table:table-cell table:formula="of:=CONCATENATE(&quot;eeprom_write_byte(&quot;;[.Z6];&quot;, 0x&quot;;[.Y6];&quot;);&quot;)" office:value-type="string" office:string-value="eeprom_write_byte(0x4, 0x82);">
            <text:p>eeprom_write_byte(0x4, 0x82);</text:p>
          </table:table-cell>
          <table:table-cell table:style-name="ce11" table:formula="of:=LEFT([.F6];1)" office:value-type="string" office:string-value="2">
            <text:p>2</text:p>
          </table:table-cell>
          <table:table-cell table:style-name="ce11" table:formula="of:=RIGHT(LEFT([.F6];2);1)" office:value-type="string" office:string-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0x&quot;;DEC2HEX([.A7]))" office:value-type="string" office:string-value="0x5">
            <text:p>0x5</text:p>
          </table:table-cell>
          <table:table-cell table:formula="of:=[.K7]" office:value-type="float" office:value="156">
            <text:p>156</text:p>
          </table:table-cell>
          <table:table-cell table:number-columns-repeated="2"/>
          <table:table-cell table:formula="of:=10*[.S7]" office:value-type="float" office:value="27">
            <text:p>27</text:p>
          </table:table-cell>
          <table:table-cell table:style-name="ce2"/>
          <table:table-cell table:style-name="ce8"/>
          <table:table-cell table:style-name="ce7"/>
          <table:table-cell table:formula="of:=[.$D$2]*([.F7]/([.$E$2]+[.F7]))" office:value-type="float" office:value="0.76271186440678">
            <text:p>0.76271186440678</text:p>
          </table:table-cell>
          <table:table-cell table:formula="of:=INT([.J7]*(1024/5))" office:value-type="float" office:value="156">
            <text:p>156</text:p>
          </table:table-cell>
          <table:table-cell table:style-name="ce11" table:formula="of:=[.$D$2]*([.F7]/([.$E$3]+[.F7]))" office:value-type="float" office:value="0.00499500499500499">
            <text:p>0.00499500499500499</text:p>
          </table:table-cell>
          <table:table-cell table:style-name="ce11" table:formula="of:=INT([.L7]*(1024/5))" office:value-type="float" office:value="1">
            <text:p>1</text:p>
          </table:table-cell>
          <table:table-cell/>
          <table:table-cell table:formula="of:=([.$D$2]/([.$E$2]+[.F7]))*1000" office:value-type="float" office:value="28.2485875706215">
            <text:p>28.2485875706215</text:p>
          </table:table-cell>
          <table:table-cell table:number-columns-repeated="3"/>
          <table:table-cell office:value-type="float" office:value="2.7">
            <text:p>2.7</text:p>
          </table:table-cell>
          <table:table-cell table:formula="of:=[.S7]+1000" office:value-type="float" office:value="1002.7">
            <text:p>1002.7</text:p>
          </table:table-cell>
          <table:table-cell table:number-columns-repeated="2"/>
          <table:table-cell table:style-name="ce12" table:formula="of:=DEC2HEX([.C7])" office:value-type="string" office:string-value="9C">
            <text:p>9C</text:p>
          </table:table-cell>
          <table:table-cell table:style-name="ce12" office:value-type="float" office:value="0">
            <text:p>0</text:p>
          </table:table-cell>
          <table:table-cell table:style-name="ce15" table:formula="of:=RIGHT([.W7];2)" office:value-type="string" office:string-value="9C">
            <text:p>9C</text:p>
          </table:table-cell>
          <table:table-cell table:style-name="ce11" table:formula="of:=CONCATENATE(&quot;0x&quot;;DEC2HEX([.A7]))" office:value-type="string" office:string-value="0x5">
            <text:p>0x5</text:p>
          </table:table-cell>
          <table:table-cell table:number-columns-repeated="2"/>
          <table:table-cell table:formula="of:=CONCATENATE(&quot;eeprom_write_byte(&quot;;[.Z7];&quot;, 0x&quot;;[.Y7];&quot;);&quot;)" office:value-type="string" office:string-value="eeprom_write_byte(0x5, 0x9C);">
            <text:p>eeprom_write_byte(0x5, 0x9C);</text:p>
          </table:table-cell>
          <table:table-cell table:style-name="ce11" table:formula="of:=LEFT([.F7];1)" office:value-type="string" office:string-value="2">
            <text:p>2</text:p>
          </table:table-cell>
          <table:table-cell table:style-name="ce11" table:formula="of:=RIGHT(LEFT([.F7];2);1)" office:value-type="string" office:string-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CONCATENATE(&quot;0x&quot;;DEC2HEX([.A8]))" office:value-type="string" office:string-value="0x6">
            <text:p>0x6</text:p>
          </table:table-cell>
          <table:table-cell table:formula="of:=[.K8]" office:value-type="float" office:value="184">
            <text:p>184</text:p>
          </table:table-cell>
          <table:table-cell table:number-columns-repeated="2"/>
          <table:table-cell table:formula="of:=10*[.S8]" office:value-type="float" office:value="33">
            <text:p>33</text:p>
          </table:table-cell>
          <table:table-cell table:style-name="ce3" table:number-columns-repeated="2"/>
          <table:table-cell table:style-name="ce7"/>
          <table:table-cell table:formula="of:=[.$D$2]*([.F8]/([.$E$2]+[.F8]))" office:value-type="float" office:value="0.901639344262295">
            <text:p>0.901639344262295</text:p>
          </table:table-cell>
          <table:table-cell table:formula="of:=INT([.J8]*(1024/5))" office:value-type="float" office:value="184">
            <text:p>184</text:p>
          </table:table-cell>
          <table:table-cell table:style-name="ce11" table:formula="of:=[.$D$2]*([.F8]/([.$E$3]+[.F8]))" office:value-type="float" office:value="0.00610365109310842">
            <text:p>0.00610365109310842</text:p>
          </table:table-cell>
          <table:table-cell table:style-name="ce11" table:formula="of:=INT([.L8]*(1024/5))" office:value-type="float" office:value="1">
            <text:p>1</text:p>
          </table:table-cell>
          <table:table-cell/>
          <table:table-cell table:formula="of:=([.$D$2]/([.$E$2]+[.F8]))*1000" office:value-type="float" office:value="27.3224043715847">
            <text:p>27.3224043715847</text:p>
          </table:table-cell>
          <table:table-cell table:number-columns-repeated="3"/>
          <table:table-cell office:value-type="float" office:value="3.3">
            <text:p>3.3</text:p>
          </table:table-cell>
          <table:table-cell table:formula="of:=[.S8]+1000" office:value-type="float" office:value="1003.3">
            <text:p>1003.3</text:p>
          </table:table-cell>
          <table:table-cell table:number-columns-repeated="2"/>
          <table:table-cell table:style-name="ce12" table:formula="of:=DEC2HEX([.C8])" office:value-type="string" office:string-value="B8">
            <text:p>B8</text:p>
          </table:table-cell>
          <table:table-cell table:style-name="ce12" office:value-type="float" office:value="0">
            <text:p>0</text:p>
          </table:table-cell>
          <table:table-cell table:style-name="ce15" table:formula="of:=RIGHT([.W8];2)" office:value-type="string" office:string-value="B8">
            <text:p>B8</text:p>
          </table:table-cell>
          <table:table-cell table:style-name="ce11" table:formula="of:=CONCATENATE(&quot;0x&quot;;DEC2HEX([.A8]))" office:value-type="string" office:string-value="0x6">
            <text:p>0x6</text:p>
          </table:table-cell>
          <table:table-cell table:number-columns-repeated="2"/>
          <table:table-cell table:formula="of:=CONCATENATE(&quot;eeprom_write_byte(&quot;;[.Z8];&quot;, 0x&quot;;[.Y8];&quot;);&quot;)" office:value-type="string" office:string-value="eeprom_write_byte(0x6, 0xB8);">
            <text:p>eeprom_write_byte(0x6, 0xB8);</text:p>
          </table:table-cell>
          <table:table-cell table:style-name="ce11" table:formula="of:=LEFT([.F8];1)" office:value-type="string" office:string-value="3">
            <text:p>3</text:p>
          </table:table-cell>
          <table:table-cell table:style-name="ce11" table:formula="of:=RIGHT(LEFT([.F8];2);1)" office:value-type="string" office:string-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CONCATENATE(&quot;0x&quot;;DEC2HEX([.A9]))" office:value-type="string" office:string-value="0x7">
            <text:p>0x7</text:p>
          </table:table-cell>
          <table:table-cell table:formula="of:=[.K9]" office:value-type="float" office:value="211">
            <text:p>211</text:p>
          </table:table-cell>
          <table:table-cell table:number-columns-repeated="2"/>
          <table:table-cell table:formula="of:=10*[.S9]" office:value-type="float" office:value="39">
            <text:p>39</text:p>
          </table:table-cell>
          <table:table-cell table:style-name="ce3"/>
          <table:table-cell table:style-name="ce9"/>
          <table:table-cell table:style-name="ce7"/>
          <table:table-cell table:formula="of:=[.$D$2]*([.F9]/([.$E$2]+[.F9]))" office:value-type="float" office:value="1.03174603174603">
            <text:p>1.03174603174603</text:p>
          </table:table-cell>
          <table:table-cell table:formula="of:=INT([.J9]*(1024/5))" office:value-type="float" office:value="211">
            <text:p>211</text:p>
          </table:table-cell>
          <table:table-cell table:style-name="ce11" table:formula="of:=[.$D$2]*([.F9]/([.$E$3]+[.F9]))" office:value-type="float" office:value="0.00721180517030955">
            <text:p>0.00721180517030955</text:p>
          </table:table-cell>
          <table:table-cell table:style-name="ce11" table:formula="of:=INT([.L9]*(1024/5))" office:value-type="float" office:value="1">
            <text:p>1</text:p>
          </table:table-cell>
          <table:table-cell/>
          <table:table-cell table:formula="of:=([.$D$2]/([.$E$2]+[.F9]))*1000" office:value-type="float" office:value="26.4550264550265">
            <text:p>26.4550264550265</text:p>
          </table:table-cell>
          <table:table-cell table:number-columns-repeated="3"/>
          <table:table-cell office:value-type="float" office:value="3.9">
            <text:p>3.9</text:p>
          </table:table-cell>
          <table:table-cell table:formula="of:=[.S9]+1000" office:value-type="float" office:value="1003.9">
            <text:p>1003.9</text:p>
          </table:table-cell>
          <table:table-cell table:number-columns-repeated="2"/>
          <table:table-cell table:style-name="ce12" table:formula="of:=DEC2HEX([.C9])" office:value-type="string" office:string-value="D3">
            <text:p>D3</text:p>
          </table:table-cell>
          <table:table-cell table:style-name="ce12" office:value-type="float" office:value="0">
            <text:p>0</text:p>
          </table:table-cell>
          <table:table-cell table:style-name="ce15" table:formula="of:=RIGHT([.W9];2)" office:value-type="string" office:string-value="D3">
            <text:p>D3</text:p>
          </table:table-cell>
          <table:table-cell table:style-name="ce11" table:formula="of:=CONCATENATE(&quot;0x&quot;;DEC2HEX([.A9]))" office:value-type="string" office:string-value="0x7">
            <text:p>0x7</text:p>
          </table:table-cell>
          <table:table-cell table:number-columns-repeated="2"/>
          <table:table-cell table:formula="of:=CONCATENATE(&quot;eeprom_write_byte(&quot;;[.Z9];&quot;, 0x&quot;;[.Y9];&quot;);&quot;)" office:value-type="string" office:string-value="eeprom_write_byte(0x7, 0xD3);">
            <text:p>eeprom_write_byte(0x7, 0xD3);</text:p>
          </table:table-cell>
          <table:table-cell table:style-name="ce11" table:formula="of:=LEFT([.F9];1)" office:value-type="string" office:string-value="3">
            <text:p>3</text:p>
          </table:table-cell>
          <table:table-cell table:style-name="ce11" table:formula="of:=RIGHT(LEFT([.F9];2);1)" office:value-type="string" office:string-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CONCATENATE(&quot;0x&quot;;DEC2HEX([.A10]))" office:value-type="string" office:string-value="0x8">
            <text:p>0x8</text:p>
          </table:table-cell>
          <table:table-cell table:formula="of:=[.K10]" office:value-type="float" office:value="244">
            <text:p>244</text:p>
          </table:table-cell>
          <table:table-cell table:number-columns-repeated="2"/>
          <table:table-cell table:formula="of:=10*[.S10]" office:value-type="float" office:value="47">
            <text:p>47</text:p>
          </table:table-cell>
          <table:table-cell table:style-name="ce4"/>
          <table:table-cell table:style-name="ce8"/>
          <table:table-cell table:style-name="ce7"/>
          <table:table-cell table:formula="of:=[.$D$2]*([.F10]/([.$E$2]+[.F10]))" office:value-type="float" office:value="1.19289340101523">
            <text:p>1.19289340101523</text:p>
          </table:table-cell>
          <table:table-cell table:formula="of:=INT([.J10]*(1024/5))" office:value-type="float" office:value="244">
            <text:p>244</text:p>
          </table:table-cell>
          <table:table-cell table:style-name="ce11" table:formula="of:=[.$D$2]*([.F10]/([.$E$3]+[.F10]))" office:value-type="float" office:value="0.00868857914001553">
            <text:p>0.00868857914001553</text:p>
          </table:table-cell>
          <table:table-cell table:style-name="ce11" table:formula="of:=INT([.L10]*(1024/5))" office:value-type="float" office:value="1">
            <text:p>1</text:p>
          </table:table-cell>
          <table:table-cell/>
          <table:table-cell table:formula="of:=([.$D$2]/([.$E$2]+[.F10]))*1000" office:value-type="float" office:value="25.3807106598985">
            <text:p>25.3807106598985</text:p>
          </table:table-cell>
          <table:table-cell table:number-columns-repeated="3"/>
          <table:table-cell office:value-type="float" office:value="4.7">
            <text:p>4.7</text:p>
          </table:table-cell>
          <table:table-cell table:formula="of:=[.S10]+1000" office:value-type="float" office:value="1004.7">
            <text:p>1004.7</text:p>
          </table:table-cell>
          <table:table-cell table:number-columns-repeated="2"/>
          <table:table-cell table:style-name="ce12" table:formula="of:=DEC2HEX([.C10])" office:value-type="string" office:string-value="F4">
            <text:p>F4</text:p>
          </table:table-cell>
          <table:table-cell table:style-name="ce12" office:value-type="float" office:value="0">
            <text:p>0</text:p>
          </table:table-cell>
          <table:table-cell table:style-name="ce15" table:formula="of:=RIGHT([.W10];2)" office:value-type="string" office:string-value="F4">
            <text:p>F4</text:p>
          </table:table-cell>
          <table:table-cell table:style-name="ce11" table:formula="of:=CONCATENATE(&quot;0x&quot;;DEC2HEX([.A10]))" office:value-type="string" office:string-value="0x8">
            <text:p>0x8</text:p>
          </table:table-cell>
          <table:table-cell table:number-columns-repeated="2"/>
          <table:table-cell table:formula="of:=CONCATENATE(&quot;eeprom_write_byte(&quot;;[.Z10];&quot;, 0x&quot;;[.Y10];&quot;);&quot;)" office:value-type="string" office:string-value="eeprom_write_byte(0x8, 0xF4);">
            <text:p>eeprom_write_byte(0x8, 0xF4);</text:p>
          </table:table-cell>
          <table:table-cell table:style-name="ce11" table:formula="of:=LEFT([.F10];1)" office:value-type="string" office:string-value="4">
            <text:p>4</text:p>
          </table:table-cell>
          <table:table-cell table:style-name="ce11" table:formula="of:=RIGHT(LEFT([.F10];2);1)" office:value-type="string" office:string-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CONCATENATE(&quot;0x&quot;;DEC2HEX([.A11]))" office:value-type="string" office:string-value="0x9">
            <text:p>0x9</text:p>
          </table:table-cell>
          <table:table-cell table:formula="of:=[.K11]" office:value-type="float" office:value="278">
            <text:p>278</text:p>
          </table:table-cell>
          <table:table-cell table:number-columns-repeated="2"/>
          <table:table-cell table:formula="of:=10*[.S11]" office:value-type="float" office:value="56">
            <text:p>56</text:p>
          </table:table-cell>
          <table:table-cell table:style-name="ce5"/>
          <table:table-cell table:style-name="ce10"/>
          <table:table-cell table:style-name="ce7"/>
          <table:table-cell table:formula="of:=[.$D$2]*([.F11]/([.$E$2]+[.F11]))" office:value-type="float" office:value="1.35922330097087">
            <text:p>1.35922330097087</text:p>
          </table:table-cell>
          <table:table-cell table:formula="of:=INT([.J11]*(1024/5))" office:value-type="float" office:value="278">
            <text:p>278</text:p>
          </table:table-cell>
          <table:table-cell table:style-name="ce11" table:formula="of:=[.$D$2]*([.F11]/([.$E$3]+[.F11]))" office:value-type="float" office:value="0.0103489059727972">
            <text:p>0.0103489059727972</text:p>
          </table:table-cell>
          <table:table-cell table:style-name="ce11" table:formula="of:=INT([.L11]*(1024/5))" office:value-type="float" office:value="2">
            <text:p>2</text:p>
          </table:table-cell>
          <table:table-cell/>
          <table:table-cell table:formula="of:=([.$D$2]/([.$E$2]+[.F11]))*1000" office:value-type="float" office:value="24.2718446601942">
            <text:p>24.2718446601942</text:p>
          </table:table-cell>
          <table:table-cell table:number-columns-repeated="3"/>
          <table:table-cell office:value-type="float" office:value="5.6">
            <text:p>5.6</text:p>
          </table:table-cell>
          <table:table-cell table:formula="of:=[.S11]+1000" office:value-type="float" office:value="1005.6">
            <text:p>1005.6</text:p>
          </table:table-cell>
          <table:table-cell table:number-columns-repeated="2"/>
          <table:table-cell table:style-name="ce12" table:formula="of:=DEC2HEX([.C11])" office:value-type="string" office:string-value="116">
            <text:p>116</text:p>
          </table:table-cell>
          <table:table-cell table:style-name="ce13" table:formula="of:=LEFT([.W11];1)" office:value-type="string" office:string-value="1">
            <text:p>1</text:p>
          </table:table-cell>
          <table:table-cell table:style-name="ce15" table:formula="of:=RIGHT([.W11];2)" office:value-type="string" office:string-value="16">
            <text:p>16</text:p>
          </table:table-cell>
          <table:table-cell table:style-name="ce11" table:formula="of:=CONCATENATE(&quot;0x&quot;;DEC2HEX([.A11]))" office:value-type="string" office:string-value="0x9">
            <text:p>0x9</text:p>
          </table:table-cell>
          <table:table-cell table:number-columns-repeated="2"/>
          <table:table-cell table:formula="of:=CONCATENATE(&quot;eeprom_write_byte(&quot;;[.Z11];&quot;, 0x&quot;;[.Y11];&quot;);&quot;)" office:value-type="string" office:string-value="eeprom_write_byte(0x9, 0x16);">
            <text:p>eeprom_write_byte(0x9, 0x16);</text:p>
          </table:table-cell>
          <table:table-cell table:style-name="ce11" table:formula="of:=LEFT([.F11];1)" office:value-type="string" office:string-value="5">
            <text:p>5</text:p>
          </table:table-cell>
          <table:table-cell table:style-name="ce11" table:formula="of:=RIGHT(LEFT([.F11];2);1)" office:value-type="string" office:string-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CONCATENATE(&quot;0x&quot;;DEC2HEX([.A12]))" office:value-type="string" office:string-value="0xA">
            <text:p>0xA</text:p>
          </table:table-cell>
          <table:table-cell table:formula="of:=[.K12]" office:value-type="float" office:value="361">
            <text:p>361</text:p>
          </table:table-cell>
          <table:table-cell table:number-columns-repeated="2"/>
          <table:table-cell table:formula="of:=10*[.S12]" office:value-type="float" office:value="82">
            <text:p>82</text:p>
          </table:table-cell>
          <table:table-cell table:style-name="ce6"/>
          <table:table-cell table:style-name="ce2"/>
          <table:table-cell table:style-name="ce7"/>
          <table:table-cell table:formula="of:=[.$D$2]*([.F12]/([.$E$2]+[.F12]))" office:value-type="float" office:value="1.76724137931034">
            <text:p>1.76724137931034</text:p>
          </table:table-cell>
          <table:table-cell table:formula="of:=INT([.J12]*(1024/5))" office:value-type="float" office:value="361">
            <text:p>361</text:p>
          </table:table-cell>
          <table:table-cell table:style-name="ce11" table:formula="of:=[.$D$2]*([.F12]/([.$E$3]+[.F12]))" office:value-type="float" office:value="0.0151392068532605">
            <text:p>0.0151392068532605</text:p>
          </table:table-cell>
          <table:table-cell table:style-name="ce11" table:formula="of:=INT([.L12]*(1024/5))" office:value-type="float" office:value="3">
            <text:p>3</text:p>
          </table:table-cell>
          <table:table-cell/>
          <table:table-cell table:formula="of:=([.$D$2]/([.$E$2]+[.F12]))*1000" office:value-type="float" office:value="21.551724137931">
            <text:p>21.551724137931</text:p>
          </table:table-cell>
          <table:table-cell table:number-columns-repeated="3"/>
          <table:table-cell office:value-type="float" office:value="8.2">
            <text:p>8.2</text:p>
          </table:table-cell>
          <table:table-cell table:formula="of:=[.S12]+1000" office:value-type="float" office:value="1008.2">
            <text:p>1008.2</text:p>
          </table:table-cell>
          <table:table-cell table:number-columns-repeated="2"/>
          <table:table-cell table:style-name="ce12" table:formula="of:=DEC2HEX([.C12])" office:value-type="string" office:string-value="169">
            <text:p>169</text:p>
          </table:table-cell>
          <table:table-cell table:style-name="ce13" table:formula="of:=LEFT([.W12];1)" office:value-type="string" office:string-value="1">
            <text:p>1</text:p>
          </table:table-cell>
          <table:table-cell table:style-name="ce15" table:formula="of:=RIGHT([.W12];2)" office:value-type="string" office:string-value="69">
            <text:p>69</text:p>
          </table:table-cell>
          <table:table-cell table:style-name="ce11" table:formula="of:=CONCATENATE(&quot;0x&quot;;DEC2HEX([.A12]))" office:value-type="string" office:string-value="0xA">
            <text:p>0xA</text:p>
          </table:table-cell>
          <table:table-cell table:number-columns-repeated="2"/>
          <table:table-cell table:formula="of:=CONCATENATE(&quot;eeprom_write_byte(&quot;;[.Z12];&quot;, 0x&quot;;[.Y12];&quot;);&quot;)" office:value-type="string" office:string-value="eeprom_write_byte(0xA, 0x69);">
            <text:p>eeprom_write_byte(0xA, 0x69);</text:p>
          </table:table-cell>
          <table:table-cell table:style-name="ce11" table:formula="of:=LEFT([.F12];1)" office:value-type="string" office:string-value="8">
            <text:p>8</text:p>
          </table:table-cell>
          <table:table-cell table:style-name="ce11" table:formula="of:=RIGHT(LEFT([.F12];2);1)" office:value-type="string" office:string-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CONCATENATE(&quot;0x&quot;;DEC2HEX([.A13]))" office:value-type="string" office:string-value="0xB">
            <text:p>0xB</text:p>
          </table:table-cell>
          <table:table-cell table:formula="of:=[.K13]" office:value-type="float" office:value="409">
            <text:p>409</text:p>
          </table:table-cell>
          <table:table-cell table:number-columns-repeated="2"/>
          <table:table-cell table:formula="of:=100*[.S2]" office:value-type="float" office:value="100">
            <text:p>100</text:p>
          </table:table-cell>
          <table:table-cell table:style-name="ce1"/>
          <table:table-cell table:style-name="ce7"/>
          <table:table-cell table:style-name="ce1"/>
          <table:table-cell table:formula="of:=[.$D$2]*([.F13]/([.$E$2]+[.F13]))" office:value-type="float" office:value="2">
            <text:p>2</text:p>
          </table:table-cell>
          <table:table-cell table:formula="of:=INT([.J13]*(1024/5))" office:value-type="float" office:value="409">
            <text:p>409</text:p>
          </table:table-cell>
          <table:table-cell table:style-name="ce11" table:formula="of:=[.$D$2]*([.F13]/([.$E$3]+[.F13]))" office:value-type="float" office:value="0.018450184501845">
            <text:p>0.018450184501845</text:p>
          </table:table-cell>
          <table:table-cell table:style-name="ce11" table:formula="of:=INT([.L13]*(1024/5))" office:value-type="float" office:value="3">
            <text:p>3</text:p>
          </table:table-cell>
          <table:table-cell/>
          <table:table-cell table:formula="of:=([.$D$2]/([.$E$2]+[.F13]))*1000" office:value-type="float" office:value="20">
            <text:p>20</text:p>
          </table:table-cell>
          <table:table-cell>
            <draw:frame table:end-cell-address="Sheet1.V36" table:end-x="0.8402in" table:end-y="0.0764in" draw:z-index="0" draw:style-name="gr1" svg:width="6.1378in" svg:height="4.048in" svg:x="0.0362in" svg:y="0.102in">
              <draw:object draw:notify-on-update-of-ranges="Sheet1.K1:Sheet1.K1 Sheet1.K2:Sheet1.K68 Sheet1.M1:Sheet1.M1 Sheet1.M2:Sheet1.M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2" table:formula="of:=DEC2HEX([.C13])" office:value-type="string" office:string-value="199">
            <text:p>199</text:p>
          </table:table-cell>
          <table:table-cell table:style-name="ce13" table:formula="of:=LEFT([.W13];1)" office:value-type="string" office:string-value="1">
            <text:p>1</text:p>
          </table:table-cell>
          <table:table-cell table:style-name="ce15" table:formula="of:=RIGHT([.W13];2)" office:value-type="string" office:string-value="99">
            <text:p>99</text:p>
          </table:table-cell>
          <table:table-cell table:style-name="ce11" table:formula="of:=CONCATENATE(&quot;0x&quot;;DEC2HEX([.A13]))" office:value-type="string" office:string-value="0xB">
            <text:p>0xB</text:p>
          </table:table-cell>
          <table:table-cell table:number-columns-repeated="2"/>
          <table:table-cell table:formula="of:=CONCATENATE(&quot;eeprom_write_byte(&quot;;[.Z13];&quot;, 0x&quot;;[.Y13];&quot;);&quot;)" office:value-type="string" office:string-value="eeprom_write_byte(0xB, 0x99);">
            <text:p>eeprom_write_byte(0xB, 0x99);</text:p>
          </table:table-cell>
          <table:table-cell table:style-name="ce11" table:formula="of:=LEFT([.F13];1)" office:value-type="string" office:string-value="1">
            <text:p>1</text:p>
          </table:table-cell>
          <table:table-cell table:style-name="ce11" table:formula="of:=RIGHT(LEFT([.F13];2);1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CONCATENATE(&quot;0x&quot;;DEC2HEX([.A14]))" office:value-type="string" office:string-value="0xC">
            <text:p>0xC</text:p>
          </table:table-cell>
          <table:table-cell table:formula="of:=[.K14]" office:value-type="float" office:value="455">
            <text:p>455</text:p>
          </table:table-cell>
          <table:table-cell table:number-columns-repeated="2"/>
          <table:table-cell table:formula="of:=100*[.S3]" office:value-type="float" office:value="120">
            <text:p>120</text:p>
          </table:table-cell>
          <table:table-cell table:style-name="ce1"/>
          <table:table-cell table:style-name="ce2"/>
          <table:table-cell table:style-name="ce1"/>
          <table:table-cell table:formula="of:=[.$D$2]*([.F14]/([.$E$2]+[.F14]))" office:value-type="float" office:value="2.22222222222222">
            <text:p>2.22222222222222</text:p>
          </table:table-cell>
          <table:table-cell table:formula="of:=INT([.J14]*(1024/5))" office:value-type="float" office:value="455">
            <text:p>455</text:p>
          </table:table-cell>
          <table:table-cell table:style-name="ce11" table:formula="of:=[.$D$2]*([.F14]/([.$E$3]+[.F14]))" office:value-type="float" office:value="0.0221238938053097">
            <text:p>0.0221238938053097</text:p>
          </table:table-cell>
          <table:table-cell table:style-name="ce11" table:formula="of:=INT([.L14]*(1024/5))" office:value-type="float" office:value="4">
            <text:p>4</text:p>
          </table:table-cell>
          <table:table-cell/>
          <table:table-cell table:formula="of:=([.$D$2]/([.$E$2]+[.F14]))*1000" office:value-type="float" office:value="18.5185185185185">
            <text:p>18.5185185185185</text:p>
          </table:table-cell>
          <table:table-cell table:number-columns-repeated="7"/>
          <table:table-cell table:style-name="ce12" table:formula="of:=DEC2HEX([.C14])" office:value-type="string" office:string-value="1C7">
            <text:p>1C7</text:p>
          </table:table-cell>
          <table:table-cell table:style-name="ce13" table:formula="of:=LEFT([.W14];1)" office:value-type="string" office:string-value="1">
            <text:p>1</text:p>
          </table:table-cell>
          <table:table-cell table:style-name="ce15" table:formula="of:=RIGHT([.W14];2)" office:value-type="string" office:string-value="C7">
            <text:p>C7</text:p>
          </table:table-cell>
          <table:table-cell table:style-name="ce11" table:formula="of:=CONCATENATE(&quot;0x&quot;;DEC2HEX([.A14]))" office:value-type="string" office:string-value="0xC">
            <text:p>0xC</text:p>
          </table:table-cell>
          <table:table-cell table:number-columns-repeated="2"/>
          <table:table-cell table:formula="of:=CONCATENATE(&quot;eeprom_write_byte(&quot;;[.Z14];&quot;, 0x&quot;;[.Y14];&quot;);&quot;)" office:value-type="string" office:string-value="eeprom_write_byte(0xC, 0xC7);">
            <text:p>eeprom_write_byte(0xC, 0xC7);</text:p>
          </table:table-cell>
          <table:table-cell table:style-name="ce11" table:formula="of:=LEFT([.F14];1)" office:value-type="string" office:string-value="1">
            <text:p>1</text:p>
          </table:table-cell>
          <table:table-cell table:style-name="ce11" table:formula="of:=RIGHT(LEFT([.F14];2);1)" office:value-type="string" office:string-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CONCATENATE(&quot;0x&quot;;DEC2HEX([.A15]))" office:value-type="string" office:string-value="0xD">
            <text:p>0xD</text:p>
          </table:table-cell>
          <table:table-cell table:formula="of:=[.K15]" office:value-type="float" office:value="512">
            <text:p>512</text:p>
          </table:table-cell>
          <table:table-cell table:number-columns-repeated="2"/>
          <table:table-cell table:formula="of:=100*[.S4]" office:value-type="float" office:value="150">
            <text:p>150</text:p>
          </table:table-cell>
          <table:table-cell table:style-name="ce1"/>
          <table:table-cell table:style-name="ce5"/>
          <table:table-cell table:style-name="ce1"/>
          <table:table-cell table:formula="of:=[.$D$2]*([.F15]/([.$E$2]+[.F15]))" office:value-type="float" office:value="2.5">
            <text:p>2.5</text:p>
          </table:table-cell>
          <table:table-cell table:formula="of:=INT([.J15]*(1024/5))" office:value-type="float" office:value="512">
            <text:p>512</text:p>
          </table:table-cell>
          <table:table-cell table:style-name="ce11" table:formula="of:=[.$D$2]*([.F15]/([.$E$3]+[.F15]))" office:value-type="float" office:value="0.0276243093922652">
            <text:p>0.0276243093922652</text:p>
          </table:table-cell>
          <table:table-cell table:style-name="ce11" table:formula="of:=INT([.L15]*(1024/5))" office:value-type="float" office:value="5">
            <text:p>5</text:p>
          </table:table-cell>
          <table:table-cell/>
          <table:table-cell table:formula="of:=([.$D$2]/([.$E$2]+[.F15]))*1000" office:value-type="float" office:value="16.6666666666667">
            <text:p>16.6666666666667</text:p>
          </table:table-cell>
          <table:table-cell table:number-columns-repeated="7"/>
          <table:table-cell table:style-name="ce12" table:formula="of:=DEC2HEX([.C15])" office:value-type="string" office:string-value="200">
            <text:p>200</text:p>
          </table:table-cell>
          <table:table-cell table:style-name="ce13" table:formula="of:=LEFT([.W15];1)" office:value-type="string" office:string-value="2">
            <text:p>2</text:p>
          </table:table-cell>
          <table:table-cell table:style-name="ce15" table:formula="of:=RIGHT([.W15];2)" office:value-type="string" office:string-value="00">
            <text:p>00</text:p>
          </table:table-cell>
          <table:table-cell table:style-name="ce11" table:formula="of:=CONCATENATE(&quot;0x&quot;;DEC2HEX([.A15]))" office:value-type="string" office:string-value="0xD">
            <text:p>0xD</text:p>
          </table:table-cell>
          <table:table-cell table:number-columns-repeated="2"/>
          <table:table-cell table:formula="of:=CONCATENATE(&quot;eeprom_write_byte(&quot;;[.Z15];&quot;, 0x&quot;;[.Y15];&quot;);&quot;)" office:value-type="string" office:string-value="eeprom_write_byte(0xD, 0x00);">
            <text:p>eeprom_write_byte(0xD, 0x00);</text:p>
          </table:table-cell>
          <table:table-cell table:style-name="ce11" table:formula="of:=LEFT([.F15];1)" office:value-type="string" office:string-value="1">
            <text:p>1</text:p>
          </table:table-cell>
          <table:table-cell table:style-name="ce11" table:formula="of:=RIGHT(LEFT([.F15];2);1)" office:value-type="string" office:string-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CONCATENATE(&quot;0x&quot;;DEC2HEX([.A16]))" office:value-type="string" office:string-value="0xE">
            <text:p>0xE</text:p>
          </table:table-cell>
          <table:table-cell table:formula="of:=[.K16]" office:value-type="float" office:value="558">
            <text:p>558</text:p>
          </table:table-cell>
          <table:table-cell table:number-columns-repeated="2"/>
          <table:table-cell table:formula="of:=100*[.S5]" office:value-type="float" office:value="180">
            <text:p>180</text:p>
          </table:table-cell>
          <table:table-cell table:style-name="ce1"/>
          <table:table-cell table:style-name="ce6"/>
          <table:table-cell table:style-name="ce1"/>
          <table:table-cell table:formula="of:=[.$D$2]*([.F16]/([.$E$2]+[.F16]))" office:value-type="float" office:value="2.72727272727273">
            <text:p>2.72727272727273</text:p>
          </table:table-cell>
          <table:table-cell table:formula="of:=INT([.J16]*(1024/5))" office:value-type="float" office:value="558">
            <text:p>558</text:p>
          </table:table-cell>
          <table:table-cell table:style-name="ce11" table:formula="of:=[.$D$2]*([.F16]/([.$E$3]+[.F16]))" office:value-type="float" office:value="0.033112582781457">
            <text:p>0.033112582781457</text:p>
          </table:table-cell>
          <table:table-cell table:style-name="ce11" table:formula="of:=INT([.L16]*(1024/5))" office:value-type="float" office:value="6">
            <text:p>6</text:p>
          </table:table-cell>
          <table:table-cell/>
          <table:table-cell table:formula="of:=([.$D$2]/([.$E$2]+[.F16]))*1000" office:value-type="float" office:value="15.1515151515152">
            <text:p>15.1515151515152</text:p>
          </table:table-cell>
          <table:table-cell table:number-columns-repeated="7"/>
          <table:table-cell table:style-name="ce12" table:formula="of:=DEC2HEX([.C16])" office:value-type="string" office:string-value="22E">
            <text:p>22E</text:p>
          </table:table-cell>
          <table:table-cell table:style-name="ce13" table:formula="of:=LEFT([.W16];1)" office:value-type="string" office:string-value="2">
            <text:p>2</text:p>
          </table:table-cell>
          <table:table-cell table:style-name="ce15" table:formula="of:=RIGHT([.W16];2)" office:value-type="string" office:string-value="2E">
            <text:p>2E</text:p>
          </table:table-cell>
          <table:table-cell table:style-name="ce11" table:formula="of:=CONCATENATE(&quot;0x&quot;;DEC2HEX([.A16]))" office:value-type="string" office:string-value="0xE">
            <text:p>0xE</text:p>
          </table:table-cell>
          <table:table-cell table:number-columns-repeated="2"/>
          <table:table-cell table:formula="of:=CONCATENATE(&quot;eeprom_write_byte(&quot;;[.Z16];&quot;, 0x&quot;;[.Y16];&quot;);&quot;)" office:value-type="string" office:string-value="eeprom_write_byte(0xE, 0x2E);">
            <text:p>eeprom_write_byte(0xE, 0x2E);</text:p>
          </table:table-cell>
          <table:table-cell table:style-name="ce11" table:formula="of:=LEFT([.F16];1)" office:value-type="string" office:string-value="1">
            <text:p>1</text:p>
          </table:table-cell>
          <table:table-cell table:style-name="ce11" table:formula="of:=RIGHT(LEFT([.F16];2);1)" office:value-type="string" office:string-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CONCATENATE(&quot;0x&quot;;DEC2HEX([.A17]))" office:value-type="string" office:string-value="0xF">
            <text:p>0xF</text:p>
          </table:table-cell>
          <table:table-cell table:formula="of:=[.K17]" office:value-type="float" office:value="608">
            <text:p>608</text:p>
          </table:table-cell>
          <table:table-cell table:number-columns-repeated="2"/>
          <table:table-cell table:formula="of:=100*[.S6]" office:value-type="float" office:value="220">
            <text:p>220</text:p>
          </table:table-cell>
          <table:table-cell table:style-name="ce2" table:number-columns-repeated="2"/>
          <table:table-cell table:style-name="ce1"/>
          <table:table-cell table:formula="of:=[.$D$2]*([.F17]/([.$E$2]+[.F17]))" office:value-type="float" office:value="2.97297297297297">
            <text:p>2.97297297297297</text:p>
          </table:table-cell>
          <table:table-cell table:formula="of:=INT([.J17]*(1024/5))" office:value-type="float" office:value="608">
            <text:p>608</text:p>
          </table:table-cell>
          <table:table-cell table:style-name="ce11" table:formula="of:=[.$D$2]*([.F17]/([.$E$3]+[.F17]))" office:value-type="float" office:value="0.0404114621601764">
            <text:p>0.0404114621601764</text:p>
          </table:table-cell>
          <table:table-cell table:style-name="ce11" table:formula="of:=INT([.L17]*(1024/5))" office:value-type="float" office:value="8">
            <text:p>8</text:p>
          </table:table-cell>
          <table:table-cell/>
          <table:table-cell table:formula="of:=([.$D$2]/([.$E$2]+[.F17]))*1000" office:value-type="float" office:value="13.5135135135135">
            <text:p>13.5135135135135</text:p>
          </table:table-cell>
          <table:table-cell table:number-columns-repeated="7"/>
          <table:table-cell table:style-name="ce12" table:formula="of:=DEC2HEX([.C17])" office:value-type="string" office:string-value="260">
            <text:p>260</text:p>
          </table:table-cell>
          <table:table-cell table:style-name="ce13" table:formula="of:=LEFT([.W17];1)" office:value-type="string" office:string-value="2">
            <text:p>2</text:p>
          </table:table-cell>
          <table:table-cell table:style-name="ce15" table:formula="of:=RIGHT([.W17];2)" office:value-type="string" office:string-value="60">
            <text:p>60</text:p>
          </table:table-cell>
          <table:table-cell table:style-name="ce11" table:formula="of:=CONCATENATE(&quot;0x&quot;;DEC2HEX([.A17]))" office:value-type="string" office:string-value="0xF">
            <text:p>0xF</text:p>
          </table:table-cell>
          <table:table-cell table:number-columns-repeated="2"/>
          <table:table-cell table:formula="of:=CONCATENATE(&quot;eeprom_write_byte(&quot;;[.Z17];&quot;, 0x&quot;;[.Y17];&quot;);&quot;)" office:value-type="string" office:string-value="eeprom_write_byte(0xF, 0x60);">
            <text:p>eeprom_write_byte(0xF, 0x60);</text:p>
          </table:table-cell>
          <table:table-cell table:style-name="ce11" table:formula="of:=LEFT([.F17];1)" office:value-type="string" office:string-value="2">
            <text:p>2</text:p>
          </table:table-cell>
          <table:table-cell table:style-name="ce11" table:formula="of:=RIGHT(LEFT([.F17];2);1)" office:value-type="string" office:string-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CONCATENATE(&quot;0x&quot;;DEC2HEX([.A18]))" office:value-type="string" office:string-value="0x10">
            <text:p>0x10</text:p>
          </table:table-cell>
          <table:table-cell table:formula="of:=[.K18]" office:value-type="float" office:value="658">
            <text:p>658</text:p>
          </table:table-cell>
          <table:table-cell table:number-columns-repeated="2"/>
          <table:table-cell table:formula="of:=100*[.S7]" office:value-type="float" office:value="270">
            <text:p>270</text:p>
          </table:table-cell>
          <table:table-cell table:style-name="ce2"/>
          <table:table-cell table:style-name="ce8"/>
          <table:table-cell table:style-name="ce1"/>
          <table:table-cell table:formula="of:=[.$D$2]*([.F18]/([.$E$2]+[.F18]))" office:value-type="float" office:value="3.21428571428571">
            <text:p>3.21428571428571</text:p>
          </table:table-cell>
          <table:table-cell table:formula="of:=INT([.J18]*(1024/5))" office:value-type="float" office:value="658">
            <text:p>658</text:p>
          </table:table-cell>
          <table:table-cell table:style-name="ce11" table:formula="of:=[.$D$2]*([.F18]/([.$E$3]+[.F18]))" office:value-type="float" office:value="0.0495049504950495">
            <text:p>0.0495049504950495</text:p>
          </table:table-cell>
          <table:table-cell table:style-name="ce11" table:formula="of:=INT([.L18]*(1024/5))" office:value-type="float" office:value="10">
            <text:p>10</text:p>
          </table:table-cell>
          <table:table-cell/>
          <table:table-cell table:formula="of:=([.$D$2]/([.$E$2]+[.F18]))*1000" office:value-type="float" office:value="11.9047619047619">
            <text:p>11.9047619047619</text:p>
          </table:table-cell>
          <table:table-cell table:number-columns-repeated="7"/>
          <table:table-cell table:style-name="ce12" table:formula="of:=DEC2HEX([.C18])" office:value-type="string" office:string-value="292">
            <text:p>292</text:p>
          </table:table-cell>
          <table:table-cell table:style-name="ce13" table:formula="of:=LEFT([.W18];1)" office:value-type="string" office:string-value="2">
            <text:p>2</text:p>
          </table:table-cell>
          <table:table-cell table:style-name="ce15" table:formula="of:=RIGHT([.W18];2)" office:value-type="string" office:string-value="92">
            <text:p>92</text:p>
          </table:table-cell>
          <table:table-cell table:style-name="ce11" table:formula="of:=CONCATENATE(&quot;0x&quot;;DEC2HEX([.A18]))" office:value-type="string" office:string-value="0x10">
            <text:p>0x10</text:p>
          </table:table-cell>
          <table:table-cell table:number-columns-repeated="2"/>
          <table:table-cell table:formula="of:=CONCATENATE(&quot;eeprom_write_byte(&quot;;[.Z18];&quot;, 0x&quot;;[.Y18];&quot;);&quot;)" office:value-type="string" office:string-value="eeprom_write_byte(0x10, 0x92);">
            <text:p>eeprom_write_byte(0x10, 0x92);</text:p>
          </table:table-cell>
          <table:table-cell table:style-name="ce11" table:formula="of:=LEFT([.F18];1)" office:value-type="string" office:string-value="2">
            <text:p>2</text:p>
          </table:table-cell>
          <table:table-cell table:style-name="ce11" table:formula="of:=RIGHT(LEFT([.F18];2);1)" office:value-type="string" office:string-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CONCATENATE(&quot;0x&quot;;DEC2HEX([.A19]))" office:value-type="string" office:string-value="0x11">
            <text:p>0x11</text:p>
          </table:table-cell>
          <table:table-cell table:formula="of:=[.K19]" office:value-type="float" office:value="704">
            <text:p>704</text:p>
          </table:table-cell>
          <table:table-cell table:number-columns-repeated="2"/>
          <table:table-cell table:formula="of:=100*[.S8]" office:value-type="float" office:value="330">
            <text:p>330</text:p>
          </table:table-cell>
          <table:table-cell table:style-name="ce3" table:number-columns-repeated="2"/>
          <table:table-cell table:style-name="ce1"/>
          <table:table-cell table:formula="of:=[.$D$2]*([.F19]/([.$E$2]+[.F19]))" office:value-type="float" office:value="3.4375">
            <text:p>3.4375</text:p>
          </table:table-cell>
          <table:table-cell table:formula="of:=INT([.J19]*(1024/5))" office:value-type="float" office:value="704">
            <text:p>704</text:p>
          </table:table-cell>
          <table:table-cell table:style-name="ce11" table:formula="of:=[.$D$2]*([.F19]/([.$E$3]+[.F19]))" office:value-type="float" office:value="0.0603732162458836">
            <text:p>0.0603732162458836</text:p>
          </table:table-cell>
          <table:table-cell table:style-name="ce11" table:formula="of:=INT([.L19]*(1024/5))" office:value-type="float" office:value="12">
            <text:p>12</text:p>
          </table:table-cell>
          <table:table-cell/>
          <table:table-cell table:formula="of:=([.$D$2]/([.$E$2]+[.F19]))*1000" office:value-type="float" office:value="10.4166666666667">
            <text:p>10.4166666666667</text:p>
          </table:table-cell>
          <table:table-cell table:number-columns-repeated="7"/>
          <table:table-cell table:style-name="ce12" table:formula="of:=DEC2HEX([.C19])" office:value-type="string" office:string-value="2C0">
            <text:p>2C0</text:p>
          </table:table-cell>
          <table:table-cell table:style-name="ce13" table:formula="of:=LEFT([.W19];1)" office:value-type="string" office:string-value="2">
            <text:p>2</text:p>
          </table:table-cell>
          <table:table-cell table:style-name="ce15" table:formula="of:=RIGHT([.W19];2)" office:value-type="string" office:string-value="C0">
            <text:p>C0</text:p>
          </table:table-cell>
          <table:table-cell table:style-name="ce11" table:formula="of:=CONCATENATE(&quot;0x&quot;;DEC2HEX([.A19]))" office:value-type="string" office:string-value="0x11">
            <text:p>0x11</text:p>
          </table:table-cell>
          <table:table-cell table:number-columns-repeated="2"/>
          <table:table-cell table:formula="of:=CONCATENATE(&quot;eeprom_write_byte(&quot;;[.Z19];&quot;, 0x&quot;;[.Y19];&quot;);&quot;)" office:value-type="string" office:string-value="eeprom_write_byte(0x11, 0xC0);">
            <text:p>eeprom_write_byte(0x11, 0xC0);</text:p>
          </table:table-cell>
          <table:table-cell table:style-name="ce11" table:formula="of:=LEFT([.F19];1)" office:value-type="string" office:string-value="3">
            <text:p>3</text:p>
          </table:table-cell>
          <table:table-cell table:style-name="ce11" table:formula="of:=RIGHT(LEFT([.F19];2);1)" office:value-type="string" office:string-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CONCATENATE(&quot;0x&quot;;DEC2HEX([.A20]))" office:value-type="string" office:string-value="0x12">
            <text:p>0x12</text:p>
          </table:table-cell>
          <table:table-cell table:formula="of:=[.K20]" office:value-type="float" office:value="739">
            <text:p>739</text:p>
          </table:table-cell>
          <table:table-cell table:number-columns-repeated="2"/>
          <table:table-cell table:formula="of:=100*[.S9]" office:value-type="float" office:value="390">
            <text:p>390</text:p>
          </table:table-cell>
          <table:table-cell table:style-name="ce3"/>
          <table:table-cell table:style-name="ce9"/>
          <table:table-cell table:style-name="ce1"/>
          <table:table-cell table:formula="of:=[.$D$2]*([.F20]/([.$E$2]+[.F20]))" office:value-type="float" office:value="3.61111111111111">
            <text:p>3.61111111111111</text:p>
          </table:table-cell>
          <table:table-cell table:formula="of:=INT([.J20]*(1024/5))" office:value-type="float" office:value="739">
            <text:p>739</text:p>
          </table:table-cell>
          <table:table-cell table:style-name="ce11" table:formula="of:=[.$D$2]*([.F20]/([.$E$3]+[.F20]))" office:value-type="float" office:value="0.0711938663745893">
            <text:p>0.0711938663745893</text:p>
          </table:table-cell>
          <table:table-cell table:style-name="ce11" table:formula="of:=INT([.L20]*(1024/5))" office:value-type="float" office:value="14">
            <text:p>14</text:p>
          </table:table-cell>
          <table:table-cell/>
          <table:table-cell table:formula="of:=([.$D$2]/([.$E$2]+[.F20]))*1000" office:value-type="float" office:value="9.25925925925926">
            <text:p>9.25925925925926</text:p>
          </table:table-cell>
          <table:table-cell table:number-columns-repeated="7"/>
          <table:table-cell table:style-name="ce12" table:formula="of:=DEC2HEX([.C20])" office:value-type="string" office:string-value="2E3">
            <text:p>2E3</text:p>
          </table:table-cell>
          <table:table-cell table:style-name="ce13" table:formula="of:=LEFT([.W20];1)" office:value-type="string" office:string-value="2">
            <text:p>2</text:p>
          </table:table-cell>
          <table:table-cell table:style-name="ce15" table:formula="of:=RIGHT([.W20];2)" office:value-type="string" office:string-value="E3">
            <text:p>E3</text:p>
          </table:table-cell>
          <table:table-cell table:style-name="ce11" table:formula="of:=CONCATENATE(&quot;0x&quot;;DEC2HEX([.A20]))" office:value-type="string" office:string-value="0x12">
            <text:p>0x12</text:p>
          </table:table-cell>
          <table:table-cell table:number-columns-repeated="2"/>
          <table:table-cell table:formula="of:=CONCATENATE(&quot;eeprom_write_byte(&quot;;[.Z20];&quot;, 0x&quot;;[.Y20];&quot;);&quot;)" office:value-type="string" office:string-value="eeprom_write_byte(0x12, 0xE3);">
            <text:p>eeprom_write_byte(0x12, 0xE3);</text:p>
          </table:table-cell>
          <table:table-cell table:style-name="ce11" table:formula="of:=LEFT([.F20];1)" office:value-type="string" office:string-value="3">
            <text:p>3</text:p>
          </table:table-cell>
          <table:table-cell table:style-name="ce11" table:formula="of:=RIGHT(LEFT([.F20];2);1)" office:value-type="string" office:string-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CONCATENATE(&quot;0x&quot;;DEC2HEX([.A21]))" office:value-type="string" office:string-value="0x13">
            <text:p>0x13</text:p>
          </table:table-cell>
          <table:table-cell table:formula="of:=[.K21]" office:value-type="float" office:value="776">
            <text:p>776</text:p>
          </table:table-cell>
          <table:table-cell table:number-columns-repeated="2"/>
          <table:table-cell table:formula="of:=100*[.S10]" office:value-type="float" office:value="470">
            <text:p>470</text:p>
          </table:table-cell>
          <table:table-cell table:style-name="ce4"/>
          <table:table-cell table:style-name="ce8"/>
          <table:table-cell table:style-name="ce1"/>
          <table:table-cell table:formula="of:=[.$D$2]*([.F21]/([.$E$2]+[.F21]))" office:value-type="float" office:value="3.79032258064516">
            <text:p>3.79032258064516</text:p>
          </table:table-cell>
          <table:table-cell table:formula="of:=INT([.J21]*(1024/5))" office:value-type="float" office:value="776">
            <text:p>776</text:p>
          </table:table-cell>
          <table:table-cell table:style-name="ce11" table:formula="of:=[.$D$2]*([.F21]/([.$E$3]+[.F21]))" office:value-type="float" office:value="0.0855478704040772">
            <text:p>0.0855478704040772</text:p>
          </table:table-cell>
          <table:table-cell table:style-name="ce11" table:formula="of:=INT([.L21]*(1024/5))" office:value-type="float" office:value="17">
            <text:p>17</text:p>
          </table:table-cell>
          <table:table-cell/>
          <table:table-cell table:formula="of:=([.$D$2]/([.$E$2]+[.F21]))*1000" office:value-type="float" office:value="8.06451612903226">
            <text:p>8.06451612903226</text:p>
          </table:table-cell>
          <table:table-cell table:number-columns-repeated="7"/>
          <table:table-cell table:style-name="ce12" table:formula="of:=DEC2HEX([.C21])" office:value-type="string" office:string-value="308">
            <text:p>308</text:p>
          </table:table-cell>
          <table:table-cell table:style-name="ce13" table:formula="of:=LEFT([.W21];1)" office:value-type="string" office:string-value="3">
            <text:p>3</text:p>
          </table:table-cell>
          <table:table-cell table:style-name="ce15" table:formula="of:=RIGHT([.W21];2)" office:value-type="string" office:string-value="08">
            <text:p>08</text:p>
          </table:table-cell>
          <table:table-cell table:style-name="ce11" table:formula="of:=CONCATENATE(&quot;0x&quot;;DEC2HEX([.A21]))" office:value-type="string" office:string-value="0x13">
            <text:p>0x13</text:p>
          </table:table-cell>
          <table:table-cell table:number-columns-repeated="2"/>
          <table:table-cell table:formula="of:=CONCATENATE(&quot;eeprom_write_byte(&quot;;[.Z21];&quot;, 0x&quot;;[.Y21];&quot;);&quot;)" office:value-type="string" office:string-value="eeprom_write_byte(0x13, 0x08);">
            <text:p>eeprom_write_byte(0x13, 0x08);</text:p>
          </table:table-cell>
          <table:table-cell table:style-name="ce11" table:formula="of:=LEFT([.F21];1)" office:value-type="string" office:string-value="4">
            <text:p>4</text:p>
          </table:table-cell>
          <table:table-cell table:style-name="ce11" table:formula="of:=RIGHT(LEFT([.F21];2);1)" office:value-type="string" office:string-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CONCATENATE(&quot;0x&quot;;DEC2HEX([.A22]))" office:value-type="string" office:string-value="0x14">
            <text:p>0x14</text:p>
          </table:table-cell>
          <table:table-cell table:formula="of:=[.K22]" office:value-type="float" office:value="807">
            <text:p>807</text:p>
          </table:table-cell>
          <table:table-cell table:number-columns-repeated="2"/>
          <table:table-cell table:formula="of:=100*[.S11]" office:value-type="float" office:value="560">
            <text:p>560</text:p>
          </table:table-cell>
          <table:table-cell table:style-name="ce5"/>
          <table:table-cell table:style-name="ce10"/>
          <table:table-cell table:style-name="ce1"/>
          <table:table-cell table:formula="of:=[.$D$2]*([.F22]/([.$E$2]+[.F22]))" office:value-type="float" office:value="3.94366197183099">
            <text:p>3.94366197183099</text:p>
          </table:table-cell>
          <table:table-cell table:formula="of:=INT([.J22]*(1024/5))" office:value-type="float" office:value="807">
            <text:p>807</text:p>
          </table:table-cell>
          <table:table-cell table:style-name="ce11" table:formula="of:=[.$D$2]*([.F22]/([.$E$3]+[.F22]))" office:value-type="float" office:value="0.101596516690856">
            <text:p>0.101596516690856</text:p>
          </table:table-cell>
          <table:table-cell table:style-name="ce11" table:formula="of:=INT([.L22]*(1024/5))" office:value-type="float" office:value="20">
            <text:p>20</text:p>
          </table:table-cell>
          <table:table-cell/>
          <table:table-cell table:formula="of:=([.$D$2]/([.$E$2]+[.F22]))*1000" office:value-type="float" office:value="7.04225352112676">
            <text:p>7.04225352112676</text:p>
          </table:table-cell>
          <table:table-cell table:number-columns-repeated="7"/>
          <table:table-cell table:style-name="ce12" table:formula="of:=DEC2HEX([.C22])" office:value-type="string" office:string-value="327">
            <text:p>327</text:p>
          </table:table-cell>
          <table:table-cell table:style-name="ce13" table:formula="of:=LEFT([.W22];1)" office:value-type="string" office:string-value="3">
            <text:p>3</text:p>
          </table:table-cell>
          <table:table-cell table:style-name="ce15" table:formula="of:=RIGHT([.W22];2)" office:value-type="string" office:string-value="27">
            <text:p>27</text:p>
          </table:table-cell>
          <table:table-cell table:style-name="ce11" table:formula="of:=CONCATENATE(&quot;0x&quot;;DEC2HEX([.A22]))" office:value-type="string" office:string-value="0x14">
            <text:p>0x14</text:p>
          </table:table-cell>
          <table:table-cell table:number-columns-repeated="2"/>
          <table:table-cell table:formula="of:=CONCATENATE(&quot;eeprom_write_byte(&quot;;[.Z22];&quot;, 0x&quot;;[.Y22];&quot;);&quot;)" office:value-type="string" office:string-value="eeprom_write_byte(0x14, 0x27);">
            <text:p>eeprom_write_byte(0x14, 0x27);</text:p>
          </table:table-cell>
          <table:table-cell table:style-name="ce11" table:formula="of:=LEFT([.F22];1)" office:value-type="string" office:string-value="5">
            <text:p>5</text:p>
          </table:table-cell>
          <table:table-cell table:style-name="ce11" table:formula="of:=RIGHT(LEFT([.F22];2);1)" office:value-type="string" office:string-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CONCATENATE(&quot;0x&quot;;DEC2HEX([.A23]))" office:value-type="string" office:string-value="0x15">
            <text:p>0x15</text:p>
          </table:table-cell>
          <table:table-cell table:formula="of:=[.K23]" office:value-type="float" office:value="865">
            <text:p>865</text:p>
          </table:table-cell>
          <table:table-cell table:number-columns-repeated="2"/>
          <table:table-cell table:formula="of:=100*[.S12]" office:value-type="float" office:value="820">
            <text:p>820</text:p>
          </table:table-cell>
          <table:table-cell table:style-name="ce6"/>
          <table:table-cell table:style-name="ce2"/>
          <table:table-cell table:style-name="ce1"/>
          <table:table-cell table:formula="of:=[.$D$2]*([.F23]/([.$E$2]+[.F23]))" office:value-type="float" office:value="4.22680412371134">
            <text:p>4.22680412371134</text:p>
          </table:table-cell>
          <table:table-cell table:formula="of:=INT([.J23]*(1024/5))" office:value-type="float" office:value="865">
            <text:p>865</text:p>
          </table:table-cell>
          <table:table-cell table:style-name="ce11" table:formula="of:=[.$D$2]*([.F23]/([.$E$3]+[.F23]))" office:value-type="float" office:value="0.147375988497484">
            <text:p>0.147375988497484</text:p>
          </table:table-cell>
          <table:table-cell table:style-name="ce11" table:formula="of:=INT([.L23]*(1024/5))" office:value-type="float" office:value="30">
            <text:p>30</text:p>
          </table:table-cell>
          <table:table-cell/>
          <table:table-cell table:formula="of:=([.$D$2]/([.$E$2]+[.F23]))*1000" office:value-type="float" office:value="5.15463917525773">
            <text:p>5.15463917525773</text:p>
          </table:table-cell>
          <table:table-cell table:number-columns-repeated="7"/>
          <table:table-cell table:style-name="ce12" table:formula="of:=DEC2HEX([.C23])" office:value-type="string" office:string-value="361">
            <text:p>361</text:p>
          </table:table-cell>
          <table:table-cell table:style-name="ce13" table:formula="of:=LEFT([.W23];1)" office:value-type="string" office:string-value="3">
            <text:p>3</text:p>
          </table:table-cell>
          <table:table-cell table:style-name="ce15" table:formula="of:=RIGHT([.W23];2)" office:value-type="string" office:string-value="61">
            <text:p>61</text:p>
          </table:table-cell>
          <table:table-cell table:style-name="ce11" table:formula="of:=CONCATENATE(&quot;0x&quot;;DEC2HEX([.A23]))" office:value-type="string" office:string-value="0x15">
            <text:p>0x15</text:p>
          </table:table-cell>
          <table:table-cell table:number-columns-repeated="2"/>
          <table:table-cell table:formula="of:=CONCATENATE(&quot;eeprom_write_byte(&quot;;[.Z23];&quot;, 0x&quot;;[.Y23];&quot;);&quot;)" office:value-type="string" office:string-value="eeprom_write_byte(0x15, 0x61);">
            <text:p>eeprom_write_byte(0x15, 0x61);</text:p>
          </table:table-cell>
          <table:table-cell table:style-name="ce11" table:formula="of:=LEFT([.F23];1)" office:value-type="string" office:string-value="8">
            <text:p>8</text:p>
          </table:table-cell>
          <table:table-cell table:style-name="ce11" table:formula="of:=RIGHT(LEFT([.F23];2);1)" office:value-type="string" office:string-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CONCATENATE(&quot;0x&quot;;DEC2HEX([.A24]))" office:value-type="string" office:string-value="0x16">
            <text:p>0x16</text:p>
          </table:table-cell>
          <table:table-cell table:formula="of:=[.K24]" office:value-type="float" office:value="890">
            <text:p>890</text:p>
          </table:table-cell>
          <table:table-cell table:number-columns-repeated="2"/>
          <table:table-cell table:formula="of:=1000*[.S2]" office:value-type="float" office:value="1000">
            <text:p>1000</text:p>
          </table:table-cell>
          <table:table-cell table:style-name="ce1"/>
          <table:table-cell table:style-name="ce7"/>
          <table:table-cell table:style-name="ce2"/>
          <table:table-cell table:formula="of:=[.$D$2]*([.F24]/([.$E$2]+[.F24]))" office:value-type="float" office:value="4.34782608695652">
            <text:p>4.34782608695652</text:p>
          </table:table-cell>
          <table:table-cell table:formula="of:=INT([.J24]*(1024/5))" office:value-type="float" office:value="890">
            <text:p>890</text:p>
          </table:table-cell>
          <table:table-cell table:style-name="ce11" table:formula="of:=[.$D$2]*([.F24]/([.$E$3]+[.F24]))" office:value-type="float" office:value="0.178571428571429">
            <text:p>0.178571428571429</text:p>
          </table:table-cell>
          <table:table-cell table:style-name="ce11" table:formula="of:=INT([.L24]*(1024/5))" office:value-type="float" office:value="36">
            <text:p>36</text:p>
          </table:table-cell>
          <table:table-cell/>
          <table:table-cell table:formula="of:=([.$D$2]/([.$E$2]+[.F24]))*1000" office:value-type="float" office:value="4.34782608695652">
            <text:p>4.34782608695652</text:p>
          </table:table-cell>
          <table:table-cell table:number-columns-repeated="7"/>
          <table:table-cell table:style-name="ce12" table:formula="of:=DEC2HEX([.C24])" office:value-type="string" office:string-value="37A">
            <text:p>37A</text:p>
          </table:table-cell>
          <table:table-cell table:style-name="ce13" table:formula="of:=LEFT([.W24];1)" office:value-type="string" office:string-value="3">
            <text:p>3</text:p>
          </table:table-cell>
          <table:table-cell table:style-name="ce15" table:formula="of:=RIGHT([.W24];2)" office:value-type="string" office:string-value="7A">
            <text:p>7A</text:p>
          </table:table-cell>
          <table:table-cell table:style-name="ce11" table:formula="of:=CONCATENATE(&quot;0x&quot;;DEC2HEX([.A24]))" office:value-type="string" office:string-value="0x16">
            <text:p>0x16</text:p>
          </table:table-cell>
          <table:table-cell table:number-columns-repeated="2"/>
          <table:table-cell table:formula="of:=CONCATENATE(&quot;eeprom_write_byte(&quot;;[.Z24];&quot;, 0x&quot;;[.Y24];&quot;);&quot;)" office:value-type="string" office:string-value="eeprom_write_byte(0x16, 0x7A);">
            <text:p>eeprom_write_byte(0x16, 0x7A);</text:p>
          </table:table-cell>
          <table:table-cell table:style-name="ce11" table:formula="of:=LEFT([.F24];1)" office:value-type="string" office:string-value="1">
            <text:p>1</text:p>
          </table:table-cell>
          <table:table-cell table:style-name="ce11" table:formula="of:=RIGHT(LEFT([.F24];2);1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CONCATENATE(&quot;0x&quot;;DEC2HEX([.A25]))" office:value-type="string" office:string-value="0x17">
            <text:p>0x17</text:p>
          </table:table-cell>
          <table:table-cell table:formula="of:=[.K25]" office:value-type="float" office:value="910">
            <text:p>910</text:p>
          </table:table-cell>
          <table:table-cell table:number-columns-repeated="2"/>
          <table:table-cell table:formula="of:=1000*[.S3]" office:value-type="float" office:value="1200">
            <text:p>1200</text:p>
          </table:table-cell>
          <table:table-cell table:style-name="ce1"/>
          <table:table-cell table:style-name="ce2" table:number-columns-repeated="2"/>
          <table:table-cell table:formula="of:=[.$D$2]*([.F25]/([.$E$2]+[.F25]))" office:value-type="float" office:value="4.44444444444444">
            <text:p>4.44444444444444</text:p>
          </table:table-cell>
          <table:table-cell table:formula="of:=INT([.J25]*(1024/5))" office:value-type="float" office:value="910">
            <text:p>910</text:p>
          </table:table-cell>
          <table:table-cell table:style-name="ce11" table:formula="of:=[.$D$2]*([.F25]/([.$E$3]+[.F25]))" office:value-type="float" office:value="0.212765957446808">
            <text:p>0.212765957446808</text:p>
          </table:table-cell>
          <table:table-cell table:style-name="ce11" table:formula="of:=INT([.L25]*(1024/5))" office:value-type="float" office:value="43">
            <text:p>43</text:p>
          </table:table-cell>
          <table:table-cell/>
          <table:table-cell table:formula="of:=([.$D$2]/([.$E$2]+[.F25]))*1000" office:value-type="float" office:value="3.7037037037037">
            <text:p>3.7037037037037</text:p>
          </table:table-cell>
          <table:table-cell table:number-columns-repeated="7"/>
          <table:table-cell table:style-name="ce12" table:formula="of:=DEC2HEX([.C25])" office:value-type="string" office:string-value="38E">
            <text:p>38E</text:p>
          </table:table-cell>
          <table:table-cell table:style-name="ce13" table:formula="of:=LEFT([.W25];1)" office:value-type="string" office:string-value="3">
            <text:p>3</text:p>
          </table:table-cell>
          <table:table-cell table:style-name="ce15" table:formula="of:=RIGHT([.W25];2)" office:value-type="string" office:string-value="8E">
            <text:p>8E</text:p>
          </table:table-cell>
          <table:table-cell table:style-name="ce11" table:formula="of:=CONCATENATE(&quot;0x&quot;;DEC2HEX([.A25]))" office:value-type="string" office:string-value="0x17">
            <text:p>0x17</text:p>
          </table:table-cell>
          <table:table-cell table:number-columns-repeated="2"/>
          <table:table-cell table:formula="of:=CONCATENATE(&quot;eeprom_write_byte(&quot;;[.Z25];&quot;, 0x&quot;;[.Y25];&quot;);&quot;)" office:value-type="string" office:string-value="eeprom_write_byte(0x17, 0x8E);">
            <text:p>eeprom_write_byte(0x17, 0x8E);</text:p>
          </table:table-cell>
          <table:table-cell table:style-name="ce11" table:formula="of:=LEFT([.F25];1)" office:value-type="string" office:string-value="1">
            <text:p>1</text:p>
          </table:table-cell>
          <table:table-cell table:style-name="ce11" table:formula="of:=RIGHT(LEFT([.F25];2);1)" office:value-type="string" office:string-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CONCATENATE(&quot;0x&quot;;DEC2HEX([.A26]))" office:value-type="string" office:string-value="0x18">
            <text:p>0x18</text:p>
          </table:table-cell>
          <table:table-cell table:formula="of:=[.K26]" office:value-type="float" office:value="930">
            <text:p>930</text:p>
          </table:table-cell>
          <table:table-cell table:number-columns-repeated="2"/>
          <table:table-cell table:formula="of:=1000*[.S4]" office:value-type="float" office:value="1500">
            <text:p>1500</text:p>
          </table:table-cell>
          <table:table-cell table:style-name="ce1"/>
          <table:table-cell table:style-name="ce5"/>
          <table:table-cell table:style-name="ce2"/>
          <table:table-cell table:formula="of:=[.$D$2]*([.F26]/([.$E$2]+[.F26]))" office:value-type="float" office:value="4.54545454545455">
            <text:p>4.54545454545455</text:p>
          </table:table-cell>
          <table:table-cell table:formula="of:=INT([.J26]*(1024/5))" office:value-type="float" office:value="930">
            <text:p>930</text:p>
          </table:table-cell>
          <table:table-cell table:style-name="ce11" table:formula="of:=[.$D$2]*([.F26]/([.$E$3]+[.F26]))" office:value-type="float" office:value="0.263157894736842">
            <text:p>0.263157894736842</text:p>
          </table:table-cell>
          <table:table-cell table:style-name="ce11" table:formula="of:=INT([.L26]*(1024/5))" office:value-type="float" office:value="53">
            <text:p>53</text:p>
          </table:table-cell>
          <table:table-cell/>
          <table:table-cell table:formula="of:=([.$D$2]/([.$E$2]+[.F26]))*1000" office:value-type="float" office:value="3.03030303030303">
            <text:p>3.03030303030303</text:p>
          </table:table-cell>
          <table:table-cell table:number-columns-repeated="7"/>
          <table:table-cell table:style-name="ce12" table:formula="of:=DEC2HEX([.C26])" office:value-type="string" office:string-value="3A2">
            <text:p>3A2</text:p>
          </table:table-cell>
          <table:table-cell table:style-name="ce13" table:formula="of:=LEFT([.W26];1)" office:value-type="string" office:string-value="3">
            <text:p>3</text:p>
          </table:table-cell>
          <table:table-cell table:style-name="ce15" table:formula="of:=RIGHT([.W26];2)" office:value-type="string" office:string-value="A2">
            <text:p>A2</text:p>
          </table:table-cell>
          <table:table-cell table:style-name="ce11" table:formula="of:=CONCATENATE(&quot;0x&quot;;DEC2HEX([.A26]))" office:value-type="string" office:string-value="0x18">
            <text:p>0x18</text:p>
          </table:table-cell>
          <table:table-cell table:number-columns-repeated="2"/>
          <table:table-cell table:formula="of:=CONCATENATE(&quot;eeprom_write_byte(&quot;;[.Z26];&quot;, 0x&quot;;[.Y26];&quot;);&quot;)" office:value-type="string" office:string-value="eeprom_write_byte(0x18, 0xA2);">
            <text:p>eeprom_write_byte(0x18, 0xA2);</text:p>
          </table:table-cell>
          <table:table-cell table:style-name="ce11" table:formula="of:=LEFT([.F26];1)" office:value-type="string" office:string-value="1">
            <text:p>1</text:p>
          </table:table-cell>
          <table:table-cell table:style-name="ce11" table:formula="of:=RIGHT(LEFT([.F26];2);1)" office:value-type="string" office:string-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CONCATENATE(&quot;0x&quot;;DEC2HEX([.A27]))" office:value-type="string" office:string-value="0x19">
            <text:p>0x19</text:p>
          </table:table-cell>
          <table:table-cell table:formula="of:=[.K27]" office:value-type="float" office:value="945">
            <text:p>945</text:p>
          </table:table-cell>
          <table:table-cell table:number-columns-repeated="2"/>
          <table:table-cell table:formula="of:=1000*[.S5]" office:value-type="float" office:value="1800">
            <text:p>1800</text:p>
          </table:table-cell>
          <table:table-cell table:style-name="ce1"/>
          <table:table-cell table:style-name="ce6"/>
          <table:table-cell table:style-name="ce2"/>
          <table:table-cell table:formula="of:=[.$D$2]*([.F27]/([.$E$2]+[.F27]))" office:value-type="float" office:value="4.61538461538462">
            <text:p>4.61538461538462</text:p>
          </table:table-cell>
          <table:table-cell table:formula="of:=INT([.J27]*(1024/5))" office:value-type="float" office:value="945">
            <text:p>945</text:p>
          </table:table-cell>
          <table:table-cell table:style-name="ce11" table:formula="of:=[.$D$2]*([.F27]/([.$E$3]+[.F27]))" office:value-type="float" office:value="0.3125">
            <text:p>0.3125</text:p>
          </table:table-cell>
          <table:table-cell table:style-name="ce11" table:formula="of:=INT([.L27]*(1024/5))" office:value-type="float" office:value="64">
            <text:p>64</text:p>
          </table:table-cell>
          <table:table-cell/>
          <table:table-cell table:formula="of:=([.$D$2]/([.$E$2]+[.F27]))*1000" office:value-type="float" office:value="2.56410256410256">
            <text:p>2.56410256410256</text:p>
          </table:table-cell>
          <table:table-cell table:number-columns-repeated="7"/>
          <table:table-cell table:style-name="ce12" table:formula="of:=DEC2HEX([.C27])" office:value-type="string" office:string-value="3B1">
            <text:p>3B1</text:p>
          </table:table-cell>
          <table:table-cell table:style-name="ce13" table:formula="of:=LEFT([.W27];1)" office:value-type="string" office:string-value="3">
            <text:p>3</text:p>
          </table:table-cell>
          <table:table-cell table:style-name="ce15" table:formula="of:=RIGHT([.W27];2)" office:value-type="string" office:string-value="B1">
            <text:p>B1</text:p>
          </table:table-cell>
          <table:table-cell table:style-name="ce11" table:formula="of:=CONCATENATE(&quot;0x&quot;;DEC2HEX([.A27]))" office:value-type="string" office:string-value="0x19">
            <text:p>0x19</text:p>
          </table:table-cell>
          <table:table-cell table:number-columns-repeated="2"/>
          <table:table-cell table:formula="of:=CONCATENATE(&quot;eeprom_write_byte(&quot;;[.Z27];&quot;, 0x&quot;;[.Y27];&quot;);&quot;)" office:value-type="string" office:string-value="eeprom_write_byte(0x19, 0xB1);">
            <text:p>eeprom_write_byte(0x19, 0xB1);</text:p>
          </table:table-cell>
          <table:table-cell table:style-name="ce11" table:formula="of:=LEFT([.F27];1)" office:value-type="string" office:string-value="1">
            <text:p>1</text:p>
          </table:table-cell>
          <table:table-cell table:style-name="ce11" table:formula="of:=RIGHT(LEFT([.F27];2);1)" office:value-type="string" office:string-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CONCATENATE(&quot;0x&quot;;DEC2HEX([.A28]))" office:value-type="string" office:string-value="0x1A">
            <text:p>0x1A</text:p>
          </table:table-cell>
          <table:table-cell table:formula="of:=[.M28]+1000" office:value-type="float" office:value="1077">
            <text:p>1077</text:p>
          </table:table-cell>
          <table:table-cell table:number-columns-repeated="2"/>
          <table:table-cell table:formula="of:=1000*[.S6]" office:value-type="float" office:value="2200">
            <text:p>2200</text:p>
          </table:table-cell>
          <table:table-cell table:style-name="ce2" table:number-columns-repeated="3"/>
          <table:table-cell table:formula="of:=[.$D$2]*([.F28]/([.$E$2]+[.F28]))" office:value-type="float" office:value="4.68085106382979">
            <text:p>4.68085106382979</text:p>
          </table:table-cell>
          <table:table-cell table:formula="of:=INT([.J28]*(1024/5))" office:value-type="float" office:value="958">
            <text:p>958</text:p>
          </table:table-cell>
          <table:table-cell table:style-name="ce11" table:formula="of:=[.$D$2]*([.F28]/([.$E$3]+[.F28]))" office:value-type="float" office:value="0.376712328767123">
            <text:p>0.376712328767123</text:p>
          </table:table-cell>
          <table:table-cell table:style-name="ce11" table:formula="of:=INT([.L28]*(1024/5))" office:value-type="float" office:value="77">
            <text:p>77</text:p>
          </table:table-cell>
          <table:table-cell/>
          <table:table-cell table:formula="of:=([.$D$2]/([.$E$2]+[.F28]))*1000" office:value-type="float" office:value="2.12765957446808">
            <text:p>2.12765957446808</text:p>
          </table:table-cell>
          <table:table-cell table:number-columns-repeated="7"/>
          <table:table-cell table:style-name="ce12" table:formula="of:=DEC2HEX([.C28])" office:value-type="string" office:string-value="435">
            <text:p>435</text:p>
          </table:table-cell>
          <table:table-cell table:style-name="ce13" table:formula="of:=LEFT([.W28];1)" office:value-type="string" office:string-value="4">
            <text:p>4</text:p>
          </table:table-cell>
          <table:table-cell table:style-name="ce15" table:formula="of:=RIGHT([.W28];2)" office:value-type="string" office:string-value="35">
            <text:p>35</text:p>
          </table:table-cell>
          <table:table-cell table:style-name="ce11" table:formula="of:=CONCATENATE(&quot;0x&quot;;DEC2HEX([.A28]))" office:value-type="string" office:string-value="0x1A">
            <text:p>0x1A</text:p>
          </table:table-cell>
          <table:table-cell table:number-columns-repeated="2"/>
          <table:table-cell table:formula="of:=CONCATENATE(&quot;eeprom_write_byte(&quot;;[.Z28];&quot;, 0x&quot;;[.Y28];&quot;);&quot;)" office:value-type="string" office:string-value="eeprom_write_byte(0x1A, 0x35);">
            <text:p>eeprom_write_byte(0x1A, 0x35);</text:p>
          </table:table-cell>
          <table:table-cell table:style-name="ce11" table:formula="of:=LEFT([.F28];1)" office:value-type="string" office:string-value="2">
            <text:p>2</text:p>
          </table:table-cell>
          <table:table-cell table:style-name="ce11" table:formula="of:=RIGHT(LEFT([.F28];2);1)" office:value-type="string" office:string-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CONCATENATE(&quot;0x&quot;;DEC2HEX([.A29]))" office:value-type="string" office:string-value="0x1B">
            <text:p>0x1B</text:p>
          </table:table-cell>
          <table:table-cell table:formula="of:=[.M29]+1000" office:value-type="float" office:value="1093">
            <text:p>1093</text:p>
          </table:table-cell>
          <table:table-cell table:number-columns-repeated="2"/>
          <table:table-cell table:formula="of:=1000*[.S7]" office:value-type="float" office:value="2700">
            <text:p>2700</text:p>
          </table:table-cell>
          <table:table-cell table:style-name="ce2"/>
          <table:table-cell table:style-name="ce8"/>
          <table:table-cell table:style-name="ce2"/>
          <table:table-cell table:formula="of:=[.$D$2]*([.F29]/([.$E$2]+[.F29]))" office:value-type="float" office:value="4.73684210526316">
            <text:p>4.73684210526316</text:p>
          </table:table-cell>
          <table:table-cell table:formula="of:=INT([.J29]*(1024/5))" office:value-type="float" office:value="970">
            <text:p>970</text:p>
          </table:table-cell>
          <table:table-cell table:style-name="ce11" table:formula="of:=[.$D$2]*([.F29]/([.$E$3]+[.F29]))" office:value-type="float" office:value="0.454545454545455">
            <text:p>0.454545454545455</text:p>
          </table:table-cell>
          <table:table-cell table:style-name="ce11" table:formula="of:=INT([.L29]*(1024/5))" office:value-type="float" office:value="93">
            <text:p>93</text:p>
          </table:table-cell>
          <table:table-cell/>
          <table:table-cell table:formula="of:=([.$D$2]/([.$E$2]+[.F29]))*1000" office:value-type="float" office:value="1.75438596491228">
            <text:p>1.75438596491228</text:p>
          </table:table-cell>
          <table:table-cell table:number-columns-repeated="7"/>
          <table:table-cell table:style-name="ce12" table:formula="of:=DEC2HEX([.C29])" office:value-type="string" office:string-value="445">
            <text:p>445</text:p>
          </table:table-cell>
          <table:table-cell table:style-name="ce13" table:formula="of:=LEFT([.W29];1)" office:value-type="string" office:string-value="4">
            <text:p>4</text:p>
          </table:table-cell>
          <table:table-cell table:style-name="ce15" table:formula="of:=RIGHT([.W29];2)" office:value-type="string" office:string-value="45">
            <text:p>45</text:p>
          </table:table-cell>
          <table:table-cell table:style-name="ce11" table:formula="of:=CONCATENATE(&quot;0x&quot;;DEC2HEX([.A29]))" office:value-type="string" office:string-value="0x1B">
            <text:p>0x1B</text:p>
          </table:table-cell>
          <table:table-cell table:number-columns-repeated="2"/>
          <table:table-cell table:formula="of:=CONCATENATE(&quot;eeprom_write_byte(&quot;;[.Z29];&quot;, 0x&quot;;[.Y29];&quot;);&quot;)" office:value-type="string" office:string-value="eeprom_write_byte(0x1B, 0x45);">
            <text:p>eeprom_write_byte(0x1B, 0x45);</text:p>
          </table:table-cell>
          <table:table-cell table:style-name="ce11" table:formula="of:=LEFT([.F29];1)" office:value-type="string" office:string-value="2">
            <text:p>2</text:p>
          </table:table-cell>
          <table:table-cell table:style-name="ce11" table:formula="of:=RIGHT(LEFT([.F29];2);1)" office:value-type="string" office:string-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CONCATENATE(&quot;0x&quot;;DEC2HEX([.A30]))" office:value-type="string" office:string-value="0x1C">
            <text:p>0x1C</text:p>
          </table:table-cell>
          <table:table-cell table:formula="of:=[.M30]+1000" office:value-type="float" office:value="1111">
            <text:p>1111</text:p>
          </table:table-cell>
          <table:table-cell table:number-columns-repeated="2"/>
          <table:table-cell table:formula="of:=1000*[.S8]" office:value-type="float" office:value="3300">
            <text:p>3300</text:p>
          </table:table-cell>
          <table:table-cell table:style-name="ce3" table:number-columns-repeated="2"/>
          <table:table-cell table:style-name="ce2"/>
          <table:table-cell table:formula="of:=[.$D$2]*([.F30]/([.$E$2]+[.F30]))" office:value-type="float" office:value="4.78260869565217">
            <text:p>4.78260869565217</text:p>
          </table:table-cell>
          <table:table-cell table:formula="of:=INT([.J30]*(1024/5))" office:value-type="float" office:value="979">
            <text:p>979</text:p>
          </table:table-cell>
          <table:table-cell table:style-name="ce11" table:formula="of:=[.$D$2]*([.F30]/([.$E$3]+[.F30]))" office:value-type="float" office:value="0.544554455445545">
            <text:p>0.544554455445545</text:p>
          </table:table-cell>
          <table:table-cell table:style-name="ce11" table:formula="of:=INT([.L30]*(1024/5))" office:value-type="float" office:value="111">
            <text:p>111</text:p>
          </table:table-cell>
          <table:table-cell/>
          <table:table-cell table:formula="of:=([.$D$2]/([.$E$2]+[.F30]))*1000" office:value-type="float" office:value="1.44927536231884">
            <text:p>1.44927536231884</text:p>
          </table:table-cell>
          <table:table-cell table:number-columns-repeated="7"/>
          <table:table-cell table:style-name="ce12" table:formula="of:=DEC2HEX([.C30])" office:value-type="string" office:string-value="457">
            <text:p>457</text:p>
          </table:table-cell>
          <table:table-cell table:style-name="ce13" table:formula="of:=LEFT([.W30];1)" office:value-type="string" office:string-value="4">
            <text:p>4</text:p>
          </table:table-cell>
          <table:table-cell table:style-name="ce15" table:formula="of:=RIGHT([.W30];2)" office:value-type="string" office:string-value="57">
            <text:p>57</text:p>
          </table:table-cell>
          <table:table-cell table:style-name="ce11" table:formula="of:=CONCATENATE(&quot;0x&quot;;DEC2HEX([.A30]))" office:value-type="string" office:string-value="0x1C">
            <text:p>0x1C</text:p>
          </table:table-cell>
          <table:table-cell table:number-columns-repeated="2"/>
          <table:table-cell table:formula="of:=CONCATENATE(&quot;eeprom_write_byte(&quot;;[.Z30];&quot;, 0x&quot;;[.Y30];&quot;);&quot;)" office:value-type="string" office:string-value="eeprom_write_byte(0x1C, 0x57);">
            <text:p>eeprom_write_byte(0x1C, 0x57);</text:p>
          </table:table-cell>
          <table:table-cell table:style-name="ce11" table:formula="of:=LEFT([.F30];1)" office:value-type="string" office:string-value="3">
            <text:p>3</text:p>
          </table:table-cell>
          <table:table-cell table:style-name="ce11" table:formula="of:=RIGHT(LEFT([.F30];2);1)" office:value-type="string" office:string-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CONCATENATE(&quot;0x&quot;;DEC2HEX([.A31]))" office:value-type="string" office:string-value="0x1D">
            <text:p>0x1D</text:p>
          </table:table-cell>
          <table:table-cell table:formula="of:=[.M31]+1000" office:value-type="float" office:value="1129">
            <text:p>1129</text:p>
          </table:table-cell>
          <table:table-cell table:number-columns-repeated="2"/>
          <table:table-cell table:formula="of:=1000*[.S9]" office:value-type="float" office:value="3900">
            <text:p>3900</text:p>
          </table:table-cell>
          <table:table-cell table:style-name="ce3"/>
          <table:table-cell table:style-name="ce9"/>
          <table:table-cell table:style-name="ce2"/>
          <table:table-cell table:formula="of:=[.$D$2]*([.F31]/([.$E$2]+[.F31]))" office:value-type="float" office:value="4.81481481481482">
            <text:p>4.81481481481482</text:p>
          </table:table-cell>
          <table:table-cell table:formula="of:=INT([.J31]*(1024/5))" office:value-type="float" office:value="986">
            <text:p>986</text:p>
          </table:table-cell>
          <table:table-cell table:style-name="ce11" table:formula="of:=[.$D$2]*([.F31]/([.$E$3]+[.F31]))" office:value-type="float" office:value="0.631067961165048">
            <text:p>0.631067961165048</text:p>
          </table:table-cell>
          <table:table-cell table:style-name="ce11" table:formula="of:=INT([.L31]*(1024/5))" office:value-type="float" office:value="129">
            <text:p>129</text:p>
          </table:table-cell>
          <table:table-cell/>
          <table:table-cell table:formula="of:=([.$D$2]/([.$E$2]+[.F31]))*1000" office:value-type="float" office:value="1.23456790123457">
            <text:p>1.23456790123457</text:p>
          </table:table-cell>
          <table:table-cell table:number-columns-repeated="7"/>
          <table:table-cell table:style-name="ce12" table:formula="of:=DEC2HEX([.C31])" office:value-type="string" office:string-value="469">
            <text:p>469</text:p>
          </table:table-cell>
          <table:table-cell table:style-name="ce13" table:formula="of:=LEFT([.W31];1)" office:value-type="string" office:string-value="4">
            <text:p>4</text:p>
          </table:table-cell>
          <table:table-cell table:style-name="ce15" table:formula="of:=RIGHT([.W31];2)" office:value-type="string" office:string-value="69">
            <text:p>69</text:p>
          </table:table-cell>
          <table:table-cell table:style-name="ce11" table:formula="of:=CONCATENATE(&quot;0x&quot;;DEC2HEX([.A31]))" office:value-type="string" office:string-value="0x1D">
            <text:p>0x1D</text:p>
          </table:table-cell>
          <table:table-cell table:number-columns-repeated="2"/>
          <table:table-cell table:formula="of:=CONCATENATE(&quot;eeprom_write_byte(&quot;;[.Z31];&quot;, 0x&quot;;[.Y31];&quot;);&quot;)" office:value-type="string" office:string-value="eeprom_write_byte(0x1D, 0x69);">
            <text:p>eeprom_write_byte(0x1D, 0x69);</text:p>
          </table:table-cell>
          <table:table-cell table:style-name="ce11" table:formula="of:=LEFT([.F31];1)" office:value-type="string" office:string-value="3">
            <text:p>3</text:p>
          </table:table-cell>
          <table:table-cell table:style-name="ce11" table:formula="of:=RIGHT(LEFT([.F31];2);1)" office:value-type="string" office:string-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CONCATENATE(&quot;0x&quot;;DEC2HEX([.A32]))" office:value-type="string" office:string-value="0x1E">
            <text:p>0x1E</text:p>
          </table:table-cell>
          <table:table-cell table:formula="of:=[.M32]+1000" office:value-type="float" office:value="1151">
            <text:p>1151</text:p>
          </table:table-cell>
          <table:table-cell table:number-columns-repeated="2"/>
          <table:table-cell table:formula="of:=1000*[.S10]" office:value-type="float" office:value="4700">
            <text:p>4700</text:p>
          </table:table-cell>
          <table:table-cell table:style-name="ce4"/>
          <table:table-cell table:style-name="ce8"/>
          <table:table-cell table:style-name="ce2"/>
          <table:table-cell table:formula="of:=[.$D$2]*([.F32]/([.$E$2]+[.F32]))" office:value-type="float" office:value="4.84536082474227">
            <text:p>4.84536082474227</text:p>
          </table:table-cell>
          <table:table-cell table:formula="of:=INT([.J32]*(1024/5))" office:value-type="float" office:value="992">
            <text:p>992</text:p>
          </table:table-cell>
          <table:table-cell table:style-name="ce11" table:formula="of:=[.$D$2]*([.F32]/([.$E$3]+[.F32]))" office:value-type="float" office:value="0.741324921135647">
            <text:p>0.741324921135647</text:p>
          </table:table-cell>
          <table:table-cell table:style-name="ce11" table:formula="of:=INT([.L32]*(1024/5))" office:value-type="float" office:value="151">
            <text:p>151</text:p>
          </table:table-cell>
          <table:table-cell/>
          <table:table-cell table:formula="of:=([.$D$2]/([.$E$2]+[.F32]))*1000" office:value-type="float" office:value="1.03092783505155">
            <text:p>1.03092783505155</text:p>
          </table:table-cell>
          <table:table-cell table:number-columns-repeated="7"/>
          <table:table-cell table:style-name="ce12" table:formula="of:=DEC2HEX([.C32])" office:value-type="string" office:string-value="47F">
            <text:p>47F</text:p>
          </table:table-cell>
          <table:table-cell table:style-name="ce13" table:formula="of:=LEFT([.W32];1)" office:value-type="string" office:string-value="4">
            <text:p>4</text:p>
          </table:table-cell>
          <table:table-cell table:style-name="ce15" table:formula="of:=RIGHT([.W32];2)" office:value-type="string" office:string-value="7F">
            <text:p>7F</text:p>
          </table:table-cell>
          <table:table-cell table:style-name="ce11" table:formula="of:=CONCATENATE(&quot;0x&quot;;DEC2HEX([.A32]))" office:value-type="string" office:string-value="0x1E">
            <text:p>0x1E</text:p>
          </table:table-cell>
          <table:table-cell table:number-columns-repeated="2"/>
          <table:table-cell table:formula="of:=CONCATENATE(&quot;eeprom_write_byte(&quot;;[.Z32];&quot;, 0x&quot;;[.Y32];&quot;);&quot;)" office:value-type="string" office:string-value="eeprom_write_byte(0x1E, 0x7F);">
            <text:p>eeprom_write_byte(0x1E, 0x7F);</text:p>
          </table:table-cell>
          <table:table-cell table:style-name="ce11" table:formula="of:=LEFT([.F32];1)" office:value-type="string" office:string-value="4">
            <text:p>4</text:p>
          </table:table-cell>
          <table:table-cell table:style-name="ce11" table:formula="of:=RIGHT(LEFT([.F32];2);1)" office:value-type="string" office:string-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CONCATENATE(&quot;0x&quot;;DEC2HEX([.A33]))" office:value-type="string" office:string-value="0x1F">
            <text:p>0x1F</text:p>
          </table:table-cell>
          <table:table-cell table:formula="of:=[.M33]+1000" office:value-type="float" office:value="1175">
            <text:p>1175</text:p>
          </table:table-cell>
          <table:table-cell table:number-columns-repeated="2"/>
          <table:table-cell table:formula="of:=1000*[.S11]" office:value-type="float" office:value="5600">
            <text:p>5600</text:p>
          </table:table-cell>
          <table:table-cell table:style-name="ce5"/>
          <table:table-cell table:style-name="ce10"/>
          <table:table-cell table:style-name="ce2"/>
          <table:table-cell table:formula="of:=[.$D$2]*([.F33]/([.$E$2]+[.F33]))" office:value-type="float" office:value="4.8695652173913">
            <text:p>4.8695652173913</text:p>
          </table:table-cell>
          <table:table-cell table:formula="of:=INT([.J33]*(1024/5))" office:value-type="float" office:value="997">
            <text:p>997</text:p>
          </table:table-cell>
          <table:table-cell table:style-name="ce11" table:formula="of:=[.$D$2]*([.F33]/([.$E$3]+[.F33]))" office:value-type="float" office:value="0.858895705521472">
            <text:p>0.858895705521472</text:p>
          </table:table-cell>
          <table:table-cell table:style-name="ce11" table:formula="of:=INT([.L33]*(1024/5))" office:value-type="float" office:value="175">
            <text:p>175</text:p>
          </table:table-cell>
          <table:table-cell/>
          <table:table-cell table:formula="of:=([.$D$2]/([.$E$2]+[.F33]))*1000" office:value-type="float" office:value="0.869565217391304">
            <text:p>0.869565217391304</text:p>
          </table:table-cell>
          <table:table-cell table:number-columns-repeated="7"/>
          <table:table-cell table:style-name="ce12" table:formula="of:=DEC2HEX([.C33])" office:value-type="string" office:string-value="497">
            <text:p>497</text:p>
          </table:table-cell>
          <table:table-cell table:style-name="ce13" table:formula="of:=LEFT([.W33];1)" office:value-type="string" office:string-value="4">
            <text:p>4</text:p>
          </table:table-cell>
          <table:table-cell table:style-name="ce15" table:formula="of:=RIGHT([.W33];2)" office:value-type="string" office:string-value="97">
            <text:p>97</text:p>
          </table:table-cell>
          <table:table-cell table:style-name="ce11" table:formula="of:=CONCATENATE(&quot;0x&quot;;DEC2HEX([.A33]))" office:value-type="string" office:string-value="0x1F">
            <text:p>0x1F</text:p>
          </table:table-cell>
          <table:table-cell table:number-columns-repeated="2"/>
          <table:table-cell table:formula="of:=CONCATENATE(&quot;eeprom_write_byte(&quot;;[.Z33];&quot;, 0x&quot;;[.Y33];&quot;);&quot;)" office:value-type="string" office:string-value="eeprom_write_byte(0x1F, 0x97);">
            <text:p>eeprom_write_byte(0x1F, 0x97);</text:p>
          </table:table-cell>
          <table:table-cell table:style-name="ce11" table:formula="of:=LEFT([.F33];1)" office:value-type="string" office:string-value="5">
            <text:p>5</text:p>
          </table:table-cell>
          <table:table-cell table:style-name="ce11" table:formula="of:=RIGHT(LEFT([.F33];2);1)" office:value-type="string" office:string-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CONCATENATE(&quot;0x&quot;;DEC2HEX([.A34]))" office:value-type="string" office:string-value="0x20">
            <text:p>0x20</text:p>
          </table:table-cell>
          <table:table-cell table:formula="of:=[.M34]+1000" office:value-type="float" office:value="1238">
            <text:p>1238</text:p>
          </table:table-cell>
          <table:table-cell table:number-columns-repeated="2"/>
          <table:table-cell table:formula="of:=1000*[.S12]" office:value-type="float" office:value="8200">
            <text:p>8200</text:p>
          </table:table-cell>
          <table:table-cell table:style-name="ce6"/>
          <table:table-cell table:style-name="ce2" table:number-columns-repeated="2"/>
          <table:table-cell table:formula="of:=[.$D$2]*([.F34]/([.$E$2]+[.F34]))" office:value-type="float" office:value="4.91017964071856">
            <text:p>4.91017964071856</text:p>
          </table:table-cell>
          <table:table-cell table:formula="of:=INT([.J34]*(1024/5))" office:value-type="float" office:value="1005">
            <text:p>1005</text:p>
          </table:table-cell>
          <table:table-cell table:style-name="ce11" table:formula="of:=[.$D$2]*([.F34]/([.$E$3]+[.F34]))" office:value-type="float" office:value="1.16477272727273">
            <text:p>1.16477272727273</text:p>
          </table:table-cell>
          <table:table-cell table:style-name="ce11" table:formula="of:=INT([.L34]*(1024/5))" office:value-type="float" office:value="238">
            <text:p>238</text:p>
          </table:table-cell>
          <table:table-cell/>
          <table:table-cell table:formula="of:=([.$D$2]/([.$E$2]+[.F34]))*1000" office:value-type="float" office:value="0.598802395209581">
            <text:p>0.598802395209581</text:p>
          </table:table-cell>
          <table:table-cell table:number-columns-repeated="7"/>
          <table:table-cell table:style-name="ce12" table:formula="of:=DEC2HEX([.C34])" office:value-type="string" office:string-value="4D6">
            <text:p>4D6</text:p>
          </table:table-cell>
          <table:table-cell table:style-name="ce13" table:formula="of:=LEFT([.W34];1)" office:value-type="string" office:string-value="4">
            <text:p>4</text:p>
          </table:table-cell>
          <table:table-cell table:style-name="ce15" table:formula="of:=RIGHT([.W34];2)" office:value-type="string" office:string-value="D6">
            <text:p>D6</text:p>
          </table:table-cell>
          <table:table-cell table:style-name="ce11" table:formula="of:=CONCATENATE(&quot;0x&quot;;DEC2HEX([.A34]))" office:value-type="string" office:string-value="0x20">
            <text:p>0x20</text:p>
          </table:table-cell>
          <table:table-cell table:number-columns-repeated="2"/>
          <table:table-cell table:formula="of:=CONCATENATE(&quot;eeprom_write_byte(&quot;;[.Z34];&quot;, 0x&quot;;[.Y34];&quot;);&quot;)" office:value-type="string" office:string-value="eeprom_write_byte(0x20, 0xD6);">
            <text:p>eeprom_write_byte(0x20, 0xD6);</text:p>
          </table:table-cell>
          <table:table-cell table:style-name="ce11" table:formula="of:=LEFT([.F34];1)" office:value-type="string" office:string-value="8">
            <text:p>8</text:p>
          </table:table-cell>
          <table:table-cell table:style-name="ce11" table:formula="of:=RIGHT(LEFT([.F34];2);1)" office:value-type="string" office:string-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CONCATENATE(&quot;0x&quot;;DEC2HEX([.A35]))" office:value-type="string" office:string-value="0x21">
            <text:p>0x21</text:p>
          </table:table-cell>
          <table:table-cell table:formula="of:=[.M35]+1000" office:value-type="float" office:value="1276">
            <text:p>1276</text:p>
          </table:table-cell>
          <table:table-cell table:number-columns-repeated="2"/>
          <table:table-cell table:formula="of:=10000*[.S2]" office:value-type="float" office:value="10000">
            <text:p>10000</text:p>
          </table:table-cell>
          <table:table-cell table:style-name="ce1"/>
          <table:table-cell table:style-name="ce7"/>
          <table:table-cell table:style-name="ce3"/>
          <table:table-cell table:formula="of:=[.$D$2]*([.F35]/([.$E$2]+[.F35]))" office:value-type="float" office:value="4.92610837438424">
            <text:p>4.92610837438424</text:p>
          </table:table-cell>
          <table:table-cell table:formula="of:=INT([.J35]*(1024/5))" office:value-type="float" office:value="1008">
            <text:p>1008</text:p>
          </table:table-cell>
          <table:table-cell table:style-name="ce11" table:formula="of:=[.$D$2]*([.F35]/([.$E$3]+[.F35]))" office:value-type="float" office:value="1.35135135135135">
            <text:p>1.35135135135135</text:p>
          </table:table-cell>
          <table:table-cell table:style-name="ce11" table:formula="of:=INT([.L35]*(1024/5))" office:value-type="float" office:value="276">
            <text:p>276</text:p>
          </table:table-cell>
          <table:table-cell/>
          <table:table-cell table:formula="of:=([.$D$2]/([.$E$2]+[.F35]))*1000" office:value-type="float" office:value="0.492610837438424">
            <text:p>0.492610837438424</text:p>
          </table:table-cell>
          <table:table-cell table:number-columns-repeated="7"/>
          <table:table-cell table:style-name="ce12" table:formula="of:=DEC2HEX([.C35])" office:value-type="string" office:string-value="4FC">
            <text:p>4FC</text:p>
          </table:table-cell>
          <table:table-cell table:style-name="ce13" table:formula="of:=LEFT([.W35];1)" office:value-type="string" office:string-value="4">
            <text:p>4</text:p>
          </table:table-cell>
          <table:table-cell table:style-name="ce15" table:formula="of:=RIGHT([.W35];2)" office:value-type="string" office:string-value="FC">
            <text:p>FC</text:p>
          </table:table-cell>
          <table:table-cell table:style-name="ce11" table:formula="of:=CONCATENATE(&quot;0x&quot;;DEC2HEX([.A35]))" office:value-type="string" office:string-value="0x21">
            <text:p>0x21</text:p>
          </table:table-cell>
          <table:table-cell table:number-columns-repeated="2"/>
          <table:table-cell table:formula="of:=CONCATENATE(&quot;eeprom_write_byte(&quot;;[.Z35];&quot;, 0x&quot;;[.Y35];&quot;);&quot;)" office:value-type="string" office:string-value="eeprom_write_byte(0x21, 0xFC);">
            <text:p>eeprom_write_byte(0x21, 0xFC);</text:p>
          </table:table-cell>
          <table:table-cell table:style-name="ce11" table:formula="of:=LEFT([.F35];1)" office:value-type="string" office:string-value="1">
            <text:p>1</text:p>
          </table:table-cell>
          <table:table-cell table:style-name="ce11" table:formula="of:=RIGHT(LEFT([.F35];2);1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CONCATENATE(&quot;0x&quot;;DEC2HEX([.A36]))" office:value-type="string" office:string-value="0x22">
            <text:p>0x22</text:p>
          </table:table-cell>
          <table:table-cell table:formula="of:=[.M36]+1000" office:value-type="float" office:value="1315">
            <text:p>1315</text:p>
          </table:table-cell>
          <table:table-cell table:number-columns-repeated="2"/>
          <table:table-cell table:formula="of:=10000*[.S3]" office:value-type="float" office:value="12000">
            <text:p>12000</text:p>
          </table:table-cell>
          <table:table-cell table:style-name="ce1"/>
          <table:table-cell table:style-name="ce2"/>
          <table:table-cell table:style-name="ce3"/>
          <table:table-cell table:formula="of:=[.$D$2]*([.F36]/([.$E$2]+[.F36]))" office:value-type="float" office:value="4.93827160493827">
            <text:p>4.93827160493827</text:p>
          </table:table-cell>
          <table:table-cell table:formula="of:=INT([.J36]*(1024/5))" office:value-type="float" office:value="1011">
            <text:p>1011</text:p>
          </table:table-cell>
          <table:table-cell table:style-name="ce11" table:formula="of:=[.$D$2]*([.F36]/([.$E$3]+[.F36]))" office:value-type="float" office:value="1.53846153846154">
            <text:p>1.53846153846154</text:p>
          </table:table-cell>
          <table:table-cell table:style-name="ce11" table:formula="of:=INT([.L36]*(1024/5))" office:value-type="float" office:value="315">
            <text:p>315</text:p>
          </table:table-cell>
          <table:table-cell/>
          <table:table-cell table:formula="of:=([.$D$2]/([.$E$2]+[.F36]))*1000" office:value-type="float" office:value="0.411522633744856">
            <text:p>0.411522633744856</text:p>
          </table:table-cell>
          <table:table-cell table:number-columns-repeated="7"/>
          <table:table-cell table:style-name="ce12" table:formula="of:=DEC2HEX([.C36])" office:value-type="string" office:string-value="523">
            <text:p>523</text:p>
          </table:table-cell>
          <table:table-cell table:style-name="ce13" table:formula="of:=LEFT([.W36];1)" office:value-type="string" office:string-value="5">
            <text:p>5</text:p>
          </table:table-cell>
          <table:table-cell table:style-name="ce15" table:formula="of:=RIGHT([.W36];2)" office:value-type="string" office:string-value="23">
            <text:p>23</text:p>
          </table:table-cell>
          <table:table-cell table:style-name="ce11" table:formula="of:=CONCATENATE(&quot;0x&quot;;DEC2HEX([.A36]))" office:value-type="string" office:string-value="0x22">
            <text:p>0x22</text:p>
          </table:table-cell>
          <table:table-cell table:number-columns-repeated="2"/>
          <table:table-cell table:formula="of:=CONCATENATE(&quot;eeprom_write_byte(&quot;;[.Z36];&quot;, 0x&quot;;[.Y36];&quot;);&quot;)" office:value-type="string" office:string-value="eeprom_write_byte(0x22, 0x23);">
            <text:p>eeprom_write_byte(0x22, 0x23);</text:p>
          </table:table-cell>
          <table:table-cell table:style-name="ce11" table:formula="of:=LEFT([.F36];1)" office:value-type="string" office:string-value="1">
            <text:p>1</text:p>
          </table:table-cell>
          <table:table-cell table:style-name="ce11" table:formula="of:=RIGHT(LEFT([.F36];2);1)" office:value-type="string" office:string-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CONCATENATE(&quot;0x&quot;;DEC2HEX([.A37]))" office:value-type="string" office:string-value="0x23">
            <text:p>0x23</text:p>
          </table:table-cell>
          <table:table-cell table:formula="of:=[.M37]+1000" office:value-type="float" office:value="1365">
            <text:p>1365</text:p>
          </table:table-cell>
          <table:table-cell table:number-columns-repeated="2"/>
          <table:table-cell table:formula="of:=10000*[.S4]" office:value-type="float" office:value="15000">
            <text:p>15000</text:p>
          </table:table-cell>
          <table:table-cell table:style-name="ce1"/>
          <table:table-cell table:style-name="ce5"/>
          <table:table-cell table:style-name="ce3"/>
          <table:table-cell table:formula="of:=[.$D$2]*([.F37]/([.$E$2]+[.F37]))" office:value-type="float" office:value="4.95049504950495">
            <text:p>4.95049504950495</text:p>
          </table:table-cell>
          <table:table-cell table:formula="of:=INT([.J37]*(1024/5))" office:value-type="float" office:value="1013">
            <text:p>1013</text:p>
          </table:table-cell>
          <table:table-cell table:style-name="ce11" table:formula="of:=[.$D$2]*([.F37]/([.$E$3]+[.F37]))" office:value-type="float" office:value="1.78571428571429">
            <text:p>1.78571428571429</text:p>
          </table:table-cell>
          <table:table-cell table:style-name="ce11" table:formula="of:=INT([.L37]*(1024/5))" office:value-type="float" office:value="365">
            <text:p>365</text:p>
          </table:table-cell>
          <table:table-cell/>
          <table:table-cell table:formula="of:=([.$D$2]/([.$E$2]+[.F37]))*1000" office:value-type="float" office:value="0.33003300330033">
            <text:p>0.33003300330033</text:p>
          </table:table-cell>
          <table:table-cell table:number-columns-repeated="7"/>
          <table:table-cell table:style-name="ce12" table:formula="of:=DEC2HEX([.C37])" office:value-type="string" office:string-value="555">
            <text:p>555</text:p>
          </table:table-cell>
          <table:table-cell table:style-name="ce13" table:formula="of:=LEFT([.W37];1)" office:value-type="string" office:string-value="5">
            <text:p>5</text:p>
          </table:table-cell>
          <table:table-cell table:style-name="ce15" table:formula="of:=RIGHT([.W37];2)" office:value-type="string" office:string-value="55">
            <text:p>55</text:p>
          </table:table-cell>
          <table:table-cell table:style-name="ce11" table:formula="of:=CONCATENATE(&quot;0x&quot;;DEC2HEX([.A37]))" office:value-type="string" office:string-value="0x23">
            <text:p>0x23</text:p>
          </table:table-cell>
          <table:table-cell table:number-columns-repeated="2"/>
          <table:table-cell table:formula="of:=CONCATENATE(&quot;eeprom_write_byte(&quot;;[.Z37];&quot;, 0x&quot;;[.Y37];&quot;);&quot;)" office:value-type="string" office:string-value="eeprom_write_byte(0x23, 0x55);">
            <text:p>eeprom_write_byte(0x23, 0x55);</text:p>
          </table:table-cell>
          <table:table-cell table:style-name="ce11" table:formula="of:=LEFT([.F37];1)" office:value-type="string" office:string-value="1">
            <text:p>1</text:p>
          </table:table-cell>
          <table:table-cell table:style-name="ce11" table:formula="of:=RIGHT(LEFT([.F37];2);1)" office:value-type="string" office:string-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CONCATENATE(&quot;0x&quot;;DEC2HEX([.A38]))" office:value-type="string" office:string-value="0x24">
            <text:p>0x24</text:p>
          </table:table-cell>
          <table:table-cell table:formula="of:=[.M38]+1000" office:value-type="float" office:value="1409">
            <text:p>1409</text:p>
          </table:table-cell>
          <table:table-cell table:number-columns-repeated="2"/>
          <table:table-cell table:formula="of:=10000*[.S5]" office:value-type="float" office:value="18000">
            <text:p>18000</text:p>
          </table:table-cell>
          <table:table-cell table:style-name="ce1"/>
          <table:table-cell table:style-name="ce6"/>
          <table:table-cell table:style-name="ce3"/>
          <table:table-cell table:formula="of:=[.$D$2]*([.F38]/([.$E$2]+[.F38]))" office:value-type="float" office:value="4.95867768595041">
            <text:p>4.95867768595041</text:p>
          </table:table-cell>
          <table:table-cell table:formula="of:=INT([.J38]*(1024/5))" office:value-type="float" office:value="1015">
            <text:p>1015</text:p>
          </table:table-cell>
          <table:table-cell table:style-name="ce11" table:formula="of:=[.$D$2]*([.F38]/([.$E$3]+[.F38]))" office:value-type="float" office:value="2">
            <text:p>2</text:p>
          </table:table-cell>
          <table:table-cell table:style-name="ce11" table:formula="of:=INT([.L38]*(1024/5))" office:value-type="float" office:value="409">
            <text:p>409</text:p>
          </table:table-cell>
          <table:table-cell/>
          <table:table-cell table:formula="of:=([.$D$2]/([.$E$2]+[.F38]))*1000" office:value-type="float" office:value="0.275482093663912">
            <text:p>0.275482093663912</text:p>
          </table:table-cell>
          <table:table-cell table:number-columns-repeated="7"/>
          <table:table-cell table:style-name="ce12" table:formula="of:=DEC2HEX([.C38])" office:value-type="string" office:string-value="581">
            <text:p>581</text:p>
          </table:table-cell>
          <table:table-cell table:style-name="ce13" table:formula="of:=LEFT([.W38];1)" office:value-type="string" office:string-value="5">
            <text:p>5</text:p>
          </table:table-cell>
          <table:table-cell table:style-name="ce15" table:formula="of:=RIGHT([.W38];2)" office:value-type="string" office:string-value="81">
            <text:p>81</text:p>
          </table:table-cell>
          <table:table-cell table:style-name="ce11" table:formula="of:=CONCATENATE(&quot;0x&quot;;DEC2HEX([.A38]))" office:value-type="string" office:string-value="0x24">
            <text:p>0x24</text:p>
          </table:table-cell>
          <table:table-cell table:number-columns-repeated="2"/>
          <table:table-cell table:formula="of:=CONCATENATE(&quot;eeprom_write_byte(&quot;;[.Z38];&quot;, 0x&quot;;[.Y38];&quot;);&quot;)" office:value-type="string" office:string-value="eeprom_write_byte(0x24, 0x81);">
            <text:p>eeprom_write_byte(0x24, 0x81);</text:p>
          </table:table-cell>
          <table:table-cell table:style-name="ce11" table:formula="of:=LEFT([.F38];1)" office:value-type="string" office:string-value="1">
            <text:p>1</text:p>
          </table:table-cell>
          <table:table-cell table:style-name="ce11" table:formula="of:=RIGHT(LEFT([.F38];2);1)" office:value-type="string" office:string-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CONCATENATE(&quot;0x&quot;;DEC2HEX([.A39]))" office:value-type="string" office:string-value="0x25">
            <text:p>0x25</text:p>
          </table:table-cell>
          <table:table-cell table:formula="of:=[.M39]+1000" office:value-type="float" office:value="1459">
            <text:p>1459</text:p>
          </table:table-cell>
          <table:table-cell table:number-columns-repeated="2"/>
          <table:table-cell table:formula="of:=10000*[.S6]" office:value-type="float" office:value="22000">
            <text:p>22000</text:p>
          </table:table-cell>
          <table:table-cell table:style-name="ce2" table:number-columns-repeated="2"/>
          <table:table-cell table:style-name="ce3"/>
          <table:table-cell table:formula="of:=[.$D$2]*([.F39]/([.$E$2]+[.F39]))" office:value-type="float" office:value="4.96613995485327">
            <text:p>4.96613995485327</text:p>
          </table:table-cell>
          <table:table-cell table:formula="of:=INT([.J39]*(1024/5))" office:value-type="float" office:value="1017">
            <text:p>1017</text:p>
          </table:table-cell>
          <table:table-cell table:style-name="ce11" table:formula="of:=[.$D$2]*([.F39]/([.$E$3]+[.F39]))" office:value-type="float" office:value="2.24489795918367">
            <text:p>2.24489795918367</text:p>
          </table:table-cell>
          <table:table-cell table:style-name="ce11" table:formula="of:=INT([.L39]*(1024/5))" office:value-type="float" office:value="459">
            <text:p>459</text:p>
          </table:table-cell>
          <table:table-cell/>
          <table:table-cell table:formula="of:=([.$D$2]/([.$E$2]+[.F39]))*1000" office:value-type="float" office:value="0.225733634311512">
            <text:p>0.225733634311512</text:p>
          </table:table-cell>
          <table:table-cell table:number-columns-repeated="7"/>
          <table:table-cell table:style-name="ce12" table:formula="of:=DEC2HEX([.C39])" office:value-type="string" office:string-value="5B3">
            <text:p>5B3</text:p>
          </table:table-cell>
          <table:table-cell table:style-name="ce13" table:formula="of:=LEFT([.W39];1)" office:value-type="string" office:string-value="5">
            <text:p>5</text:p>
          </table:table-cell>
          <table:table-cell table:style-name="ce15" table:formula="of:=RIGHT([.W39];2)" office:value-type="string" office:string-value="B3">
            <text:p>B3</text:p>
          </table:table-cell>
          <table:table-cell table:style-name="ce11" table:formula="of:=CONCATENATE(&quot;0x&quot;;DEC2HEX([.A39]))" office:value-type="string" office:string-value="0x25">
            <text:p>0x25</text:p>
          </table:table-cell>
          <table:table-cell table:number-columns-repeated="2"/>
          <table:table-cell table:formula="of:=CONCATENATE(&quot;eeprom_write_byte(&quot;;[.Z39];&quot;, 0x&quot;;[.Y39];&quot;);&quot;)" office:value-type="string" office:string-value="eeprom_write_byte(0x25, 0xB3);">
            <text:p>eeprom_write_byte(0x25, 0xB3);</text:p>
          </table:table-cell>
          <table:table-cell table:style-name="ce11" table:formula="of:=LEFT([.F39];1)" office:value-type="string" office:string-value="2">
            <text:p>2</text:p>
          </table:table-cell>
          <table:table-cell table:style-name="ce11" table:formula="of:=RIGHT(LEFT([.F39];2);1)" office:value-type="string" office:string-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CONCATENATE(&quot;0x&quot;;DEC2HEX([.A40]))" office:value-type="string" office:string-value="0x26">
            <text:p>0x26</text:p>
          </table:table-cell>
          <table:table-cell table:formula="of:=[.M40]+1000" office:value-type="float" office:value="1512">
            <text:p>1512</text:p>
          </table:table-cell>
          <table:table-cell table:number-columns-repeated="2"/>
          <table:table-cell table:formula="of:=10000*[.S7]" office:value-type="float" office:value="27000">
            <text:p>27000</text:p>
          </table:table-cell>
          <table:table-cell table:style-name="ce2"/>
          <table:table-cell table:style-name="ce8"/>
          <table:table-cell table:style-name="ce3"/>
          <table:table-cell table:formula="of:=[.$D$2]*([.F40]/([.$E$2]+[.F40]))" office:value-type="float" office:value="4.97237569060774">
            <text:p>4.97237569060774</text:p>
          </table:table-cell>
          <table:table-cell table:formula="of:=INT([.J40]*(1024/5))" office:value-type="float" office:value="1018">
            <text:p>1018</text:p>
          </table:table-cell>
          <table:table-cell table:style-name="ce11" table:formula="of:=[.$D$2]*([.F40]/([.$E$3]+[.F40]))" office:value-type="float" office:value="2.5">
            <text:p>2.5</text:p>
          </table:table-cell>
          <table:table-cell table:style-name="ce11" table:formula="of:=INT([.L40]*(1024/5))" office:value-type="float" office:value="512">
            <text:p>512</text:p>
          </table:table-cell>
          <table:table-cell/>
          <table:table-cell table:formula="of:=([.$D$2]/([.$E$2]+[.F40]))*1000" office:value-type="float" office:value="0.184162062615101">
            <text:p>0.184162062615101</text:p>
          </table:table-cell>
          <table:table-cell table:number-columns-repeated="7"/>
          <table:table-cell table:style-name="ce12" table:formula="of:=DEC2HEX([.C40])" office:value-type="string" office:string-value="5E8">
            <text:p>5E8</text:p>
          </table:table-cell>
          <table:table-cell table:style-name="ce13" table:formula="of:=LEFT([.W40];1)" office:value-type="string" office:string-value="5">
            <text:p>5</text:p>
          </table:table-cell>
          <table:table-cell table:style-name="ce15" table:formula="of:=RIGHT([.W40];2)" office:value-type="string" office:string-value="E8">
            <text:p>E8</text:p>
          </table:table-cell>
          <table:table-cell table:style-name="ce11" table:formula="of:=CONCATENATE(&quot;0x&quot;;DEC2HEX([.A40]))" office:value-type="string" office:string-value="0x26">
            <text:p>0x26</text:p>
          </table:table-cell>
          <table:table-cell table:number-columns-repeated="2"/>
          <table:table-cell table:formula="of:=CONCATENATE(&quot;eeprom_write_byte(&quot;;[.Z40];&quot;, 0x&quot;;[.Y40];&quot;);&quot;)" office:value-type="string" office:string-value="eeprom_write_byte(0x26, 0xE8);">
            <text:p>eeprom_write_byte(0x26, 0xE8);</text:p>
          </table:table-cell>
          <table:table-cell table:style-name="ce11" table:formula="of:=LEFT([.F40];1)" office:value-type="string" office:string-value="2">
            <text:p>2</text:p>
          </table:table-cell>
          <table:table-cell table:style-name="ce11" table:formula="of:=RIGHT(LEFT([.F40];2);1)" office:value-type="string" office:string-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CONCATENATE(&quot;0x&quot;;DEC2HEX([.A41]))" office:value-type="string" office:string-value="0x27">
            <text:p>0x27</text:p>
          </table:table-cell>
          <table:table-cell table:formula="of:=[.M41]+1000" office:value-type="float" office:value="1563">
            <text:p>1563</text:p>
          </table:table-cell>
          <table:table-cell table:number-columns-repeated="2"/>
          <table:table-cell table:formula="of:=10000*[.S8]" office:value-type="float" office:value="33000">
            <text:p>33000</text:p>
          </table:table-cell>
          <table:table-cell table:style-name="ce3" table:number-columns-repeated="3"/>
          <table:table-cell table:formula="of:=[.$D$2]*([.F41]/([.$E$2]+[.F41]))" office:value-type="float" office:value="4.97737556561086">
            <text:p>4.97737556561086</text:p>
          </table:table-cell>
          <table:table-cell table:formula="of:=INT([.J41]*(1024/5))" office:value-type="float" office:value="1019">
            <text:p>1019</text:p>
          </table:table-cell>
          <table:table-cell table:style-name="ce11" table:formula="of:=[.$D$2]*([.F41]/([.$E$3]+[.F41]))" office:value-type="float" office:value="2.75">
            <text:p>2.75</text:p>
          </table:table-cell>
          <table:table-cell table:style-name="ce11" table:formula="of:=INT([.L41]*(1024/5))" office:value-type="float" office:value="563">
            <text:p>563</text:p>
          </table:table-cell>
          <table:table-cell/>
          <table:table-cell table:formula="of:=([.$D$2]/([.$E$2]+[.F41]))*1000" office:value-type="float" office:value="0.150829562594269">
            <text:p>0.150829562594269</text:p>
          </table:table-cell>
          <table:table-cell table:number-columns-repeated="7"/>
          <table:table-cell table:style-name="ce12" table:formula="of:=DEC2HEX([.C41])" office:value-type="string" office:string-value="61B">
            <text:p>61B</text:p>
          </table:table-cell>
          <table:table-cell table:style-name="ce13" table:formula="of:=LEFT([.W41];1)" office:value-type="string" office:string-value="6">
            <text:p>6</text:p>
          </table:table-cell>
          <table:table-cell table:style-name="ce15" table:formula="of:=RIGHT([.W41];2)" office:value-type="string" office:string-value="1B">
            <text:p>1B</text:p>
          </table:table-cell>
          <table:table-cell table:style-name="ce11" table:formula="of:=CONCATENATE(&quot;0x&quot;;DEC2HEX([.A41]))" office:value-type="string" office:string-value="0x27">
            <text:p>0x27</text:p>
          </table:table-cell>
          <table:table-cell table:number-columns-repeated="2"/>
          <table:table-cell table:formula="of:=CONCATENATE(&quot;eeprom_write_byte(&quot;;[.Z41];&quot;, 0x&quot;;[.Y41];&quot;);&quot;)" office:value-type="string" office:string-value="eeprom_write_byte(0x27, 0x1B);">
            <text:p>eeprom_write_byte(0x27, 0x1B);</text:p>
          </table:table-cell>
          <table:table-cell table:style-name="ce11" table:formula="of:=LEFT([.F41];1)" office:value-type="string" office:string-value="3">
            <text:p>3</text:p>
          </table:table-cell>
          <table:table-cell table:style-name="ce11" table:formula="of:=RIGHT(LEFT([.F41];2);1)" office:value-type="string" office:string-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CONCATENATE(&quot;0x&quot;;DEC2HEX([.A42]))" office:value-type="string" office:string-value="0x28">
            <text:p>0x28</text:p>
          </table:table-cell>
          <table:table-cell table:formula="of:=[.M42]+1000" office:value-type="float" office:value="1605">
            <text:p>1605</text:p>
          </table:table-cell>
          <table:table-cell table:number-columns-repeated="2"/>
          <table:table-cell table:formula="of:=10000*[.S9]" office:value-type="float" office:value="39000">
            <text:p>39000</text:p>
          </table:table-cell>
          <table:table-cell table:style-name="ce3"/>
          <table:table-cell table:style-name="ce9"/>
          <table:table-cell table:style-name="ce3"/>
          <table:table-cell table:formula="of:=[.$D$2]*([.F42]/([.$E$2]+[.F42]))" office:value-type="float" office:value="4.98084291187739">
            <text:p>4.98084291187739</text:p>
          </table:table-cell>
          <table:table-cell table:formula="of:=INT([.J42]*(1024/5))" office:value-type="float" office:value="1020">
            <text:p>1020</text:p>
          </table:table-cell>
          <table:table-cell table:style-name="ce11" table:formula="of:=[.$D$2]*([.F42]/([.$E$3]+[.F42]))" office:value-type="float" office:value="2.95454545454545">
            <text:p>2.95454545454545</text:p>
          </table:table-cell>
          <table:table-cell table:style-name="ce11" table:formula="of:=INT([.L42]*(1024/5))" office:value-type="float" office:value="605">
            <text:p>605</text:p>
          </table:table-cell>
          <table:table-cell/>
          <table:table-cell table:formula="of:=([.$D$2]/([.$E$2]+[.F42]))*1000" office:value-type="float" office:value="0.127713920817369">
            <text:p>0.127713920817369</text:p>
          </table:table-cell>
          <table:table-cell table:number-columns-repeated="7"/>
          <table:table-cell table:style-name="ce12" table:formula="of:=DEC2HEX([.C42])" office:value-type="string" office:string-value="645">
            <text:p>645</text:p>
          </table:table-cell>
          <table:table-cell table:style-name="ce13" table:formula="of:=LEFT([.W42];1)" office:value-type="string" office:string-value="6">
            <text:p>6</text:p>
          </table:table-cell>
          <table:table-cell table:style-name="ce15" table:formula="of:=RIGHT([.W42];2)" office:value-type="string" office:string-value="45">
            <text:p>45</text:p>
          </table:table-cell>
          <table:table-cell table:style-name="ce11" table:formula="of:=CONCATENATE(&quot;0x&quot;;DEC2HEX([.A42]))" office:value-type="string" office:string-value="0x28">
            <text:p>0x28</text:p>
          </table:table-cell>
          <table:table-cell table:number-columns-repeated="2"/>
          <table:table-cell table:formula="of:=CONCATENATE(&quot;eeprom_write_byte(&quot;;[.Z42];&quot;, 0x&quot;;[.Y42];&quot;);&quot;)" office:value-type="string" office:string-value="eeprom_write_byte(0x28, 0x45);">
            <text:p>eeprom_write_byte(0x28, 0x45);</text:p>
          </table:table-cell>
          <table:table-cell table:style-name="ce11" table:formula="of:=LEFT([.F42];1)" office:value-type="string" office:string-value="3">
            <text:p>3</text:p>
          </table:table-cell>
          <table:table-cell table:style-name="ce11" table:formula="of:=RIGHT(LEFT([.F42];2);1)" office:value-type="string" office:string-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CONCATENATE(&quot;0x&quot;;DEC2HEX([.A43]))" office:value-type="string" office:string-value="0x29">
            <text:p>0x29</text:p>
          </table:table-cell>
          <table:table-cell table:formula="of:=[.M43]+1000" office:value-type="float" office:value="1650">
            <text:p>1650</text:p>
          </table:table-cell>
          <table:table-cell table:number-columns-repeated="2"/>
          <table:table-cell table:formula="of:=10000*[.S10]" office:value-type="float" office:value="47000">
            <text:p>47000</text:p>
          </table:table-cell>
          <table:table-cell table:style-name="ce4"/>
          <table:table-cell table:style-name="ce8"/>
          <table:table-cell table:style-name="ce3"/>
          <table:table-cell table:formula="of:=[.$D$2]*([.F43]/([.$E$2]+[.F43]))" office:value-type="float" office:value="4.98409331919406">
            <text:p>4.98409331919406</text:p>
          </table:table-cell>
          <table:table-cell table:formula="of:=INT([.J43]*(1024/5))" office:value-type="float" office:value="1020">
            <text:p>1020</text:p>
          </table:table-cell>
          <table:table-cell table:style-name="ce11" table:formula="of:=[.$D$2]*([.F43]/([.$E$3]+[.F43]))" office:value-type="float" office:value="3.17567567567568">
            <text:p>3.17567567567568</text:p>
          </table:table-cell>
          <table:table-cell table:style-name="ce11" table:formula="of:=INT([.L43]*(1024/5))" office:value-type="float" office:value="650">
            <text:p>650</text:p>
          </table:table-cell>
          <table:table-cell/>
          <table:table-cell table:formula="of:=([.$D$2]/([.$E$2]+[.F43]))*1000" office:value-type="float" office:value="0.106044538706257">
            <text:p>0.106044538706257</text:p>
          </table:table-cell>
          <table:table-cell table:number-columns-repeated="7"/>
          <table:table-cell table:style-name="ce12" table:formula="of:=DEC2HEX([.C43])" office:value-type="string" office:string-value="672">
            <text:p>672</text:p>
          </table:table-cell>
          <table:table-cell table:style-name="ce13" table:formula="of:=LEFT([.W43];1)" office:value-type="string" office:string-value="6">
            <text:p>6</text:p>
          </table:table-cell>
          <table:table-cell table:style-name="ce15" table:formula="of:=RIGHT([.W43];2)" office:value-type="string" office:string-value="72">
            <text:p>72</text:p>
          </table:table-cell>
          <table:table-cell table:style-name="ce11" table:formula="of:=CONCATENATE(&quot;0x&quot;;DEC2HEX([.A43]))" office:value-type="string" office:string-value="0x29">
            <text:p>0x29</text:p>
          </table:table-cell>
          <table:table-cell table:number-columns-repeated="2"/>
          <table:table-cell table:formula="of:=CONCATENATE(&quot;eeprom_write_byte(&quot;;[.Z43];&quot;, 0x&quot;;[.Y43];&quot;);&quot;)" office:value-type="string" office:string-value="eeprom_write_byte(0x29, 0x72);">
            <text:p>eeprom_write_byte(0x29, 0x72);</text:p>
          </table:table-cell>
          <table:table-cell table:style-name="ce11" table:formula="of:=LEFT([.F43];1)" office:value-type="string" office:string-value="4">
            <text:p>4</text:p>
          </table:table-cell>
          <table:table-cell table:style-name="ce11" table:formula="of:=RIGHT(LEFT([.F43];2);1)" office:value-type="string" office:string-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CONCATENATE(&quot;0x&quot;;DEC2HEX([.A44]))" office:value-type="string" office:string-value="0x2A">
            <text:p>0x2A</text:p>
          </table:table-cell>
          <table:table-cell table:formula="of:=[.M44]+1000" office:value-type="float" office:value="1690">
            <text:p>1690</text:p>
          </table:table-cell>
          <table:table-cell table:number-columns-repeated="2"/>
          <table:table-cell table:formula="of:=10000*[.S11]" office:value-type="float" office:value="56000">
            <text:p>56000</text:p>
          </table:table-cell>
          <table:table-cell table:style-name="ce5"/>
          <table:table-cell table:style-name="ce10"/>
          <table:table-cell table:style-name="ce3"/>
          <table:table-cell table:formula="of:=[.$D$2]*([.F44]/([.$E$2]+[.F44]))" office:value-type="float" office:value="4.986642920748">
            <text:p>4.986642920748</text:p>
          </table:table-cell>
          <table:table-cell table:formula="of:=INT([.J44]*(1024/5))" office:value-type="float" office:value="1021">
            <text:p>1021</text:p>
          </table:table-cell>
          <table:table-cell table:style-name="ce11" table:formula="of:=[.$D$2]*([.F44]/([.$E$3]+[.F44]))" office:value-type="float" office:value="3.37349397590361">
            <text:p>3.37349397590361</text:p>
          </table:table-cell>
          <table:table-cell table:style-name="ce11" table:formula="of:=INT([.L44]*(1024/5))" office:value-type="float" office:value="690">
            <text:p>690</text:p>
          </table:table-cell>
          <table:table-cell/>
          <table:table-cell table:formula="of:=([.$D$2]/([.$E$2]+[.F44]))*1000" office:value-type="float" office:value="0.0890471950133571">
            <text:p>0.0890471950133571</text:p>
          </table:table-cell>
          <table:table-cell table:number-columns-repeated="7"/>
          <table:table-cell table:style-name="ce12" table:formula="of:=DEC2HEX([.C44])" office:value-type="string" office:string-value="69A">
            <text:p>69A</text:p>
          </table:table-cell>
          <table:table-cell table:style-name="ce13" table:formula="of:=LEFT([.W44];1)" office:value-type="string" office:string-value="6">
            <text:p>6</text:p>
          </table:table-cell>
          <table:table-cell table:style-name="ce15" table:formula="of:=RIGHT([.W44];2)" office:value-type="string" office:string-value="9A">
            <text:p>9A</text:p>
          </table:table-cell>
          <table:table-cell table:style-name="ce11" table:formula="of:=CONCATENATE(&quot;0x&quot;;DEC2HEX([.A44]))" office:value-type="string" office:string-value="0x2A">
            <text:p>0x2A</text:p>
          </table:table-cell>
          <table:table-cell table:number-columns-repeated="2"/>
          <table:table-cell table:formula="of:=CONCATENATE(&quot;eeprom_write_byte(&quot;;[.Z44];&quot;, 0x&quot;;[.Y44];&quot;);&quot;)" office:value-type="string" office:string-value="eeprom_write_byte(0x2A, 0x9A);">
            <text:p>eeprom_write_byte(0x2A, 0x9A);</text:p>
          </table:table-cell>
          <table:table-cell table:style-name="ce11" table:formula="of:=LEFT([.F44];1)" office:value-type="string" office:string-value="5">
            <text:p>5</text:p>
          </table:table-cell>
          <table:table-cell table:style-name="ce11" table:formula="of:=RIGHT(LEFT([.F44];2);1)" office:value-type="string" office:string-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CONCATENATE(&quot;0x&quot;;DEC2HEX([.A45]))" office:value-type="string" office:string-value="0x2B">
            <text:p>0x2B</text:p>
          </table:table-cell>
          <table:table-cell table:formula="of:=[.M45]+1000" office:value-type="float" office:value="1770">
            <text:p>1770</text:p>
          </table:table-cell>
          <table:table-cell table:number-columns-repeated="2"/>
          <table:table-cell table:formula="of:=10000*[.S12]" office:value-type="float" office:value="82000">
            <text:p>82000</text:p>
          </table:table-cell>
          <table:table-cell table:style-name="ce6"/>
          <table:table-cell table:style-name="ce2"/>
          <table:table-cell table:style-name="ce3"/>
          <table:table-cell table:formula="of:=[.$D$2]*([.F45]/([.$E$2]+[.F45]))" office:value-type="float" office:value="4.99087035909921">
            <text:p>4.99087035909921</text:p>
          </table:table-cell>
          <table:table-cell table:formula="of:=INT([.J45]*(1024/5))" office:value-type="float" office:value="1022">
            <text:p>1022</text:p>
          </table:table-cell>
          <table:table-cell table:style-name="ce11" table:formula="of:=[.$D$2]*([.F45]/([.$E$3]+[.F45]))" office:value-type="float" office:value="3.76146788990826">
            <text:p>3.76146788990826</text:p>
          </table:table-cell>
          <table:table-cell table:style-name="ce11" table:formula="of:=INT([.L45]*(1024/5))" office:value-type="float" office:value="770">
            <text:p>770</text:p>
          </table:table-cell>
          <table:table-cell/>
          <table:table-cell table:formula="of:=([.$D$2]/([.$E$2]+[.F45]))*1000" office:value-type="float" office:value="0.0608642726719416">
            <text:p>0.0608642726719416</text:p>
          </table:table-cell>
          <table:table-cell table:number-columns-repeated="7"/>
          <table:table-cell table:style-name="ce12" table:formula="of:=DEC2HEX([.C45])" office:value-type="string" office:string-value="6EA">
            <text:p>6EA</text:p>
          </table:table-cell>
          <table:table-cell table:style-name="ce13" table:formula="of:=LEFT([.W45];1)" office:value-type="string" office:string-value="6">
            <text:p>6</text:p>
          </table:table-cell>
          <table:table-cell table:style-name="ce15" table:formula="of:=RIGHT([.W45];2)" office:value-type="string" office:string-value="EA">
            <text:p>EA</text:p>
          </table:table-cell>
          <table:table-cell table:style-name="ce11" table:formula="of:=CONCATENATE(&quot;0x&quot;;DEC2HEX([.A45]))" office:value-type="string" office:string-value="0x2B">
            <text:p>0x2B</text:p>
          </table:table-cell>
          <table:table-cell table:number-columns-repeated="2"/>
          <table:table-cell table:formula="of:=CONCATENATE(&quot;eeprom_write_byte(&quot;;[.Z45];&quot;, 0x&quot;;[.Y45];&quot;);&quot;)" office:value-type="string" office:string-value="eeprom_write_byte(0x2B, 0xEA);">
            <text:p>eeprom_write_byte(0x2B, 0xEA);</text:p>
          </table:table-cell>
          <table:table-cell table:style-name="ce11" table:formula="of:=LEFT([.F45];1)" office:value-type="string" office:string-value="8">
            <text:p>8</text:p>
          </table:table-cell>
          <table:table-cell table:style-name="ce11" table:formula="of:=RIGHT(LEFT([.F45];2);1)" office:value-type="string" office:string-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CONCATENATE(&quot;0x&quot;;DEC2HEX([.A46]))" office:value-type="string" office:string-value="0x2C">
            <text:p>0x2C</text:p>
          </table:table-cell>
          <table:table-cell table:formula="of:=[.M46]+1000" office:value-type="float" office:value="1806">
            <text:p>1806</text:p>
          </table:table-cell>
          <table:table-cell table:number-columns-repeated="2"/>
          <table:table-cell table:formula="of:=100000*[.S2]" office:value-type="float" office:value="100000">
            <text:p>100000</text:p>
          </table:table-cell>
          <table:table-cell table:style-name="ce1"/>
          <table:table-cell table:style-name="ce7"/>
          <table:table-cell table:style-name="ce4"/>
          <table:table-cell table:formula="of:=[.$D$2]*([.F46]/([.$E$2]+[.F46]))" office:value-type="float" office:value="4.99251123315027">
            <text:p>4.99251123315027</text:p>
          </table:table-cell>
          <table:table-cell table:formula="of:=INT([.J46]*(1024/5))" office:value-type="float" office:value="1022">
            <text:p>1022</text:p>
          </table:table-cell>
          <table:table-cell table:style-name="ce11" table:formula="of:=[.$D$2]*([.F46]/([.$E$3]+[.F46]))" office:value-type="float" office:value="3.93700787401575">
            <text:p>3.93700787401575</text:p>
          </table:table-cell>
          <table:table-cell table:style-name="ce11" table:formula="of:=INT([.L46]*(1024/5))" office:value-type="float" office:value="806">
            <text:p>806</text:p>
          </table:table-cell>
          <table:table-cell/>
          <table:table-cell table:formula="of:=([.$D$2]/([.$E$2]+[.F46]))*1000" office:value-type="float" office:value="0.0499251123315027">
            <text:p>0.0499251123315027</text:p>
          </table:table-cell>
          <table:table-cell table:number-columns-repeated="7"/>
          <table:table-cell table:style-name="ce12" table:formula="of:=DEC2HEX([.C46])" office:value-type="string" office:string-value="70E">
            <text:p>70E</text:p>
          </table:table-cell>
          <table:table-cell table:style-name="ce13" table:formula="of:=LEFT([.W46];1)" office:value-type="string" office:string-value="7">
            <text:p>7</text:p>
          </table:table-cell>
          <table:table-cell table:style-name="ce15" table:formula="of:=RIGHT([.W46];2)" office:value-type="string" office:string-value="0E">
            <text:p>0E</text:p>
          </table:table-cell>
          <table:table-cell table:style-name="ce11" table:formula="of:=CONCATENATE(&quot;0x&quot;;DEC2HEX([.A46]))" office:value-type="string" office:string-value="0x2C">
            <text:p>0x2C</text:p>
          </table:table-cell>
          <table:table-cell table:number-columns-repeated="2"/>
          <table:table-cell table:formula="of:=CONCATENATE(&quot;eeprom_write_byte(&quot;;[.Z46];&quot;, 0x&quot;;[.Y46];&quot;);&quot;)" office:value-type="string" office:string-value="eeprom_write_byte(0x2C, 0x0E);">
            <text:p>eeprom_write_byte(0x2C, 0x0E);</text:p>
          </table:table-cell>
          <table:table-cell table:style-name="ce11" table:formula="of:=LEFT([.F46];1)" office:value-type="string" office:string-value="1">
            <text:p>1</text:p>
          </table:table-cell>
          <table:table-cell table:style-name="ce11" table:formula="of:=RIGHT(LEFT([.F46];2);1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CONCATENATE(&quot;0x&quot;;DEC2HEX([.A47]))" office:value-type="string" office:string-value="0x2D">
            <text:p>0x2D</text:p>
          </table:table-cell>
          <table:table-cell table:formula="of:=[.M47]+1000" office:value-type="float" office:value="1835">
            <text:p>1835</text:p>
          </table:table-cell>
          <table:table-cell table:number-columns-repeated="2"/>
          <table:table-cell table:formula="of:=100000*[.S3]" office:value-type="float" office:value="120000">
            <text:p>120000</text:p>
          </table:table-cell>
          <table:table-cell table:style-name="ce1"/>
          <table:table-cell table:style-name="ce2"/>
          <table:table-cell table:style-name="ce4"/>
          <table:table-cell table:formula="of:=[.$D$2]*([.F47]/([.$E$2]+[.F47]))" office:value-type="float" office:value="4.99375780274657">
            <text:p>4.99375780274657</text:p>
          </table:table-cell>
          <table:table-cell table:formula="of:=INT([.J47]*(1024/5))" office:value-type="float" office:value="1022">
            <text:p>1022</text:p>
          </table:table-cell>
          <table:table-cell table:style-name="ce11" table:formula="of:=[.$D$2]*([.F47]/([.$E$3]+[.F47]))" office:value-type="float" office:value="4.08163265306122">
            <text:p>4.08163265306122</text:p>
          </table:table-cell>
          <table:table-cell table:style-name="ce11" table:formula="of:=INT([.L47]*(1024/5))" office:value-type="float" office:value="835">
            <text:p>835</text:p>
          </table:table-cell>
          <table:table-cell/>
          <table:table-cell table:formula="of:=([.$D$2]/([.$E$2]+[.F47]))*1000" office:value-type="float" office:value="0.0416146483562214">
            <text:p>0.0416146483562214</text:p>
          </table:table-cell>
          <table:table-cell table:number-columns-repeated="7"/>
          <table:table-cell table:style-name="ce12" table:formula="of:=DEC2HEX([.C47])" office:value-type="string" office:string-value="72B">
            <text:p>72B</text:p>
          </table:table-cell>
          <table:table-cell table:style-name="ce13" table:formula="of:=LEFT([.W47];1)" office:value-type="string" office:string-value="7">
            <text:p>7</text:p>
          </table:table-cell>
          <table:table-cell table:style-name="ce15" table:formula="of:=RIGHT([.W47];2)" office:value-type="string" office:string-value="2B">
            <text:p>2B</text:p>
          </table:table-cell>
          <table:table-cell table:style-name="ce11" table:formula="of:=CONCATENATE(&quot;0x&quot;;DEC2HEX([.A47]))" office:value-type="string" office:string-value="0x2D">
            <text:p>0x2D</text:p>
          </table:table-cell>
          <table:table-cell table:number-columns-repeated="2"/>
          <table:table-cell table:formula="of:=CONCATENATE(&quot;eeprom_write_byte(&quot;;[.Z47];&quot;, 0x&quot;;[.Y47];&quot;);&quot;)" office:value-type="string" office:string-value="eeprom_write_byte(0x2D, 0x2B);">
            <text:p>eeprom_write_byte(0x2D, 0x2B);</text:p>
          </table:table-cell>
          <table:table-cell table:style-name="ce11" table:formula="of:=LEFT([.F47];1)" office:value-type="string" office:string-value="1">
            <text:p>1</text:p>
          </table:table-cell>
          <table:table-cell table:style-name="ce11" table:formula="of:=RIGHT(LEFT([.F47];2);1)" office:value-type="string" office:string-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CONCATENATE(&quot;0x&quot;;DEC2HEX([.A48]))" office:value-type="string" office:string-value="0x2E">
            <text:p>0x2E</text:p>
          </table:table-cell>
          <table:table-cell table:formula="of:=[.M48]+1000" office:value-type="float" office:value="1867">
            <text:p>1867</text:p>
          </table:table-cell>
          <table:table-cell table:number-columns-repeated="2"/>
          <table:table-cell table:formula="of:=100000*[.S4]" office:value-type="float" office:value="150000">
            <text:p>150000</text:p>
          </table:table-cell>
          <table:table-cell table:style-name="ce1"/>
          <table:table-cell table:style-name="ce5"/>
          <table:table-cell table:style-name="ce4"/>
          <table:table-cell table:formula="of:=[.$D$2]*([.F48]/([.$E$2]+[.F48]))" office:value-type="float" office:value="4.995004995005">
            <text:p>4.995004995005</text:p>
          </table:table-cell>
          <table:table-cell table:formula="of:=INT([.J48]*(1024/5))" office:value-type="float" office:value="1022">
            <text:p>1022</text:p>
          </table:table-cell>
          <table:table-cell table:style-name="ce11" table:formula="of:=[.$D$2]*([.F48]/([.$E$3]+[.F48]))" office:value-type="float" office:value="4.23728813559322">
            <text:p>4.23728813559322</text:p>
          </table:table-cell>
          <table:table-cell table:style-name="ce11" table:formula="of:=INT([.L48]*(1024/5))" office:value-type="float" office:value="867">
            <text:p>867</text:p>
          </table:table-cell>
          <table:table-cell/>
          <table:table-cell table:formula="of:=([.$D$2]/([.$E$2]+[.F48]))*1000" office:value-type="float" office:value="0.0333000333000333">
            <text:p>0.0333000333000333</text:p>
          </table:table-cell>
          <table:table-cell table:number-columns-repeated="7"/>
          <table:table-cell table:style-name="ce12" table:formula="of:=DEC2HEX([.C48])" office:value-type="string" office:string-value="74B">
            <text:p>74B</text:p>
          </table:table-cell>
          <table:table-cell table:style-name="ce13" table:formula="of:=LEFT([.W48];1)" office:value-type="string" office:string-value="7">
            <text:p>7</text:p>
          </table:table-cell>
          <table:table-cell table:style-name="ce15" table:formula="of:=RIGHT([.W48];2)" office:value-type="string" office:string-value="4B">
            <text:p>4B</text:p>
          </table:table-cell>
          <table:table-cell table:style-name="ce11" table:formula="of:=CONCATENATE(&quot;0x&quot;;DEC2HEX([.A48]))" office:value-type="string" office:string-value="0x2E">
            <text:p>0x2E</text:p>
          </table:table-cell>
          <table:table-cell table:number-columns-repeated="2"/>
          <table:table-cell table:formula="of:=CONCATENATE(&quot;eeprom_write_byte(&quot;;[.Z48];&quot;, 0x&quot;;[.Y48];&quot;);&quot;)" office:value-type="string" office:string-value="eeprom_write_byte(0x2E, 0x4B);">
            <text:p>eeprom_write_byte(0x2E, 0x4B);</text:p>
          </table:table-cell>
          <table:table-cell table:style-name="ce11" table:formula="of:=LEFT([.F48];1)" office:value-type="string" office:string-value="1">
            <text:p>1</text:p>
          </table:table-cell>
          <table:table-cell table:style-name="ce11" table:formula="of:=RIGHT(LEFT([.F48];2);1)" office:value-type="string" office:string-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CONCATENATE(&quot;0x&quot;;DEC2HEX([.A49]))" office:value-type="string" office:string-value="0x2F">
            <text:p>0x2F</text:p>
          </table:table-cell>
          <table:table-cell table:formula="of:=[.M49]+1000" office:value-type="float" office:value="1890">
            <text:p>1890</text:p>
          </table:table-cell>
          <table:table-cell table:number-columns-repeated="2"/>
          <table:table-cell table:formula="of:=100000*[.S5]" office:value-type="float" office:value="180000">
            <text:p>180000</text:p>
          </table:table-cell>
          <table:table-cell table:style-name="ce1"/>
          <table:table-cell table:style-name="ce6"/>
          <table:table-cell table:style-name="ce4"/>
          <table:table-cell table:formula="of:=[.$D$2]*([.F49]/([.$E$2]+[.F49]))" office:value-type="float" office:value="4.99583680266445">
            <text:p>4.99583680266445</text:p>
          </table:table-cell>
          <table:table-cell table:formula="of:=INT([.J49]*(1024/5))" office:value-type="float" office:value="1023">
            <text:p>1023</text:p>
          </table:table-cell>
          <table:table-cell table:style-name="ce11" table:formula="of:=[.$D$2]*([.F49]/([.$E$3]+[.F49]))" office:value-type="float" office:value="4.34782608695652">
            <text:p>4.34782608695652</text:p>
          </table:table-cell>
          <table:table-cell table:style-name="ce11" table:formula="of:=INT([.L49]*(1024/5))" office:value-type="float" office:value="890">
            <text:p>890</text:p>
          </table:table-cell>
          <table:table-cell/>
          <table:table-cell table:formula="of:=([.$D$2]/([.$E$2]+[.F49]))*1000" office:value-type="float" office:value="0.0277546489036914">
            <text:p>0.0277546489036914</text:p>
          </table:table-cell>
          <table:table-cell table:number-columns-repeated="7"/>
          <table:table-cell table:style-name="ce12" table:formula="of:=DEC2HEX([.C49])" office:value-type="string" office:string-value="762">
            <text:p>762</text:p>
          </table:table-cell>
          <table:table-cell table:style-name="ce13" table:formula="of:=LEFT([.W49];1)" office:value-type="string" office:string-value="7">
            <text:p>7</text:p>
          </table:table-cell>
          <table:table-cell table:style-name="ce15" table:formula="of:=RIGHT([.W49];2)" office:value-type="string" office:string-value="62">
            <text:p>62</text:p>
          </table:table-cell>
          <table:table-cell table:style-name="ce11" table:formula="of:=CONCATENATE(&quot;0x&quot;;DEC2HEX([.A49]))" office:value-type="string" office:string-value="0x2F">
            <text:p>0x2F</text:p>
          </table:table-cell>
          <table:table-cell table:number-columns-repeated="2"/>
          <table:table-cell table:formula="of:=CONCATENATE(&quot;eeprom_write_byte(&quot;;[.Z49];&quot;, 0x&quot;;[.Y49];&quot;);&quot;)" office:value-type="string" office:string-value="eeprom_write_byte(0x2F, 0x62);">
            <text:p>eeprom_write_byte(0x2F, 0x62);</text:p>
          </table:table-cell>
          <table:table-cell table:style-name="ce11" table:formula="of:=LEFT([.F49];1)" office:value-type="string" office:string-value="1">
            <text:p>1</text:p>
          </table:table-cell>
          <table:table-cell table:style-name="ce11" table:formula="of:=RIGHT(LEFT([.F49];2);1)" office:value-type="string" office:string-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CONCATENATE(&quot;0x&quot;;DEC2HEX([.A50]))" office:value-type="string" office:string-value="0x30">
            <text:p>0x30</text:p>
          </table:table-cell>
          <table:table-cell table:formula="of:=[.M50]+1000" office:value-type="float" office:value="1912">
            <text:p>1912</text:p>
          </table:table-cell>
          <table:table-cell table:number-columns-repeated="2"/>
          <table:table-cell table:formula="of:=100000*[.S6]" office:value-type="float" office:value="220000">
            <text:p>220000</text:p>
          </table:table-cell>
          <table:table-cell table:style-name="ce2" table:number-columns-repeated="2"/>
          <table:table-cell table:style-name="ce4"/>
          <table:table-cell table:formula="of:=[.$D$2]*([.F50]/([.$E$2]+[.F50]))" office:value-type="float" office:value="4.99659323188735">
            <text:p>4.99659323188735</text:p>
          </table:table-cell>
          <table:table-cell table:formula="of:=INT([.J50]*(1024/5))" office:value-type="float" office:value="1023">
            <text:p>1023</text:p>
          </table:table-cell>
          <table:table-cell table:style-name="ce11" table:formula="of:=[.$D$2]*([.F50]/([.$E$3]+[.F50]))" office:value-type="float" office:value="4.45344129554656">
            <text:p>4.45344129554656</text:p>
          </table:table-cell>
          <table:table-cell table:style-name="ce11" table:formula="of:=INT([.L50]*(1024/5))" office:value-type="float" office:value="912">
            <text:p>912</text:p>
          </table:table-cell>
          <table:table-cell/>
          <table:table-cell table:formula="of:=([.$D$2]/([.$E$2]+[.F50]))*1000" office:value-type="float" office:value="0.0227117874176698">
            <text:p>0.0227117874176698</text:p>
          </table:table-cell>
          <table:table-cell table:number-columns-repeated="7"/>
          <table:table-cell table:style-name="ce12" table:formula="of:=DEC2HEX([.C50])" office:value-type="string" office:string-value="778">
            <text:p>778</text:p>
          </table:table-cell>
          <table:table-cell table:style-name="ce13" table:formula="of:=LEFT([.W50];1)" office:value-type="string" office:string-value="7">
            <text:p>7</text:p>
          </table:table-cell>
          <table:table-cell table:style-name="ce15" table:formula="of:=RIGHT([.W50];2)" office:value-type="string" office:string-value="78">
            <text:p>78</text:p>
          </table:table-cell>
          <table:table-cell table:style-name="ce11" table:formula="of:=CONCATENATE(&quot;0x&quot;;DEC2HEX([.A50]))" office:value-type="string" office:string-value="0x30">
            <text:p>0x30</text:p>
          </table:table-cell>
          <table:table-cell table:number-columns-repeated="2"/>
          <table:table-cell table:formula="of:=CONCATENATE(&quot;eeprom_write_byte(&quot;;[.Z50];&quot;, 0x&quot;;[.Y50];&quot;);&quot;)" office:value-type="string" office:string-value="eeprom_write_byte(0x30, 0x78);">
            <text:p>eeprom_write_byte(0x30, 0x78);</text:p>
          </table:table-cell>
          <table:table-cell table:style-name="ce11" table:formula="of:=LEFT([.F50];1)" office:value-type="string" office:string-value="2">
            <text:p>2</text:p>
          </table:table-cell>
          <table:table-cell table:style-name="ce11" table:formula="of:=RIGHT(LEFT([.F50];2);1)" office:value-type="string" office:string-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CONCATENATE(&quot;0x&quot;;DEC2HEX([.A51]))" office:value-type="string" office:string-value="0x31">
            <text:p>0x31</text:p>
          </table:table-cell>
          <table:table-cell table:formula="of:=[.M51]+1000" office:value-type="float" office:value="1930">
            <text:p>1930</text:p>
          </table:table-cell>
          <table:table-cell table:number-columns-repeated="2"/>
          <table:table-cell table:formula="of:=100000*[.S7]" office:value-type="float" office:value="270000">
            <text:p>270000</text:p>
          </table:table-cell>
          <table:table-cell table:style-name="ce2"/>
          <table:table-cell table:style-name="ce8"/>
          <table:table-cell table:style-name="ce4"/>
          <table:table-cell table:formula="of:=[.$D$2]*([.F51]/([.$E$2]+[.F51]))" office:value-type="float" office:value="4.99722376457524">
            <text:p>4.99722376457524</text:p>
          </table:table-cell>
          <table:table-cell table:formula="of:=INT([.J51]*(1024/5))" office:value-type="float" office:value="1023">
            <text:p>1023</text:p>
          </table:table-cell>
          <table:table-cell table:style-name="ce11" table:formula="of:=[.$D$2]*([.F51]/([.$E$3]+[.F51]))" office:value-type="float" office:value="4.54545454545455">
            <text:p>4.54545454545455</text:p>
          </table:table-cell>
          <table:table-cell table:style-name="ce11" table:formula="of:=INT([.L51]*(1024/5))" office:value-type="float" office:value="930">
            <text:p>930</text:p>
          </table:table-cell>
          <table:table-cell/>
          <table:table-cell table:formula="of:=([.$D$2]/([.$E$2]+[.F51]))*1000" office:value-type="float" office:value="0.0185082361650935">
            <text:p>0.0185082361650935</text:p>
          </table:table-cell>
          <table:table-cell table:number-columns-repeated="7"/>
          <table:table-cell table:style-name="ce12" table:formula="of:=DEC2HEX([.C51])" office:value-type="string" office:string-value="78A">
            <text:p>78A</text:p>
          </table:table-cell>
          <table:table-cell table:style-name="ce13" table:formula="of:=LEFT([.W51];1)" office:value-type="string" office:string-value="7">
            <text:p>7</text:p>
          </table:table-cell>
          <table:table-cell table:style-name="ce15" table:formula="of:=RIGHT([.W51];2)" office:value-type="string" office:string-value="8A">
            <text:p>8A</text:p>
          </table:table-cell>
          <table:table-cell table:style-name="ce11" table:formula="of:=CONCATENATE(&quot;0x&quot;;DEC2HEX([.A51]))" office:value-type="string" office:string-value="0x31">
            <text:p>0x31</text:p>
          </table:table-cell>
          <table:table-cell table:number-columns-repeated="2"/>
          <table:table-cell table:formula="of:=CONCATENATE(&quot;eeprom_write_byte(&quot;;[.Z51];&quot;, 0x&quot;;[.Y51];&quot;);&quot;)" office:value-type="string" office:string-value="eeprom_write_byte(0x31, 0x8A);">
            <text:p>eeprom_write_byte(0x31, 0x8A);</text:p>
          </table:table-cell>
          <table:table-cell table:style-name="ce11" table:formula="of:=LEFT([.F51];1)" office:value-type="string" office:string-value="2">
            <text:p>2</text:p>
          </table:table-cell>
          <table:table-cell table:style-name="ce11" table:formula="of:=RIGHT(LEFT([.F51];2);1)" office:value-type="string" office:string-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CONCATENATE(&quot;0x&quot;;DEC2HEX([.A52]))" office:value-type="string" office:string-value="0x32">
            <text:p>0x32</text:p>
          </table:table-cell>
          <table:table-cell table:formula="of:=[.M52]+1000" office:value-type="float" office:value="1946">
            <text:p>1946</text:p>
          </table:table-cell>
          <table:table-cell table:number-columns-repeated="2"/>
          <table:table-cell table:formula="of:=100000*[.S8]" office:value-type="float" office:value="330000">
            <text:p>330000</text:p>
          </table:table-cell>
          <table:table-cell table:style-name="ce3" table:number-columns-repeated="2"/>
          <table:table-cell table:style-name="ce4"/>
          <table:table-cell table:formula="of:=[.$D$2]*([.F52]/([.$E$2]+[.F52]))" office:value-type="float" office:value="4.99772830531577">
            <text:p>4.99772830531577</text:p>
          </table:table-cell>
          <table:table-cell table:formula="of:=INT([.J52]*(1024/5))" office:value-type="float" office:value="1023">
            <text:p>1023</text:p>
          </table:table-cell>
          <table:table-cell table:style-name="ce11" table:formula="of:=[.$D$2]*([.F52]/([.$E$3]+[.F52]))" office:value-type="float" office:value="4.6218487394958">
            <text:p>4.6218487394958</text:p>
          </table:table-cell>
          <table:table-cell table:style-name="ce11" table:formula="of:=INT([.L52]*(1024/5))" office:value-type="float" office:value="946">
            <text:p>946</text:p>
          </table:table-cell>
          <table:table-cell/>
          <table:table-cell table:formula="of:=([.$D$2]/([.$E$2]+[.F52]))*1000" office:value-type="float" office:value="0.0151446312282296">
            <text:p>0.0151446312282296</text:p>
          </table:table-cell>
          <table:table-cell table:number-columns-repeated="7"/>
          <table:table-cell table:style-name="ce12" table:formula="of:=DEC2HEX([.C52])" office:value-type="string" office:string-value="79A">
            <text:p>79A</text:p>
          </table:table-cell>
          <table:table-cell table:style-name="ce13" table:formula="of:=LEFT([.W52];1)" office:value-type="string" office:string-value="7">
            <text:p>7</text:p>
          </table:table-cell>
          <table:table-cell table:style-name="ce15" table:formula="of:=RIGHT([.W52];2)" office:value-type="string" office:string-value="9A">
            <text:p>9A</text:p>
          </table:table-cell>
          <table:table-cell table:style-name="ce11" table:formula="of:=CONCATENATE(&quot;0x&quot;;DEC2HEX([.A52]))" office:value-type="string" office:string-value="0x32">
            <text:p>0x32</text:p>
          </table:table-cell>
          <table:table-cell table:number-columns-repeated="2"/>
          <table:table-cell table:formula="of:=CONCATENATE(&quot;eeprom_write_byte(&quot;;[.Z52];&quot;, 0x&quot;;[.Y52];&quot;);&quot;)" office:value-type="string" office:string-value="eeprom_write_byte(0x32, 0x9A);">
            <text:p>eeprom_write_byte(0x32, 0x9A);</text:p>
          </table:table-cell>
          <table:table-cell table:style-name="ce11" table:formula="of:=LEFT([.F52];1)" office:value-type="string" office:string-value="3">
            <text:p>3</text:p>
          </table:table-cell>
          <table:table-cell table:style-name="ce11" table:formula="of:=RIGHT(LEFT([.F52];2);1)" office:value-type="string" office:string-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CONCATENATE(&quot;0x&quot;;DEC2HEX([.A53]))" office:value-type="string" office:string-value="0x33">
            <text:p>0x33</text:p>
          </table:table-cell>
          <table:table-cell table:formula="of:=[.M53]+1000" office:value-type="float" office:value="1957">
            <text:p>1957</text:p>
          </table:table-cell>
          <table:table-cell table:number-columns-repeated="2"/>
          <table:table-cell table:formula="of:=100000*[.S9]" office:value-type="float" office:value="390000">
            <text:p>390000</text:p>
          </table:table-cell>
          <table:table-cell table:style-name="ce3"/>
          <table:table-cell table:style-name="ce9"/>
          <table:table-cell table:style-name="ce4"/>
          <table:table-cell table:formula="of:=[.$D$2]*([.F53]/([.$E$2]+[.F53]))" office:value-type="float" office:value="4.99807766243752">
            <text:p>4.99807766243752</text:p>
          </table:table-cell>
          <table:table-cell table:formula="of:=INT([.J53]*(1024/5))" office:value-type="float" office:value="1023">
            <text:p>1023</text:p>
          </table:table-cell>
          <table:table-cell table:style-name="ce11" table:formula="of:=[.$D$2]*([.F53]/([.$E$3]+[.F53]))" office:value-type="float" office:value="4.67625899280576">
            <text:p>4.67625899280576</text:p>
          </table:table-cell>
          <table:table-cell table:style-name="ce11" table:formula="of:=INT([.L53]*(1024/5))" office:value-type="float" office:value="957">
            <text:p>957</text:p>
          </table:table-cell>
          <table:table-cell/>
          <table:table-cell table:formula="of:=([.$D$2]/([.$E$2]+[.F53]))*1000" office:value-type="float" office:value="0.0128155837498398">
            <text:p>0.0128155837498398</text:p>
          </table:table-cell>
          <table:table-cell table:number-columns-repeated="7"/>
          <table:table-cell table:style-name="ce12" table:formula="of:=DEC2HEX([.C53])" office:value-type="string" office:string-value="7A5">
            <text:p>7A5</text:p>
          </table:table-cell>
          <table:table-cell table:style-name="ce13" table:formula="of:=LEFT([.W53];1)" office:value-type="string" office:string-value="7">
            <text:p>7</text:p>
          </table:table-cell>
          <table:table-cell table:style-name="ce15" table:formula="of:=RIGHT([.W53];2)" office:value-type="string" office:string-value="A5">
            <text:p>A5</text:p>
          </table:table-cell>
          <table:table-cell table:style-name="ce11" table:formula="of:=CONCATENATE(&quot;0x&quot;;DEC2HEX([.A53]))" office:value-type="string" office:string-value="0x33">
            <text:p>0x33</text:p>
          </table:table-cell>
          <table:table-cell table:number-columns-repeated="2"/>
          <table:table-cell table:formula="of:=CONCATENATE(&quot;eeprom_write_byte(&quot;;[.Z53];&quot;, 0x&quot;;[.Y53];&quot;);&quot;)" office:value-type="string" office:string-value="eeprom_write_byte(0x33, 0xA5);">
            <text:p>eeprom_write_byte(0x33, 0xA5);</text:p>
          </table:table-cell>
          <table:table-cell table:style-name="ce11" table:formula="of:=LEFT([.F53];1)" office:value-type="string" office:string-value="3">
            <text:p>3</text:p>
          </table:table-cell>
          <table:table-cell table:style-name="ce11" table:formula="of:=RIGHT(LEFT([.F53];2);1)" office:value-type="string" office:string-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CONCATENATE(&quot;0x&quot;;DEC2HEX([.A54]))" office:value-type="string" office:string-value="0x34">
            <text:p>0x34</text:p>
          </table:table-cell>
          <table:table-cell table:formula="of:=[.M54]+1000" office:value-type="float" office:value="1968">
            <text:p>1968</text:p>
          </table:table-cell>
          <table:table-cell table:number-columns-repeated="2"/>
          <table:table-cell table:formula="of:=100000*[.S10]" office:value-type="float" office:value="470000">
            <text:p>470000</text:p>
          </table:table-cell>
          <table:table-cell table:style-name="ce4"/>
          <table:table-cell table:style-name="ce8"/>
          <table:table-cell table:style-name="ce4"/>
          <table:table-cell table:formula="of:=[.$D$2]*([.F54]/([.$E$2]+[.F54]))" office:value-type="float" office:value="4.99840476443688">
            <text:p>4.99840476443688</text:p>
          </table:table-cell>
          <table:table-cell table:formula="of:=INT([.J54]*(1024/5))" office:value-type="float" office:value="1023">
            <text:p>1023</text:p>
          </table:table-cell>
          <table:table-cell table:style-name="ce11" table:formula="of:=[.$D$2]*([.F54]/([.$E$3]+[.F54]))" office:value-type="float" office:value="4.72837022132797">
            <text:p>4.72837022132797</text:p>
          </table:table-cell>
          <table:table-cell table:style-name="ce11" table:formula="of:=INT([.L54]*(1024/5))" office:value-type="float" office:value="968">
            <text:p>968</text:p>
          </table:table-cell>
          <table:table-cell/>
          <table:table-cell table:formula="of:=([.$D$2]/([.$E$2]+[.F54]))*1000" office:value-type="float" office:value="0.010634903754121">
            <text:p>0.010634903754121</text:p>
          </table:table-cell>
          <table:table-cell table:number-columns-repeated="7"/>
          <table:table-cell table:style-name="ce12" table:formula="of:=DEC2HEX([.C54])" office:value-type="string" office:string-value="7B0">
            <text:p>7B0</text:p>
          </table:table-cell>
          <table:table-cell table:style-name="ce13" table:formula="of:=LEFT([.W54];1)" office:value-type="string" office:string-value="7">
            <text:p>7</text:p>
          </table:table-cell>
          <table:table-cell table:style-name="ce15" table:formula="of:=RIGHT([.W54];2)" office:value-type="string" office:string-value="B0">
            <text:p>B0</text:p>
          </table:table-cell>
          <table:table-cell table:style-name="ce11" table:formula="of:=CONCATENATE(&quot;0x&quot;;DEC2HEX([.A54]))" office:value-type="string" office:string-value="0x34">
            <text:p>0x34</text:p>
          </table:table-cell>
          <table:table-cell table:number-columns-repeated="2"/>
          <table:table-cell table:formula="of:=CONCATENATE(&quot;eeprom_write_byte(&quot;;[.Z54];&quot;, 0x&quot;;[.Y54];&quot;);&quot;)" office:value-type="string" office:string-value="eeprom_write_byte(0x34, 0xB0);">
            <text:p>eeprom_write_byte(0x34, 0xB0);</text:p>
          </table:table-cell>
          <table:table-cell table:style-name="ce11" table:formula="of:=LEFT([.F54];1)" office:value-type="string" office:string-value="4">
            <text:p>4</text:p>
          </table:table-cell>
          <table:table-cell table:style-name="ce11" table:formula="of:=RIGHT(LEFT([.F54];2);1)" office:value-type="string" office:string-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CONCATENATE(&quot;0x&quot;;DEC2HEX([.A55]))" office:value-type="string" office:string-value="0x35">
            <text:p>0x35</text:p>
          </table:table-cell>
          <table:table-cell table:formula="of:=[.M55]+1000" office:value-type="float" office:value="1976">
            <text:p>1976</text:p>
          </table:table-cell>
          <table:table-cell table:number-columns-repeated="2"/>
          <table:table-cell table:formula="of:=100000*[.S11]" office:value-type="float" office:value="560000">
            <text:p>560000</text:p>
          </table:table-cell>
          <table:table-cell table:style-name="ce5"/>
          <table:table-cell table:style-name="ce10"/>
          <table:table-cell table:style-name="ce4"/>
          <table:table-cell table:formula="of:=[.$D$2]*([.F55]/([.$E$2]+[.F55]))" office:value-type="float" office:value="4.99866107292689">
            <text:p>4.99866107292689</text:p>
          </table:table-cell>
          <table:table-cell table:formula="of:=INT([.J55]*(1024/5))" office:value-type="float" office:value="1023">
            <text:p>1023</text:p>
          </table:table-cell>
          <table:table-cell table:style-name="ce11" table:formula="of:=[.$D$2]*([.F55]/([.$E$3]+[.F55]))" office:value-type="float" office:value="4.77001703577513">
            <text:p>4.77001703577513</text:p>
          </table:table-cell>
          <table:table-cell table:style-name="ce11" table:formula="of:=INT([.L55]*(1024/5))" office:value-type="float" office:value="976">
            <text:p>976</text:p>
          </table:table-cell>
          <table:table-cell/>
          <table:table-cell table:formula="of:=([.$D$2]/([.$E$2]+[.F55]))*1000" office:value-type="float" office:value="0.00892618048736945">
            <text:p>0.00892618048736945</text:p>
          </table:table-cell>
          <table:table-cell table:number-columns-repeated="7"/>
          <table:table-cell table:style-name="ce12" table:formula="of:=DEC2HEX([.C55])" office:value-type="string" office:string-value="7B8">
            <text:p>7B8</text:p>
          </table:table-cell>
          <table:table-cell table:style-name="ce13" table:formula="of:=LEFT([.W55];1)" office:value-type="string" office:string-value="7">
            <text:p>7</text:p>
          </table:table-cell>
          <table:table-cell table:style-name="ce15" table:formula="of:=RIGHT([.W55];2)" office:value-type="string" office:string-value="B8">
            <text:p>B8</text:p>
          </table:table-cell>
          <table:table-cell table:style-name="ce11" table:formula="of:=CONCATENATE(&quot;0x&quot;;DEC2HEX([.A55]))" office:value-type="string" office:string-value="0x35">
            <text:p>0x35</text:p>
          </table:table-cell>
          <table:table-cell table:number-columns-repeated="2"/>
          <table:table-cell table:formula="of:=CONCATENATE(&quot;eeprom_write_byte(&quot;;[.Z55];&quot;, 0x&quot;;[.Y55];&quot;);&quot;)" office:value-type="string" office:string-value="eeprom_write_byte(0x35, 0xB8);">
            <text:p>eeprom_write_byte(0x35, 0xB8);</text:p>
          </table:table-cell>
          <table:table-cell table:style-name="ce11" table:formula="of:=LEFT([.F55];1)" office:value-type="string" office:string-value="5">
            <text:p>5</text:p>
          </table:table-cell>
          <table:table-cell table:style-name="ce11" table:formula="of:=RIGHT(LEFT([.F55];2);1)" office:value-type="string" office:string-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CONCATENATE(&quot;0x&quot;;DEC2HEX([.A56]))" office:value-type="string" office:string-value="0x36">
            <text:p>0x36</text:p>
          </table:table-cell>
          <table:table-cell table:formula="of:=[.M56]+1000" office:value-type="float" office:value="1991">
            <text:p>1991</text:p>
          </table:table-cell>
          <table:table-cell table:number-columns-repeated="2"/>
          <table:table-cell table:formula="of:=100000*[.S12]" office:value-type="float" office:value="820000">
            <text:p>820000</text:p>
          </table:table-cell>
          <table:table-cell table:style-name="ce6"/>
          <table:table-cell table:style-name="ce2"/>
          <table:table-cell table:style-name="ce4"/>
          <table:table-cell table:formula="of:=[.$D$2]*([.F56]/([.$E$2]+[.F56]))" office:value-type="float" office:value="4.99908553313418">
            <text:p>4.99908553313418</text:p>
          </table:table-cell>
          <table:table-cell table:formula="of:=INT([.J56]*(1024/5))" office:value-type="float" office:value="1023">
            <text:p>1023</text:p>
          </table:table-cell>
          <table:table-cell table:style-name="ce11" table:formula="of:=[.$D$2]*([.F56]/([.$E$3]+[.F56]))" office:value-type="float" office:value="4.84061393152302">
            <text:p>4.84061393152302</text:p>
          </table:table-cell>
          <table:table-cell table:style-name="ce11" table:formula="of:=INT([.L56]*(1024/5))" office:value-type="float" office:value="991">
            <text:p>991</text:p>
          </table:table-cell>
          <table:table-cell/>
          <table:table-cell table:formula="of:=([.$D$2]/([.$E$2]+[.F56]))*1000" office:value-type="float" office:value="0.00609644577211486">
            <text:p>0.00609644577211486</text:p>
          </table:table-cell>
          <table:table-cell table:number-columns-repeated="7"/>
          <table:table-cell table:style-name="ce12" table:formula="of:=DEC2HEX([.C56])" office:value-type="string" office:string-value="7C7">
            <text:p>7C7</text:p>
          </table:table-cell>
          <table:table-cell table:style-name="ce13" table:formula="of:=LEFT([.W56];1)" office:value-type="string" office:string-value="7">
            <text:p>7</text:p>
          </table:table-cell>
          <table:table-cell table:style-name="ce15" table:formula="of:=RIGHT([.W56];2)" office:value-type="string" office:string-value="C7">
            <text:p>C7</text:p>
          </table:table-cell>
          <table:table-cell table:style-name="ce11" table:formula="of:=CONCATENATE(&quot;0x&quot;;DEC2HEX([.A56]))" office:value-type="string" office:string-value="0x36">
            <text:p>0x36</text:p>
          </table:table-cell>
          <table:table-cell table:number-columns-repeated="2"/>
          <table:table-cell table:formula="of:=CONCATENATE(&quot;eeprom_write_byte(&quot;;[.Z56];&quot;, 0x&quot;;[.Y56];&quot;);&quot;)" office:value-type="string" office:string-value="eeprom_write_byte(0x36, 0xC7);">
            <text:p>eeprom_write_byte(0x36, 0xC7);</text:p>
          </table:table-cell>
          <table:table-cell table:style-name="ce11" table:formula="of:=LEFT([.F56];1)" office:value-type="string" office:string-value="8">
            <text:p>8</text:p>
          </table:table-cell>
          <table:table-cell table:style-name="ce11" table:formula="of:=RIGHT(LEFT([.F56];2);1)" office:value-type="string" office:string-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CONCATENATE(&quot;0x&quot;;DEC2HEX([.A57]))" office:value-type="string" office:string-value="0x37">
            <text:p>0x37</text:p>
          </table:table-cell>
          <table:table-cell table:formula="of:=[.M57]+1000" office:value-type="float" office:value="1997">
            <text:p>1997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style-name="ce1"/>
          <table:table-cell table:style-name="ce7"/>
          <table:table-cell table:style-name="ce5"/>
          <table:table-cell table:formula="of:=[.$D$2]*([.F57]/([.$E$2]+[.F57]))" office:value-type="float" office:value="4.99925011248313">
            <text:p>4.99925011248313</text:p>
          </table:table-cell>
          <table:table-cell table:formula="of:=INT([.J57]*(1024/5))" office:value-type="float" office:value="1023">
            <text:p>1023</text:p>
          </table:table-cell>
          <table:table-cell table:style-name="ce11" table:formula="of:=[.$D$2]*([.F57]/([.$E$3]+[.F57]))" office:value-type="float" office:value="4.86854917234664">
            <text:p>4.86854917234664</text:p>
          </table:table-cell>
          <table:table-cell table:style-name="ce11" table:formula="of:=INT([.L57]*(1024/5))" office:value-type="float" office:value="997">
            <text:p>997</text:p>
          </table:table-cell>
          <table:table-cell/>
          <table:table-cell table:formula="of:=([.$D$2]/([.$E$2]+[.F57]))*1000" office:value-type="float" office:value="0.00499925011248313">
            <text:p>0.00499925011248313</text:p>
          </table:table-cell>
          <table:table-cell table:number-columns-repeated="7"/>
          <table:table-cell table:style-name="ce12" table:formula="of:=DEC2HEX([.C57])" office:value-type="string" office:string-value="7CD">
            <text:p>7CD</text:p>
          </table:table-cell>
          <table:table-cell table:style-name="ce13" table:formula="of:=LEFT([.W57];1)" office:value-type="string" office:string-value="7">
            <text:p>7</text:p>
          </table:table-cell>
          <table:table-cell table:style-name="ce15" table:formula="of:=RIGHT([.W57];2)" office:value-type="string" office:string-value="CD">
            <text:p>CD</text:p>
          </table:table-cell>
          <table:table-cell table:style-name="ce11" table:formula="of:=CONCATENATE(&quot;0x&quot;;DEC2HEX([.A57]))" office:value-type="string" office:string-value="0x37">
            <text:p>0x37</text:p>
          </table:table-cell>
          <table:table-cell table:number-columns-repeated="2"/>
          <table:table-cell table:formula="of:=CONCATENATE(&quot;eeprom_write_byte(&quot;;[.Z57];&quot;, 0x&quot;;[.Y57];&quot;);&quot;)" office:value-type="string" office:string-value="eeprom_write_byte(0x37, 0xCD);">
            <text:p>eeprom_write_byte(0x37, 0xCD);</text:p>
          </table:table-cell>
          <table:table-cell table:style-name="ce11" table:formula="of:=LEFT([.F57];1)" office:value-type="string" office:string-value="1">
            <text:p>1</text:p>
          </table:table-cell>
          <table:table-cell table:style-name="ce11" table:formula="of:=RIGHT(LEFT([.F57];2);1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CONCATENATE(&quot;0x&quot;;DEC2HEX([.A58]))" office:value-type="string" office:string-value="0x38">
            <text:p>0x38</text:p>
          </table:table-cell>
          <table:table-cell table:formula="of:=[.M58]+1000" office:value-type="float" office:value="2021">
            <text:p>2021</text:p>
          </table:table-cell>
          <table:table-cell table:number-columns-repeated="2"/>
          <table:table-cell office:value-type="float" office:value="10000000">
            <text:p>10000000</text:p>
          </table:table-cell>
          <table:table-cell table:style-name="ce1"/>
          <table:table-cell table:style-name="ce2"/>
          <table:table-cell table:style-name="ce5"/>
          <table:table-cell table:formula="of:=[.$D$2]*([.F58]/([.$E$2]+[.F58]))" office:value-type="float" office:value="4.99992500112498">
            <text:p>4.99992500112498</text:p>
          </table:table-cell>
          <table:table-cell table:formula="of:=INT([.J58]*(1024/5))" office:value-type="float" office:value="1023">
            <text:p>1023</text:p>
          </table:table-cell>
          <table:table-cell table:style-name="ce11" table:formula="of:=[.$D$2]*([.F58]/([.$E$3]+[.F58]))" office:value-type="float" office:value="4.98653635185001">
            <text:p>4.98653635185001</text:p>
          </table:table-cell>
          <table:table-cell table:style-name="ce11" table:formula="of:=INT([.L58]*(1024/5))" office:value-type="float" office:value="1021">
            <text:p>1021</text:p>
          </table:table-cell>
          <table:table-cell/>
          <table:table-cell table:formula="of:=([.$D$2]/([.$E$2]+[.F58]))*1000" office:value-type="float" office:value="0.000499992500112498">
            <text:p>0.000499992500112498</text:p>
          </table:table-cell>
          <table:table-cell table:number-columns-repeated="7"/>
          <table:table-cell table:style-name="ce12" table:formula="of:=DEC2HEX([.C58])" office:value-type="string" office:string-value="7E5">
            <text:p>7E5</text:p>
          </table:table-cell>
          <table:table-cell table:style-name="ce13" table:formula="of:=LEFT([.W58];1)" office:value-type="string" office:string-value="7">
            <text:p>7</text:p>
          </table:table-cell>
          <table:table-cell table:style-name="ce15" table:formula="of:=RIGHT([.W58];2)" office:value-type="string" office:string-value="E5">
            <text:p>E5</text:p>
          </table:table-cell>
          <table:table-cell table:style-name="ce11" table:formula="of:=CONCATENATE(&quot;0x&quot;;DEC2HEX([.A58]))" office:value-type="string" office:string-value="0x38">
            <text:p>0x38</text:p>
          </table:table-cell>
          <table:table-cell table:number-columns-repeated="2"/>
          <table:table-cell table:formula="of:=CONCATENATE(&quot;eeprom_write_byte(&quot;;[.Z58];&quot;, 0x&quot;;[.Y58];&quot;);&quot;)" office:value-type="string" office:string-value="eeprom_write_byte(0x38, 0xE5);">
            <text:p>eeprom_write_byte(0x38, 0xE5);</text:p>
          </table:table-cell>
          <table:table-cell table:style-name="ce11"/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CONCATENATE(&quot;0x&quot;;DEC2HEX([.A59]))" office:value-type="string" office:string-value="0x39">
            <text:p>0x39</text:p>
          </table:table-cell>
          <table:table-cell table:number-columns-repeated="3"/>
          <table:table-cell/>
          <table:table-cell table:number-columns-repeated="5"/>
          <table:table-cell table:style-name="ce11" table:number-columns-repeated="2"/>
          <table:table-cell table:number-columns-repeated="11"/>
          <table:table-cell table:style-name="ce15" office:value-type="string">
            <text:p>FF</text:p>
          </table:table-cell>
          <table:table-cell table:style-name="ce11" table:formula="of:=CONCATENATE(&quot;0x&quot;;DEC2HEX([.A59]))" office:value-type="string" office:string-value="0x39">
            <text:p>0x39</text:p>
          </table:table-cell>
          <table:table-cell table:number-columns-repeated="2"/>
          <table:table-cell table:formula="of:=CONCATENATE(&quot;eeprom_write_byte(&quot;;[.Z59];&quot;, 0x&quot;;[.Y59];&quot;);&quot;)" office:value-type="string" office:string-value="eeprom_write_byte(0x39, 0xFF);">
            <text:p>eeprom_write_byte(0x39, 0xFF);</text:p>
          </table:table-cell>
          <table:table-cell table:style-name="ce11" table:formula="of:=LEFT([.F59];1)">
            <text:p/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CONCATENATE(&quot;0x&quot;;DEC2HEX([.A60]))" office:value-type="string" office:string-value="0x3A">
            <text:p>0x3A</text:p>
          </table:table-cell>
          <table:table-cell table:number-columns-repeated="3"/>
          <table:table-cell/>
          <table:table-cell table:number-columns-repeated="5"/>
          <table:table-cell table:style-name="ce11" table:number-columns-repeated="2"/>
          <table:table-cell table:number-columns-repeated="11"/>
          <table:table-cell table:style-name="ce15" office:value-type="string">
            <text:p>FF</text:p>
          </table:table-cell>
          <table:table-cell table:style-name="ce11" table:formula="of:=CONCATENATE(&quot;0x&quot;;DEC2HEX([.A60]))" office:value-type="string" office:string-value="0x3A">
            <text:p>0x3A</text:p>
          </table:table-cell>
          <table:table-cell table:number-columns-repeated="2"/>
          <table:table-cell table:formula="of:=CONCATENATE(&quot;eeprom_write_byte(&quot;;[.Z60];&quot;, 0x&quot;;[.Y60];&quot;);&quot;)" office:value-type="string" office:string-value="eeprom_write_byte(0x3A, 0xFF);">
            <text:p>eeprom_write_byte(0x3A, 0xFF);</text:p>
          </table:table-cell>
          <table:table-cell table:style-name="ce11" table:formula="of:=LEFT([.F60];1)">
            <text:p/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CONCATENATE(&quot;0x&quot;;DEC2HEX([.A61]))" office:value-type="string" office:string-value="0x3B">
            <text:p>0x3B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string">
            <text:p>FF</text:p>
          </table:table-cell>
          <table:table-cell table:style-name="ce11" table:formula="of:=CONCATENATE(&quot;0x&quot;;DEC2HEX([.A61]))" office:value-type="string" office:string-value="0x3B">
            <text:p>0x3B</text:p>
          </table:table-cell>
          <table:table-cell office:value-type="string">
            <text:p>End Page 1</text:p>
          </table:table-cell>
          <table:table-cell/>
          <table:table-cell table:formula="of:=CONCATENATE(&quot;eeprom_write_byte(&quot;;[.Z61];&quot;, 0x&quot;;[.Y61];&quot;);&quot;)" office:value-type="string" office:string-value="eeprom_write_byte(0x3B, 0xFF);">
            <text:p>eeprom_write_byte(0x3B, 0xFF);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CONCATENATE(&quot;0x&quot;;DEC2HEX([.A62]))" office:value-type="string" office:string-value="0x3C">
            <text:p>0x3C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2]))" office:value-type="string" office:string-value="0x3C">
            <text:p>0x3C</text:p>
          </table:table-cell>
          <table:table-cell office:value-type="string">
            <text:p>Begin Page 2</text:p>
          </table:table-cell>
          <table:table-cell/>
          <table:table-cell table:formula="of:=CONCATENATE(&quot;eeprom_write_byte(&quot;;[.Z62];&quot;, 0x&quot;;[.Y62];&quot;);&quot;)" office:value-type="string" office:string-value="eeprom_write_byte(0x3C, 0x0);">
            <text:p>eeprom_write_byte(0x3C, 0x0);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CONCATENATE(&quot;0x&quot;;DEC2HEX([.A63]))" office:value-type="string" office:string-value="0x3D">
            <text:p>0x3D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3]))" office:value-type="string" office:string-value="0x3D">
            <text:p>0x3D</text:p>
          </table:table-cell>
          <table:table-cell table:number-columns-repeated="2"/>
          <table:table-cell table:formula="of:=CONCATENATE(&quot;eeprom_write_byte(&quot;;[.Z63];&quot;, 0x&quot;;[.Y63];&quot;);&quot;)" office:value-type="string" office:string-value="eeprom_write_byte(0x3D, 0x0);">
            <text:p>eeprom_write_byte(0x3D, 0x0);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CONCATENATE(&quot;0x&quot;;DEC2HEX([.A64]))" office:value-type="string" office:string-value="0x3E">
            <text:p>0x3E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4]))" office:value-type="string" office:string-value="0x3E">
            <text:p>0x3E</text:p>
          </table:table-cell>
          <table:table-cell table:number-columns-repeated="2"/>
          <table:table-cell table:formula="of:=CONCATENATE(&quot;eeprom_write_byte(&quot;;[.Z64];&quot;, 0x&quot;;[.Y64];&quot;);&quot;)" office:value-type="string" office:string-value="eeprom_write_byte(0x3E, 0x0);">
            <text:p>eeprom_write_byte(0x3E, 0x0);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CONCATENATE(&quot;0x&quot;;DEC2HEX([.A65]))" office:value-type="string" office:string-value="0x3F">
            <text:p>0x3F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5]))" office:value-type="string" office:string-value="0x3F">
            <text:p>0x3F</text:p>
          </table:table-cell>
          <table:table-cell table:number-columns-repeated="2"/>
          <table:table-cell table:formula="of:=CONCATENATE(&quot;eeprom_write_byte(&quot;;[.Z65];&quot;, 0x&quot;;[.Y65];&quot;);&quot;)" office:value-type="string" office:string-value="eeprom_write_byte(0x3F, 0x0);">
            <text:p>eeprom_write_byte(0x3F, 0x0);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CONCATENATE(&quot;0x&quot;;DEC2HEX([.A66]))" office:value-type="string" office:string-value="0x40">
            <text:p>0x40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6]))" office:value-type="string" office:string-value="0x40">
            <text:p>0x40</text:p>
          </table:table-cell>
          <table:table-cell table:number-columns-repeated="2"/>
          <table:table-cell table:formula="of:=CONCATENATE(&quot;eeprom_write_byte(&quot;;[.Z66];&quot;, 0x&quot;;[.Y66];&quot;);&quot;)" office:value-type="string" office:string-value="eeprom_write_byte(0x40, 0x0);">
            <text:p>eeprom_write_byte(0x40, 0x0);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CONCATENATE(&quot;0x&quot;;DEC2HEX([.A67]))" office:value-type="string" office:string-value="0x41">
            <text:p>0x41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7]))" office:value-type="string" office:string-value="0x41">
            <text:p>0x41</text:p>
          </table:table-cell>
          <table:table-cell table:number-columns-repeated="2"/>
          <table:table-cell table:formula="of:=CONCATENATE(&quot;eeprom_write_byte(&quot;;[.Z67];&quot;, 0x&quot;;[.Y67];&quot;);&quot;)" office:value-type="string" office:string-value="eeprom_write_byte(0x41, 0x0);">
            <text:p>eeprom_write_byte(0x41, 0x0);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CONCATENATE(&quot;0x&quot;;DEC2HEX([.A68]))" office:value-type="string" office:string-value="0x42">
            <text:p>0x42</text:p>
          </table:table-cell>
          <table:table-cell table:number-columns-repeated="9"/>
          <table:table-cell table:style-name="ce11" table:number-columns-repeated="2"/>
          <table:table-cell table:number-columns-repeated="11"/>
          <table:table-cell table:style-name="ce15" office:value-type="float" office:value="0">
            <text:p>0</text:p>
          </table:table-cell>
          <table:table-cell table:style-name="ce11" table:formula="of:=CONCATENATE(&quot;0x&quot;;DEC2HEX([.A68]))" office:value-type="string" office:string-value="0x42">
            <text:p>0x42</text:p>
          </table:table-cell>
          <table:table-cell table:number-columns-repeated="2"/>
          <table:table-cell table:formula="of:=CONCATENATE(&quot;eeprom_write_byte(&quot;;[.Z68];&quot;, 0x&quot;;[.Y68];&quot;);&quot;)" office:value-type="string" office:string-value="eeprom_write_byte(0x42, 0x0);">
            <text:p>eeprom_write_byte(0x42, 0x0);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CONCATENATE(&quot;0x&quot;;DEC2HEX([.A69]))" office:value-type="string" office:string-value="0x43">
            <text:p>0x43</text:p>
          </table:table-cell>
          <table:table-cell table:number-columns-repeated="22"/>
          <table:table-cell table:style-name="ce15" office:value-type="float" office:value="0">
            <text:p>0</text:p>
          </table:table-cell>
          <table:table-cell table:style-name="ce11" table:formula="of:=CONCATENATE(&quot;0x&quot;;DEC2HEX([.A69]))" office:value-type="string" office:string-value="0x43">
            <text:p>0x43</text:p>
          </table:table-cell>
          <table:table-cell table:number-columns-repeated="2"/>
          <table:table-cell table:formula="of:=CONCATENATE(&quot;eeprom_write_byte(&quot;;[.Z69];&quot;, 0x&quot;;[.Y69];&quot;);&quot;)" office:value-type="string" office:string-value="eeprom_write_byte(0x43, 0x0);">
            <text:p>eeprom_write_byte(0x43, 0x0);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CONCATENATE(&quot;0x&quot;;DEC2HEX([.A70]))" office:value-type="string" office:string-value="0x44">
            <text:p>0x44</text:p>
          </table:table-cell>
          <table:table-cell table:number-columns-repeated="22"/>
          <table:table-cell table:style-name="ce15" office:value-type="float" office:value="0">
            <text:p>0</text:p>
          </table:table-cell>
          <table:table-cell table:style-name="ce11" table:formula="of:=CONCATENATE(&quot;0x&quot;;DEC2HEX([.A70]))" office:value-type="string" office:string-value="0x44">
            <text:p>0x44</text:p>
          </table:table-cell>
          <table:table-cell table:number-columns-repeated="2"/>
          <table:table-cell table:formula="of:=CONCATENATE(&quot;eeprom_write_byte(&quot;;[.Z70];&quot;, 0x&quot;;[.Y70];&quot;);&quot;)" office:value-type="string" office:string-value="eeprom_write_byte(0x44, 0x0);">
            <text:p>eeprom_write_byte(0x44, 0x0);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CONCATENATE(&quot;0x&quot;;DEC2HEX([.A71]))" office:value-type="string" office:string-value="0x45">
            <text:p>0x45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71]))" office:value-type="string" office:string-value="0x45">
            <text:p>0x45</text:p>
          </table:table-cell>
          <table:table-cell table:number-columns-repeated="2"/>
          <table:table-cell table:formula="of:=CONCATENATE(&quot;eeprom_write_byte(&quot;;[.Z71];&quot;, 0x&quot;;[.Y71];&quot;);&quot;)" office:value-type="string" office:string-value="eeprom_write_byte(0x45, 0x1);">
            <text:p>eeprom_write_byte(0x45, 0x1);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CONCATENATE(&quot;0x&quot;;DEC2HEX([.A72]))" office:value-type="string" office:string-value="0x46">
            <text:p>0x46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72]))" office:value-type="string" office:string-value="0x46">
            <text:p>0x46</text:p>
          </table:table-cell>
          <table:table-cell table:number-columns-repeated="2"/>
          <table:table-cell table:formula="of:=CONCATENATE(&quot;eeprom_write_byte(&quot;;[.Z72];&quot;, 0x&quot;;[.Y72];&quot;);&quot;)" office:value-type="string" office:string-value="eeprom_write_byte(0x46, 0x1);">
            <text:p>eeprom_write_byte(0x46, 0x1);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CONCATENATE(&quot;0x&quot;;DEC2HEX([.A73]))" office:value-type="string" office:string-value="0x47">
            <text:p>0x47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73]))" office:value-type="string" office:string-value="0x47">
            <text:p>0x47</text:p>
          </table:table-cell>
          <table:table-cell table:number-columns-repeated="2"/>
          <table:table-cell table:formula="of:=CONCATENATE(&quot;eeprom_write_byte(&quot;;[.Z73];&quot;, 0x&quot;;[.Y73];&quot;);&quot;)" office:value-type="string" office:string-value="eeprom_write_byte(0x47, 0x1);">
            <text:p>eeprom_write_byte(0x47, 0x1);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CONCATENATE(&quot;0x&quot;;DEC2HEX([.A74]))" office:value-type="string" office:string-value="0x48">
            <text:p>0x48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74]))" office:value-type="string" office:string-value="0x48">
            <text:p>0x48</text:p>
          </table:table-cell>
          <table:table-cell table:number-columns-repeated="2"/>
          <table:table-cell table:formula="of:=CONCATENATE(&quot;eeprom_write_byte(&quot;;[.Z74];&quot;, 0x&quot;;[.Y74];&quot;);&quot;)" office:value-type="string" office:string-value="eeprom_write_byte(0x48, 0x1);">
            <text:p>eeprom_write_byte(0x48, 0x1);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CONCATENATE(&quot;0x&quot;;DEC2HEX([.A75]))" office:value-type="string" office:string-value="0x49">
            <text:p>0x49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75]))" office:value-type="string" office:string-value="0x49">
            <text:p>0x49</text:p>
          </table:table-cell>
          <table:table-cell table:number-columns-repeated="2"/>
          <table:table-cell table:formula="of:=CONCATENATE(&quot;eeprom_write_byte(&quot;;[.Z75];&quot;, 0x&quot;;[.Y75];&quot;);&quot;)" office:value-type="string" office:string-value="eeprom_write_byte(0x49, 0x2);">
            <text:p>eeprom_write_byte(0x49, 0x2);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CONCATENATE(&quot;0x&quot;;DEC2HEX([.A76]))" office:value-type="string" office:string-value="0x4A">
            <text:p>0x4A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76]))" office:value-type="string" office:string-value="0x4A">
            <text:p>0x4A</text:p>
          </table:table-cell>
          <table:table-cell table:number-columns-repeated="2"/>
          <table:table-cell table:formula="of:=CONCATENATE(&quot;eeprom_write_byte(&quot;;[.Z76];&quot;, 0x&quot;;[.Y76];&quot;);&quot;)" office:value-type="string" office:string-value="eeprom_write_byte(0x4A, 0x2);">
            <text:p>eeprom_write_byte(0x4A, 0x2);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CONCATENATE(&quot;0x&quot;;DEC2HEX([.A77]))" office:value-type="string" office:string-value="0x4B">
            <text:p>0x4B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77]))" office:value-type="string" office:string-value="0x4B">
            <text:p>0x4B</text:p>
          </table:table-cell>
          <table:table-cell table:number-columns-repeated="2"/>
          <table:table-cell table:formula="of:=CONCATENATE(&quot;eeprom_write_byte(&quot;;[.Z77];&quot;, 0x&quot;;[.Y77];&quot;);&quot;)" office:value-type="string" office:string-value="eeprom_write_byte(0x4B, 0x2);">
            <text:p>eeprom_write_byte(0x4B, 0x2);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CONCATENATE(&quot;0x&quot;;DEC2HEX([.A78]))" office:value-type="string" office:string-value="0x4C">
            <text:p>0x4C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78]))" office:value-type="string" office:string-value="0x4C">
            <text:p>0x4C</text:p>
          </table:table-cell>
          <table:table-cell table:number-columns-repeated="2"/>
          <table:table-cell table:formula="of:=CONCATENATE(&quot;eeprom_write_byte(&quot;;[.Z78];&quot;, 0x&quot;;[.Y78];&quot;);&quot;)" office:value-type="string" office:string-value="eeprom_write_byte(0x4C, 0x2);">
            <text:p>eeprom_write_byte(0x4C, 0x2);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CONCATENATE(&quot;0x&quot;;DEC2HEX([.A79]))" office:value-type="string" office:string-value="0x4D">
            <text:p>0x4D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79]))" office:value-type="string" office:string-value="0x4D">
            <text:p>0x4D</text:p>
          </table:table-cell>
          <table:table-cell table:number-columns-repeated="2"/>
          <table:table-cell table:formula="of:=CONCATENATE(&quot;eeprom_write_byte(&quot;;[.Z79];&quot;, 0x&quot;;[.Y79];&quot;);&quot;)" office:value-type="string" office:string-value="eeprom_write_byte(0x4D, 0x2);">
            <text:p>eeprom_write_byte(0x4D, 0x2);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CONCATENATE(&quot;0x&quot;;DEC2HEX([.A80]))" office:value-type="string" office:string-value="0x4E">
            <text:p>0x4E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80]))" office:value-type="string" office:string-value="0x4E">
            <text:p>0x4E</text:p>
          </table:table-cell>
          <table:table-cell table:number-columns-repeated="2"/>
          <table:table-cell table:formula="of:=CONCATENATE(&quot;eeprom_write_byte(&quot;;[.Z80];&quot;, 0x&quot;;[.Y80];&quot;);&quot;)" office:value-type="string" office:string-value="eeprom_write_byte(0x4E, 0x2);">
            <text:p>eeprom_write_byte(0x4E, 0x2);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CONCATENATE(&quot;0x&quot;;DEC2HEX([.A81]))" office:value-type="string" office:string-value="0x4F">
            <text:p>0x4F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1]))" office:value-type="string" office:string-value="0x4F">
            <text:p>0x4F</text:p>
          </table:table-cell>
          <table:table-cell table:number-columns-repeated="2"/>
          <table:table-cell table:formula="of:=CONCATENATE(&quot;eeprom_write_byte(&quot;;[.Z81];&quot;, 0x&quot;;[.Y81];&quot;);&quot;)" office:value-type="string" office:string-value="eeprom_write_byte(0x4F, 0x3);">
            <text:p>eeprom_write_byte(0x4F, 0x3);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CONCATENATE(&quot;0x&quot;;DEC2HEX([.A82]))" office:value-type="string" office:string-value="0x50">
            <text:p>0x50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2]))" office:value-type="string" office:string-value="0x50">
            <text:p>0x50</text:p>
          </table:table-cell>
          <table:table-cell table:number-columns-repeated="2"/>
          <table:table-cell table:formula="of:=CONCATENATE(&quot;eeprom_write_byte(&quot;;[.Z82];&quot;, 0x&quot;;[.Y82];&quot;);&quot;)" office:value-type="string" office:string-value="eeprom_write_byte(0x50, 0x3);">
            <text:p>eeprom_write_byte(0x50, 0x3);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CONCATENATE(&quot;0x&quot;;DEC2HEX([.A83]))" office:value-type="string" office:string-value="0x51">
            <text:p>0x51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3]))" office:value-type="string" office:string-value="0x51">
            <text:p>0x51</text:p>
          </table:table-cell>
          <table:table-cell table:number-columns-repeated="2"/>
          <table:table-cell table:formula="of:=CONCATENATE(&quot;eeprom_write_byte(&quot;;[.Z83];&quot;, 0x&quot;;[.Y83];&quot;);&quot;)" office:value-type="string" office:string-value="eeprom_write_byte(0x51, 0x3);">
            <text:p>eeprom_write_byte(0x51, 0x3);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CONCATENATE(&quot;0x&quot;;DEC2HEX([.A84]))" office:value-type="string" office:string-value="0x52">
            <text:p>0x52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4]))" office:value-type="string" office:string-value="0x52">
            <text:p>0x52</text:p>
          </table:table-cell>
          <table:table-cell table:number-columns-repeated="2"/>
          <table:table-cell table:formula="of:=CONCATENATE(&quot;eeprom_write_byte(&quot;;[.Z84];&quot;, 0x&quot;;[.Y84];&quot;);&quot;)" office:value-type="string" office:string-value="eeprom_write_byte(0x52, 0x3);">
            <text:p>eeprom_write_byte(0x52, 0x3);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CONCATENATE(&quot;0x&quot;;DEC2HEX([.A85]))" office:value-type="string" office:string-value="0x53">
            <text:p>0x53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5]))" office:value-type="string" office:string-value="0x53">
            <text:p>0x53</text:p>
          </table:table-cell>
          <table:table-cell table:number-columns-repeated="2"/>
          <table:table-cell table:formula="of:=CONCATENATE(&quot;eeprom_write_byte(&quot;;[.Z85];&quot;, 0x&quot;;[.Y85];&quot;);&quot;)" office:value-type="string" office:string-value="eeprom_write_byte(0x53, 0x3);">
            <text:p>eeprom_write_byte(0x53, 0x3);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CONCATENATE(&quot;0x&quot;;DEC2HEX([.A86]))" office:value-type="string" office:string-value="0x54">
            <text:p>0x54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6]))" office:value-type="string" office:string-value="0x54">
            <text:p>0x54</text:p>
          </table:table-cell>
          <table:table-cell table:number-columns-repeated="2"/>
          <table:table-cell table:formula="of:=CONCATENATE(&quot;eeprom_write_byte(&quot;;[.Z86];&quot;, 0x&quot;;[.Y86];&quot;);&quot;)" office:value-type="string" office:string-value="eeprom_write_byte(0x54, 0x3);">
            <text:p>eeprom_write_byte(0x54, 0x3);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CONCATENATE(&quot;0x&quot;;DEC2HEX([.A87]))" office:value-type="string" office:string-value="0x55">
            <text:p>0x55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87]))" office:value-type="string" office:string-value="0x55">
            <text:p>0x55</text:p>
          </table:table-cell>
          <table:table-cell table:number-columns-repeated="2"/>
          <table:table-cell table:formula="of:=CONCATENATE(&quot;eeprom_write_byte(&quot;;[.Z87];&quot;, 0x&quot;;[.Y87];&quot;);&quot;)" office:value-type="string" office:string-value="eeprom_write_byte(0x55, 0x3);">
            <text:p>eeprom_write_byte(0x55, 0x3);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CONCATENATE(&quot;0x&quot;;DEC2HEX([.A88]))" office:value-type="string" office:string-value="0x56">
            <text:p>0x56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88]))" office:value-type="string" office:string-value="0x56">
            <text:p>0x56</text:p>
          </table:table-cell>
          <table:table-cell table:number-columns-repeated="2"/>
          <table:table-cell table:formula="of:=CONCATENATE(&quot;eeprom_write_byte(&quot;;[.Z88];&quot;, 0x&quot;;[.Y88];&quot;);&quot;)" office:value-type="string" office:string-value="eeprom_write_byte(0x56, 0x4);">
            <text:p>eeprom_write_byte(0x56, 0x4);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CONCATENATE(&quot;0x&quot;;DEC2HEX([.A89]))" office:value-type="string" office:string-value="0x57">
            <text:p>0x57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89]))" office:value-type="string" office:string-value="0x57">
            <text:p>0x57</text:p>
          </table:table-cell>
          <table:table-cell table:number-columns-repeated="2"/>
          <table:table-cell table:formula="of:=CONCATENATE(&quot;eeprom_write_byte(&quot;;[.Z89];&quot;, 0x&quot;;[.Y89];&quot;);&quot;)" office:value-type="string" office:string-value="eeprom_write_byte(0x57, 0x4);">
            <text:p>eeprom_write_byte(0x57, 0x4);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CONCATENATE(&quot;0x&quot;;DEC2HEX([.A90]))" office:value-type="string" office:string-value="0x58">
            <text:p>0x58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0]))" office:value-type="string" office:string-value="0x58">
            <text:p>0x58</text:p>
          </table:table-cell>
          <table:table-cell table:number-columns-repeated="2"/>
          <table:table-cell table:formula="of:=CONCATENATE(&quot;eeprom_write_byte(&quot;;[.Z90];&quot;, 0x&quot;;[.Y90];&quot;);&quot;)" office:value-type="string" office:string-value="eeprom_write_byte(0x58, 0x4);">
            <text:p>eeprom_write_byte(0x58, 0x4);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CONCATENATE(&quot;0x&quot;;DEC2HEX([.A91]))" office:value-type="string" office:string-value="0x59">
            <text:p>0x59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1]))" office:value-type="string" office:string-value="0x59">
            <text:p>0x59</text:p>
          </table:table-cell>
          <table:table-cell table:number-columns-repeated="2"/>
          <table:table-cell table:formula="of:=CONCATENATE(&quot;eeprom_write_byte(&quot;;[.Z91];&quot;, 0x&quot;;[.Y91];&quot;);&quot;)" office:value-type="string" office:string-value="eeprom_write_byte(0x59, 0x4);">
            <text:p>eeprom_write_byte(0x59, 0x4);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CONCATENATE(&quot;0x&quot;;DEC2HEX([.A92]))" office:value-type="string" office:string-value="0x5A">
            <text:p>0x5A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2]))" office:value-type="string" office:string-value="0x5A">
            <text:p>0x5A</text:p>
          </table:table-cell>
          <table:table-cell table:number-columns-repeated="2"/>
          <table:table-cell table:formula="of:=CONCATENATE(&quot;eeprom_write_byte(&quot;;[.Z92];&quot;, 0x&quot;;[.Y92];&quot;);&quot;)" office:value-type="string" office:string-value="eeprom_write_byte(0x5A, 0x4);">
            <text:p>eeprom_write_byte(0x5A, 0x4);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CONCATENATE(&quot;0x&quot;;DEC2HEX([.A93]))" office:value-type="string" office:string-value="0x5B">
            <text:p>0x5B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3]))" office:value-type="string" office:string-value="0x5B">
            <text:p>0x5B</text:p>
          </table:table-cell>
          <table:table-cell table:number-columns-repeated="2"/>
          <table:table-cell table:formula="of:=CONCATENATE(&quot;eeprom_write_byte(&quot;;[.Z93];&quot;, 0x&quot;;[.Y93];&quot;);&quot;)" office:value-type="string" office:string-value="eeprom_write_byte(0x5B, 0x4);">
            <text:p>eeprom_write_byte(0x5B, 0x4);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CONCATENATE(&quot;0x&quot;;DEC2HEX([.A94]))" office:value-type="string" office:string-value="0x5C">
            <text:p>0x5C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4]))" office:value-type="string" office:string-value="0x5C">
            <text:p>0x5C</text:p>
          </table:table-cell>
          <table:table-cell table:number-columns-repeated="2"/>
          <table:table-cell table:formula="of:=CONCATENATE(&quot;eeprom_write_byte(&quot;;[.Z94];&quot;, 0x&quot;;[.Y94];&quot;);&quot;)" office:value-type="string" office:string-value="eeprom_write_byte(0x5C, 0x4);">
            <text:p>eeprom_write_byte(0x5C, 0x4);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CONCATENATE(&quot;0x&quot;;DEC2HEX([.A95]))" office:value-type="string" office:string-value="0x5D">
            <text:p>0x5D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95]))" office:value-type="string" office:string-value="0x5D">
            <text:p>0x5D</text:p>
          </table:table-cell>
          <table:table-cell table:number-columns-repeated="2"/>
          <table:table-cell table:formula="of:=CONCATENATE(&quot;eeprom_write_byte(&quot;;[.Z95];&quot;, 0x&quot;;[.Y95];&quot;);&quot;)" office:value-type="string" office:string-value="eeprom_write_byte(0x5D, 0x4);">
            <text:p>eeprom_write_byte(0x5D, 0x4);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CONCATENATE(&quot;0x&quot;;DEC2HEX([.A96]))" office:value-type="string" office:string-value="0x5E">
            <text:p>0x5E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96]))" office:value-type="string" office:string-value="0x5E">
            <text:p>0x5E</text:p>
          </table:table-cell>
          <table:table-cell table:number-columns-repeated="2"/>
          <table:table-cell table:formula="of:=CONCATENATE(&quot;eeprom_write_byte(&quot;;[.Z96];&quot;, 0x&quot;;[.Y96];&quot;);&quot;)" office:value-type="string" office:string-value="eeprom_write_byte(0x5E, 0x5);">
            <text:p>eeprom_write_byte(0x5E, 0x5);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CONCATENATE(&quot;0x&quot;;DEC2HEX([.A97]))" office:value-type="string" office:string-value="0x5F">
            <text:p>0x5F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97]))" office:value-type="string" office:string-value="0x5F">
            <text:p>0x5F</text:p>
          </table:table-cell>
          <table:table-cell table:number-columns-repeated="2"/>
          <table:table-cell table:formula="of:=CONCATENATE(&quot;eeprom_write_byte(&quot;;[.Z97];&quot;, 0x&quot;;[.Y97];&quot;);&quot;)" office:value-type="string" office:string-value="eeprom_write_byte(0x5F, 0x5);">
            <text:p>eeprom_write_byte(0x5F, 0x5);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CONCATENATE(&quot;0x&quot;;DEC2HEX([.A98]))" office:value-type="string" office:string-value="0x60">
            <text:p>0x60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98]))" office:value-type="string" office:string-value="0x60">
            <text:p>0x60</text:p>
          </table:table-cell>
          <table:table-cell table:number-columns-repeated="2"/>
          <table:table-cell table:formula="of:=CONCATENATE(&quot;eeprom_write_byte(&quot;;[.Z98];&quot;, 0x&quot;;[.Y98];&quot;);&quot;)" office:value-type="string" office:string-value="eeprom_write_byte(0x60, 0x5);">
            <text:p>eeprom_write_byte(0x60, 0x5);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CONCATENATE(&quot;0x&quot;;DEC2HEX([.A99]))" office:value-type="string" office:string-value="0x61">
            <text:p>0x61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99]))" office:value-type="string" office:string-value="0x61">
            <text:p>0x61</text:p>
          </table:table-cell>
          <table:table-cell table:number-columns-repeated="2"/>
          <table:table-cell table:formula="of:=CONCATENATE(&quot;eeprom_write_byte(&quot;;[.Z99];&quot;, 0x&quot;;[.Y99];&quot;);&quot;)" office:value-type="string" office:string-value="eeprom_write_byte(0x61, 0x5);">
            <text:p>eeprom_write_byte(0x61, 0x5);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CONCATENATE(&quot;0x&quot;;DEC2HEX([.A100]))" office:value-type="string" office:string-value="0x62">
            <text:p>0x62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00]))" office:value-type="string" office:string-value="0x62">
            <text:p>0x62</text:p>
          </table:table-cell>
          <table:table-cell table:number-columns-repeated="2"/>
          <table:table-cell table:formula="of:=CONCATENATE(&quot;eeprom_write_byte(&quot;;[.Z100];&quot;, 0x&quot;;[.Y100];&quot;);&quot;)" office:value-type="string" office:string-value="eeprom_write_byte(0x62, 0x5);">
            <text:p>eeprom_write_byte(0x62, 0x5);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CONCATENATE(&quot;0x&quot;;DEC2HEX([.A101]))" office:value-type="string" office:string-value="0x63">
            <text:p>0x63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01]))" office:value-type="string" office:string-value="0x63">
            <text:p>0x63</text:p>
          </table:table-cell>
          <table:table-cell table:number-columns-repeated="2"/>
          <table:table-cell table:formula="of:=CONCATENATE(&quot;eeprom_write_byte(&quot;;[.Z101];&quot;, 0x&quot;;[.Y101];&quot;);&quot;)" office:value-type="string" office:string-value="eeprom_write_byte(0x63, 0x6);">
            <text:p>eeprom_write_byte(0x63, 0x6);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CONCATENATE(&quot;0x&quot;;DEC2HEX([.A102]))" office:value-type="string" office:string-value="0x64">
            <text:p>0x64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02]))" office:value-type="string" office:string-value="0x64">
            <text:p>0x64</text:p>
          </table:table-cell>
          <table:table-cell table:number-columns-repeated="2"/>
          <table:table-cell table:formula="of:=CONCATENATE(&quot;eeprom_write_byte(&quot;;[.Z102];&quot;, 0x&quot;;[.Y102];&quot;);&quot;)" office:value-type="string" office:string-value="eeprom_write_byte(0x64, 0x6);">
            <text:p>eeprom_write_byte(0x64, 0x6);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CONCATENATE(&quot;0x&quot;;DEC2HEX([.A103]))" office:value-type="string" office:string-value="0x65">
            <text:p>0x65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03]))" office:value-type="string" office:string-value="0x65">
            <text:p>0x65</text:p>
          </table:table-cell>
          <table:table-cell table:number-columns-repeated="2"/>
          <table:table-cell table:formula="of:=CONCATENATE(&quot;eeprom_write_byte(&quot;;[.Z103];&quot;, 0x&quot;;[.Y103];&quot;);&quot;)" office:value-type="string" office:string-value="eeprom_write_byte(0x65, 0x6);">
            <text:p>eeprom_write_byte(0x65, 0x6);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CONCATENATE(&quot;0x&quot;;DEC2HEX([.A104]))" office:value-type="string" office:string-value="0x66">
            <text:p>0x66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04]))" office:value-type="string" office:string-value="0x66">
            <text:p>0x66</text:p>
          </table:table-cell>
          <table:table-cell table:number-columns-repeated="2"/>
          <table:table-cell table:formula="of:=CONCATENATE(&quot;eeprom_write_byte(&quot;;[.Z104];&quot;, 0x&quot;;[.Y104];&quot;);&quot;)" office:value-type="string" office:string-value="eeprom_write_byte(0x66, 0x6);">
            <text:p>eeprom_write_byte(0x66, 0x6);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CONCATENATE(&quot;0x&quot;;DEC2HEX([.A105]))" office:value-type="string" office:string-value="0x67">
            <text:p>0x67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05]))" office:value-type="string" office:string-value="0x67">
            <text:p>0x67</text:p>
          </table:table-cell>
          <table:table-cell table:number-columns-repeated="2"/>
          <table:table-cell table:formula="of:=CONCATENATE(&quot;eeprom_write_byte(&quot;;[.Z105];&quot;, 0x&quot;;[.Y105];&quot;);&quot;)" office:value-type="string" office:string-value="eeprom_write_byte(0x67, 0x6);">
            <text:p>eeprom_write_byte(0x67, 0x6);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CONCATENATE(&quot;0x&quot;;DEC2HEX([.A106]))" office:value-type="string" office:string-value="0x68">
            <text:p>0x68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06]))" office:value-type="string" office:string-value="0x68">
            <text:p>0x68</text:p>
          </table:table-cell>
          <table:table-cell table:number-columns-repeated="2"/>
          <table:table-cell table:formula="of:=CONCATENATE(&quot;eeprom_write_byte(&quot;;[.Z106];&quot;, 0x&quot;;[.Y106];&quot;);&quot;)" office:value-type="string" office:string-value="eeprom_write_byte(0x68, 0x7);">
            <text:p>eeprom_write_byte(0x68, 0x7);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CONCATENATE(&quot;0x&quot;;DEC2HEX([.A107]))" office:value-type="string" office:string-value="0x69">
            <text:p>0x69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07]))" office:value-type="string" office:string-value="0x69">
            <text:p>0x69</text:p>
          </table:table-cell>
          <table:table-cell table:number-columns-repeated="2"/>
          <table:table-cell table:formula="of:=CONCATENATE(&quot;eeprom_write_byte(&quot;;[.Z107];&quot;, 0x&quot;;[.Y107];&quot;);&quot;)" office:value-type="string" office:string-value="eeprom_write_byte(0x69, 0x7);">
            <text:p>eeprom_write_byte(0x69, 0x7);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CONCATENATE(&quot;0x&quot;;DEC2HEX([.A108]))" office:value-type="string" office:string-value="0x6A">
            <text:p>0x6A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08]))" office:value-type="string" office:string-value="0x6A">
            <text:p>0x6A</text:p>
          </table:table-cell>
          <table:table-cell table:number-columns-repeated="2"/>
          <table:table-cell table:formula="of:=CONCATENATE(&quot;eeprom_write_byte(&quot;;[.Z108];&quot;, 0x&quot;;[.Y108];&quot;);&quot;)" office:value-type="string" office:string-value="eeprom_write_byte(0x6A, 0x7);">
            <text:p>eeprom_write_byte(0x6A, 0x7);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CONCATENATE(&quot;0x&quot;;DEC2HEX([.A109]))" office:value-type="string" office:string-value="0x6B">
            <text:p>0x6B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09]))" office:value-type="string" office:string-value="0x6B">
            <text:p>0x6B</text:p>
          </table:table-cell>
          <table:table-cell table:number-columns-repeated="2"/>
          <table:table-cell table:formula="of:=CONCATENATE(&quot;eeprom_write_byte(&quot;;[.Z109];&quot;, 0x&quot;;[.Y109];&quot;);&quot;)" office:value-type="string" office:string-value="eeprom_write_byte(0x6B, 0x7);">
            <text:p>eeprom_write_byte(0x6B, 0x7);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CONCATENATE(&quot;0x&quot;;DEC2HEX([.A110]))" office:value-type="string" office:string-value="0x6C">
            <text:p>0x6C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0]))" office:value-type="string" office:string-value="0x6C">
            <text:p>0x6C</text:p>
          </table:table-cell>
          <table:table-cell table:number-columns-repeated="2"/>
          <table:table-cell table:formula="of:=CONCATENATE(&quot;eeprom_write_byte(&quot;;[.Z110];&quot;, 0x&quot;;[.Y110];&quot;);&quot;)" office:value-type="string" office:string-value="eeprom_write_byte(0x6C, 0x7);">
            <text:p>eeprom_write_byte(0x6C, 0x7);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CONCATENATE(&quot;0x&quot;;DEC2HEX([.A111]))" office:value-type="string" office:string-value="0x6D">
            <text:p>0x6D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1]))" office:value-type="string" office:string-value="0x6D">
            <text:p>0x6D</text:p>
          </table:table-cell>
          <table:table-cell table:number-columns-repeated="2"/>
          <table:table-cell table:formula="of:=CONCATENATE(&quot;eeprom_write_byte(&quot;;[.Z111];&quot;, 0x&quot;;[.Y111];&quot;);&quot;)" office:value-type="string" office:string-value="eeprom_write_byte(0x6D, 0x7);">
            <text:p>eeprom_write_byte(0x6D, 0x7);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CONCATENATE(&quot;0x&quot;;DEC2HEX([.A112]))" office:value-type="string" office:string-value="0x6E">
            <text:p>0x6E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2]))" office:value-type="string" office:string-value="0x6E">
            <text:p>0x6E</text:p>
          </table:table-cell>
          <table:table-cell table:number-columns-repeated="2"/>
          <table:table-cell table:formula="of:=CONCATENATE(&quot;eeprom_write_byte(&quot;;[.Z112];&quot;, 0x&quot;;[.Y112];&quot;);&quot;)" office:value-type="string" office:string-value="eeprom_write_byte(0x6E, 0x7);">
            <text:p>eeprom_write_byte(0x6E, 0x7);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CONCATENATE(&quot;0x&quot;;DEC2HEX([.A113]))" office:value-type="string" office:string-value="0x6F">
            <text:p>0x6F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3]))" office:value-type="string" office:string-value="0x6F">
            <text:p>0x6F</text:p>
          </table:table-cell>
          <table:table-cell table:number-columns-repeated="2"/>
          <table:table-cell table:formula="of:=CONCATENATE(&quot;eeprom_write_byte(&quot;;[.Z113];&quot;, 0x&quot;;[.Y113];&quot;);&quot;)" office:value-type="string" office:string-value="eeprom_write_byte(0x6F, 0x7);">
            <text:p>eeprom_write_byte(0x6F, 0x7);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CONCATENATE(&quot;0x&quot;;DEC2HEX([.A114]))" office:value-type="string" office:string-value="0x70">
            <text:p>0x70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4]))" office:value-type="string" office:string-value="0x70">
            <text:p>0x70</text:p>
          </table:table-cell>
          <table:table-cell table:number-columns-repeated="2"/>
          <table:table-cell table:formula="of:=CONCATENATE(&quot;eeprom_write_byte(&quot;;[.Z114];&quot;, 0x&quot;;[.Y114];&quot;);&quot;)" office:value-type="string" office:string-value="eeprom_write_byte(0x70, 0x7);">
            <text:p>eeprom_write_byte(0x70, 0x7);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CONCATENATE(&quot;0x&quot;;DEC2HEX([.A115]))" office:value-type="string" office:string-value="0x71">
            <text:p>0x71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5]))" office:value-type="string" office:string-value="0x71">
            <text:p>0x71</text:p>
          </table:table-cell>
          <table:table-cell table:number-columns-repeated="2"/>
          <table:table-cell table:formula="of:=CONCATENATE(&quot;eeprom_write_byte(&quot;;[.Z115];&quot;, 0x&quot;;[.Y115];&quot;);&quot;)" office:value-type="string" office:string-value="eeprom_write_byte(0x71, 0x7);">
            <text:p>eeprom_write_byte(0x71, 0x7);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CONCATENATE(&quot;0x&quot;;DEC2HEX([.A116]))" office:value-type="string" office:string-value="0x72">
            <text:p>0x72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6]))" office:value-type="string" office:string-value="0x72">
            <text:p>0x72</text:p>
          </table:table-cell>
          <table:table-cell table:number-columns-repeated="2"/>
          <table:table-cell table:formula="of:=CONCATENATE(&quot;eeprom_write_byte(&quot;;[.Z116];&quot;, 0x&quot;;[.Y116];&quot;);&quot;)" office:value-type="string" office:string-value="eeprom_write_byte(0x72, 0x7);">
            <text:p>eeprom_write_byte(0x72, 0x7);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CONCATENATE(&quot;0x&quot;;DEC2HEX([.A117]))" office:value-type="string" office:string-value="0x73">
            <text:p>0x73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7]))" office:value-type="string" office:string-value="0x73">
            <text:p>0x73</text:p>
          </table:table-cell>
          <table:table-cell table:number-columns-repeated="2"/>
          <table:table-cell table:formula="of:=CONCATENATE(&quot;eeprom_write_byte(&quot;;[.Z117];&quot;, 0x&quot;;[.Y117];&quot;);&quot;)" office:value-type="string" office:string-value="eeprom_write_byte(0x73, 0x7);">
            <text:p>eeprom_write_byte(0x73, 0x7);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CONCATENATE(&quot;0x&quot;;DEC2HEX([.A118]))" office:value-type="string" office:string-value="0x74">
            <text:p>0x74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18]))" office:value-type="string" office:string-value="0x74">
            <text:p>0x74</text:p>
          </table:table-cell>
          <table:table-cell table:number-columns-repeated="2"/>
          <table:table-cell table:formula="of:=CONCATENATE(&quot;eeprom_write_byte(&quot;;[.Z118];&quot;, 0x&quot;;[.Y118];&quot;);&quot;)" office:value-type="string" office:string-value="eeprom_write_byte(0x74, 0x7);">
            <text:p>eeprom_write_byte(0x74, 0x7);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CONCATENATE(&quot;0x&quot;;DEC2HEX([.A119]))" office:value-type="string" office:string-value="0x75">
            <text:p>0x75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19]))" office:value-type="string" office:string-value="0x75">
            <text:p>0x75</text:p>
          </table:table-cell>
          <table:table-cell table:number-columns-repeated="2"/>
          <table:table-cell table:formula="of:=CONCATENATE(&quot;eeprom_write_byte(&quot;;[.Z119];&quot;, 0x&quot;;[.Y119];&quot;);&quot;)" office:value-type="string" office:string-value="eeprom_write_byte(0x75, 0xFF);">
            <text:p>eeprom_write_byte(0x75, 0xFF);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CONCATENATE(&quot;0x&quot;;DEC2HEX([.A120]))" office:value-type="string" office:string-value="0x76">
            <text:p>0x76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20]))" office:value-type="string" office:string-value="0x76">
            <text:p>0x76</text:p>
          </table:table-cell>
          <table:table-cell table:number-columns-repeated="2"/>
          <table:table-cell table:formula="of:=CONCATENATE(&quot;eeprom_write_byte(&quot;;[.Z120];&quot;, 0x&quot;;[.Y120];&quot;);&quot;)" office:value-type="string" office:string-value="eeprom_write_byte(0x76, 0xFF);">
            <text:p>eeprom_write_byte(0x76, 0xFF);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CONCATENATE(&quot;0x&quot;;DEC2HEX([.A121]))" office:value-type="string" office:string-value="0x77">
            <text:p>0x77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21]))" office:value-type="string" office:string-value="0x77">
            <text:p>0x77</text:p>
          </table:table-cell>
          <table:table-cell office:value-type="string">
            <text:p>End Page 2</text:p>
          </table:table-cell>
          <table:table-cell/>
          <table:table-cell table:formula="of:=CONCATENATE(&quot;eeprom_write_byte(&quot;;[.Z121];&quot;, 0x&quot;;[.Y121];&quot;);&quot;)" office:value-type="string" office:string-value="eeprom_write_byte(0x77, 0xFF);">
            <text:p>eeprom_write_byte(0x77, 0xFF);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CONCATENATE(&quot;0x&quot;;DEC2HEX([.A122]))" office:value-type="string" office:string-value="0x78">
            <text:p>0x78</text:p>
          </table:table-cell>
          <table:table-cell table:number-columns-repeated="22"/>
          <table:table-cell table:style-name="ce16" office:value-type="string">
            <text:p>1</text:p>
          </table:table-cell>
          <table:table-cell table:style-name="ce11" table:formula="of:=CONCATENATE(&quot;0x&quot;;DEC2HEX([.A122]))" office:value-type="string" office:string-value="0x78">
            <text:p>0x78</text:p>
          </table:table-cell>
          <table:table-cell office:value-type="string">
            <text:p>Begin Page 3</text:p>
          </table:table-cell>
          <table:table-cell/>
          <table:table-cell table:formula="of:=CONCATENATE(&quot;eeprom_write_byte(&quot;;[.Z122];&quot;, 0x&quot;;[.Y122];&quot;);&quot;)" office:value-type="string" office:string-value="eeprom_write_byte(0x78, 0x1);">
            <text:p>eeprom_write_byte(0x78, 0x1);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CONCATENATE(&quot;0x&quot;;DEC2HEX([.A123]))" office:value-type="string" office:string-value="0x79">
            <text:p>0x79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23]))" office:value-type="string" office:string-value="0x79">
            <text:p>0x79</text:p>
          </table:table-cell>
          <table:table-cell table:number-columns-repeated="2"/>
          <table:table-cell table:formula="of:=CONCATENATE(&quot;eeprom_write_byte(&quot;;[.Z123];&quot;, 0x&quot;;[.Y123];&quot;);&quot;)" office:value-type="string" office:string-value="eeprom_write_byte(0x79, 0x1);">
            <text:p>eeprom_write_byte(0x79, 0x1);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CONCATENATE(&quot;0x&quot;;DEC2HEX([.A124]))" office:value-type="string" office:string-value="0x7A">
            <text:p>0x7A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24]))" office:value-type="string" office:string-value="0x7A">
            <text:p>0x7A</text:p>
          </table:table-cell>
          <table:table-cell table:number-columns-repeated="2"/>
          <table:table-cell table:formula="of:=CONCATENATE(&quot;eeprom_write_byte(&quot;;[.Z124];&quot;, 0x&quot;;[.Y124];&quot;);&quot;)" office:value-type="string" office:string-value="eeprom_write_byte(0x7A, 0x1);">
            <text:p>eeprom_write_byte(0x7A, 0x1);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CONCATENATE(&quot;0x&quot;;DEC2HEX([.A125]))" office:value-type="string" office:string-value="0x7B">
            <text:p>0x7B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25]))" office:value-type="string" office:string-value="0x7B">
            <text:p>0x7B</text:p>
          </table:table-cell>
          <table:table-cell table:number-columns-repeated="2"/>
          <table:table-cell table:formula="of:=CONCATENATE(&quot;eeprom_write_byte(&quot;;[.Z125];&quot;, 0x&quot;;[.Y125];&quot;);&quot;)" office:value-type="string" office:string-value="eeprom_write_byte(0x7B, 0x1);">
            <text:p>eeprom_write_byte(0x7B, 0x1);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CONCATENATE(&quot;0x&quot;;DEC2HEX([.A126]))" office:value-type="string" office:string-value="0x7C">
            <text:p>0x7C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26]))" office:value-type="string" office:string-value="0x7C">
            <text:p>0x7C</text:p>
          </table:table-cell>
          <table:table-cell table:number-columns-repeated="2"/>
          <table:table-cell table:formula="of:=CONCATENATE(&quot;eeprom_write_byte(&quot;;[.Z126];&quot;, 0x&quot;;[.Y126];&quot;);&quot;)" office:value-type="string" office:string-value="eeprom_write_byte(0x7C, 0x2);">
            <text:p>eeprom_write_byte(0x7C, 0x2);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CONCATENATE(&quot;0x&quot;;DEC2HEX([.A127]))" office:value-type="string" office:string-value="0x7D">
            <text:p>0x7D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27]))" office:value-type="string" office:string-value="0x7D">
            <text:p>0x7D</text:p>
          </table:table-cell>
          <table:table-cell table:number-columns-repeated="2"/>
          <table:table-cell table:formula="of:=CONCATENATE(&quot;eeprom_write_byte(&quot;;[.Z127];&quot;, 0x&quot;;[.Y127];&quot;);&quot;)" office:value-type="string" office:string-value="eeprom_write_byte(0x7D, 0x2);">
            <text:p>eeprom_write_byte(0x7D, 0x2);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CONCATENATE(&quot;0x&quot;;DEC2HEX([.A128]))" office:value-type="string" office:string-value="0x7E">
            <text:p>0x7E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28]))" office:value-type="string" office:string-value="0x7E">
            <text:p>0x7E</text:p>
          </table:table-cell>
          <table:table-cell table:number-columns-repeated="2"/>
          <table:table-cell table:formula="of:=CONCATENATE(&quot;eeprom_write_byte(&quot;;[.Z128];&quot;, 0x&quot;;[.Y128];&quot;);&quot;)" office:value-type="string" office:string-value="eeprom_write_byte(0x7E, 0x3);">
            <text:p>eeprom_write_byte(0x7E, 0x3);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CONCATENATE(&quot;0x&quot;;DEC2HEX([.A129]))" office:value-type="string" office:string-value="0x7F">
            <text:p>0x7F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29]))" office:value-type="string" office:string-value="0x7F">
            <text:p>0x7F</text:p>
          </table:table-cell>
          <table:table-cell table:number-columns-repeated="2"/>
          <table:table-cell table:formula="of:=CONCATENATE(&quot;eeprom_write_byte(&quot;;[.Z129];&quot;, 0x&quot;;[.Y129];&quot;);&quot;)" office:value-type="string" office:string-value="eeprom_write_byte(0x7F, 0x3);">
            <text:p>eeprom_write_byte(0x7F, 0x3);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CONCATENATE(&quot;0x&quot;;DEC2HEX([.A130]))" office:value-type="string" office:string-value="0x80">
            <text:p>0x80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130]))" office:value-type="string" office:string-value="0x80">
            <text:p>0x80</text:p>
          </table:table-cell>
          <table:table-cell table:number-columns-repeated="2"/>
          <table:table-cell table:formula="of:=CONCATENATE(&quot;eeprom_write_byte(&quot;;[.Z130];&quot;, 0x&quot;;[.Y130];&quot;);&quot;)" office:value-type="string" office:string-value="eeprom_write_byte(0x80, 0x4);">
            <text:p>eeprom_write_byte(0x80, 0x4);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CONCATENATE(&quot;0x&quot;;DEC2HEX([.A131]))" office:value-type="string" office:string-value="0x81">
            <text:p>0x81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31]))" office:value-type="string" office:string-value="0x81">
            <text:p>0x81</text:p>
          </table:table-cell>
          <table:table-cell table:number-columns-repeated="2"/>
          <table:table-cell table:formula="of:=CONCATENATE(&quot;eeprom_write_byte(&quot;;[.Z131];&quot;, 0x&quot;;[.Y131];&quot;);&quot;)" office:value-type="string" office:string-value="eeprom_write_byte(0x81, 0x5);">
            <text:p>eeprom_write_byte(0x81, 0x5);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CONCATENATE(&quot;0x&quot;;DEC2HEX([.A132]))" office:value-type="string" office:string-value="0x82">
            <text:p>0x82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32]))" office:value-type="string" office:string-value="0x82">
            <text:p>0x82</text:p>
          </table:table-cell>
          <table:table-cell table:number-columns-repeated="2"/>
          <table:table-cell table:formula="of:=CONCATENATE(&quot;eeprom_write_byte(&quot;;[.Z132];&quot;, 0x&quot;;[.Y132];&quot;);&quot;)" office:value-type="string" office:string-value="eeprom_write_byte(0x82, 0x8);">
            <text:p>eeprom_write_byte(0x82, 0x8);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CONCATENATE(&quot;0x&quot;;DEC2HEX([.A133]))" office:value-type="string" office:string-value="0x83">
            <text:p>0x83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33]))" office:value-type="string" office:string-value="0x83">
            <text:p>0x83</text:p>
          </table:table-cell>
          <table:table-cell table:number-columns-repeated="2"/>
          <table:table-cell table:formula="of:=CONCATENATE(&quot;eeprom_write_byte(&quot;;[.Z133];&quot;, 0x&quot;;[.Y133];&quot;);&quot;)" office:value-type="string" office:string-value="eeprom_write_byte(0x83, 0x1);">
            <text:p>eeprom_write_byte(0x83, 0x1);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CONCATENATE(&quot;0x&quot;;DEC2HEX([.A134]))" office:value-type="string" office:string-value="0x84">
            <text:p>0x84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34]))" office:value-type="string" office:string-value="0x84">
            <text:p>0x84</text:p>
          </table:table-cell>
          <table:table-cell table:number-columns-repeated="2"/>
          <table:table-cell table:formula="of:=CONCATENATE(&quot;eeprom_write_byte(&quot;;[.Z134];&quot;, 0x&quot;;[.Y134];&quot;);&quot;)" office:value-type="string" office:string-value="eeprom_write_byte(0x84, 0x1);">
            <text:p>eeprom_write_byte(0x84, 0x1);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CONCATENATE(&quot;0x&quot;;DEC2HEX([.A135]))" office:value-type="string" office:string-value="0x85">
            <text:p>0x85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35]))" office:value-type="string" office:string-value="0x85">
            <text:p>0x85</text:p>
          </table:table-cell>
          <table:table-cell table:number-columns-repeated="2"/>
          <table:table-cell table:formula="of:=CONCATENATE(&quot;eeprom_write_byte(&quot;;[.Z135];&quot;, 0x&quot;;[.Y135];&quot;);&quot;)" office:value-type="string" office:string-value="eeprom_write_byte(0x85, 0x1);">
            <text:p>eeprom_write_byte(0x85, 0x1);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CONCATENATE(&quot;0x&quot;;DEC2HEX([.A136]))" office:value-type="string" office:string-value="0x86">
            <text:p>0x86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36]))" office:value-type="string" office:string-value="0x86">
            <text:p>0x86</text:p>
          </table:table-cell>
          <table:table-cell table:number-columns-repeated="2"/>
          <table:table-cell table:formula="of:=CONCATENATE(&quot;eeprom_write_byte(&quot;;[.Z136];&quot;, 0x&quot;;[.Y136];&quot;);&quot;)" office:value-type="string" office:string-value="eeprom_write_byte(0x86, 0x1);">
            <text:p>eeprom_write_byte(0x86, 0x1);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CONCATENATE(&quot;0x&quot;;DEC2HEX([.A137]))" office:value-type="string" office:string-value="0x87">
            <text:p>0x87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37]))" office:value-type="string" office:string-value="0x87">
            <text:p>0x87</text:p>
          </table:table-cell>
          <table:table-cell table:number-columns-repeated="2"/>
          <table:table-cell table:formula="of:=CONCATENATE(&quot;eeprom_write_byte(&quot;;[.Z137];&quot;, 0x&quot;;[.Y137];&quot;);&quot;)" office:value-type="string" office:string-value="eeprom_write_byte(0x87, 0x2);">
            <text:p>eeprom_write_byte(0x87, 0x2);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CONCATENATE(&quot;0x&quot;;DEC2HEX([.A138]))" office:value-type="string" office:string-value="0x88">
            <text:p>0x88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38]))" office:value-type="string" office:string-value="0x88">
            <text:p>0x88</text:p>
          </table:table-cell>
          <table:table-cell table:number-columns-repeated="2"/>
          <table:table-cell table:formula="of:=CONCATENATE(&quot;eeprom_write_byte(&quot;;[.Z138];&quot;, 0x&quot;;[.Y138];&quot;);&quot;)" office:value-type="string" office:string-value="eeprom_write_byte(0x88, 0x2);">
            <text:p>eeprom_write_byte(0x88, 0x2);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CONCATENATE(&quot;0x&quot;;DEC2HEX([.A139]))" office:value-type="string" office:string-value="0x89">
            <text:p>0x89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39]))" office:value-type="string" office:string-value="0x89">
            <text:p>0x89</text:p>
          </table:table-cell>
          <table:table-cell table:number-columns-repeated="2"/>
          <table:table-cell table:formula="of:=CONCATENATE(&quot;eeprom_write_byte(&quot;;[.Z139];&quot;, 0x&quot;;[.Y139];&quot;);&quot;)" office:value-type="string" office:string-value="eeprom_write_byte(0x89, 0x3);">
            <text:p>eeprom_write_byte(0x89, 0x3);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CONCATENATE(&quot;0x&quot;;DEC2HEX([.A140]))" office:value-type="string" office:string-value="0x8A">
            <text:p>0x8A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40]))" office:value-type="string" office:string-value="0x8A">
            <text:p>0x8A</text:p>
          </table:table-cell>
          <table:table-cell table:number-columns-repeated="2"/>
          <table:table-cell table:formula="of:=CONCATENATE(&quot;eeprom_write_byte(&quot;;[.Z140];&quot;, 0x&quot;;[.Y140];&quot;);&quot;)" office:value-type="string" office:string-value="eeprom_write_byte(0x8A, 0x3);">
            <text:p>eeprom_write_byte(0x8A, 0x3);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CONCATENATE(&quot;0x&quot;;DEC2HEX([.A141]))" office:value-type="string" office:string-value="0x8B">
            <text:p>0x8B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141]))" office:value-type="string" office:string-value="0x8B">
            <text:p>0x8B</text:p>
          </table:table-cell>
          <table:table-cell table:number-columns-repeated="2"/>
          <table:table-cell table:formula="of:=CONCATENATE(&quot;eeprom_write_byte(&quot;;[.Z141];&quot;, 0x&quot;;[.Y141];&quot;);&quot;)" office:value-type="string" office:string-value="eeprom_write_byte(0x8B, 0x4);">
            <text:p>eeprom_write_byte(0x8B, 0x4);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CONCATENATE(&quot;0x&quot;;DEC2HEX([.A142]))" office:value-type="string" office:string-value="0x8C">
            <text:p>0x8C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42]))" office:value-type="string" office:string-value="0x8C">
            <text:p>0x8C</text:p>
          </table:table-cell>
          <table:table-cell table:number-columns-repeated="2"/>
          <table:table-cell table:formula="of:=CONCATENATE(&quot;eeprom_write_byte(&quot;;[.Z142];&quot;, 0x&quot;;[.Y142];&quot;);&quot;)" office:value-type="string" office:string-value="eeprom_write_byte(0x8C, 0x5);">
            <text:p>eeprom_write_byte(0x8C, 0x5);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CONCATENATE(&quot;0x&quot;;DEC2HEX([.A143]))" office:value-type="string" office:string-value="0x8D">
            <text:p>0x8D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43]))" office:value-type="string" office:string-value="0x8D">
            <text:p>0x8D</text:p>
          </table:table-cell>
          <table:table-cell table:number-columns-repeated="2"/>
          <table:table-cell table:formula="of:=CONCATENATE(&quot;eeprom_write_byte(&quot;;[.Z143];&quot;, 0x&quot;;[.Y143];&quot;);&quot;)" office:value-type="string" office:string-value="eeprom_write_byte(0x8D, 0x8);">
            <text:p>eeprom_write_byte(0x8D, 0x8);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CONCATENATE(&quot;0x&quot;;DEC2HEX([.A144]))" office:value-type="string" office:string-value="0x8E">
            <text:p>0x8E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44]))" office:value-type="string" office:string-value="0x8E">
            <text:p>0x8E</text:p>
          </table:table-cell>
          <table:table-cell table:number-columns-repeated="2"/>
          <table:table-cell table:formula="of:=CONCATENATE(&quot;eeprom_write_byte(&quot;;[.Z144];&quot;, 0x&quot;;[.Y144];&quot;);&quot;)" office:value-type="string" office:string-value="eeprom_write_byte(0x8E, 0x1);">
            <text:p>eeprom_write_byte(0x8E, 0x1);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CONCATENATE(&quot;0x&quot;;DEC2HEX([.A145]))" office:value-type="string" office:string-value="0x8F">
            <text:p>0x8F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45]))" office:value-type="string" office:string-value="0x8F">
            <text:p>0x8F</text:p>
          </table:table-cell>
          <table:table-cell table:number-columns-repeated="2"/>
          <table:table-cell table:formula="of:=CONCATENATE(&quot;eeprom_write_byte(&quot;;[.Z145];&quot;, 0x&quot;;[.Y145];&quot;);&quot;)" office:value-type="string" office:string-value="eeprom_write_byte(0x8F, 0x1);">
            <text:p>eeprom_write_byte(0x8F, 0x1);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CONCATENATE(&quot;0x&quot;;DEC2HEX([.A146]))" office:value-type="string" office:string-value="0x90">
            <text:p>0x90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46]))" office:value-type="string" office:string-value="0x90">
            <text:p>0x90</text:p>
          </table:table-cell>
          <table:table-cell table:number-columns-repeated="2"/>
          <table:table-cell table:formula="of:=CONCATENATE(&quot;eeprom_write_byte(&quot;;[.Z146];&quot;, 0x&quot;;[.Y146];&quot;);&quot;)" office:value-type="string" office:string-value="eeprom_write_byte(0x90, 0x1);">
            <text:p>eeprom_write_byte(0x90, 0x1);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CONCATENATE(&quot;0x&quot;;DEC2HEX([.A147]))" office:value-type="string" office:string-value="0x91">
            <text:p>0x91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47]))" office:value-type="string" office:string-value="0x91">
            <text:p>0x91</text:p>
          </table:table-cell>
          <table:table-cell table:number-columns-repeated="2"/>
          <table:table-cell table:formula="of:=CONCATENATE(&quot;eeprom_write_byte(&quot;;[.Z147];&quot;, 0x&quot;;[.Y147];&quot;);&quot;)" office:value-type="string" office:string-value="eeprom_write_byte(0x91, 0x1);">
            <text:p>eeprom_write_byte(0x91, 0x1);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CONCATENATE(&quot;0x&quot;;DEC2HEX([.A148]))" office:value-type="string" office:string-value="0x92">
            <text:p>0x92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48]))" office:value-type="string" office:string-value="0x92">
            <text:p>0x92</text:p>
          </table:table-cell>
          <table:table-cell table:number-columns-repeated="2"/>
          <table:table-cell table:formula="of:=CONCATENATE(&quot;eeprom_write_byte(&quot;;[.Z148];&quot;, 0x&quot;;[.Y148];&quot;);&quot;)" office:value-type="string" office:string-value="eeprom_write_byte(0x92, 0x2);">
            <text:p>eeprom_write_byte(0x92, 0x2);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CONCATENATE(&quot;0x&quot;;DEC2HEX([.A149]))" office:value-type="string" office:string-value="0x93">
            <text:p>0x93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49]))" office:value-type="string" office:string-value="0x93">
            <text:p>0x93</text:p>
          </table:table-cell>
          <table:table-cell table:number-columns-repeated="2"/>
          <table:table-cell table:formula="of:=CONCATENATE(&quot;eeprom_write_byte(&quot;;[.Z149];&quot;, 0x&quot;;[.Y149];&quot;);&quot;)" office:value-type="string" office:string-value="eeprom_write_byte(0x93, 0x2);">
            <text:p>eeprom_write_byte(0x93, 0x2);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CONCATENATE(&quot;0x&quot;;DEC2HEX([.A150]))" office:value-type="string" office:string-value="0x94">
            <text:p>0x94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50]))" office:value-type="string" office:string-value="0x94">
            <text:p>0x94</text:p>
          </table:table-cell>
          <table:table-cell table:number-columns-repeated="2"/>
          <table:table-cell table:formula="of:=CONCATENATE(&quot;eeprom_write_byte(&quot;;[.Z150];&quot;, 0x&quot;;[.Y150];&quot;);&quot;)" office:value-type="string" office:string-value="eeprom_write_byte(0x94, 0x3);">
            <text:p>eeprom_write_byte(0x94, 0x3);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CONCATENATE(&quot;0x&quot;;DEC2HEX([.A151]))" office:value-type="string" office:string-value="0x95">
            <text:p>0x95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51]))" office:value-type="string" office:string-value="0x95">
            <text:p>0x95</text:p>
          </table:table-cell>
          <table:table-cell table:number-columns-repeated="2"/>
          <table:table-cell table:formula="of:=CONCATENATE(&quot;eeprom_write_byte(&quot;;[.Z151];&quot;, 0x&quot;;[.Y151];&quot;);&quot;)" office:value-type="string" office:string-value="eeprom_write_byte(0x95, 0x3);">
            <text:p>eeprom_write_byte(0x95, 0x3);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CONCATENATE(&quot;0x&quot;;DEC2HEX([.A152]))" office:value-type="string" office:string-value="0x96">
            <text:p>0x96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152]))" office:value-type="string" office:string-value="0x96">
            <text:p>0x96</text:p>
          </table:table-cell>
          <table:table-cell table:number-columns-repeated="2"/>
          <table:table-cell table:formula="of:=CONCATENATE(&quot;eeprom_write_byte(&quot;;[.Z152];&quot;, 0x&quot;;[.Y152];&quot;);&quot;)" office:value-type="string" office:string-value="eeprom_write_byte(0x96, 0x4);">
            <text:p>eeprom_write_byte(0x96, 0x4);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CONCATENATE(&quot;0x&quot;;DEC2HEX([.A153]))" office:value-type="string" office:string-value="0x97">
            <text:p>0x97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53]))" office:value-type="string" office:string-value="0x97">
            <text:p>0x97</text:p>
          </table:table-cell>
          <table:table-cell table:number-columns-repeated="2"/>
          <table:table-cell table:formula="of:=CONCATENATE(&quot;eeprom_write_byte(&quot;;[.Z153];&quot;, 0x&quot;;[.Y153];&quot;);&quot;)" office:value-type="string" office:string-value="eeprom_write_byte(0x97, 0x5);">
            <text:p>eeprom_write_byte(0x97, 0x5);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CONCATENATE(&quot;0x&quot;;DEC2HEX([.A154]))" office:value-type="string" office:string-value="0x98">
            <text:p>0x98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54]))" office:value-type="string" office:string-value="0x98">
            <text:p>0x98</text:p>
          </table:table-cell>
          <table:table-cell table:number-columns-repeated="2"/>
          <table:table-cell table:formula="of:=CONCATENATE(&quot;eeprom_write_byte(&quot;;[.Z154];&quot;, 0x&quot;;[.Y154];&quot;);&quot;)" office:value-type="string" office:string-value="eeprom_write_byte(0x98, 0x8);">
            <text:p>eeprom_write_byte(0x98, 0x8);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CONCATENATE(&quot;0x&quot;;DEC2HEX([.A155]))" office:value-type="string" office:string-value="0x99">
            <text:p>0x99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55]))" office:value-type="string" office:string-value="0x99">
            <text:p>0x99</text:p>
          </table:table-cell>
          <table:table-cell table:number-columns-repeated="2"/>
          <table:table-cell table:formula="of:=CONCATENATE(&quot;eeprom_write_byte(&quot;;[.Z155];&quot;, 0x&quot;;[.Y155];&quot;);&quot;)" office:value-type="string" office:string-value="eeprom_write_byte(0x99, 0x1);">
            <text:p>eeprom_write_byte(0x99, 0x1);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CONCATENATE(&quot;0x&quot;;DEC2HEX([.A156]))" office:value-type="string" office:string-value="0x9A">
            <text:p>0x9A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56]))" office:value-type="string" office:string-value="0x9A">
            <text:p>0x9A</text:p>
          </table:table-cell>
          <table:table-cell table:number-columns-repeated="2"/>
          <table:table-cell table:formula="of:=CONCATENATE(&quot;eeprom_write_byte(&quot;;[.Z156];&quot;, 0x&quot;;[.Y156];&quot;);&quot;)" office:value-type="string" office:string-value="eeprom_write_byte(0x9A, 0x1);">
            <text:p>eeprom_write_byte(0x9A, 0x1);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CONCATENATE(&quot;0x&quot;;DEC2HEX([.A157]))" office:value-type="string" office:string-value="0x9B">
            <text:p>0x9B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57]))" office:value-type="string" office:string-value="0x9B">
            <text:p>0x9B</text:p>
          </table:table-cell>
          <table:table-cell table:number-columns-repeated="2"/>
          <table:table-cell table:formula="of:=CONCATENATE(&quot;eeprom_write_byte(&quot;;[.Z157];&quot;, 0x&quot;;[.Y157];&quot;);&quot;)" office:value-type="string" office:string-value="eeprom_write_byte(0x9B, 0x1);">
            <text:p>eeprom_write_byte(0x9B, 0x1);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CONCATENATE(&quot;0x&quot;;DEC2HEX([.A158]))" office:value-type="string" office:string-value="0x9C">
            <text:p>0x9C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58]))" office:value-type="string" office:string-value="0x9C">
            <text:p>0x9C</text:p>
          </table:table-cell>
          <table:table-cell table:number-columns-repeated="2"/>
          <table:table-cell table:formula="of:=CONCATENATE(&quot;eeprom_write_byte(&quot;;[.Z158];&quot;, 0x&quot;;[.Y158];&quot;);&quot;)" office:value-type="string" office:string-value="eeprom_write_byte(0x9C, 0x1);">
            <text:p>eeprom_write_byte(0x9C, 0x1);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CONCATENATE(&quot;0x&quot;;DEC2HEX([.A159]))" office:value-type="string" office:string-value="0x9D">
            <text:p>0x9D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59]))" office:value-type="string" office:string-value="0x9D">
            <text:p>0x9D</text:p>
          </table:table-cell>
          <table:table-cell table:number-columns-repeated="2"/>
          <table:table-cell table:formula="of:=CONCATENATE(&quot;eeprom_write_byte(&quot;;[.Z159];&quot;, 0x&quot;;[.Y159];&quot;);&quot;)" office:value-type="string" office:string-value="eeprom_write_byte(0x9D, 0x2);">
            <text:p>eeprom_write_byte(0x9D, 0x2);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CONCATENATE(&quot;0x&quot;;DEC2HEX([.A160]))" office:value-type="string" office:string-value="0x9E">
            <text:p>0x9E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60]))" office:value-type="string" office:string-value="0x9E">
            <text:p>0x9E</text:p>
          </table:table-cell>
          <table:table-cell table:number-columns-repeated="2"/>
          <table:table-cell table:formula="of:=CONCATENATE(&quot;eeprom_write_byte(&quot;;[.Z160];&quot;, 0x&quot;;[.Y160];&quot;);&quot;)" office:value-type="string" office:string-value="eeprom_write_byte(0x9E, 0x2);">
            <text:p>eeprom_write_byte(0x9E, 0x2);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CONCATENATE(&quot;0x&quot;;DEC2HEX([.A161]))" office:value-type="string" office:string-value="0x9F">
            <text:p>0x9F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61]))" office:value-type="string" office:string-value="0x9F">
            <text:p>0x9F</text:p>
          </table:table-cell>
          <table:table-cell table:number-columns-repeated="2"/>
          <table:table-cell table:formula="of:=CONCATENATE(&quot;eeprom_write_byte(&quot;;[.Z161];&quot;, 0x&quot;;[.Y161];&quot;);&quot;)" office:value-type="string" office:string-value="eeprom_write_byte(0x9F, 0x3);">
            <text:p>eeprom_write_byte(0x9F, 0x3);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CONCATENATE(&quot;0x&quot;;DEC2HEX([.A162]))" office:value-type="string" office:string-value="0xA0">
            <text:p>0xA0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62]))" office:value-type="string" office:string-value="0xA0">
            <text:p>0xA0</text:p>
          </table:table-cell>
          <table:table-cell table:number-columns-repeated="2"/>
          <table:table-cell table:formula="of:=CONCATENATE(&quot;eeprom_write_byte(&quot;;[.Z162];&quot;, 0x&quot;;[.Y162];&quot;);&quot;)" office:value-type="string" office:string-value="eeprom_write_byte(0xA0, 0x3);">
            <text:p>eeprom_write_byte(0xA0, 0x3);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CONCATENATE(&quot;0x&quot;;DEC2HEX([.A163]))" office:value-type="string" office:string-value="0xA1">
            <text:p>0xA1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163]))" office:value-type="string" office:string-value="0xA1">
            <text:p>0xA1</text:p>
          </table:table-cell>
          <table:table-cell table:number-columns-repeated="2"/>
          <table:table-cell table:formula="of:=CONCATENATE(&quot;eeprom_write_byte(&quot;;[.Z163];&quot;, 0x&quot;;[.Y163];&quot;);&quot;)" office:value-type="string" office:string-value="eeprom_write_byte(0xA1, 0x4);">
            <text:p>eeprom_write_byte(0xA1, 0x4);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CONCATENATE(&quot;0x&quot;;DEC2HEX([.A164]))" office:value-type="string" office:string-value="0xA2">
            <text:p>0xA2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64]))" office:value-type="string" office:string-value="0xA2">
            <text:p>0xA2</text:p>
          </table:table-cell>
          <table:table-cell table:number-columns-repeated="2"/>
          <table:table-cell table:formula="of:=CONCATENATE(&quot;eeprom_write_byte(&quot;;[.Z164];&quot;, 0x&quot;;[.Y164];&quot;);&quot;)" office:value-type="string" office:string-value="eeprom_write_byte(0xA2, 0x5);">
            <text:p>eeprom_write_byte(0xA2, 0x5);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CONCATENATE(&quot;0x&quot;;DEC2HEX([.A165]))" office:value-type="string" office:string-value="0xA3">
            <text:p>0xA3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65]))" office:value-type="string" office:string-value="0xA3">
            <text:p>0xA3</text:p>
          </table:table-cell>
          <table:table-cell table:number-columns-repeated="2"/>
          <table:table-cell table:formula="of:=CONCATENATE(&quot;eeprom_write_byte(&quot;;[.Z165];&quot;, 0x&quot;;[.Y165];&quot;);&quot;)" office:value-type="string" office:string-value="eeprom_write_byte(0xA3, 0x8);">
            <text:p>eeprom_write_byte(0xA3, 0x8);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CONCATENATE(&quot;0x&quot;;DEC2HEX([.A166]))" office:value-type="string" office:string-value="0xA4">
            <text:p>0xA4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66]))" office:value-type="string" office:string-value="0xA4">
            <text:p>0xA4</text:p>
          </table:table-cell>
          <table:table-cell table:number-columns-repeated="2"/>
          <table:table-cell table:formula="of:=CONCATENATE(&quot;eeprom_write_byte(&quot;;[.Z166];&quot;, 0x&quot;;[.Y166];&quot;);&quot;)" office:value-type="string" office:string-value="eeprom_write_byte(0xA4, 0x1);">
            <text:p>eeprom_write_byte(0xA4, 0x1);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CONCATENATE(&quot;0x&quot;;DEC2HEX([.A167]))" office:value-type="string" office:string-value="0xA5">
            <text:p>0xA5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67]))" office:value-type="string" office:string-value="0xA5">
            <text:p>0xA5</text:p>
          </table:table-cell>
          <table:table-cell table:number-columns-repeated="2"/>
          <table:table-cell table:formula="of:=CONCATENATE(&quot;eeprom_write_byte(&quot;;[.Z167];&quot;, 0x&quot;;[.Y167];&quot;);&quot;)" office:value-type="string" office:string-value="eeprom_write_byte(0xA5, 0x1);">
            <text:p>eeprom_write_byte(0xA5, 0x1);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CONCATENATE(&quot;0x&quot;;DEC2HEX([.A168]))" office:value-type="string" office:string-value="0xA6">
            <text:p>0xA6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68]))" office:value-type="string" office:string-value="0xA6">
            <text:p>0xA6</text:p>
          </table:table-cell>
          <table:table-cell table:number-columns-repeated="2"/>
          <table:table-cell table:formula="of:=CONCATENATE(&quot;eeprom_write_byte(&quot;;[.Z168];&quot;, 0x&quot;;[.Y168];&quot;);&quot;)" office:value-type="string" office:string-value="eeprom_write_byte(0xA6, 0x1);">
            <text:p>eeprom_write_byte(0xA6, 0x1);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CONCATENATE(&quot;0x&quot;;DEC2HEX([.A169]))" office:value-type="string" office:string-value="0xA7">
            <text:p>0xA7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69]))" office:value-type="string" office:string-value="0xA7">
            <text:p>0xA7</text:p>
          </table:table-cell>
          <table:table-cell table:number-columns-repeated="2"/>
          <table:table-cell table:formula="of:=CONCATENATE(&quot;eeprom_write_byte(&quot;;[.Z169];&quot;, 0x&quot;;[.Y169];&quot;);&quot;)" office:value-type="string" office:string-value="eeprom_write_byte(0xA7, 0x1);">
            <text:p>eeprom_write_byte(0xA7, 0x1);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CONCATENATE(&quot;0x&quot;;DEC2HEX([.A170]))" office:value-type="string" office:string-value="0xA8">
            <text:p>0xA8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70]))" office:value-type="string" office:string-value="0xA8">
            <text:p>0xA8</text:p>
          </table:table-cell>
          <table:table-cell table:number-columns-repeated="2"/>
          <table:table-cell table:formula="of:=CONCATENATE(&quot;eeprom_write_byte(&quot;;[.Z170];&quot;, 0x&quot;;[.Y170];&quot;);&quot;)" office:value-type="string" office:string-value="eeprom_write_byte(0xA8, 0x2);">
            <text:p>eeprom_write_byte(0xA8, 0x2);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CONCATENATE(&quot;0x&quot;;DEC2HEX([.A171]))" office:value-type="string" office:string-value="0xA9">
            <text:p>0xA9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71]))" office:value-type="string" office:string-value="0xA9">
            <text:p>0xA9</text:p>
          </table:table-cell>
          <table:table-cell table:number-columns-repeated="2"/>
          <table:table-cell table:formula="of:=CONCATENATE(&quot;eeprom_write_byte(&quot;;[.Z171];&quot;, 0x&quot;;[.Y171];&quot;);&quot;)" office:value-type="string" office:string-value="eeprom_write_byte(0xA9, 0x2);">
            <text:p>eeprom_write_byte(0xA9, 0x2);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CONCATENATE(&quot;0x&quot;;DEC2HEX([.A172]))" office:value-type="string" office:string-value="0xAA">
            <text:p>0xAA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72]))" office:value-type="string" office:string-value="0xAA">
            <text:p>0xAA</text:p>
          </table:table-cell>
          <table:table-cell table:number-columns-repeated="2"/>
          <table:table-cell table:formula="of:=CONCATENATE(&quot;eeprom_write_byte(&quot;;[.Z172];&quot;, 0x&quot;;[.Y172];&quot;);&quot;)" office:value-type="string" office:string-value="eeprom_write_byte(0xAA, 0x3);">
            <text:p>eeprom_write_byte(0xAA, 0x3);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CONCATENATE(&quot;0x&quot;;DEC2HEX([.A173]))" office:value-type="string" office:string-value="0xAB">
            <text:p>0xAB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73]))" office:value-type="string" office:string-value="0xAB">
            <text:p>0xAB</text:p>
          </table:table-cell>
          <table:table-cell table:number-columns-repeated="2"/>
          <table:table-cell table:formula="of:=CONCATENATE(&quot;eeprom_write_byte(&quot;;[.Z173];&quot;, 0x&quot;;[.Y173];&quot;);&quot;)" office:value-type="string" office:string-value="eeprom_write_byte(0xAB, 0x3);">
            <text:p>eeprom_write_byte(0xAB, 0x3);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CONCATENATE(&quot;0x&quot;;DEC2HEX([.A174]))" office:value-type="string" office:string-value="0xAC">
            <text:p>0xAC</text:p>
          </table:table-cell>
          <table:table-cell table:number-columns-repeated="22"/>
          <table:table-cell table:style-name="ce15" office:value-type="string">
            <text:p>4</text:p>
          </table:table-cell>
          <table:table-cell table:style-name="ce11" table:formula="of:=CONCATENATE(&quot;0x&quot;;DEC2HEX([.A174]))" office:value-type="string" office:string-value="0xAC">
            <text:p>0xAC</text:p>
          </table:table-cell>
          <table:table-cell table:number-columns-repeated="2"/>
          <table:table-cell table:formula="of:=CONCATENATE(&quot;eeprom_write_byte(&quot;;[.Z174];&quot;, 0x&quot;;[.Y174];&quot;);&quot;)" office:value-type="string" office:string-value="eeprom_write_byte(0xAC, 0x4);">
            <text:p>eeprom_write_byte(0xAC, 0x4);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CONCATENATE(&quot;0x&quot;;DEC2HEX([.A175]))" office:value-type="string" office:string-value="0xAD">
            <text:p>0xAD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75]))" office:value-type="string" office:string-value="0xAD">
            <text:p>0xAD</text:p>
          </table:table-cell>
          <table:table-cell table:number-columns-repeated="2"/>
          <table:table-cell table:formula="of:=CONCATENATE(&quot;eeprom_write_byte(&quot;;[.Z175];&quot;, 0x&quot;;[.Y175];&quot;);&quot;)" office:value-type="string" office:string-value="eeprom_write_byte(0xAD, 0x5);">
            <text:p>eeprom_write_byte(0xAD, 0x5);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CONCATENATE(&quot;0x&quot;;DEC2HEX([.A176]))" office:value-type="string" office:string-value="0xAE">
            <text:p>0xAE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76]))" office:value-type="string" office:string-value="0xAE">
            <text:p>0xAE</text:p>
          </table:table-cell>
          <table:table-cell table:number-columns-repeated="2"/>
          <table:table-cell table:formula="of:=CONCATENATE(&quot;eeprom_write_byte(&quot;;[.Z176];&quot;, 0x&quot;;[.Y176];&quot;);&quot;)" office:value-type="string" office:string-value="eeprom_write_byte(0xAE, 0x8);">
            <text:p>eeprom_write_byte(0xAE, 0x8);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CONCATENATE(&quot;0x&quot;;DEC2HEX([.A177]))" office:value-type="string" office:string-value="0xAF">
            <text:p>0xAF</text:p>
          </table:table-cell>
          <table:table-cell table:number-columns-repeated="22"/>
          <table:table-cell table:style-name="ce15" office:value-type="string">
            <text:p>1</text:p>
          </table:table-cell>
          <table:table-cell table:style-name="ce11" table:formula="of:=CONCATENATE(&quot;0x&quot;;DEC2HEX([.A177]))" office:value-type="string" office:string-value="0xAF">
            <text:p>0xAF</text:p>
          </table:table-cell>
          <table:table-cell table:number-columns-repeated="2"/>
          <table:table-cell table:formula="of:=CONCATENATE(&quot;eeprom_write_byte(&quot;;[.Z177];&quot;, 0x&quot;;[.Y177];&quot;);&quot;)" office:value-type="string" office:string-value="eeprom_write_byte(0xAF, 0x1);">
            <text:p>eeprom_write_byte(0xAF, 0x1);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CONCATENATE(&quot;0x&quot;;DEC2HEX([.A178]))" office:value-type="string" office:string-value="0xB0">
            <text:p>0xB0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78]))" office:value-type="string" office:string-value="0xB0">
            <text:p>0xB0</text:p>
          </table:table-cell>
          <table:table-cell table:number-columns-repeated="2"/>
          <table:table-cell table:formula="of:=CONCATENATE(&quot;eeprom_write_byte(&quot;;[.Z178];&quot;, 0x&quot;;[.Y178];&quot;);&quot;)" office:value-type="string" office:string-value="eeprom_write_byte(0xB0, 0xFF);">
            <text:p>eeprom_write_byte(0xB0, 0xFF);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CONCATENATE(&quot;0x&quot;;DEC2HEX([.A179]))" office:value-type="string" office:string-value="0xB1">
            <text:p>0xB1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79]))" office:value-type="string" office:string-value="0xB1">
            <text:p>0xB1</text:p>
          </table:table-cell>
          <table:table-cell table:number-columns-repeated="2"/>
          <table:table-cell table:formula="of:=CONCATENATE(&quot;eeprom_write_byte(&quot;;[.Z179];&quot;, 0x&quot;;[.Y179];&quot;);&quot;)" office:value-type="string" office:string-value="eeprom_write_byte(0xB1, 0xFF);">
            <text:p>eeprom_write_byte(0xB1, 0xFF);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CONCATENATE(&quot;0x&quot;;DEC2HEX([.A180]))" office:value-type="string" office:string-value="0xB2">
            <text:p>0xB2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80]))" office:value-type="string" office:string-value="0xB2">
            <text:p>0xB2</text:p>
          </table:table-cell>
          <table:table-cell table:number-columns-repeated="2"/>
          <table:table-cell table:formula="of:=CONCATENATE(&quot;eeprom_write_byte(&quot;;[.Z180];&quot;, 0x&quot;;[.Y180];&quot;);&quot;)" office:value-type="string" office:string-value="eeprom_write_byte(0xB2, 0xFF);">
            <text:p>eeprom_write_byte(0xB2, 0xFF);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CONCATENATE(&quot;0x&quot;;DEC2HEX([.A181]))" office:value-type="string" office:string-value="0xB3">
            <text:p>0xB3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181]))" office:value-type="string" office:string-value="0xB3">
            <text:p>0xB3</text:p>
          </table:table-cell>
          <table:table-cell office:value-type="string">
            <text:p>End Page 3</text:p>
          </table:table-cell>
          <table:table-cell/>
          <table:table-cell table:formula="of:=CONCATENATE(&quot;eeprom_write_byte(&quot;;[.Z181];&quot;, 0x&quot;;[.Y181];&quot;);&quot;)" office:value-type="string" office:string-value="eeprom_write_byte(0xB3, 0xFF);">
            <text:p>eeprom_write_byte(0xB3, 0xFF);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CONCATENATE(&quot;0x&quot;;DEC2HEX([.A182]))" office:value-type="string" office:string-value="0xB4">
            <text:p>0xB4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182]))" office:value-type="string" office:string-value="0xB4">
            <text:p>0xB4</text:p>
          </table:table-cell>
          <table:table-cell office:value-type="string">
            <text:p>Begin Page 4</text:p>
          </table:table-cell>
          <table:table-cell/>
          <table:table-cell table:formula="of:=CONCATENATE(&quot;eeprom_write_byte(&quot;;[.Z182];&quot;, 0x&quot;;[.Y182];&quot;);&quot;)" office:value-type="string" office:string-value="eeprom_write_byte(0xB4, 0x0);">
            <text:p>eeprom_write_byte(0xB4, 0x0);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CONCATENATE(&quot;0x&quot;;DEC2HEX([.A183]))" office:value-type="string" office:string-value="0xB5">
            <text:p>0xB5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83]))" office:value-type="string" office:string-value="0xB5">
            <text:p>0xB5</text:p>
          </table:table-cell>
          <table:table-cell table:number-columns-repeated="2"/>
          <table:table-cell table:formula="of:=CONCATENATE(&quot;eeprom_write_byte(&quot;;[.Z183];&quot;, 0x&quot;;[.Y183];&quot;);&quot;)" office:value-type="string" office:string-value="eeprom_write_byte(0xB5, 0x2);">
            <text:p>eeprom_write_byte(0xB5, 0x2);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CONCATENATE(&quot;0x&quot;;DEC2HEX([.A184]))" office:value-type="string" office:string-value="0xB6">
            <text:p>0xB6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84]))" office:value-type="string" office:string-value="0xB6">
            <text:p>0xB6</text:p>
          </table:table-cell>
          <table:table-cell table:number-columns-repeated="2"/>
          <table:table-cell table:formula="of:=CONCATENATE(&quot;eeprom_write_byte(&quot;;[.Z184];&quot;, 0x&quot;;[.Y184];&quot;);&quot;)" office:value-type="string" office:string-value="eeprom_write_byte(0xB6, 0x5);">
            <text:p>eeprom_write_byte(0xB6, 0x5);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CONCATENATE(&quot;0x&quot;;DEC2HEX([.A185]))" office:value-type="string" office:string-value="0xB7">
            <text:p>0xB7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85]))" office:value-type="string" office:string-value="0xB7">
            <text:p>0xB7</text:p>
          </table:table-cell>
          <table:table-cell table:number-columns-repeated="2"/>
          <table:table-cell table:formula="of:=CONCATENATE(&quot;eeprom_write_byte(&quot;;[.Z185];&quot;, 0x&quot;;[.Y185];&quot;);&quot;)" office:value-type="string" office:string-value="eeprom_write_byte(0xB7, 0x8);">
            <text:p>eeprom_write_byte(0xB7, 0x8);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CONCATENATE(&quot;0x&quot;;DEC2HEX([.A186]))" office:value-type="string" office:string-value="0xB8">
            <text:p>0xB8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86]))" office:value-type="string" office:string-value="0xB8">
            <text:p>0xB8</text:p>
          </table:table-cell>
          <table:table-cell table:number-columns-repeated="2"/>
          <table:table-cell table:formula="of:=CONCATENATE(&quot;eeprom_write_byte(&quot;;[.Z186];&quot;, 0x&quot;;[.Y186];&quot;);&quot;)" office:value-type="string" office:string-value="eeprom_write_byte(0xB8, 0x2);">
            <text:p>eeprom_write_byte(0xB8, 0x2);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CONCATENATE(&quot;0x&quot;;DEC2HEX([.A187]))" office:value-type="string" office:string-value="0xB9">
            <text:p>0xB9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87]))" office:value-type="string" office:string-value="0xB9">
            <text:p>0xB9</text:p>
          </table:table-cell>
          <table:table-cell table:number-columns-repeated="2"/>
          <table:table-cell table:formula="of:=CONCATENATE(&quot;eeprom_write_byte(&quot;;[.Z187];&quot;, 0x&quot;;[.Y187];&quot;);&quot;)" office:value-type="string" office:string-value="eeprom_write_byte(0xB9, 0x7);">
            <text:p>eeprom_write_byte(0xB9, 0x7);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CONCATENATE(&quot;0x&quot;;DEC2HEX([.A188]))" office:value-type="string" office:string-value="0xBA">
            <text:p>0xBA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88]))" office:value-type="string" office:string-value="0xBA">
            <text:p>0xBA</text:p>
          </table:table-cell>
          <table:table-cell table:number-columns-repeated="2"/>
          <table:table-cell table:formula="of:=CONCATENATE(&quot;eeprom_write_byte(&quot;;[.Z188];&quot;, 0x&quot;;[.Y188];&quot;);&quot;)" office:value-type="string" office:string-value="eeprom_write_byte(0xBA, 0x3);">
            <text:p>eeprom_write_byte(0xBA, 0x3);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CONCATENATE(&quot;0x&quot;;DEC2HEX([.A189]))" office:value-type="string" office:string-value="0xBB">
            <text:p>0xBB</text:p>
          </table:table-cell>
          <table:table-cell table:number-columns-repeated="22"/>
          <table:table-cell table:style-name="ce15" office:value-type="string">
            <text:p>9</text:p>
          </table:table-cell>
          <table:table-cell table:style-name="ce11" table:formula="of:=CONCATENATE(&quot;0x&quot;;DEC2HEX([.A189]))" office:value-type="string" office:string-value="0xBB">
            <text:p>0xBB</text:p>
          </table:table-cell>
          <table:table-cell table:number-columns-repeated="2"/>
          <table:table-cell table:formula="of:=CONCATENATE(&quot;eeprom_write_byte(&quot;;[.Z189];&quot;, 0x&quot;;[.Y189];&quot;);&quot;)" office:value-type="string" office:string-value="eeprom_write_byte(0xBB, 0x9);">
            <text:p>eeprom_write_byte(0xBB, 0x9);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CONCATENATE(&quot;0x&quot;;DEC2HEX([.A190]))" office:value-type="string" office:string-value="0xBC">
            <text:p>0xBC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90]))" office:value-type="string" office:string-value="0xBC">
            <text:p>0xBC</text:p>
          </table:table-cell>
          <table:table-cell table:number-columns-repeated="2"/>
          <table:table-cell table:formula="of:=CONCATENATE(&quot;eeprom_write_byte(&quot;;[.Z190];&quot;, 0x&quot;;[.Y190];&quot;);&quot;)" office:value-type="string" office:string-value="eeprom_write_byte(0xBC, 0x7);">
            <text:p>eeprom_write_byte(0xBC, 0x7);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CONCATENATE(&quot;0x&quot;;DEC2HEX([.A191]))" office:value-type="string" office:string-value="0xBD">
            <text:p>0xBD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191]))" office:value-type="string" office:string-value="0xBD">
            <text:p>0xBD</text:p>
          </table:table-cell>
          <table:table-cell table:number-columns-repeated="2"/>
          <table:table-cell table:formula="of:=CONCATENATE(&quot;eeprom_write_byte(&quot;;[.Z191];&quot;, 0x&quot;;[.Y191];&quot;);&quot;)" office:value-type="string" office:string-value="eeprom_write_byte(0xBD, 0x6);">
            <text:p>eeprom_write_byte(0xBD, 0x6);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CONCATENATE(&quot;0x&quot;;DEC2HEX([.A192]))" office:value-type="string" office:string-value="0xBE">
            <text:p>0xBE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92]))" office:value-type="string" office:string-value="0xBE">
            <text:p>0xBE</text:p>
          </table:table-cell>
          <table:table-cell table:number-columns-repeated="2"/>
          <table:table-cell table:formula="of:=CONCATENATE(&quot;eeprom_write_byte(&quot;;[.Z192];&quot;, 0x&quot;;[.Y192];&quot;);&quot;)" office:value-type="string" office:string-value="eeprom_write_byte(0xBE, 0x2);">
            <text:p>eeprom_write_byte(0xBE, 0x2);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CONCATENATE(&quot;0x&quot;;DEC2HEX([.A193]))" office:value-type="string" office:string-value="0xBF">
            <text:p>0xBF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193]))" office:value-type="string" office:string-value="0xBF">
            <text:p>0xBF</text:p>
          </table:table-cell>
          <table:table-cell table:number-columns-repeated="2"/>
          <table:table-cell table:formula="of:=CONCATENATE(&quot;eeprom_write_byte(&quot;;[.Z193];&quot;, 0x&quot;;[.Y193];&quot;);&quot;)" office:value-type="string" office:string-value="eeprom_write_byte(0xBF, 0x0);">
            <text:p>eeprom_write_byte(0xBF, 0x0);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CONCATENATE(&quot;0x&quot;;DEC2HEX([.A194]))" office:value-type="string" office:string-value="0xC0">
            <text:p>0xC0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94]))" office:value-type="string" office:string-value="0xC0">
            <text:p>0xC0</text:p>
          </table:table-cell>
          <table:table-cell table:number-columns-repeated="2"/>
          <table:table-cell table:formula="of:=CONCATENATE(&quot;eeprom_write_byte(&quot;;[.Z194];&quot;, 0x&quot;;[.Y194];&quot;);&quot;)" office:value-type="string" office:string-value="eeprom_write_byte(0xC0, 0x2);">
            <text:p>eeprom_write_byte(0xC0, 0x2);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CONCATENATE(&quot;0x&quot;;DEC2HEX([.A195]))" office:value-type="string" office:string-value="0xC1">
            <text:p>0xC1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195]))" office:value-type="string" office:string-value="0xC1">
            <text:p>0xC1</text:p>
          </table:table-cell>
          <table:table-cell table:number-columns-repeated="2"/>
          <table:table-cell table:formula="of:=CONCATENATE(&quot;eeprom_write_byte(&quot;;[.Z195];&quot;, 0x&quot;;[.Y195];&quot;);&quot;)" office:value-type="string" office:string-value="eeprom_write_byte(0xC1, 0x5);">
            <text:p>eeprom_write_byte(0xC1, 0x5);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CONCATENATE(&quot;0x&quot;;DEC2HEX([.A196]))" office:value-type="string" office:string-value="0xC2">
            <text:p>0xC2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196]))" office:value-type="string" office:string-value="0xC2">
            <text:p>0xC2</text:p>
          </table:table-cell>
          <table:table-cell table:number-columns-repeated="2"/>
          <table:table-cell table:formula="of:=CONCATENATE(&quot;eeprom_write_byte(&quot;;[.Z196];&quot;, 0x&quot;;[.Y196];&quot;);&quot;)" office:value-type="string" office:string-value="eeprom_write_byte(0xC2, 0x8);">
            <text:p>eeprom_write_byte(0xC2, 0x8);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CONCATENATE(&quot;0x&quot;;DEC2HEX([.A197]))" office:value-type="string" office:string-value="0xC3">
            <text:p>0xC3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197]))" office:value-type="string" office:string-value="0xC3">
            <text:p>0xC3</text:p>
          </table:table-cell>
          <table:table-cell table:number-columns-repeated="2"/>
          <table:table-cell table:formula="of:=CONCATENATE(&quot;eeprom_write_byte(&quot;;[.Z197];&quot;, 0x&quot;;[.Y197];&quot;);&quot;)" office:value-type="string" office:string-value="eeprom_write_byte(0xC3, 0x2);">
            <text:p>eeprom_write_byte(0xC3, 0x2);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CONCATENATE(&quot;0x&quot;;DEC2HEX([.A198]))" office:value-type="string" office:string-value="0xC4">
            <text:p>0xC4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198]))" office:value-type="string" office:string-value="0xC4">
            <text:p>0xC4</text:p>
          </table:table-cell>
          <table:table-cell table:number-columns-repeated="2"/>
          <table:table-cell table:formula="of:=CONCATENATE(&quot;eeprom_write_byte(&quot;;[.Z198];&quot;, 0x&quot;;[.Y198];&quot;);&quot;)" office:value-type="string" office:string-value="eeprom_write_byte(0xC4, 0x7);">
            <text:p>eeprom_write_byte(0xC4, 0x7);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CONCATENATE(&quot;0x&quot;;DEC2HEX([.A199]))" office:value-type="string" office:string-value="0xC5">
            <text:p>0xC5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199]))" office:value-type="string" office:string-value="0xC5">
            <text:p>0xC5</text:p>
          </table:table-cell>
          <table:table-cell table:number-columns-repeated="2"/>
          <table:table-cell table:formula="of:=CONCATENATE(&quot;eeprom_write_byte(&quot;;[.Z199];&quot;, 0x&quot;;[.Y199];&quot;);&quot;)" office:value-type="string" office:string-value="eeprom_write_byte(0xC5, 0x3);">
            <text:p>eeprom_write_byte(0xC5, 0x3);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CONCATENATE(&quot;0x&quot;;DEC2HEX([.A200]))" office:value-type="string" office:string-value="0xC6">
            <text:p>0xC6</text:p>
          </table:table-cell>
          <table:table-cell table:number-columns-repeated="22"/>
          <table:table-cell table:style-name="ce15" office:value-type="string">
            <text:p>9</text:p>
          </table:table-cell>
          <table:table-cell table:style-name="ce11" table:formula="of:=CONCATENATE(&quot;0x&quot;;DEC2HEX([.A200]))" office:value-type="string" office:string-value="0xC6">
            <text:p>0xC6</text:p>
          </table:table-cell>
          <table:table-cell table:number-columns-repeated="2"/>
          <table:table-cell table:formula="of:=CONCATENATE(&quot;eeprom_write_byte(&quot;;[.Z200];&quot;, 0x&quot;;[.Y200];&quot;);&quot;)" office:value-type="string" office:string-value="eeprom_write_byte(0xC6, 0x9);">
            <text:p>eeprom_write_byte(0xC6, 0x9);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CONCATENATE(&quot;0x&quot;;DEC2HEX([.A201]))" office:value-type="string" office:string-value="0xC7">
            <text:p>0xC7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01]))" office:value-type="string" office:string-value="0xC7">
            <text:p>0xC7</text:p>
          </table:table-cell>
          <table:table-cell table:number-columns-repeated="2"/>
          <table:table-cell table:formula="of:=CONCATENATE(&quot;eeprom_write_byte(&quot;;[.Z201];&quot;, 0x&quot;;[.Y201];&quot;);&quot;)" office:value-type="string" office:string-value="eeprom_write_byte(0xC7, 0x7);">
            <text:p>eeprom_write_byte(0xC7, 0x7);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CONCATENATE(&quot;0x&quot;;DEC2HEX([.A202]))" office:value-type="string" office:string-value="0xC8">
            <text:p>0xC8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202]))" office:value-type="string" office:string-value="0xC8">
            <text:p>0xC8</text:p>
          </table:table-cell>
          <table:table-cell table:number-columns-repeated="2"/>
          <table:table-cell table:formula="of:=CONCATENATE(&quot;eeprom_write_byte(&quot;;[.Z202];&quot;, 0x&quot;;[.Y202];&quot;);&quot;)" office:value-type="string" office:string-value="eeprom_write_byte(0xC8, 0x6);">
            <text:p>eeprom_write_byte(0xC8, 0x6);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CONCATENATE(&quot;0x&quot;;DEC2HEX([.A203]))" office:value-type="string" office:string-value="0xC9">
            <text:p>0xC9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03]))" office:value-type="string" office:string-value="0xC9">
            <text:p>0xC9</text:p>
          </table:table-cell>
          <table:table-cell table:number-columns-repeated="2"/>
          <table:table-cell table:formula="of:=CONCATENATE(&quot;eeprom_write_byte(&quot;;[.Z203];&quot;, 0x&quot;;[.Y203];&quot;);&quot;)" office:value-type="string" office:string-value="eeprom_write_byte(0xC9, 0x2);">
            <text:p>eeprom_write_byte(0xC9, 0x2);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CONCATENATE(&quot;0x&quot;;DEC2HEX([.A204]))" office:value-type="string" office:string-value="0xCA">
            <text:p>0xCA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204]))" office:value-type="string" office:string-value="0xCA">
            <text:p>0xCA</text:p>
          </table:table-cell>
          <table:table-cell table:number-columns-repeated="2"/>
          <table:table-cell table:formula="of:=CONCATENATE(&quot;eeprom_write_byte(&quot;;[.Z204];&quot;, 0x&quot;;[.Y204];&quot;);&quot;)" office:value-type="string" office:string-value="eeprom_write_byte(0xCA, 0x0);">
            <text:p>eeprom_write_byte(0xCA, 0x0);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CONCATENATE(&quot;0x&quot;;DEC2HEX([.A205]))" office:value-type="string" office:string-value="0xCB">
            <text:p>0xCB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05]))" office:value-type="string" office:string-value="0xCB">
            <text:p>0xCB</text:p>
          </table:table-cell>
          <table:table-cell table:number-columns-repeated="2"/>
          <table:table-cell table:formula="of:=CONCATENATE(&quot;eeprom_write_byte(&quot;;[.Z205];&quot;, 0x&quot;;[.Y205];&quot;);&quot;)" office:value-type="string" office:string-value="eeprom_write_byte(0xCB, 0x2);">
            <text:p>eeprom_write_byte(0xCB, 0x2);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CONCATENATE(&quot;0x&quot;;DEC2HEX([.A206]))" office:value-type="string" office:string-value="0xCC">
            <text:p>0xCC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206]))" office:value-type="string" office:string-value="0xCC">
            <text:p>0xCC</text:p>
          </table:table-cell>
          <table:table-cell table:number-columns-repeated="2"/>
          <table:table-cell table:formula="of:=CONCATENATE(&quot;eeprom_write_byte(&quot;;[.Z206];&quot;, 0x&quot;;[.Y206];&quot;);&quot;)" office:value-type="string" office:string-value="eeprom_write_byte(0xCC, 0x5);">
            <text:p>eeprom_write_byte(0xCC, 0x5);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CONCATENATE(&quot;0x&quot;;DEC2HEX([.A207]))" office:value-type="string" office:string-value="0xCD">
            <text:p>0xCD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207]))" office:value-type="string" office:string-value="0xCD">
            <text:p>0xCD</text:p>
          </table:table-cell>
          <table:table-cell table:number-columns-repeated="2"/>
          <table:table-cell table:formula="of:=CONCATENATE(&quot;eeprom_write_byte(&quot;;[.Z207];&quot;, 0x&quot;;[.Y207];&quot;);&quot;)" office:value-type="string" office:string-value="eeprom_write_byte(0xCD, 0x8);">
            <text:p>eeprom_write_byte(0xCD, 0x8);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CONCATENATE(&quot;0x&quot;;DEC2HEX([.A208]))" office:value-type="string" office:string-value="0xCE">
            <text:p>0xCE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08]))" office:value-type="string" office:string-value="0xCE">
            <text:p>0xCE</text:p>
          </table:table-cell>
          <table:table-cell table:number-columns-repeated="2"/>
          <table:table-cell table:formula="of:=CONCATENATE(&quot;eeprom_write_byte(&quot;;[.Z208];&quot;, 0x&quot;;[.Y208];&quot;);&quot;)" office:value-type="string" office:string-value="eeprom_write_byte(0xCE, 0x2);">
            <text:p>eeprom_write_byte(0xCE, 0x2);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CONCATENATE(&quot;0x&quot;;DEC2HEX([.A209]))" office:value-type="string" office:string-value="0xCF">
            <text:p>0xCF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09]))" office:value-type="string" office:string-value="0xCF">
            <text:p>0xCF</text:p>
          </table:table-cell>
          <table:table-cell table:number-columns-repeated="2"/>
          <table:table-cell table:formula="of:=CONCATENATE(&quot;eeprom_write_byte(&quot;;[.Z209];&quot;, 0x&quot;;[.Y209];&quot;);&quot;)" office:value-type="string" office:string-value="eeprom_write_byte(0xCF, 0x7);">
            <text:p>eeprom_write_byte(0xCF, 0x7);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CONCATENATE(&quot;0x&quot;;DEC2HEX([.A210]))" office:value-type="string" office:string-value="0xD0">
            <text:p>0xD0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210]))" office:value-type="string" office:string-value="0xD0">
            <text:p>0xD0</text:p>
          </table:table-cell>
          <table:table-cell table:number-columns-repeated="2"/>
          <table:table-cell table:formula="of:=CONCATENATE(&quot;eeprom_write_byte(&quot;;[.Z210];&quot;, 0x&quot;;[.Y210];&quot;);&quot;)" office:value-type="string" office:string-value="eeprom_write_byte(0xD0, 0x3);">
            <text:p>eeprom_write_byte(0xD0, 0x3);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CONCATENATE(&quot;0x&quot;;DEC2HEX([.A211]))" office:value-type="string" office:string-value="0xD1">
            <text:p>0xD1</text:p>
          </table:table-cell>
          <table:table-cell table:number-columns-repeated="22"/>
          <table:table-cell table:style-name="ce15" office:value-type="string">
            <text:p>9</text:p>
          </table:table-cell>
          <table:table-cell table:style-name="ce11" table:formula="of:=CONCATENATE(&quot;0x&quot;;DEC2HEX([.A211]))" office:value-type="string" office:string-value="0xD1">
            <text:p>0xD1</text:p>
          </table:table-cell>
          <table:table-cell table:number-columns-repeated="2"/>
          <table:table-cell table:formula="of:=CONCATENATE(&quot;eeprom_write_byte(&quot;;[.Z211];&quot;, 0x&quot;;[.Y211];&quot;);&quot;)" office:value-type="string" office:string-value="eeprom_write_byte(0xD1, 0x9);">
            <text:p>eeprom_write_byte(0xD1, 0x9);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CONCATENATE(&quot;0x&quot;;DEC2HEX([.A212]))" office:value-type="string" office:string-value="0xD2">
            <text:p>0xD2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12]))" office:value-type="string" office:string-value="0xD2">
            <text:p>0xD2</text:p>
          </table:table-cell>
          <table:table-cell table:number-columns-repeated="2"/>
          <table:table-cell table:formula="of:=CONCATENATE(&quot;eeprom_write_byte(&quot;;[.Z212];&quot;, 0x&quot;;[.Y212];&quot;);&quot;)" office:value-type="string" office:string-value="eeprom_write_byte(0xD2, 0x7);">
            <text:p>eeprom_write_byte(0xD2, 0x7);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CONCATENATE(&quot;0x&quot;;DEC2HEX([.A213]))" office:value-type="string" office:string-value="0xD3">
            <text:p>0xD3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213]))" office:value-type="string" office:string-value="0xD3">
            <text:p>0xD3</text:p>
          </table:table-cell>
          <table:table-cell table:number-columns-repeated="2"/>
          <table:table-cell table:formula="of:=CONCATENATE(&quot;eeprom_write_byte(&quot;;[.Z213];&quot;, 0x&quot;;[.Y213];&quot;);&quot;)" office:value-type="string" office:string-value="eeprom_write_byte(0xD3, 0x6);">
            <text:p>eeprom_write_byte(0xD3, 0x6);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CONCATENATE(&quot;0x&quot;;DEC2HEX([.A214]))" office:value-type="string" office:string-value="0xD4">
            <text:p>0xD4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14]))" office:value-type="string" office:string-value="0xD4">
            <text:p>0xD4</text:p>
          </table:table-cell>
          <table:table-cell table:number-columns-repeated="2"/>
          <table:table-cell table:formula="of:=CONCATENATE(&quot;eeprom_write_byte(&quot;;[.Z214];&quot;, 0x&quot;;[.Y214];&quot;);&quot;)" office:value-type="string" office:string-value="eeprom_write_byte(0xD4, 0x2);">
            <text:p>eeprom_write_byte(0xD4, 0x2);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CONCATENATE(&quot;0x&quot;;DEC2HEX([.A215]))" office:value-type="string" office:string-value="0xD5">
            <text:p>0xD5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215]))" office:value-type="string" office:string-value="0xD5">
            <text:p>0xD5</text:p>
          </table:table-cell>
          <table:table-cell table:number-columns-repeated="2"/>
          <table:table-cell table:formula="of:=CONCATENATE(&quot;eeprom_write_byte(&quot;;[.Z215];&quot;, 0x&quot;;[.Y215];&quot;);&quot;)" office:value-type="string" office:string-value="eeprom_write_byte(0xD5, 0x0);">
            <text:p>eeprom_write_byte(0xD5, 0x0);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CONCATENATE(&quot;0x&quot;;DEC2HEX([.A216]))" office:value-type="string" office:string-value="0xD6">
            <text:p>0xD6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16]))" office:value-type="string" office:string-value="0xD6">
            <text:p>0xD6</text:p>
          </table:table-cell>
          <table:table-cell table:number-columns-repeated="2"/>
          <table:table-cell table:formula="of:=CONCATENATE(&quot;eeprom_write_byte(&quot;;[.Z216];&quot;, 0x&quot;;[.Y216];&quot;);&quot;)" office:value-type="string" office:string-value="eeprom_write_byte(0xD6, 0x2);">
            <text:p>eeprom_write_byte(0xD6, 0x2);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CONCATENATE(&quot;0x&quot;;DEC2HEX([.A217]))" office:value-type="string" office:string-value="0xD7">
            <text:p>0xD7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217]))" office:value-type="string" office:string-value="0xD7">
            <text:p>0xD7</text:p>
          </table:table-cell>
          <table:table-cell table:number-columns-repeated="2"/>
          <table:table-cell table:formula="of:=CONCATENATE(&quot;eeprom_write_byte(&quot;;[.Z217];&quot;, 0x&quot;;[.Y217];&quot;);&quot;)" office:value-type="string" office:string-value="eeprom_write_byte(0xD7, 0x5);">
            <text:p>eeprom_write_byte(0xD7, 0x5);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CONCATENATE(&quot;0x&quot;;DEC2HEX([.A218]))" office:value-type="string" office:string-value="0xD8">
            <text:p>0xD8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218]))" office:value-type="string" office:string-value="0xD8">
            <text:p>0xD8</text:p>
          </table:table-cell>
          <table:table-cell table:number-columns-repeated="2"/>
          <table:table-cell table:formula="of:=CONCATENATE(&quot;eeprom_write_byte(&quot;;[.Z218];&quot;, 0x&quot;;[.Y218];&quot;);&quot;)" office:value-type="string" office:string-value="eeprom_write_byte(0xD8, 0x8);">
            <text:p>eeprom_write_byte(0xD8, 0x8);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CONCATENATE(&quot;0x&quot;;DEC2HEX([.A219]))" office:value-type="string" office:string-value="0xD9">
            <text:p>0xD9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19]))" office:value-type="string" office:string-value="0xD9">
            <text:p>0xD9</text:p>
          </table:table-cell>
          <table:table-cell table:number-columns-repeated="2"/>
          <table:table-cell table:formula="of:=CONCATENATE(&quot;eeprom_write_byte(&quot;;[.Z219];&quot;, 0x&quot;;[.Y219];&quot;);&quot;)" office:value-type="string" office:string-value="eeprom_write_byte(0xD9, 0x2);">
            <text:p>eeprom_write_byte(0xD9, 0x2);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CONCATENATE(&quot;0x&quot;;DEC2HEX([.A220]))" office:value-type="string" office:string-value="0xDA">
            <text:p>0xDA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20]))" office:value-type="string" office:string-value="0xDA">
            <text:p>0xDA</text:p>
          </table:table-cell>
          <table:table-cell table:number-columns-repeated="2"/>
          <table:table-cell table:formula="of:=CONCATENATE(&quot;eeprom_write_byte(&quot;;[.Z220];&quot;, 0x&quot;;[.Y220];&quot;);&quot;)" office:value-type="string" office:string-value="eeprom_write_byte(0xDA, 0x7);">
            <text:p>eeprom_write_byte(0xDA, 0x7);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CONCATENATE(&quot;0x&quot;;DEC2HEX([.A221]))" office:value-type="string" office:string-value="0xDB">
            <text:p>0xDB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221]))" office:value-type="string" office:string-value="0xDB">
            <text:p>0xDB</text:p>
          </table:table-cell>
          <table:table-cell table:number-columns-repeated="2"/>
          <table:table-cell table:formula="of:=CONCATENATE(&quot;eeprom_write_byte(&quot;;[.Z221];&quot;, 0x&quot;;[.Y221];&quot;);&quot;)" office:value-type="string" office:string-value="eeprom_write_byte(0xDB, 0x3);">
            <text:p>eeprom_write_byte(0xDB, 0x3);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CONCATENATE(&quot;0x&quot;;DEC2HEX([.A222]))" office:value-type="string" office:string-value="0xDC">
            <text:p>0xDC</text:p>
          </table:table-cell>
          <table:table-cell table:number-columns-repeated="22"/>
          <table:table-cell table:style-name="ce15" office:value-type="string">
            <text:p>9</text:p>
          </table:table-cell>
          <table:table-cell table:style-name="ce11" table:formula="of:=CONCATENATE(&quot;0x&quot;;DEC2HEX([.A222]))" office:value-type="string" office:string-value="0xDC">
            <text:p>0xDC</text:p>
          </table:table-cell>
          <table:table-cell table:number-columns-repeated="2"/>
          <table:table-cell table:formula="of:=CONCATENATE(&quot;eeprom_write_byte(&quot;;[.Z222];&quot;, 0x&quot;;[.Y222];&quot;);&quot;)" office:value-type="string" office:string-value="eeprom_write_byte(0xDC, 0x9);">
            <text:p>eeprom_write_byte(0xDC, 0x9);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CONCATENATE(&quot;0x&quot;;DEC2HEX([.A223]))" office:value-type="string" office:string-value="0xDD">
            <text:p>0xDD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23]))" office:value-type="string" office:string-value="0xDD">
            <text:p>0xDD</text:p>
          </table:table-cell>
          <table:table-cell table:number-columns-repeated="2"/>
          <table:table-cell table:formula="of:=CONCATENATE(&quot;eeprom_write_byte(&quot;;[.Z223];&quot;, 0x&quot;;[.Y223];&quot;);&quot;)" office:value-type="string" office:string-value="eeprom_write_byte(0xDD, 0x7);">
            <text:p>eeprom_write_byte(0xDD, 0x7);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CONCATENATE(&quot;0x&quot;;DEC2HEX([.A224]))" office:value-type="string" office:string-value="0xDE">
            <text:p>0xDE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224]))" office:value-type="string" office:string-value="0xDE">
            <text:p>0xDE</text:p>
          </table:table-cell>
          <table:table-cell table:number-columns-repeated="2"/>
          <table:table-cell table:formula="of:=CONCATENATE(&quot;eeprom_write_byte(&quot;;[.Z224];&quot;, 0x&quot;;[.Y224];&quot;);&quot;)" office:value-type="string" office:string-value="eeprom_write_byte(0xDE, 0x6);">
            <text:p>eeprom_write_byte(0xDE, 0x6);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CONCATENATE(&quot;0x&quot;;DEC2HEX([.A225]))" office:value-type="string" office:string-value="0xDF">
            <text:p>0xDF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25]))" office:value-type="string" office:string-value="0xDF">
            <text:p>0xDF</text:p>
          </table:table-cell>
          <table:table-cell table:number-columns-repeated="2"/>
          <table:table-cell table:formula="of:=CONCATENATE(&quot;eeprom_write_byte(&quot;;[.Z225];&quot;, 0x&quot;;[.Y225];&quot;);&quot;)" office:value-type="string" office:string-value="eeprom_write_byte(0xDF, 0x2);">
            <text:p>eeprom_write_byte(0xDF, 0x2);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CONCATENATE(&quot;0x&quot;;DEC2HEX([.A226]))" office:value-type="string" office:string-value="0xE0">
            <text:p>0xE0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226]))" office:value-type="string" office:string-value="0xE0">
            <text:p>0xE0</text:p>
          </table:table-cell>
          <table:table-cell table:number-columns-repeated="2"/>
          <table:table-cell table:formula="of:=CONCATENATE(&quot;eeprom_write_byte(&quot;;[.Z226];&quot;, 0x&quot;;[.Y226];&quot;);&quot;)" office:value-type="string" office:string-value="eeprom_write_byte(0xE0, 0x0);">
            <text:p>eeprom_write_byte(0xE0, 0x0);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CONCATENATE(&quot;0x&quot;;DEC2HEX([.A227]))" office:value-type="string" office:string-value="0xE1">
            <text:p>0xE1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27]))" office:value-type="string" office:string-value="0xE1">
            <text:p>0xE1</text:p>
          </table:table-cell>
          <table:table-cell table:number-columns-repeated="2"/>
          <table:table-cell table:formula="of:=CONCATENATE(&quot;eeprom_write_byte(&quot;;[.Z227];&quot;, 0x&quot;;[.Y227];&quot;);&quot;)" office:value-type="string" office:string-value="eeprom_write_byte(0xE1, 0x2);">
            <text:p>eeprom_write_byte(0xE1, 0x2);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CONCATENATE(&quot;0x&quot;;DEC2HEX([.A228]))" office:value-type="string" office:string-value="0xE2">
            <text:p>0xE2</text:p>
          </table:table-cell>
          <table:table-cell table:number-columns-repeated="22"/>
          <table:table-cell table:style-name="ce15" office:value-type="string">
            <text:p>5</text:p>
          </table:table-cell>
          <table:table-cell table:style-name="ce11" table:formula="of:=CONCATENATE(&quot;0x&quot;;DEC2HEX([.A228]))" office:value-type="string" office:string-value="0xE2">
            <text:p>0xE2</text:p>
          </table:table-cell>
          <table:table-cell table:number-columns-repeated="2"/>
          <table:table-cell table:formula="of:=CONCATENATE(&quot;eeprom_write_byte(&quot;;[.Z228];&quot;, 0x&quot;;[.Y228];&quot;);&quot;)" office:value-type="string" office:string-value="eeprom_write_byte(0xE2, 0x5);">
            <text:p>eeprom_write_byte(0xE2, 0x5);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CONCATENATE(&quot;0x&quot;;DEC2HEX([.A229]))" office:value-type="string" office:string-value="0xE3">
            <text:p>0xE3</text:p>
          </table:table-cell>
          <table:table-cell table:number-columns-repeated="22"/>
          <table:table-cell table:style-name="ce15" office:value-type="string">
            <text:p>8</text:p>
          </table:table-cell>
          <table:table-cell table:style-name="ce11" table:formula="of:=CONCATENATE(&quot;0x&quot;;DEC2HEX([.A229]))" office:value-type="string" office:string-value="0xE3">
            <text:p>0xE3</text:p>
          </table:table-cell>
          <table:table-cell table:number-columns-repeated="2"/>
          <table:table-cell table:formula="of:=CONCATENATE(&quot;eeprom_write_byte(&quot;;[.Z229];&quot;, 0x&quot;;[.Y229];&quot;);&quot;)" office:value-type="string" office:string-value="eeprom_write_byte(0xE3, 0x8);">
            <text:p>eeprom_write_byte(0xE3, 0x8);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CONCATENATE(&quot;0x&quot;;DEC2HEX([.A230]))" office:value-type="string" office:string-value="0xE4">
            <text:p>0xE4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30]))" office:value-type="string" office:string-value="0xE4">
            <text:p>0xE4</text:p>
          </table:table-cell>
          <table:table-cell table:number-columns-repeated="2"/>
          <table:table-cell table:formula="of:=CONCATENATE(&quot;eeprom_write_byte(&quot;;[.Z230];&quot;, 0x&quot;;[.Y230];&quot;);&quot;)" office:value-type="string" office:string-value="eeprom_write_byte(0xE4, 0x2);">
            <text:p>eeprom_write_byte(0xE4, 0x2);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CONCATENATE(&quot;0x&quot;;DEC2HEX([.A231]))" office:value-type="string" office:string-value="0xE5">
            <text:p>0xE5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31]))" office:value-type="string" office:string-value="0xE5">
            <text:p>0xE5</text:p>
          </table:table-cell>
          <table:table-cell table:number-columns-repeated="2"/>
          <table:table-cell table:formula="of:=CONCATENATE(&quot;eeprom_write_byte(&quot;;[.Z231];&quot;, 0x&quot;;[.Y231];&quot;);&quot;)" office:value-type="string" office:string-value="eeprom_write_byte(0xE5, 0x7);">
            <text:p>eeprom_write_byte(0xE5, 0x7);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CONCATENATE(&quot;0x&quot;;DEC2HEX([.A232]))" office:value-type="string" office:string-value="0xE6">
            <text:p>0xE6</text:p>
          </table:table-cell>
          <table:table-cell table:number-columns-repeated="22"/>
          <table:table-cell table:style-name="ce15" office:value-type="string">
            <text:p>3</text:p>
          </table:table-cell>
          <table:table-cell table:style-name="ce11" table:formula="of:=CONCATENATE(&quot;0x&quot;;DEC2HEX([.A232]))" office:value-type="string" office:string-value="0xE6">
            <text:p>0xE6</text:p>
          </table:table-cell>
          <table:table-cell table:number-columns-repeated="2"/>
          <table:table-cell table:formula="of:=CONCATENATE(&quot;eeprom_write_byte(&quot;;[.Z232];&quot;, 0x&quot;;[.Y232];&quot;);&quot;)" office:value-type="string" office:string-value="eeprom_write_byte(0xE6, 0x3);">
            <text:p>eeprom_write_byte(0xE6, 0x3);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CONCATENATE(&quot;0x&quot;;DEC2HEX([.A233]))" office:value-type="string" office:string-value="0xE7">
            <text:p>0xE7</text:p>
          </table:table-cell>
          <table:table-cell table:number-columns-repeated="22"/>
          <table:table-cell table:style-name="ce15" office:value-type="string">
            <text:p>9</text:p>
          </table:table-cell>
          <table:table-cell table:style-name="ce11" table:formula="of:=CONCATENATE(&quot;0x&quot;;DEC2HEX([.A233]))" office:value-type="string" office:string-value="0xE7">
            <text:p>0xE7</text:p>
          </table:table-cell>
          <table:table-cell table:number-columns-repeated="2"/>
          <table:table-cell table:formula="of:=CONCATENATE(&quot;eeprom_write_byte(&quot;;[.Z233];&quot;, 0x&quot;;[.Y233];&quot;);&quot;)" office:value-type="string" office:string-value="eeprom_write_byte(0xE7, 0x9);">
            <text:p>eeprom_write_byte(0xE7, 0x9);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CONCATENATE(&quot;0x&quot;;DEC2HEX([.A234]))" office:value-type="string" office:string-value="0xE8">
            <text:p>0xE8</text:p>
          </table:table-cell>
          <table:table-cell table:number-columns-repeated="22"/>
          <table:table-cell table:style-name="ce15" office:value-type="string">
            <text:p>7</text:p>
          </table:table-cell>
          <table:table-cell table:style-name="ce11" table:formula="of:=CONCATENATE(&quot;0x&quot;;DEC2HEX([.A234]))" office:value-type="string" office:string-value="0xE8">
            <text:p>0xE8</text:p>
          </table:table-cell>
          <table:table-cell table:number-columns-repeated="2"/>
          <table:table-cell table:formula="of:=CONCATENATE(&quot;eeprom_write_byte(&quot;;[.Z234];&quot;, 0x&quot;;[.Y234];&quot;);&quot;)" office:value-type="string" office:string-value="eeprom_write_byte(0xE8, 0x7);">
            <text:p>eeprom_write_byte(0xE8, 0x7);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CONCATENATE(&quot;0x&quot;;DEC2HEX([.A235]))" office:value-type="string" office:string-value="0xE9">
            <text:p>0xE9</text:p>
          </table:table-cell>
          <table:table-cell table:number-columns-repeated="22"/>
          <table:table-cell table:style-name="ce15" office:value-type="string">
            <text:p>6</text:p>
          </table:table-cell>
          <table:table-cell table:style-name="ce11" table:formula="of:=CONCATENATE(&quot;0x&quot;;DEC2HEX([.A235]))" office:value-type="string" office:string-value="0xE9">
            <text:p>0xE9</text:p>
          </table:table-cell>
          <table:table-cell table:number-columns-repeated="2"/>
          <table:table-cell table:formula="of:=CONCATENATE(&quot;eeprom_write_byte(&quot;;[.Z235];&quot;, 0x&quot;;[.Y235];&quot;);&quot;)" office:value-type="string" office:string-value="eeprom_write_byte(0xE9, 0x6);">
            <text:p>eeprom_write_byte(0xE9, 0x6);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CONCATENATE(&quot;0x&quot;;DEC2HEX([.A236]))" office:value-type="string" office:string-value="0xEA">
            <text:p>0xEA</text:p>
          </table:table-cell>
          <table:table-cell table:number-columns-repeated="22"/>
          <table:table-cell table:style-name="ce15" office:value-type="string">
            <text:p>2</text:p>
          </table:table-cell>
          <table:table-cell table:style-name="ce11" table:formula="of:=CONCATENATE(&quot;0x&quot;;DEC2HEX([.A236]))" office:value-type="string" office:string-value="0xEA">
            <text:p>0xEA</text:p>
          </table:table-cell>
          <table:table-cell table:number-columns-repeated="2"/>
          <table:table-cell table:formula="of:=CONCATENATE(&quot;eeprom_write_byte(&quot;;[.Z236];&quot;, 0x&quot;;[.Y236];&quot;);&quot;)" office:value-type="string" office:string-value="eeprom_write_byte(0xEA, 0x2);">
            <text:p>eeprom_write_byte(0xEA, 0x2);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CONCATENATE(&quot;0x&quot;;DEC2HEX([.A237]))" office:value-type="string" office:string-value="0xEB">
            <text:p>0xEB</text:p>
          </table:table-cell>
          <table:table-cell table:number-columns-repeated="22"/>
          <table:table-cell table:style-name="ce15" office:value-type="string">
            <text:p>0</text:p>
          </table:table-cell>
          <table:table-cell table:style-name="ce11" table:formula="of:=CONCATENATE(&quot;0x&quot;;DEC2HEX([.A237]))" office:value-type="string" office:string-value="0xEB">
            <text:p>0xEB</text:p>
          </table:table-cell>
          <table:table-cell table:number-columns-repeated="2"/>
          <table:table-cell table:formula="of:=CONCATENATE(&quot;eeprom_write_byte(&quot;;[.Z237];&quot;, 0x&quot;;[.Y237];&quot;);&quot;)" office:value-type="string" office:string-value="eeprom_write_byte(0xEB, 0x0);">
            <text:p>eeprom_write_byte(0xEB, 0x0);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CONCATENATE(&quot;0x&quot;;DEC2HEX([.A238]))" office:value-type="string" office:string-value="0xEC">
            <text:p>0xEC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38]))" office:value-type="string" office:string-value="0xEC">
            <text:p>0xEC</text:p>
          </table:table-cell>
          <table:table-cell table:number-columns-repeated="2"/>
          <table:table-cell table:formula="of:=CONCATENATE(&quot;eeprom_write_byte(&quot;;[.Z238];&quot;, 0x&quot;;[.Y238];&quot;);&quot;)" office:value-type="string" office:string-value="eeprom_write_byte(0xEC, 0xFF);">
            <text:p>eeprom_write_byte(0xEC, 0xFF);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CONCATENATE(&quot;0x&quot;;DEC2HEX([.A239]))" office:value-type="string" office:string-value="0xED">
            <text:p>0xED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39]))" office:value-type="string" office:string-value="0xED">
            <text:p>0xED</text:p>
          </table:table-cell>
          <table:table-cell table:number-columns-repeated="2"/>
          <table:table-cell table:formula="of:=CONCATENATE(&quot;eeprom_write_byte(&quot;;[.Z239];&quot;, 0x&quot;;[.Y239];&quot;);&quot;)" office:value-type="string" office:string-value="eeprom_write_byte(0xED, 0xFF);">
            <text:p>eeprom_write_byte(0xED, 0xFF);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CONCATENATE(&quot;0x&quot;;DEC2HEX([.A240]))" office:value-type="string" office:string-value="0xEE">
            <text:p>0xEE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40]))" office:value-type="string" office:string-value="0xEE">
            <text:p>0xEE</text:p>
          </table:table-cell>
          <table:table-cell table:number-columns-repeated="2"/>
          <table:table-cell table:formula="of:=CONCATENATE(&quot;eeprom_write_byte(&quot;;[.Z240];&quot;, 0x&quot;;[.Y240];&quot;);&quot;)" office:value-type="string" office:string-value="eeprom_write_byte(0xEE, 0xFF);">
            <text:p>eeprom_write_byte(0xEE, 0xFF);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CONCATENATE(&quot;0x&quot;;DEC2HEX([.A241]))" office:value-type="string" office:string-value="0xEF">
            <text:p>0xEF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41]))" office:value-type="string" office:string-value="0xEF">
            <text:p>0xEF</text:p>
          </table:table-cell>
          <table:table-cell office:value-type="string">
            <text:p>End Page 4</text:p>
          </table:table-cell>
          <table:table-cell/>
          <table:table-cell table:formula="of:=CONCATENATE(&quot;eeprom_write_byte(&quot;;[.Z241];&quot;, 0x&quot;;[.Y241];&quot;);&quot;)" office:value-type="string" office:string-value="eeprom_write_byte(0xEF, 0xFF);">
            <text:p>eeprom_write_byte(0xEF, 0xFF);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CONCATENATE(&quot;0x&quot;;DEC2HEX([.A242]))" office:value-type="string" office:string-value="0xF0">
            <text:p>0xF0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2]))" office:value-type="string" office:string-value="0xF0">
            <text:p>0xF0</text:p>
          </table:table-cell>
          <table:table-cell office:value-type="string">
            <text:p>Begin Page 5</text:p>
          </table:table-cell>
          <table:table-cell/>
          <table:table-cell table:formula="of:=CONCATENATE(&quot;eeprom_write_byte(&quot;;[.Z242];&quot;, 0x&quot;;[.Y242];&quot;);&quot;)" office:value-type="string" office:string-value="eeprom_write_byte(0xF0, 0x0);">
            <text:p>eeprom_write_byte(0xF0, 0x0);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CONCATENATE(&quot;0x&quot;;DEC2HEX([.A243]))" office:value-type="string" office:string-value="0xF1">
            <text:p>0xF1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3]))" office:value-type="string" office:string-value="0xF1">
            <text:p>0xF1</text:p>
          </table:table-cell>
          <table:table-cell table:number-columns-repeated="2"/>
          <table:table-cell table:formula="of:=CONCATENATE(&quot;eeprom_write_byte(&quot;;[.Z243];&quot;, 0x&quot;;[.Y243];&quot;);&quot;)" office:value-type="string" office:string-value="eeprom_write_byte(0xF1, 0x0);">
            <text:p>eeprom_write_byte(0xF1, 0x0);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CONCATENATE(&quot;0x&quot;;DEC2HEX([.A244]))" office:value-type="string" office:string-value="0xF2">
            <text:p>0xF2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4]))" office:value-type="string" office:string-value="0xF2">
            <text:p>0xF2</text:p>
          </table:table-cell>
          <table:table-cell table:number-columns-repeated="2"/>
          <table:table-cell table:formula="of:=CONCATENATE(&quot;eeprom_write_byte(&quot;;[.Z244];&quot;, 0x&quot;;[.Y244];&quot;);&quot;)" office:value-type="string" office:string-value="eeprom_write_byte(0xF2, 0x0);">
            <text:p>eeprom_write_byte(0xF2, 0x0);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CONCATENATE(&quot;0x&quot;;DEC2HEX([.A245]))" office:value-type="string" office:string-value="0xF3">
            <text:p>0xF3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5]))" office:value-type="string" office:string-value="0xF3">
            <text:p>0xF3</text:p>
          </table:table-cell>
          <table:table-cell table:number-columns-repeated="2"/>
          <table:table-cell table:formula="of:=CONCATENATE(&quot;eeprom_write_byte(&quot;;[.Z245];&quot;, 0x&quot;;[.Y245];&quot;);&quot;)" office:value-type="string" office:string-value="eeprom_write_byte(0xF3, 0x0);">
            <text:p>eeprom_write_byte(0xF3, 0x0);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CONCATENATE(&quot;0x&quot;;DEC2HEX([.A246]))" office:value-type="string" office:string-value="0xF4">
            <text:p>0xF4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6]))" office:value-type="string" office:string-value="0xF4">
            <text:p>0xF4</text:p>
          </table:table-cell>
          <table:table-cell table:number-columns-repeated="2"/>
          <table:table-cell table:formula="of:=CONCATENATE(&quot;eeprom_write_byte(&quot;;[.Z246];&quot;, 0x&quot;;[.Y246];&quot;);&quot;)" office:value-type="string" office:string-value="eeprom_write_byte(0xF4, 0x0);">
            <text:p>eeprom_write_byte(0xF4, 0x0);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CONCATENATE(&quot;0x&quot;;DEC2HEX([.A247]))" office:value-type="string" office:string-value="0xF5">
            <text:p>0xF5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7]))" office:value-type="string" office:string-value="0xF5">
            <text:p>0xF5</text:p>
          </table:table-cell>
          <table:table-cell table:number-columns-repeated="2"/>
          <table:table-cell table:formula="of:=CONCATENATE(&quot;eeprom_write_byte(&quot;;[.Z247];&quot;, 0x&quot;;[.Y247];&quot;);&quot;)" office:value-type="string" office:string-value="eeprom_write_byte(0xF5, 0x0);">
            <text:p>eeprom_write_byte(0xF5, 0x0);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CONCATENATE(&quot;0x&quot;;DEC2HEX([.A248]))" office:value-type="string" office:string-value="0xF6">
            <text:p>0xF6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8]))" office:value-type="string" office:string-value="0xF6">
            <text:p>0xF6</text:p>
          </table:table-cell>
          <table:table-cell table:number-columns-repeated="2"/>
          <table:table-cell table:formula="of:=CONCATENATE(&quot;eeprom_write_byte(&quot;;[.Z248];&quot;, 0x&quot;;[.Y248];&quot;);&quot;)" office:value-type="string" office:string-value="eeprom_write_byte(0xF6, 0x0);">
            <text:p>eeprom_write_byte(0xF6, 0x0);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CONCATENATE(&quot;0x&quot;;DEC2HEX([.A249]))" office:value-type="string" office:string-value="0xF7">
            <text:p>0xF7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49]))" office:value-type="string" office:string-value="0xF7">
            <text:p>0xF7</text:p>
          </table:table-cell>
          <table:table-cell table:number-columns-repeated="2"/>
          <table:table-cell table:formula="of:=CONCATENATE(&quot;eeprom_write_byte(&quot;;[.Z249];&quot;, 0x&quot;;[.Y249];&quot;);&quot;)" office:value-type="string" office:string-value="eeprom_write_byte(0xF7, 0x0);">
            <text:p>eeprom_write_byte(0xF7, 0x0);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CONCATENATE(&quot;0x&quot;;DEC2HEX([.A250]))" office:value-type="string" office:string-value="0xF8">
            <text:p>0xF8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50]))" office:value-type="string" office:string-value="0xF8">
            <text:p>0xF8</text:p>
          </table:table-cell>
          <table:table-cell table:number-columns-repeated="2"/>
          <table:table-cell table:formula="of:=CONCATENATE(&quot;eeprom_write_byte(&quot;;[.Z250];&quot;, 0x&quot;;[.Y250];&quot;);&quot;)" office:value-type="string" office:string-value="eeprom_write_byte(0xF8, 0x0);">
            <text:p>eeprom_write_byte(0xF8, 0x0);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CONCATENATE(&quot;0x&quot;;DEC2HEX([.A251]))" office:value-type="string" office:string-value="0xF9">
            <text:p>0xF9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51]))" office:value-type="string" office:string-value="0xF9">
            <text:p>0xF9</text:p>
          </table:table-cell>
          <table:table-cell table:number-columns-repeated="2"/>
          <table:table-cell table:formula="of:=CONCATENATE(&quot;eeprom_write_byte(&quot;;[.Z251];&quot;, 0x&quot;;[.Y251];&quot;);&quot;)" office:value-type="string" office:string-value="eeprom_write_byte(0xF9, 0x0);">
            <text:p>eeprom_write_byte(0xF9, 0x0);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CONCATENATE(&quot;0x&quot;;DEC2HEX([.A252]))" office:value-type="string" office:string-value="0xFA">
            <text:p>0xFA</text:p>
          </table:table-cell>
          <table:table-cell table:number-columns-repeated="22"/>
          <table:table-cell office:value-type="float" office:value="0">
            <text:p>0</text:p>
          </table:table-cell>
          <table:table-cell table:style-name="ce11" table:formula="of:=CONCATENATE(&quot;0x&quot;;DEC2HEX([.A252]))" office:value-type="string" office:string-value="0xFA">
            <text:p>0xFA</text:p>
          </table:table-cell>
          <table:table-cell table:number-columns-repeated="2"/>
          <table:table-cell table:formula="of:=CONCATENATE(&quot;eeprom_write_byte(&quot;;[.Z252];&quot;, 0x&quot;;[.Y252];&quot;);&quot;)" office:value-type="string" office:string-value="eeprom_write_byte(0xFA, 0x0);">
            <text:p>eeprom_write_byte(0xFA, 0x0);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CONCATENATE(&quot;0x&quot;;DEC2HEX([.A253]))" office:value-type="string" office:string-value="0xFB">
            <text:p>0xFB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3]))" office:value-type="string" office:string-value="0xFB">
            <text:p>0xFB</text:p>
          </table:table-cell>
          <table:table-cell table:number-columns-repeated="2"/>
          <table:table-cell table:formula="of:=CONCATENATE(&quot;eeprom_write_byte(&quot;;[.Z253];&quot;, 0x&quot;;[.Y253];&quot;);&quot;)" office:value-type="string" office:string-value="eeprom_write_byte(0xFB, 0x1);">
            <text:p>eeprom_write_byte(0xFB, 0x1);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CONCATENATE(&quot;0x&quot;;DEC2HEX([.A254]))" office:value-type="string" office:string-value="0xFC">
            <text:p>0xFC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4]))" office:value-type="string" office:string-value="0xFC">
            <text:p>0xFC</text:p>
          </table:table-cell>
          <table:table-cell table:number-columns-repeated="2"/>
          <table:table-cell table:formula="of:=CONCATENATE(&quot;eeprom_write_byte(&quot;;[.Z254];&quot;, 0x&quot;;[.Y254];&quot;);&quot;)" office:value-type="string" office:string-value="eeprom_write_byte(0xFC, 0x1);">
            <text:p>eeprom_write_byte(0xFC, 0x1);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CONCATENATE(&quot;0x&quot;;DEC2HEX([.A255]))" office:value-type="string" office:string-value="0xFD">
            <text:p>0xFD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5]))" office:value-type="string" office:string-value="0xFD">
            <text:p>0xFD</text:p>
          </table:table-cell>
          <table:table-cell table:number-columns-repeated="2"/>
          <table:table-cell table:formula="of:=CONCATENATE(&quot;eeprom_write_byte(&quot;;[.Z255];&quot;, 0x&quot;;[.Y255];&quot;);&quot;)" office:value-type="string" office:string-value="eeprom_write_byte(0xFD, 0x1);">
            <text:p>eeprom_write_byte(0xFD, 0x1);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CONCATENATE(&quot;0x&quot;;DEC2HEX([.A256]))" office:value-type="string" office:string-value="0xFE">
            <text:p>0xFE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6]))" office:value-type="string" office:string-value="0xFE">
            <text:p>0xFE</text:p>
          </table:table-cell>
          <table:table-cell table:number-columns-repeated="2"/>
          <table:table-cell table:formula="of:=CONCATENATE(&quot;eeprom_write_byte(&quot;;[.Z256];&quot;, 0x&quot;;[.Y256];&quot;);&quot;)" office:value-type="string" office:string-value="eeprom_write_byte(0xFE, 0x1);">
            <text:p>eeprom_write_byte(0xFE, 0x1);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CONCATENATE(&quot;0x&quot;;DEC2HEX([.A257]))" office:value-type="string" office:string-value="0xFF">
            <text:p>0xFF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7]))" office:value-type="string" office:string-value="0xFF">
            <text:p>0xFF</text:p>
          </table:table-cell>
          <table:table-cell table:number-columns-repeated="2"/>
          <table:table-cell table:formula="of:=CONCATENATE(&quot;eeprom_write_byte(&quot;;[.Z257];&quot;, 0x&quot;;[.Y257];&quot;);&quot;)" office:value-type="string" office:string-value="eeprom_write_byte(0xFF, 0x1);">
            <text:p>eeprom_write_byte(0xFF, 0x1);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CONCATENATE(&quot;0x&quot;;DEC2HEX([.A258]))" office:value-type="string" office:string-value="0x100">
            <text:p>0x100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8]))" office:value-type="string" office:string-value="0x100">
            <text:p>0x100</text:p>
          </table:table-cell>
          <table:table-cell table:number-columns-repeated="2"/>
          <table:table-cell table:formula="of:=CONCATENATE(&quot;eeprom_write_byte(&quot;;[.Z258];&quot;, 0x&quot;;[.Y258];&quot;);&quot;)" office:value-type="string" office:string-value="eeprom_write_byte(0x100, 0x1);">
            <text:p>eeprom_write_byte(0x100, 0x1);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CONCATENATE(&quot;0x&quot;;DEC2HEX([.A259]))" office:value-type="string" office:string-value="0x101">
            <text:p>0x101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59]))" office:value-type="string" office:string-value="0x101">
            <text:p>0x101</text:p>
          </table:table-cell>
          <table:table-cell table:number-columns-repeated="2"/>
          <table:table-cell table:formula="of:=CONCATENATE(&quot;eeprom_write_byte(&quot;;[.Z259];&quot;, 0x&quot;;[.Y259];&quot;);&quot;)" office:value-type="string" office:string-value="eeprom_write_byte(0x101, 0x1);">
            <text:p>eeprom_write_byte(0x101, 0x1);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CONCATENATE(&quot;0x&quot;;DEC2HEX([.A260]))" office:value-type="string" office:string-value="0x102">
            <text:p>0x102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60]))" office:value-type="string" office:string-value="0x102">
            <text:p>0x102</text:p>
          </table:table-cell>
          <table:table-cell table:number-columns-repeated="2"/>
          <table:table-cell table:formula="of:=CONCATENATE(&quot;eeprom_write_byte(&quot;;[.Z260];&quot;, 0x&quot;;[.Y260];&quot;);&quot;)" office:value-type="string" office:string-value="eeprom_write_byte(0x102, 0x1);">
            <text:p>eeprom_write_byte(0x102, 0x1);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CONCATENATE(&quot;0x&quot;;DEC2HEX([.A261]))" office:value-type="string" office:string-value="0x103">
            <text:p>0x103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61]))" office:value-type="string" office:string-value="0x103">
            <text:p>0x103</text:p>
          </table:table-cell>
          <table:table-cell table:number-columns-repeated="2"/>
          <table:table-cell table:formula="of:=CONCATENATE(&quot;eeprom_write_byte(&quot;;[.Z261];&quot;, 0x&quot;;[.Y261];&quot;);&quot;)" office:value-type="string" office:string-value="eeprom_write_byte(0x103, 0x1);">
            <text:p>eeprom_write_byte(0x103, 0x1);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CONCATENATE(&quot;0x&quot;;DEC2HEX([.A262]))" office:value-type="string" office:string-value="0x104">
            <text:p>0x104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62]))" office:value-type="string" office:string-value="0x104">
            <text:p>0x104</text:p>
          </table:table-cell>
          <table:table-cell table:number-columns-repeated="2"/>
          <table:table-cell table:formula="of:=CONCATENATE(&quot;eeprom_write_byte(&quot;;[.Z262];&quot;, 0x&quot;;[.Y262];&quot;);&quot;)" office:value-type="string" office:string-value="eeprom_write_byte(0x104, 0x1);">
            <text:p>eeprom_write_byte(0x104, 0x1);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CONCATENATE(&quot;0x&quot;;DEC2HEX([.A263]))" office:value-type="string" office:string-value="0x105">
            <text:p>0x105</text:p>
          </table:table-cell>
          <table:table-cell table:number-columns-repeated="22"/>
          <table:table-cell office:value-type="float" office:value="1">
            <text:p>1</text:p>
          </table:table-cell>
          <table:table-cell table:style-name="ce11" table:formula="of:=CONCATENATE(&quot;0x&quot;;DEC2HEX([.A263]))" office:value-type="string" office:string-value="0x105">
            <text:p>0x105</text:p>
          </table:table-cell>
          <table:table-cell table:number-columns-repeated="2"/>
          <table:table-cell table:formula="of:=CONCATENATE(&quot;eeprom_write_byte(&quot;;[.Z263];&quot;, 0x&quot;;[.Y263];&quot;);&quot;)" office:value-type="string" office:string-value="eeprom_write_byte(0x105, 0x1);">
            <text:p>eeprom_write_byte(0x105, 0x1);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CONCATENATE(&quot;0x&quot;;DEC2HEX([.A264]))" office:value-type="string" office:string-value="0x106">
            <text:p>0x106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4]))" office:value-type="string" office:string-value="0x106">
            <text:p>0x106</text:p>
          </table:table-cell>
          <table:table-cell table:number-columns-repeated="2"/>
          <table:table-cell table:formula="of:=CONCATENATE(&quot;eeprom_write_byte(&quot;;[.Z264];&quot;, 0x&quot;;[.Y264];&quot;);&quot;)" office:value-type="string" office:string-value="eeprom_write_byte(0x106, 0x2);">
            <text:p>eeprom_write_byte(0x106, 0x2);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CONCATENATE(&quot;0x&quot;;DEC2HEX([.A265]))" office:value-type="string" office:string-value="0x107">
            <text:p>0x107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5]))" office:value-type="string" office:string-value="0x107">
            <text:p>0x107</text:p>
          </table:table-cell>
          <table:table-cell table:number-columns-repeated="2"/>
          <table:table-cell table:formula="of:=CONCATENATE(&quot;eeprom_write_byte(&quot;;[.Z265];&quot;, 0x&quot;;[.Y265];&quot;);&quot;)" office:value-type="string" office:string-value="eeprom_write_byte(0x107, 0x2);">
            <text:p>eeprom_write_byte(0x107, 0x2);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CONCATENATE(&quot;0x&quot;;DEC2HEX([.A266]))" office:value-type="string" office:string-value="0x108">
            <text:p>0x108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6]))" office:value-type="string" office:string-value="0x108">
            <text:p>0x108</text:p>
          </table:table-cell>
          <table:table-cell table:number-columns-repeated="2"/>
          <table:table-cell table:formula="of:=CONCATENATE(&quot;eeprom_write_byte(&quot;;[.Z266];&quot;, 0x&quot;;[.Y266];&quot;);&quot;)" office:value-type="string" office:string-value="eeprom_write_byte(0x108, 0x2);">
            <text:p>eeprom_write_byte(0x108, 0x2);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CONCATENATE(&quot;0x&quot;;DEC2HEX([.A267]))" office:value-type="string" office:string-value="0x109">
            <text:p>0x109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7]))" office:value-type="string" office:string-value="0x109">
            <text:p>0x109</text:p>
          </table:table-cell>
          <table:table-cell table:number-columns-repeated="2"/>
          <table:table-cell table:formula="of:=CONCATENATE(&quot;eeprom_write_byte(&quot;;[.Z267];&quot;, 0x&quot;;[.Y267];&quot;);&quot;)" office:value-type="string" office:string-value="eeprom_write_byte(0x109, 0x2);">
            <text:p>eeprom_write_byte(0x109, 0x2);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CONCATENATE(&quot;0x&quot;;DEC2HEX([.A268]))" office:value-type="string" office:string-value="0x10A">
            <text:p>0x10A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8]))" office:value-type="string" office:string-value="0x10A">
            <text:p>0x10A</text:p>
          </table:table-cell>
          <table:table-cell table:number-columns-repeated="2"/>
          <table:table-cell table:formula="of:=CONCATENATE(&quot;eeprom_write_byte(&quot;;[.Z268];&quot;, 0x&quot;;[.Y268];&quot;);&quot;)" office:value-type="string" office:string-value="eeprom_write_byte(0x10A, 0x2);">
            <text:p>eeprom_write_byte(0x10A, 0x2);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CONCATENATE(&quot;0x&quot;;DEC2HEX([.A269]))" office:value-type="string" office:string-value="0x10B">
            <text:p>0x10B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69]))" office:value-type="string" office:string-value="0x10B">
            <text:p>0x10B</text:p>
          </table:table-cell>
          <table:table-cell table:number-columns-repeated="2"/>
          <table:table-cell table:formula="of:=CONCATENATE(&quot;eeprom_write_byte(&quot;;[.Z269];&quot;, 0x&quot;;[.Y269];&quot;);&quot;)" office:value-type="string" office:string-value="eeprom_write_byte(0x10B, 0x2);">
            <text:p>eeprom_write_byte(0x10B, 0x2);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CONCATENATE(&quot;0x&quot;;DEC2HEX([.A270]))" office:value-type="string" office:string-value="0x10C">
            <text:p>0x10C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70]))" office:value-type="string" office:string-value="0x10C">
            <text:p>0x10C</text:p>
          </table:table-cell>
          <table:table-cell table:number-columns-repeated="2"/>
          <table:table-cell table:formula="of:=CONCATENATE(&quot;eeprom_write_byte(&quot;;[.Z270];&quot;, 0x&quot;;[.Y270];&quot;);&quot;)" office:value-type="string" office:string-value="eeprom_write_byte(0x10C, 0x2);">
            <text:p>eeprom_write_byte(0x10C, 0x2);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CONCATENATE(&quot;0x&quot;;DEC2HEX([.A271]))" office:value-type="string" office:string-value="0x10D">
            <text:p>0x10D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71]))" office:value-type="string" office:string-value="0x10D">
            <text:p>0x10D</text:p>
          </table:table-cell>
          <table:table-cell table:number-columns-repeated="2"/>
          <table:table-cell table:formula="of:=CONCATENATE(&quot;eeprom_write_byte(&quot;;[.Z271];&quot;, 0x&quot;;[.Y271];&quot;);&quot;)" office:value-type="string" office:string-value="eeprom_write_byte(0x10D, 0x2);">
            <text:p>eeprom_write_byte(0x10D, 0x2);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CONCATENATE(&quot;0x&quot;;DEC2HEX([.A272]))" office:value-type="string" office:string-value="0x10E">
            <text:p>0x10E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72]))" office:value-type="string" office:string-value="0x10E">
            <text:p>0x10E</text:p>
          </table:table-cell>
          <table:table-cell table:number-columns-repeated="2"/>
          <table:table-cell table:formula="of:=CONCATENATE(&quot;eeprom_write_byte(&quot;;[.Z272];&quot;, 0x&quot;;[.Y272];&quot;);&quot;)" office:value-type="string" office:string-value="eeprom_write_byte(0x10E, 0x2);">
            <text:p>eeprom_write_byte(0x10E, 0x2);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CONCATENATE(&quot;0x&quot;;DEC2HEX([.A273]))" office:value-type="string" office:string-value="0x10F">
            <text:p>0x10F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73]))" office:value-type="string" office:string-value="0x10F">
            <text:p>0x10F</text:p>
          </table:table-cell>
          <table:table-cell table:number-columns-repeated="2"/>
          <table:table-cell table:formula="of:=CONCATENATE(&quot;eeprom_write_byte(&quot;;[.Z273];&quot;, 0x&quot;;[.Y273];&quot;);&quot;)" office:value-type="string" office:string-value="eeprom_write_byte(0x10F, 0x2);">
            <text:p>eeprom_write_byte(0x10F, 0x2);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CONCATENATE(&quot;0x&quot;;DEC2HEX([.A274]))" office:value-type="string" office:string-value="0x110">
            <text:p>0x110</text:p>
          </table:table-cell>
          <table:table-cell table:number-columns-repeated="22"/>
          <table:table-cell office:value-type="float" office:value="2">
            <text:p>2</text:p>
          </table:table-cell>
          <table:table-cell table:style-name="ce11" table:formula="of:=CONCATENATE(&quot;0x&quot;;DEC2HEX([.A274]))" office:value-type="string" office:string-value="0x110">
            <text:p>0x110</text:p>
          </table:table-cell>
          <table:table-cell table:number-columns-repeated="2"/>
          <table:table-cell table:formula="of:=CONCATENATE(&quot;eeprom_write_byte(&quot;;[.Z274];&quot;, 0x&quot;;[.Y274];&quot;);&quot;)" office:value-type="string" office:string-value="eeprom_write_byte(0x110, 0x2);">
            <text:p>eeprom_write_byte(0x110, 0x2);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CONCATENATE(&quot;0x&quot;;DEC2HEX([.A275]))" office:value-type="string" office:string-value="0x111">
            <text:p>0x111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75]))" office:value-type="string" office:string-value="0x111">
            <text:p>0x111</text:p>
          </table:table-cell>
          <table:table-cell table:number-columns-repeated="2"/>
          <table:table-cell table:formula="of:=CONCATENATE(&quot;eeprom_write_byte(&quot;;[.Z275];&quot;, 0x&quot;;[.Y275];&quot;);&quot;)" office:value-type="string" office:string-value="eeprom_write_byte(0x111, 0x3);">
            <text:p>eeprom_write_byte(0x111, 0x3);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CONCATENATE(&quot;0x&quot;;DEC2HEX([.A276]))" office:value-type="string" office:string-value="0x112">
            <text:p>0x112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76]))" office:value-type="string" office:string-value="0x112">
            <text:p>0x112</text:p>
          </table:table-cell>
          <table:table-cell table:number-columns-repeated="2"/>
          <table:table-cell table:formula="of:=CONCATENATE(&quot;eeprom_write_byte(&quot;;[.Z276];&quot;, 0x&quot;;[.Y276];&quot;);&quot;)" office:value-type="string" office:string-value="eeprom_write_byte(0x112, 0x3);">
            <text:p>eeprom_write_byte(0x112, 0x3);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CONCATENATE(&quot;0x&quot;;DEC2HEX([.A277]))" office:value-type="string" office:string-value="0x113">
            <text:p>0x113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77]))" office:value-type="string" office:string-value="0x113">
            <text:p>0x113</text:p>
          </table:table-cell>
          <table:table-cell table:number-columns-repeated="2"/>
          <table:table-cell table:formula="of:=CONCATENATE(&quot;eeprom_write_byte(&quot;;[.Z277];&quot;, 0x&quot;;[.Y277];&quot;);&quot;)" office:value-type="string" office:string-value="eeprom_write_byte(0x113, 0x3);">
            <text:p>eeprom_write_byte(0x113, 0x3);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CONCATENATE(&quot;0x&quot;;DEC2HEX([.A278]))" office:value-type="string" office:string-value="0x114">
            <text:p>0x114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78]))" office:value-type="string" office:string-value="0x114">
            <text:p>0x114</text:p>
          </table:table-cell>
          <table:table-cell table:number-columns-repeated="2"/>
          <table:table-cell table:formula="of:=CONCATENATE(&quot;eeprom_write_byte(&quot;;[.Z278];&quot;, 0x&quot;;[.Y278];&quot;);&quot;)" office:value-type="string" office:string-value="eeprom_write_byte(0x114, 0x3);">
            <text:p>eeprom_write_byte(0x114, 0x3);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CONCATENATE(&quot;0x&quot;;DEC2HEX([.A279]))" office:value-type="string" office:string-value="0x115">
            <text:p>0x115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79]))" office:value-type="string" office:string-value="0x115">
            <text:p>0x115</text:p>
          </table:table-cell>
          <table:table-cell table:number-columns-repeated="2"/>
          <table:table-cell table:formula="of:=CONCATENATE(&quot;eeprom_write_byte(&quot;;[.Z279];&quot;, 0x&quot;;[.Y279];&quot;);&quot;)" office:value-type="string" office:string-value="eeprom_write_byte(0x115, 0x3);">
            <text:p>eeprom_write_byte(0x115, 0x3);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CONCATENATE(&quot;0x&quot;;DEC2HEX([.A280]))" office:value-type="string" office:string-value="0x116">
            <text:p>0x116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0]))" office:value-type="string" office:string-value="0x116">
            <text:p>0x116</text:p>
          </table:table-cell>
          <table:table-cell table:number-columns-repeated="2"/>
          <table:table-cell table:formula="of:=CONCATENATE(&quot;eeprom_write_byte(&quot;;[.Z280];&quot;, 0x&quot;;[.Y280];&quot;);&quot;)" office:value-type="string" office:string-value="eeprom_write_byte(0x116, 0x3);">
            <text:p>eeprom_write_byte(0x116, 0x3);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CONCATENATE(&quot;0x&quot;;DEC2HEX([.A281]))" office:value-type="string" office:string-value="0x117">
            <text:p>0x117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1]))" office:value-type="string" office:string-value="0x117">
            <text:p>0x117</text:p>
          </table:table-cell>
          <table:table-cell table:number-columns-repeated="2"/>
          <table:table-cell table:formula="of:=CONCATENATE(&quot;eeprom_write_byte(&quot;;[.Z281];&quot;, 0x&quot;;[.Y281];&quot;);&quot;)" office:value-type="string" office:string-value="eeprom_write_byte(0x117, 0x3);">
            <text:p>eeprom_write_byte(0x117, 0x3);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CONCATENATE(&quot;0x&quot;;DEC2HEX([.A282]))" office:value-type="string" office:string-value="0x118">
            <text:p>0x118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2]))" office:value-type="string" office:string-value="0x118">
            <text:p>0x118</text:p>
          </table:table-cell>
          <table:table-cell table:number-columns-repeated="2"/>
          <table:table-cell table:formula="of:=CONCATENATE(&quot;eeprom_write_byte(&quot;;[.Z282];&quot;, 0x&quot;;[.Y282];&quot;);&quot;)" office:value-type="string" office:string-value="eeprom_write_byte(0x118, 0x3);">
            <text:p>eeprom_write_byte(0x118, 0x3);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CONCATENATE(&quot;0x&quot;;DEC2HEX([.A283]))" office:value-type="string" office:string-value="0x119">
            <text:p>0x119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3]))" office:value-type="string" office:string-value="0x119">
            <text:p>0x119</text:p>
          </table:table-cell>
          <table:table-cell table:number-columns-repeated="2"/>
          <table:table-cell table:formula="of:=CONCATENATE(&quot;eeprom_write_byte(&quot;;[.Z283];&quot;, 0x&quot;;[.Y283];&quot;);&quot;)" office:value-type="string" office:string-value="eeprom_write_byte(0x119, 0x3);">
            <text:p>eeprom_write_byte(0x119, 0x3);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CONCATENATE(&quot;0x&quot;;DEC2HEX([.A284]))" office:value-type="string" office:string-value="0x11A">
            <text:p>0x11A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4]))" office:value-type="string" office:string-value="0x11A">
            <text:p>0x11A</text:p>
          </table:table-cell>
          <table:table-cell table:number-columns-repeated="2"/>
          <table:table-cell table:formula="of:=CONCATENATE(&quot;eeprom_write_byte(&quot;;[.Z284];&quot;, 0x&quot;;[.Y284];&quot;);&quot;)" office:value-type="string" office:string-value="eeprom_write_byte(0x11A, 0x3);">
            <text:p>eeprom_write_byte(0x11A, 0x3);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CONCATENATE(&quot;0x&quot;;DEC2HEX([.A285]))" office:value-type="string" office:string-value="0x11B">
            <text:p>0x11B</text:p>
          </table:table-cell>
          <table:table-cell table:number-columns-repeated="22"/>
          <table:table-cell office:value-type="float" office:value="3">
            <text:p>3</text:p>
          </table:table-cell>
          <table:table-cell table:style-name="ce11" table:formula="of:=CONCATENATE(&quot;0x&quot;;DEC2HEX([.A285]))" office:value-type="string" office:string-value="0x11B">
            <text:p>0x11B</text:p>
          </table:table-cell>
          <table:table-cell table:number-columns-repeated="2"/>
          <table:table-cell table:formula="of:=CONCATENATE(&quot;eeprom_write_byte(&quot;;[.Z285];&quot;, 0x&quot;;[.Y285];&quot;);&quot;)" office:value-type="string" office:string-value="eeprom_write_byte(0x11B, 0x3);">
            <text:p>eeprom_write_byte(0x11B, 0x3);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CONCATENATE(&quot;0x&quot;;DEC2HEX([.A286]))" office:value-type="string" office:string-value="0x11C">
            <text:p>0x11C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86]))" office:value-type="string" office:string-value="0x11C">
            <text:p>0x11C</text:p>
          </table:table-cell>
          <table:table-cell table:number-columns-repeated="2"/>
          <table:table-cell table:formula="of:=CONCATENATE(&quot;eeprom_write_byte(&quot;;[.Z286];&quot;, 0x&quot;;[.Y286];&quot;);&quot;)" office:value-type="string" office:string-value="eeprom_write_byte(0x11C, 0x4);">
            <text:p>eeprom_write_byte(0x11C, 0x4);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CONCATENATE(&quot;0x&quot;;DEC2HEX([.A287]))" office:value-type="string" office:string-value="0x11D">
            <text:p>0x11D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87]))" office:value-type="string" office:string-value="0x11D">
            <text:p>0x11D</text:p>
          </table:table-cell>
          <table:table-cell table:number-columns-repeated="2"/>
          <table:table-cell table:formula="of:=CONCATENATE(&quot;eeprom_write_byte(&quot;;[.Z287];&quot;, 0x&quot;;[.Y287];&quot;);&quot;)" office:value-type="string" office:string-value="eeprom_write_byte(0x11D, 0x4);">
            <text:p>eeprom_write_byte(0x11D, 0x4);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CONCATENATE(&quot;0x&quot;;DEC2HEX([.A288]))" office:value-type="string" office:string-value="0x11E">
            <text:p>0x11E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88]))" office:value-type="string" office:string-value="0x11E">
            <text:p>0x11E</text:p>
          </table:table-cell>
          <table:table-cell table:number-columns-repeated="2"/>
          <table:table-cell table:formula="of:=CONCATENATE(&quot;eeprom_write_byte(&quot;;[.Z288];&quot;, 0x&quot;;[.Y288];&quot;);&quot;)" office:value-type="string" office:string-value="eeprom_write_byte(0x11E, 0x4);">
            <text:p>eeprom_write_byte(0x11E, 0x4);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CONCATENATE(&quot;0x&quot;;DEC2HEX([.A289]))" office:value-type="string" office:string-value="0x11F">
            <text:p>0x11F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89]))" office:value-type="string" office:string-value="0x11F">
            <text:p>0x11F</text:p>
          </table:table-cell>
          <table:table-cell table:number-columns-repeated="2"/>
          <table:table-cell table:formula="of:=CONCATENATE(&quot;eeprom_write_byte(&quot;;[.Z289];&quot;, 0x&quot;;[.Y289];&quot;);&quot;)" office:value-type="string" office:string-value="eeprom_write_byte(0x11F, 0x4);">
            <text:p>eeprom_write_byte(0x11F, 0x4);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CONCATENATE(&quot;0x&quot;;DEC2HEX([.A290]))" office:value-type="string" office:string-value="0x120">
            <text:p>0x120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0]))" office:value-type="string" office:string-value="0x120">
            <text:p>0x120</text:p>
          </table:table-cell>
          <table:table-cell table:number-columns-repeated="2"/>
          <table:table-cell table:formula="of:=CONCATENATE(&quot;eeprom_write_byte(&quot;;[.Z290];&quot;, 0x&quot;;[.Y290];&quot;);&quot;)" office:value-type="string" office:string-value="eeprom_write_byte(0x120, 0x4);">
            <text:p>eeprom_write_byte(0x120, 0x4);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CONCATENATE(&quot;0x&quot;;DEC2HEX([.A291]))" office:value-type="string" office:string-value="0x121">
            <text:p>0x121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1]))" office:value-type="string" office:string-value="0x121">
            <text:p>0x121</text:p>
          </table:table-cell>
          <table:table-cell table:number-columns-repeated="2"/>
          <table:table-cell table:formula="of:=CONCATENATE(&quot;eeprom_write_byte(&quot;;[.Z291];&quot;, 0x&quot;;[.Y291];&quot;);&quot;)" office:value-type="string" office:string-value="eeprom_write_byte(0x121, 0x4);">
            <text:p>eeprom_write_byte(0x121, 0x4);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CONCATENATE(&quot;0x&quot;;DEC2HEX([.A292]))" office:value-type="string" office:string-value="0x122">
            <text:p>0x122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2]))" office:value-type="string" office:string-value="0x122">
            <text:p>0x122</text:p>
          </table:table-cell>
          <table:table-cell table:number-columns-repeated="2"/>
          <table:table-cell table:formula="of:=CONCATENATE(&quot;eeprom_write_byte(&quot;;[.Z292];&quot;, 0x&quot;;[.Y292];&quot;);&quot;)" office:value-type="string" office:string-value="eeprom_write_byte(0x122, 0x4);">
            <text:p>eeprom_write_byte(0x122, 0x4);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CONCATENATE(&quot;0x&quot;;DEC2HEX([.A293]))" office:value-type="string" office:string-value="0x123">
            <text:p>0x123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3]))" office:value-type="string" office:string-value="0x123">
            <text:p>0x123</text:p>
          </table:table-cell>
          <table:table-cell table:number-columns-repeated="2"/>
          <table:table-cell table:formula="of:=CONCATENATE(&quot;eeprom_write_byte(&quot;;[.Z293];&quot;, 0x&quot;;[.Y293];&quot;);&quot;)" office:value-type="string" office:string-value="eeprom_write_byte(0x123, 0x4);">
            <text:p>eeprom_write_byte(0x123, 0x4);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CONCATENATE(&quot;0x&quot;;DEC2HEX([.A294]))" office:value-type="string" office:string-value="0x124">
            <text:p>0x124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4]))" office:value-type="string" office:string-value="0x124">
            <text:p>0x124</text:p>
          </table:table-cell>
          <table:table-cell table:number-columns-repeated="2"/>
          <table:table-cell table:formula="of:=CONCATENATE(&quot;eeprom_write_byte(&quot;;[.Z294];&quot;, 0x&quot;;[.Y294];&quot;);&quot;)" office:value-type="string" office:string-value="eeprom_write_byte(0x124, 0x4);">
            <text:p>eeprom_write_byte(0x124, 0x4);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CONCATENATE(&quot;0x&quot;;DEC2HEX([.A295]))" office:value-type="string" office:string-value="0x125">
            <text:p>0x125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5]))" office:value-type="string" office:string-value="0x125">
            <text:p>0x125</text:p>
          </table:table-cell>
          <table:table-cell table:number-columns-repeated="2"/>
          <table:table-cell table:formula="of:=CONCATENATE(&quot;eeprom_write_byte(&quot;;[.Z295];&quot;, 0x&quot;;[.Y295];&quot;);&quot;)" office:value-type="string" office:string-value="eeprom_write_byte(0x125, 0x4);">
            <text:p>eeprom_write_byte(0x125, 0x4);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CONCATENATE(&quot;0x&quot;;DEC2HEX([.A296]))" office:value-type="string" office:string-value="0x126">
            <text:p>0x126</text:p>
          </table:table-cell>
          <table:table-cell table:number-columns-repeated="22"/>
          <table:table-cell office:value-type="float" office:value="4">
            <text:p>4</text:p>
          </table:table-cell>
          <table:table-cell table:style-name="ce11" table:formula="of:=CONCATENATE(&quot;0x&quot;;DEC2HEX([.A296]))" office:value-type="string" office:string-value="0x126">
            <text:p>0x126</text:p>
          </table:table-cell>
          <table:table-cell table:number-columns-repeated="2"/>
          <table:table-cell table:formula="of:=CONCATENATE(&quot;eeprom_write_byte(&quot;;[.Z296];&quot;, 0x&quot;;[.Y296];&quot;);&quot;)" office:value-type="string" office:string-value="eeprom_write_byte(0x126, 0x4);">
            <text:p>eeprom_write_byte(0x126, 0x4);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CONCATENATE(&quot;0x&quot;;DEC2HEX([.A297]))" office:value-type="string" office:string-value="0x127">
            <text:p>0x127</text:p>
          </table:table-cell>
          <table:table-cell table:number-columns-repeated="22"/>
          <table:table-cell office:value-type="float" office:value="5">
            <text:p>5</text:p>
          </table:table-cell>
          <table:table-cell table:style-name="ce11" table:formula="of:=CONCATENATE(&quot;0x&quot;;DEC2HEX([.A297]))" office:value-type="string" office:string-value="0x127">
            <text:p>0x127</text:p>
          </table:table-cell>
          <table:table-cell table:number-columns-repeated="2"/>
          <table:table-cell table:formula="of:=CONCATENATE(&quot;eeprom_write_byte(&quot;;[.Z297];&quot;, 0x&quot;;[.Y297];&quot;);&quot;)" office:value-type="string" office:string-value="eeprom_write_byte(0x127, 0x5);">
            <text:p>eeprom_write_byte(0x127, 0x5);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CONCATENATE(&quot;0x&quot;;DEC2HEX([.A298]))" office:value-type="string" office:string-value="0x128">
            <text:p>0x128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98]))" office:value-type="string" office:string-value="0x128">
            <text:p>0x128</text:p>
          </table:table-cell>
          <table:table-cell table:number-columns-repeated="2"/>
          <table:table-cell table:formula="of:=CONCATENATE(&quot;eeprom_write_byte(&quot;;[.Z298];&quot;, 0x&quot;;[.Y298];&quot;);&quot;)" office:value-type="string" office:string-value="eeprom_write_byte(0x128, 0xFF);">
            <text:p>eeprom_write_byte(0x128, 0xFF);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CONCATENATE(&quot;0x&quot;;DEC2HEX([.A299]))" office:value-type="string" office:string-value="0x129">
            <text:p>0x129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299]))" office:value-type="string" office:string-value="0x129">
            <text:p>0x129</text:p>
          </table:table-cell>
          <table:table-cell table:number-columns-repeated="2"/>
          <table:table-cell table:formula="of:=CONCATENATE(&quot;eeprom_write_byte(&quot;;[.Z299];&quot;, 0x&quot;;[.Y299];&quot;);&quot;)" office:value-type="string" office:string-value="eeprom_write_byte(0x129, 0xFF);">
            <text:p>eeprom_write_byte(0x129, 0xFF);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CONCATENATE(&quot;0x&quot;;DEC2HEX([.A300]))" office:value-type="string" office:string-value="0x12A">
            <text:p>0x12A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300]))" office:value-type="string" office:string-value="0x12A">
            <text:p>0x12A</text:p>
          </table:table-cell>
          <table:table-cell table:number-columns-repeated="2"/>
          <table:table-cell table:formula="of:=CONCATENATE(&quot;eeprom_write_byte(&quot;;[.Z300];&quot;, 0x&quot;;[.Y300];&quot;);&quot;)" office:value-type="string" office:string-value="eeprom_write_byte(0x12A, 0xFF);">
            <text:p>eeprom_write_byte(0x12A, 0xFF);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CONCATENATE(&quot;0x&quot;;DEC2HEX([.A301]))" office:value-type="string" office:string-value="0x12B">
            <text:p>0x12B</text:p>
          </table:table-cell>
          <table:table-cell table:number-columns-repeated="22"/>
          <table:table-cell table:style-name="ce15" office:value-type="string">
            <text:p>FF</text:p>
          </table:table-cell>
          <table:table-cell table:style-name="ce11" table:formula="of:=CONCATENATE(&quot;0x&quot;;DEC2HEX([.A301]))" office:value-type="string" office:string-value="0x12B">
            <text:p>0x12B</text:p>
          </table:table-cell>
          <table:table-cell office:value-type="string">
            <text:p>End Page 5</text:p>
          </table:table-cell>
          <table:table-cell/>
          <table:table-cell table:formula="of:=CONCATENATE(&quot;eeprom_write_byte(&quot;;[.Z301];&quot;, 0x&quot;;[.Y301];&quot;);&quot;)" office:value-type="string" office:string-value="eeprom_write_byte(0x12B, 0xFF);">
            <text:p>eeprom_write_byte(0x12B, 0xFF);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CONCATENATE(&quot;0x&quot;;DEC2HEX([.A302]))" office:value-type="string" office:string-value="0x12C">
            <text:p>0x12C</text:p>
          </table:table-cell>
          <table:table-cell table:number-columns-repeated="22"/>
          <table:table-cell table:style-name="ce15"/>
          <table:table-cell table:style-name="ce11" table:formula="of:=CONCATENATE(&quot;0x&quot;;DEC2HEX([.A302]))" office:value-type="string" office:string-value="0x12C">
            <text:p>0x12C</text:p>
          </table:table-cell>
          <table:table-cell table:number-columns-repeated="6"/>
        </table:table-row>
        <table:table-row table:style-name="ro2">
          <table:table-cell office:value-type="float" office:value="301">
            <text:p>301</text:p>
          </table:table-cell>
          <table:table-cell table:formula="of:=CONCATENATE(&quot;0x&quot;;DEC2HEX([.A303]))" office:value-type="string" office:string-value="0x12D">
            <text:p>0x12D</text:p>
          </table:table-cell>
          <table:table-cell table:number-columns-repeated="22"/>
          <table:table-cell table:style-name="ce15"/>
          <table:table-cell table:style-name="ce11" table:formula="of:=CONCATENATE(&quot;0x&quot;;DEC2HEX([.A303]))" office:value-type="string" office:string-value="0x12D">
            <text:p>0x12D</text:p>
          </table:table-cell>
          <table:table-cell table:number-columns-repeated="6"/>
        </table:table-row>
        <table:table-row table:style-name="ro2">
          <table:table-cell office:value-type="float" office:value="302">
            <text:p>302</text:p>
          </table:table-cell>
          <table:table-cell table:formula="of:=CONCATENATE(&quot;0x&quot;;DEC2HEX([.A304]))" office:value-type="string" office:string-value="0x12E">
            <text:p>0x12E</text:p>
          </table:table-cell>
          <table:table-cell table:number-columns-repeated="22"/>
          <table:table-cell table:style-name="ce15"/>
          <table:table-cell table:style-name="ce11" table:formula="of:=CONCATENATE(&quot;0x&quot;;DEC2HEX([.A304]))" office:value-type="string" office:string-value="0x12E">
            <text:p>0x12E</text:p>
          </table:table-cell>
          <table:table-cell table:number-columns-repeated="6"/>
        </table:table-row>
        <table:table-row table:style-name="ro2">
          <table:table-cell office:value-type="float" office:value="303">
            <text:p>303</text:p>
          </table:table-cell>
          <table:table-cell table:formula="of:=CONCATENATE(&quot;0x&quot;;DEC2HEX([.A305]))" office:value-type="string" office:string-value="0x12F">
            <text:p>0x12F</text:p>
          </table:table-cell>
          <table:table-cell table:number-columns-repeated="22"/>
          <table:table-cell table:style-name="ce15"/>
          <table:table-cell table:style-name="ce11" table:formula="of:=CONCATENATE(&quot;0x&quot;;DEC2HEX([.A305]))" office:value-type="string" office:string-value="0x12F">
            <text:p>0x12F</text:p>
          </table:table-cell>
          <table:table-cell table:number-columns-repeated="6"/>
        </table:table-row>
        <table:table-row table:style-name="ro2">
          <table:table-cell office:value-type="float" office:value="304">
            <text:p>304</text:p>
          </table:table-cell>
          <table:table-cell table:formula="of:=CONCATENATE(&quot;0x&quot;;DEC2HEX([.A306]))" office:value-type="string" office:string-value="0x130">
            <text:p>0x130</text:p>
          </table:table-cell>
          <table:table-cell table:number-columns-repeated="22"/>
          <table:table-cell table:style-name="ce15"/>
          <table:table-cell table:style-name="ce11" table:formula="of:=CONCATENATE(&quot;0x&quot;;DEC2HEX([.A306]))" office:value-type="string" office:string-value="0x130">
            <text:p>0x130</text:p>
          </table:table-cell>
          <table:table-cell table:number-columns-repeated="6"/>
        </table:table-row>
        <table:table-row table:style-name="ro2">
          <table:table-cell office:value-type="float" office:value="305">
            <text:p>305</text:p>
          </table:table-cell>
          <table:table-cell table:formula="of:=CONCATENATE(&quot;0x&quot;;DEC2HEX([.A307]))" office:value-type="string" office:string-value="0x131">
            <text:p>0x131</text:p>
          </table:table-cell>
          <table:table-cell table:number-columns-repeated="22"/>
          <table:table-cell table:style-name="ce15"/>
          <table:table-cell table:style-name="ce11" table:formula="of:=CONCATENATE(&quot;0x&quot;;DEC2HEX([.A307]))" office:value-type="string" office:string-value="0x131">
            <text:p>0x131</text:p>
          </table:table-cell>
          <table:table-cell table:number-columns-repeated="6"/>
        </table:table-row>
        <table:table-row table:style-name="ro2">
          <table:table-cell office:value-type="float" office:value="306">
            <text:p>306</text:p>
          </table:table-cell>
          <table:table-cell table:formula="of:=CONCATENATE(&quot;0x&quot;;DEC2HEX([.A308]))" office:value-type="string" office:string-value="0x132">
            <text:p>0x132</text:p>
          </table:table-cell>
          <table:table-cell table:number-columns-repeated="22"/>
          <table:table-cell table:style-name="ce15"/>
          <table:table-cell table:style-name="ce11" table:formula="of:=CONCATENATE(&quot;0x&quot;;DEC2HEX([.A308]))" office:value-type="string" office:string-value="0x132">
            <text:p>0x132</text:p>
          </table:table-cell>
          <table:table-cell table:number-columns-repeated="6"/>
        </table:table-row>
        <table:table-row table:style-name="ro2">
          <table:table-cell office:value-type="float" office:value="307">
            <text:p>307</text:p>
          </table:table-cell>
          <table:table-cell table:formula="of:=CONCATENATE(&quot;0x&quot;;DEC2HEX([.A309]))" office:value-type="string" office:string-value="0x133">
            <text:p>0x133</text:p>
          </table:table-cell>
          <table:table-cell table:number-columns-repeated="22"/>
          <table:table-cell table:style-name="ce15"/>
          <table:table-cell table:style-name="ce11" table:formula="of:=CONCATENATE(&quot;0x&quot;;DEC2HEX([.A309]))" office:value-type="string" office:string-value="0x133">
            <text:p>0x133</text:p>
          </table:table-cell>
          <table:table-cell table:number-columns-repeated="6"/>
        </table:table-row>
        <table:table-row table:style-name="ro2">
          <table:table-cell office:value-type="float" office:value="308">
            <text:p>308</text:p>
          </table:table-cell>
          <table:table-cell table:formula="of:=CONCATENATE(&quot;0x&quot;;DEC2HEX([.A310]))" office:value-type="string" office:string-value="0x134">
            <text:p>0x134</text:p>
          </table:table-cell>
          <table:table-cell table:number-columns-repeated="22"/>
          <table:table-cell table:style-name="ce15"/>
          <table:table-cell table:style-name="ce11" table:formula="of:=CONCATENATE(&quot;0x&quot;;DEC2HEX([.A310]))" office:value-type="string" office:string-value="0x134">
            <text:p>0x134</text:p>
          </table:table-cell>
          <table:table-cell table:number-columns-repeated="6"/>
        </table:table-row>
        <table:table-row table:style-name="ro2">
          <table:table-cell office:value-type="float" office:value="309">
            <text:p>309</text:p>
          </table:table-cell>
          <table:table-cell table:formula="of:=CONCATENATE(&quot;0x&quot;;DEC2HEX([.A311]))" office:value-type="string" office:string-value="0x135">
            <text:p>0x135</text:p>
          </table:table-cell>
          <table:table-cell table:number-columns-repeated="22"/>
          <table:table-cell table:style-name="ce15"/>
          <table:table-cell table:style-name="ce11" table:formula="of:=CONCATENATE(&quot;0x&quot;;DEC2HEX([.A311]))" office:value-type="string" office:string-value="0x135">
            <text:p>0x135</text:p>
          </table:table-cell>
          <table:table-cell table:number-columns-repeated="6"/>
        </table:table-row>
        <table:table-row table:style-name="ro2">
          <table:table-cell office:value-type="float" office:value="310">
            <text:p>310</text:p>
          </table:table-cell>
          <table:table-cell table:formula="of:=CONCATENATE(&quot;0x&quot;;DEC2HEX([.A312]))" office:value-type="string" office:string-value="0x136">
            <text:p>0x136</text:p>
          </table:table-cell>
          <table:table-cell table:number-columns-repeated="22"/>
          <table:table-cell table:style-name="ce15"/>
          <table:table-cell table:style-name="ce11" table:formula="of:=CONCATENATE(&quot;0x&quot;;DEC2HEX([.A312]))" office:value-type="string" office:string-value="0x136">
            <text:p>0x136</text:p>
          </table:table-cell>
          <table:table-cell table:number-columns-repeated="6"/>
        </table:table-row>
        <table:table-row table:style-name="ro2">
          <table:table-cell office:value-type="float" office:value="311">
            <text:p>311</text:p>
          </table:table-cell>
          <table:table-cell table:formula="of:=CONCATENATE(&quot;0x&quot;;DEC2HEX([.A313]))" office:value-type="string" office:string-value="0x137">
            <text:p>0x137</text:p>
          </table:table-cell>
          <table:table-cell table:number-columns-repeated="22"/>
          <table:table-cell table:style-name="ce15"/>
          <table:table-cell table:style-name="ce11" table:formula="of:=CONCATENATE(&quot;0x&quot;;DEC2HEX([.A313]))" office:value-type="string" office:string-value="0x137">
            <text:p>0x137</text:p>
          </table:table-cell>
          <table:table-cell table:number-columns-repeated="6"/>
        </table:table-row>
        <table:table-row table:style-name="ro2">
          <table:table-cell office:value-type="float" office:value="312">
            <text:p>312</text:p>
          </table:table-cell>
          <table:table-cell table:formula="of:=CONCATENATE(&quot;0x&quot;;DEC2HEX([.A314]))" office:value-type="string" office:string-value="0x138">
            <text:p>0x138</text:p>
          </table:table-cell>
          <table:table-cell table:number-columns-repeated="22"/>
          <table:table-cell table:style-name="ce15"/>
          <table:table-cell table:style-name="ce11" table:formula="of:=CONCATENATE(&quot;0x&quot;;DEC2HEX([.A314]))" office:value-type="string" office:string-value="0x138">
            <text:p>0x138</text:p>
          </table:table-cell>
          <table:table-cell table:number-columns-repeated="6"/>
        </table:table-row>
        <table:table-row table:style-name="ro2">
          <table:table-cell office:value-type="float" office:value="313">
            <text:p>313</text:p>
          </table:table-cell>
          <table:table-cell table:formula="of:=CONCATENATE(&quot;0x&quot;;DEC2HEX([.A315]))" office:value-type="string" office:string-value="0x139">
            <text:p>0x139</text:p>
          </table:table-cell>
          <table:table-cell table:number-columns-repeated="22"/>
          <table:table-cell table:style-name="ce15"/>
          <table:table-cell table:style-name="ce11" table:formula="of:=CONCATENATE(&quot;0x&quot;;DEC2HEX([.A315]))" office:value-type="string" office:string-value="0x139">
            <text:p>0x139</text:p>
          </table:table-cell>
          <table:table-cell table:number-columns-repeated="6"/>
        </table:table-row>
        <table:table-row table:style-name="ro2">
          <table:table-cell office:value-type="float" office:value="314">
            <text:p>314</text:p>
          </table:table-cell>
          <table:table-cell table:formula="of:=CONCATENATE(&quot;0x&quot;;DEC2HEX([.A316]))" office:value-type="string" office:string-value="0x13A">
            <text:p>0x13A</text:p>
          </table:table-cell>
          <table:table-cell table:number-columns-repeated="22"/>
          <table:table-cell table:style-name="ce15"/>
          <table:table-cell table:style-name="ce11" table:formula="of:=CONCATENATE(&quot;0x&quot;;DEC2HEX([.A316]))" office:value-type="string" office:string-value="0x13A">
            <text:p>0x13A</text:p>
          </table:table-cell>
          <table:table-cell table:number-columns-repeated="6"/>
        </table:table-row>
        <table:table-row table:style-name="ro2">
          <table:table-cell office:value-type="float" office:value="315">
            <text:p>315</text:p>
          </table:table-cell>
          <table:table-cell table:formula="of:=CONCATENATE(&quot;0x&quot;;DEC2HEX([.A317]))" office:value-type="string" office:string-value="0x13B">
            <text:p>0x13B</text:p>
          </table:table-cell>
          <table:table-cell table:number-columns-repeated="22"/>
          <table:table-cell table:style-name="ce15"/>
          <table:table-cell table:style-name="ce11" table:formula="of:=CONCATENATE(&quot;0x&quot;;DEC2HEX([.A317]))" office:value-type="string" office:string-value="0x13B">
            <text:p>0x13B</text:p>
          </table:table-cell>
          <table:table-cell table:number-columns-repeated="6"/>
        </table:table-row>
        <table:table-row table:style-name="ro2">
          <table:table-cell office:value-type="float" office:value="316">
            <text:p>316</text:p>
          </table:table-cell>
          <table:table-cell table:formula="of:=CONCATENATE(&quot;0x&quot;;DEC2HEX([.A318]))" office:value-type="string" office:string-value="0x13C">
            <text:p>0x13C</text:p>
          </table:table-cell>
          <table:table-cell table:number-columns-repeated="22"/>
          <table:table-cell table:style-name="ce15"/>
          <table:table-cell table:style-name="ce11" table:formula="of:=CONCATENATE(&quot;0x&quot;;DEC2HEX([.A318]))" office:value-type="string" office:string-value="0x13C">
            <text:p>0x13C</text:p>
          </table:table-cell>
          <table:table-cell table:number-columns-repeated="6"/>
        </table:table-row>
        <table:table-row table:style-name="ro2">
          <table:table-cell office:value-type="float" office:value="317">
            <text:p>317</text:p>
          </table:table-cell>
          <table:table-cell table:formula="of:=CONCATENATE(&quot;0x&quot;;DEC2HEX([.A319]))" office:value-type="string" office:string-value="0x13D">
            <text:p>0x13D</text:p>
          </table:table-cell>
          <table:table-cell table:number-columns-repeated="22"/>
          <table:table-cell table:style-name="ce15"/>
          <table:table-cell table:style-name="ce11" table:formula="of:=CONCATENATE(&quot;0x&quot;;DEC2HEX([.A319]))" office:value-type="string" office:string-value="0x13D">
            <text:p>0x13D</text:p>
          </table:table-cell>
          <table:table-cell table:number-columns-repeated="6"/>
        </table:table-row>
        <table:table-row table:style-name="ro2">
          <table:table-cell office:value-type="float" office:value="318">
            <text:p>318</text:p>
          </table:table-cell>
          <table:table-cell table:formula="of:=CONCATENATE(&quot;0x&quot;;DEC2HEX([.A320]))" office:value-type="string" office:string-value="0x13E">
            <text:p>0x13E</text:p>
          </table:table-cell>
          <table:table-cell table:number-columns-repeated="22"/>
          <table:table-cell table:style-name="ce15"/>
          <table:table-cell table:style-name="ce11" table:formula="of:=CONCATENATE(&quot;0x&quot;;DEC2HEX([.A320]))" office:value-type="string" office:string-value="0x13E">
            <text:p>0x13E</text:p>
          </table:table-cell>
          <table:table-cell table:number-columns-repeated="6"/>
        </table:table-row>
        <table:table-row table:style-name="ro2">
          <table:table-cell office:value-type="float" office:value="319">
            <text:p>319</text:p>
          </table:table-cell>
          <table:table-cell table:formula="of:=CONCATENATE(&quot;0x&quot;;DEC2HEX([.A321]))" office:value-type="string" office:string-value="0x13F">
            <text:p>0x13F</text:p>
          </table:table-cell>
          <table:table-cell table:number-columns-repeated="22"/>
          <table:table-cell table:style-name="ce15"/>
          <table:table-cell table:style-name="ce11" table:formula="of:=CONCATENATE(&quot;0x&quot;;DEC2HEX([.A321]))" office:value-type="string" office:string-value="0x13F">
            <text:p>0x13F</text:p>
          </table:table-cell>
          <table:table-cell table:number-columns-repeated="6"/>
        </table:table-row>
        <table:table-row table:style-name="ro2">
          <table:table-cell office:value-type="float" office:value="320">
            <text:p>320</text:p>
          </table:table-cell>
          <table:table-cell table:formula="of:=CONCATENATE(&quot;0x&quot;;DEC2HEX([.A322]))" office:value-type="string" office:string-value="0x140">
            <text:p>0x140</text:p>
          </table:table-cell>
          <table:table-cell table:number-columns-repeated="22"/>
          <table:table-cell table:style-name="ce15"/>
          <table:table-cell table:style-name="ce11" table:formula="of:=CONCATENATE(&quot;0x&quot;;DEC2HEX([.A322]))" office:value-type="string" office:string-value="0x140">
            <text:p>0x140</text:p>
          </table:table-cell>
          <table:table-cell table:number-columns-repeated="6"/>
        </table:table-row>
        <table:table-row table:style-name="ro2">
          <table:table-cell office:value-type="float" office:value="321">
            <text:p>321</text:p>
          </table:table-cell>
          <table:table-cell table:formula="of:=CONCATENATE(&quot;0x&quot;;DEC2HEX([.A323]))" office:value-type="string" office:string-value="0x141">
            <text:p>0x141</text:p>
          </table:table-cell>
          <table:table-cell table:number-columns-repeated="22"/>
          <table:table-cell table:style-name="ce15"/>
          <table:table-cell table:style-name="ce11" table:formula="of:=CONCATENATE(&quot;0x&quot;;DEC2HEX([.A323]))" office:value-type="string" office:string-value="0x141">
            <text:p>0x141</text:p>
          </table:table-cell>
          <table:table-cell table:number-columns-repeated="6"/>
        </table:table-row>
        <table:table-row table:style-name="ro2">
          <table:table-cell office:value-type="float" office:value="322">
            <text:p>322</text:p>
          </table:table-cell>
          <table:table-cell table:formula="of:=CONCATENATE(&quot;0x&quot;;DEC2HEX([.A324]))" office:value-type="string" office:string-value="0x142">
            <text:p>0x142</text:p>
          </table:table-cell>
          <table:table-cell table:number-columns-repeated="22"/>
          <table:table-cell table:style-name="ce15"/>
          <table:table-cell table:style-name="ce11" table:formula="of:=CONCATENATE(&quot;0x&quot;;DEC2HEX([.A324]))" office:value-type="string" office:string-value="0x142">
            <text:p>0x142</text:p>
          </table:table-cell>
          <table:table-cell table:number-columns-repeated="6"/>
        </table:table-row>
        <table:table-row table:style-name="ro2">
          <table:table-cell office:value-type="float" office:value="323">
            <text:p>323</text:p>
          </table:table-cell>
          <table:table-cell table:formula="of:=CONCATENATE(&quot;0x&quot;;DEC2HEX([.A325]))" office:value-type="string" office:string-value="0x143">
            <text:p>0x143</text:p>
          </table:table-cell>
          <table:table-cell table:number-columns-repeated="22"/>
          <table:table-cell table:style-name="ce15"/>
          <table:table-cell table:style-name="ce11" table:formula="of:=CONCATENATE(&quot;0x&quot;;DEC2HEX([.A325]))" office:value-type="string" office:string-value="0x143">
            <text:p>0x143</text:p>
          </table:table-cell>
          <table:table-cell table:number-columns-repeated="6"/>
        </table:table-row>
        <table:table-row table:style-name="ro2">
          <table:table-cell office:value-type="float" office:value="324">
            <text:p>324</text:p>
          </table:table-cell>
          <table:table-cell table:formula="of:=CONCATENATE(&quot;0x&quot;;DEC2HEX([.A326]))" office:value-type="string" office:string-value="0x144">
            <text:p>0x144</text:p>
          </table:table-cell>
          <table:table-cell table:number-columns-repeated="22"/>
          <table:table-cell table:style-name="ce15"/>
          <table:table-cell table:style-name="ce11" table:formula="of:=CONCATENATE(&quot;0x&quot;;DEC2HEX([.A326]))" office:value-type="string" office:string-value="0x144">
            <text:p>0x144</text:p>
          </table:table-cell>
          <table:table-cell table:number-columns-repeated="6"/>
        </table:table-row>
        <table:table-row table:style-name="ro2">
          <table:table-cell office:value-type="float" office:value="325">
            <text:p>325</text:p>
          </table:table-cell>
          <table:table-cell table:formula="of:=CONCATENATE(&quot;0x&quot;;DEC2HEX([.A327]))" office:value-type="string" office:string-value="0x145">
            <text:p>0x145</text:p>
          </table:table-cell>
          <table:table-cell table:number-columns-repeated="22"/>
          <table:table-cell table:style-name="ce15"/>
          <table:table-cell table:style-name="ce11" table:formula="of:=CONCATENATE(&quot;0x&quot;;DEC2HEX([.A327]))" office:value-type="string" office:string-value="0x145">
            <text:p>0x145</text:p>
          </table:table-cell>
          <table:table-cell table:number-columns-repeated="6"/>
        </table:table-row>
        <table:table-row table:style-name="ro2">
          <table:table-cell office:value-type="float" office:value="326">
            <text:p>326</text:p>
          </table:table-cell>
          <table:table-cell table:formula="of:=CONCATENATE(&quot;0x&quot;;DEC2HEX([.A328]))" office:value-type="string" office:string-value="0x146">
            <text:p>0x146</text:p>
          </table:table-cell>
          <table:table-cell table:number-columns-repeated="22"/>
          <table:table-cell table:style-name="ce15"/>
          <table:table-cell table:style-name="ce11" table:formula="of:=CONCATENATE(&quot;0x&quot;;DEC2HEX([.A328]))" office:value-type="string" office:string-value="0x146">
            <text:p>0x146</text:p>
          </table:table-cell>
          <table:table-cell table:number-columns-repeated="6"/>
        </table:table-row>
        <table:table-row table:style-name="ro2">
          <table:table-cell office:value-type="float" office:value="327">
            <text:p>327</text:p>
          </table:table-cell>
          <table:table-cell table:formula="of:=CONCATENATE(&quot;0x&quot;;DEC2HEX([.A329]))" office:value-type="string" office:string-value="0x147">
            <text:p>0x147</text:p>
          </table:table-cell>
          <table:table-cell table:number-columns-repeated="22"/>
          <table:table-cell table:style-name="ce15"/>
          <table:table-cell table:style-name="ce11" table:formula="of:=CONCATENATE(&quot;0x&quot;;DEC2HEX([.A329]))" office:value-type="string" office:string-value="0x147">
            <text:p>0x147</text:p>
          </table:table-cell>
          <table:table-cell table:number-columns-repeated="6"/>
        </table:table-row>
        <table:table-row table:style-name="ro2">
          <table:table-cell office:value-type="float" office:value="328">
            <text:p>328</text:p>
          </table:table-cell>
          <table:table-cell table:formula="of:=CONCATENATE(&quot;0x&quot;;DEC2HEX([.A330]))" office:value-type="string" office:string-value="0x148">
            <text:p>0x148</text:p>
          </table:table-cell>
          <table:table-cell table:number-columns-repeated="22"/>
          <table:table-cell table:style-name="ce15"/>
          <table:table-cell table:style-name="ce11" table:formula="of:=CONCATENATE(&quot;0x&quot;;DEC2HEX([.A330]))" office:value-type="string" office:string-value="0x148">
            <text:p>0x148</text:p>
          </table:table-cell>
          <table:table-cell table:number-columns-repeated="6"/>
        </table:table-row>
        <table:table-row table:style-name="ro2">
          <table:table-cell office:value-type="float" office:value="329">
            <text:p>329</text:p>
          </table:table-cell>
          <table:table-cell table:formula="of:=CONCATENATE(&quot;0x&quot;;DEC2HEX([.A331]))" office:value-type="string" office:string-value="0x149">
            <text:p>0x149</text:p>
          </table:table-cell>
          <table:table-cell table:number-columns-repeated="22"/>
          <table:table-cell table:style-name="ce15"/>
          <table:table-cell table:style-name="ce11" table:formula="of:=CONCATENATE(&quot;0x&quot;;DEC2HEX([.A331]))" office:value-type="string" office:string-value="0x149">
            <text:p>0x149</text:p>
          </table:table-cell>
          <table:table-cell table:number-columns-repeated="6"/>
        </table:table-row>
        <table:table-row table:style-name="ro2">
          <table:table-cell office:value-type="float" office:value="330">
            <text:p>330</text:p>
          </table:table-cell>
          <table:table-cell table:formula="of:=CONCATENATE(&quot;0x&quot;;DEC2HEX([.A332]))" office:value-type="string" office:string-value="0x14A">
            <text:p>0x14A</text:p>
          </table:table-cell>
          <table:table-cell table:number-columns-repeated="22"/>
          <table:table-cell table:style-name="ce15"/>
          <table:table-cell table:style-name="ce11" table:formula="of:=CONCATENATE(&quot;0x&quot;;DEC2HEX([.A332]))" office:value-type="string" office:string-value="0x14A">
            <text:p>0x14A</text:p>
          </table:table-cell>
          <table:table-cell table:number-columns-repeated="6"/>
        </table:table-row>
        <table:table-row table:style-name="ro2">
          <table:table-cell office:value-type="float" office:value="331">
            <text:p>331</text:p>
          </table:table-cell>
          <table:table-cell table:formula="of:=CONCATENATE(&quot;0x&quot;;DEC2HEX([.A333]))" office:value-type="string" office:string-value="0x14B">
            <text:p>0x14B</text:p>
          </table:table-cell>
          <table:table-cell table:number-columns-repeated="22"/>
          <table:table-cell table:style-name="ce15"/>
          <table:table-cell table:style-name="ce11" table:formula="of:=CONCATENATE(&quot;0x&quot;;DEC2HEX([.A333]))" office:value-type="string" office:string-value="0x14B">
            <text:p>0x14B</text:p>
          </table:table-cell>
          <table:table-cell table:number-columns-repeated="6"/>
        </table:table-row>
        <table:table-row table:style-name="ro2">
          <table:table-cell office:value-type="float" office:value="332">
            <text:p>332</text:p>
          </table:table-cell>
          <table:table-cell table:formula="of:=CONCATENATE(&quot;0x&quot;;DEC2HEX([.A334]))" office:value-type="string" office:string-value="0x14C">
            <text:p>0x14C</text:p>
          </table:table-cell>
          <table:table-cell table:number-columns-repeated="22"/>
          <table:table-cell table:style-name="ce15"/>
          <table:table-cell table:style-name="ce11" table:formula="of:=CONCATENATE(&quot;0x&quot;;DEC2HEX([.A334]))" office:value-type="string" office:string-value="0x14C">
            <text:p>0x14C</text:p>
          </table:table-cell>
          <table:table-cell table:number-columns-repeated="6"/>
        </table:table-row>
        <table:table-row table:style-name="ro2">
          <table:table-cell office:value-type="float" office:value="333">
            <text:p>333</text:p>
          </table:table-cell>
          <table:table-cell table:formula="of:=CONCATENATE(&quot;0x&quot;;DEC2HEX([.A335]))" office:value-type="string" office:string-value="0x14D">
            <text:p>0x14D</text:p>
          </table:table-cell>
          <table:table-cell table:number-columns-repeated="22"/>
          <table:table-cell table:style-name="ce15"/>
          <table:table-cell table:style-name="ce11" table:formula="of:=CONCATENATE(&quot;0x&quot;;DEC2HEX([.A335]))" office:value-type="string" office:string-value="0x14D">
            <text:p>0x14D</text:p>
          </table:table-cell>
          <table:table-cell table:number-columns-repeated="6"/>
        </table:table-row>
        <table:table-row table:style-name="ro2">
          <table:table-cell office:value-type="float" office:value="334">
            <text:p>334</text:p>
          </table:table-cell>
          <table:table-cell table:formula="of:=CONCATENATE(&quot;0x&quot;;DEC2HEX([.A336]))" office:value-type="string" office:string-value="0x14E">
            <text:p>0x14E</text:p>
          </table:table-cell>
          <table:table-cell table:number-columns-repeated="22"/>
          <table:table-cell table:style-name="ce15"/>
          <table:table-cell table:style-name="ce11" table:formula="of:=CONCATENATE(&quot;0x&quot;;DEC2HEX([.A336]))" office:value-type="string" office:string-value="0x14E">
            <text:p>0x14E</text:p>
          </table:table-cell>
          <table:table-cell table:number-columns-repeated="6"/>
        </table:table-row>
        <table:table-row table:style-name="ro2">
          <table:table-cell office:value-type="float" office:value="335">
            <text:p>335</text:p>
          </table:table-cell>
          <table:table-cell table:formula="of:=CONCATENATE(&quot;0x&quot;;DEC2HEX([.A337]))" office:value-type="string" office:string-value="0x14F">
            <text:p>0x14F</text:p>
          </table:table-cell>
          <table:table-cell table:number-columns-repeated="22"/>
          <table:table-cell table:style-name="ce15"/>
          <table:table-cell table:style-name="ce11" table:formula="of:=CONCATENATE(&quot;0x&quot;;DEC2HEX([.A337]))" office:value-type="string" office:string-value="0x14F">
            <text:p>0x14F</text:p>
          </table:table-cell>
          <table:table-cell table:number-columns-repeated="6"/>
        </table:table-row>
        <table:table-row table:style-name="ro2">
          <table:table-cell office:value-type="float" office:value="336">
            <text:p>336</text:p>
          </table:table-cell>
          <table:table-cell table:formula="of:=CONCATENATE(&quot;0x&quot;;DEC2HEX([.A338]))" office:value-type="string" office:string-value="0x150">
            <text:p>0x150</text:p>
          </table:table-cell>
          <table:table-cell table:number-columns-repeated="22"/>
          <table:table-cell table:style-name="ce15"/>
          <table:table-cell table:style-name="ce11" table:formula="of:=CONCATENATE(&quot;0x&quot;;DEC2HEX([.A338]))" office:value-type="string" office:string-value="0x150">
            <text:p>0x150</text:p>
          </table:table-cell>
          <table:table-cell table:number-columns-repeated="6"/>
        </table:table-row>
        <table:table-row table:style-name="ro2">
          <table:table-cell office:value-type="float" office:value="337">
            <text:p>337</text:p>
          </table:table-cell>
          <table:table-cell table:formula="of:=CONCATENATE(&quot;0x&quot;;DEC2HEX([.A339]))" office:value-type="string" office:string-value="0x151">
            <text:p>0x151</text:p>
          </table:table-cell>
          <table:table-cell table:number-columns-repeated="22"/>
          <table:table-cell table:style-name="ce15"/>
          <table:table-cell table:style-name="ce11" table:formula="of:=CONCATENATE(&quot;0x&quot;;DEC2HEX([.A339]))" office:value-type="string" office:string-value="0x151">
            <text:p>0x151</text:p>
          </table:table-cell>
          <table:table-cell table:number-columns-repeated="6"/>
        </table:table-row>
        <table:table-row table:style-name="ro2">
          <table:table-cell office:value-type="float" office:value="338">
            <text:p>338</text:p>
          </table:table-cell>
          <table:table-cell table:formula="of:=CONCATENATE(&quot;0x&quot;;DEC2HEX([.A340]))" office:value-type="string" office:string-value="0x152">
            <text:p>0x152</text:p>
          </table:table-cell>
          <table:table-cell table:number-columns-repeated="22"/>
          <table:table-cell table:style-name="ce15"/>
          <table:table-cell table:style-name="ce11" table:formula="of:=CONCATENATE(&quot;0x&quot;;DEC2HEX([.A340]))" office:value-type="string" office:string-value="0x152">
            <text:p>0x152</text:p>
          </table:table-cell>
          <table:table-cell table:number-columns-repeated="6"/>
        </table:table-row>
        <table:table-row table:style-name="ro2">
          <table:table-cell office:value-type="float" office:value="339">
            <text:p>339</text:p>
          </table:table-cell>
          <table:table-cell table:formula="of:=CONCATENATE(&quot;0x&quot;;DEC2HEX([.A341]))" office:value-type="string" office:string-value="0x153">
            <text:p>0x153</text:p>
          </table:table-cell>
          <table:table-cell table:number-columns-repeated="22"/>
          <table:table-cell table:style-name="ce15"/>
          <table:table-cell table:style-name="ce11" table:formula="of:=CONCATENATE(&quot;0x&quot;;DEC2HEX([.A341]))" office:value-type="string" office:string-value="0x153">
            <text:p>0x153</text:p>
          </table:table-cell>
          <table:table-cell table:number-columns-repeated="6"/>
        </table:table-row>
        <table:table-row table:style-name="ro2">
          <table:table-cell office:value-type="float" office:value="340">
            <text:p>340</text:p>
          </table:table-cell>
          <table:table-cell table:formula="of:=CONCATENATE(&quot;0x&quot;;DEC2HEX([.A342]))" office:value-type="string" office:string-value="0x154">
            <text:p>0x154</text:p>
          </table:table-cell>
          <table:table-cell table:number-columns-repeated="22"/>
          <table:table-cell table:style-name="ce15"/>
          <table:table-cell table:style-name="ce11" table:formula="of:=CONCATENATE(&quot;0x&quot;;DEC2HEX([.A342]))" office:value-type="string" office:string-value="0x154">
            <text:p>0x154</text:p>
          </table:table-cell>
          <table:table-cell table:number-columns-repeated="6"/>
        </table:table-row>
        <table:table-row table:style-name="ro2">
          <table:table-cell office:value-type="float" office:value="341">
            <text:p>341</text:p>
          </table:table-cell>
          <table:table-cell table:formula="of:=CONCATENATE(&quot;0x&quot;;DEC2HEX([.A343]))" office:value-type="string" office:string-value="0x155">
            <text:p>0x155</text:p>
          </table:table-cell>
          <table:table-cell table:number-columns-repeated="22"/>
          <table:table-cell table:style-name="ce15"/>
          <table:table-cell table:style-name="ce11" table:formula="of:=CONCATENATE(&quot;0x&quot;;DEC2HEX([.A343]))" office:value-type="string" office:string-value="0x155">
            <text:p>0x155</text:p>
          </table:table-cell>
          <table:table-cell table:number-columns-repeated="6"/>
        </table:table-row>
        <table:table-row table:style-name="ro2">
          <table:table-cell office:value-type="float" office:value="342">
            <text:p>342</text:p>
          </table:table-cell>
          <table:table-cell table:formula="of:=CONCATENATE(&quot;0x&quot;;DEC2HEX([.A344]))" office:value-type="string" office:string-value="0x156">
            <text:p>0x156</text:p>
          </table:table-cell>
          <table:table-cell table:number-columns-repeated="22"/>
          <table:table-cell table:style-name="ce15"/>
          <table:table-cell table:style-name="ce11" table:formula="of:=CONCATENATE(&quot;0x&quot;;DEC2HEX([.A344]))" office:value-type="string" office:string-value="0x156">
            <text:p>0x156</text:p>
          </table:table-cell>
          <table:table-cell table:number-columns-repeated="6"/>
        </table:table-row>
        <table:table-row table:style-name="ro2">
          <table:table-cell office:value-type="float" office:value="343">
            <text:p>343</text:p>
          </table:table-cell>
          <table:table-cell table:formula="of:=CONCATENATE(&quot;0x&quot;;DEC2HEX([.A345]))" office:value-type="string" office:string-value="0x157">
            <text:p>0x157</text:p>
          </table:table-cell>
          <table:table-cell table:number-columns-repeated="22"/>
          <table:table-cell table:style-name="ce15"/>
          <table:table-cell table:style-name="ce11" table:formula="of:=CONCATENATE(&quot;0x&quot;;DEC2HEX([.A345]))" office:value-type="string" office:string-value="0x157">
            <text:p>0x157</text:p>
          </table:table-cell>
          <table:table-cell table:number-columns-repeated="6"/>
        </table:table-row>
        <table:table-row table:style-name="ro2">
          <table:table-cell office:value-type="float" office:value="344">
            <text:p>344</text:p>
          </table:table-cell>
          <table:table-cell table:formula="of:=CONCATENATE(&quot;0x&quot;;DEC2HEX([.A346]))" office:value-type="string" office:string-value="0x158">
            <text:p>0x158</text:p>
          </table:table-cell>
          <table:table-cell table:number-columns-repeated="22"/>
          <table:table-cell table:style-name="ce15"/>
          <table:table-cell table:style-name="ce11" table:formula="of:=CONCATENATE(&quot;0x&quot;;DEC2HEX([.A346]))" office:value-type="string" office:string-value="0x158">
            <text:p>0x158</text:p>
          </table:table-cell>
          <table:table-cell table:number-columns-repeated="6"/>
        </table:table-row>
        <table:table-row table:style-name="ro2">
          <table:table-cell office:value-type="float" office:value="345">
            <text:p>345</text:p>
          </table:table-cell>
          <table:table-cell table:formula="of:=CONCATENATE(&quot;0x&quot;;DEC2HEX([.A347]))" office:value-type="string" office:string-value="0x159">
            <text:p>0x159</text:p>
          </table:table-cell>
          <table:table-cell table:number-columns-repeated="22"/>
          <table:table-cell table:style-name="ce15"/>
          <table:table-cell table:style-name="ce11" table:formula="of:=CONCATENATE(&quot;0x&quot;;DEC2HEX([.A347]))" office:value-type="string" office:string-value="0x159">
            <text:p>0x159</text:p>
          </table:table-cell>
          <table:table-cell table:number-columns-repeated="6"/>
        </table:table-row>
        <table:table-row table:style-name="ro2">
          <table:table-cell office:value-type="float" office:value="346">
            <text:p>346</text:p>
          </table:table-cell>
          <table:table-cell table:formula="of:=CONCATENATE(&quot;0x&quot;;DEC2HEX([.A348]))" office:value-type="string" office:string-value="0x15A">
            <text:p>0x15A</text:p>
          </table:table-cell>
          <table:table-cell table:number-columns-repeated="22"/>
          <table:table-cell table:style-name="ce15"/>
          <table:table-cell table:style-name="ce11" table:formula="of:=CONCATENATE(&quot;0x&quot;;DEC2HEX([.A348]))" office:value-type="string" office:string-value="0x15A">
            <text:p>0x15A</text:p>
          </table:table-cell>
          <table:table-cell table:number-columns-repeated="6"/>
        </table:table-row>
        <table:table-row table:style-name="ro2">
          <table:table-cell office:value-type="float" office:value="347">
            <text:p>347</text:p>
          </table:table-cell>
          <table:table-cell table:formula="of:=CONCATENATE(&quot;0x&quot;;DEC2HEX([.A349]))" office:value-type="string" office:string-value="0x15B">
            <text:p>0x15B</text:p>
          </table:table-cell>
          <table:table-cell table:number-columns-repeated="22"/>
          <table:table-cell table:style-name="ce15"/>
          <table:table-cell table:style-name="ce11" table:formula="of:=CONCATENATE(&quot;0x&quot;;DEC2HEX([.A349]))" office:value-type="string" office:string-value="0x15B">
            <text:p>0x15B</text:p>
          </table:table-cell>
          <table:table-cell table:number-columns-repeated="6"/>
        </table:table-row>
        <table:table-row table:style-name="ro2">
          <table:table-cell office:value-type="float" office:value="348">
            <text:p>348</text:p>
          </table:table-cell>
          <table:table-cell table:formula="of:=CONCATENATE(&quot;0x&quot;;DEC2HEX([.A350]))" office:value-type="string" office:string-value="0x15C">
            <text:p>0x15C</text:p>
          </table:table-cell>
          <table:table-cell table:number-columns-repeated="22"/>
          <table:table-cell table:style-name="ce15"/>
          <table:table-cell table:style-name="ce11" table:formula="of:=CONCATENATE(&quot;0x&quot;;DEC2HEX([.A350]))" office:value-type="string" office:string-value="0x15C">
            <text:p>0x15C</text:p>
          </table:table-cell>
          <table:table-cell table:number-columns-repeated="6"/>
        </table:table-row>
        <table:table-row table:style-name="ro2">
          <table:table-cell office:value-type="float" office:value="349">
            <text:p>349</text:p>
          </table:table-cell>
          <table:table-cell table:formula="of:=CONCATENATE(&quot;0x&quot;;DEC2HEX([.A351]))" office:value-type="string" office:string-value="0x15D">
            <text:p>0x15D</text:p>
          </table:table-cell>
          <table:table-cell table:number-columns-repeated="22"/>
          <table:table-cell table:style-name="ce15"/>
          <table:table-cell table:style-name="ce11" table:formula="of:=CONCATENATE(&quot;0x&quot;;DEC2HEX([.A351]))" office:value-type="string" office:string-value="0x15D">
            <text:p>0x15D</text:p>
          </table:table-cell>
          <table:table-cell table:number-columns-repeated="6"/>
        </table:table-row>
        <table:table-row table:style-name="ro2">
          <table:table-cell office:value-type="float" office:value="350">
            <text:p>350</text:p>
          </table:table-cell>
          <table:table-cell table:formula="of:=CONCATENATE(&quot;0x&quot;;DEC2HEX([.A352]))" office:value-type="string" office:string-value="0x15E">
            <text:p>0x15E</text:p>
          </table:table-cell>
          <table:table-cell table:number-columns-repeated="22"/>
          <table:table-cell table:style-name="ce15"/>
          <table:table-cell table:style-name="ce11" table:formula="of:=CONCATENATE(&quot;0x&quot;;DEC2HEX([.A352]))" office:value-type="string" office:string-value="0x15E">
            <text:p>0x15E</text:p>
          </table:table-cell>
          <table:table-cell table:number-columns-repeated="6"/>
        </table:table-row>
        <table:table-row table:style-name="ro2">
          <table:table-cell office:value-type="float" office:value="351">
            <text:p>351</text:p>
          </table:table-cell>
          <table:table-cell table:formula="of:=CONCATENATE(&quot;0x&quot;;DEC2HEX([.A353]))" office:value-type="string" office:string-value="0x15F">
            <text:p>0x15F</text:p>
          </table:table-cell>
          <table:table-cell table:number-columns-repeated="22"/>
          <table:table-cell table:style-name="ce15"/>
          <table:table-cell table:style-name="ce11" table:formula="of:=CONCATENATE(&quot;0x&quot;;DEC2HEX([.A353]))" office:value-type="string" office:string-value="0x15F">
            <text:p>0x15F</text:p>
          </table:table-cell>
          <table:table-cell table:number-columns-repeated="6"/>
        </table:table-row>
        <table:table-row table:style-name="ro2">
          <table:table-cell office:value-type="float" office:value="352">
            <text:p>352</text:p>
          </table:table-cell>
          <table:table-cell table:formula="of:=CONCATENATE(&quot;0x&quot;;DEC2HEX([.A354]))" office:value-type="string" office:string-value="0x160">
            <text:p>0x160</text:p>
          </table:table-cell>
          <table:table-cell table:number-columns-repeated="22"/>
          <table:table-cell table:style-name="ce15"/>
          <table:table-cell table:style-name="ce11" table:formula="of:=CONCATENATE(&quot;0x&quot;;DEC2HEX([.A354]))" office:value-type="string" office:string-value="0x160">
            <text:p>0x160</text:p>
          </table:table-cell>
          <table:table-cell table:number-columns-repeated="6"/>
        </table:table-row>
        <table:table-row table:style-name="ro2">
          <table:table-cell office:value-type="float" office:value="353">
            <text:p>353</text:p>
          </table:table-cell>
          <table:table-cell table:formula="of:=CONCATENATE(&quot;0x&quot;;DEC2HEX([.A355]))" office:value-type="string" office:string-value="0x161">
            <text:p>0x161</text:p>
          </table:table-cell>
          <table:table-cell table:number-columns-repeated="22"/>
          <table:table-cell table:style-name="ce15"/>
          <table:table-cell table:style-name="ce11" table:formula="of:=CONCATENATE(&quot;0x&quot;;DEC2HEX([.A355]))" office:value-type="string" office:string-value="0x161">
            <text:p>0x161</text:p>
          </table:table-cell>
          <table:table-cell table:number-columns-repeated="6"/>
        </table:table-row>
        <table:table-row table:style-name="ro2">
          <table:table-cell office:value-type="float" office:value="354">
            <text:p>354</text:p>
          </table:table-cell>
          <table:table-cell table:formula="of:=CONCATENATE(&quot;0x&quot;;DEC2HEX([.A356]))" office:value-type="string" office:string-value="0x162">
            <text:p>0x162</text:p>
          </table:table-cell>
          <table:table-cell table:number-columns-repeated="22"/>
          <table:table-cell table:style-name="ce15"/>
          <table:table-cell table:style-name="ce11" table:formula="of:=CONCATENATE(&quot;0x&quot;;DEC2HEX([.A356]))" office:value-type="string" office:string-value="0x162">
            <text:p>0x162</text:p>
          </table:table-cell>
          <table:table-cell table:number-columns-repeated="6"/>
        </table:table-row>
        <table:table-row table:style-name="ro2">
          <table:table-cell office:value-type="float" office:value="355">
            <text:p>355</text:p>
          </table:table-cell>
          <table:table-cell table:formula="of:=CONCATENATE(&quot;0x&quot;;DEC2HEX([.A357]))" office:value-type="string" office:string-value="0x163">
            <text:p>0x163</text:p>
          </table:table-cell>
          <table:table-cell table:number-columns-repeated="22"/>
          <table:table-cell table:style-name="ce15"/>
          <table:table-cell table:style-name="ce11" table:formula="of:=CONCATENATE(&quot;0x&quot;;DEC2HEX([.A357]))" office:value-type="string" office:string-value="0x163">
            <text:p>0x163</text:p>
          </table:table-cell>
          <table:table-cell table:number-columns-repeated="6"/>
        </table:table-row>
        <table:table-row table:style-name="ro2">
          <table:table-cell office:value-type="float" office:value="356">
            <text:p>356</text:p>
          </table:table-cell>
          <table:table-cell table:formula="of:=CONCATENATE(&quot;0x&quot;;DEC2HEX([.A358]))" office:value-type="string" office:string-value="0x164">
            <text:p>0x164</text:p>
          </table:table-cell>
          <table:table-cell table:number-columns-repeated="22"/>
          <table:table-cell table:style-name="ce15"/>
          <table:table-cell table:style-name="ce11" table:formula="of:=CONCATENATE(&quot;0x&quot;;DEC2HEX([.A358]))" office:value-type="string" office:string-value="0x164">
            <text:p>0x164</text:p>
          </table:table-cell>
          <table:table-cell table:number-columns-repeated="6"/>
        </table:table-row>
        <table:table-row table:style-name="ro2">
          <table:table-cell office:value-type="float" office:value="357">
            <text:p>357</text:p>
          </table:table-cell>
          <table:table-cell table:formula="of:=CONCATENATE(&quot;0x&quot;;DEC2HEX([.A359]))" office:value-type="string" office:string-value="0x165">
            <text:p>0x165</text:p>
          </table:table-cell>
          <table:table-cell table:number-columns-repeated="22"/>
          <table:table-cell table:style-name="ce15"/>
          <table:table-cell table:style-name="ce11" table:formula="of:=CONCATENATE(&quot;0x&quot;;DEC2HEX([.A359]))" office:value-type="string" office:string-value="0x165">
            <text:p>0x165</text:p>
          </table:table-cell>
          <table:table-cell table:number-columns-repeated="6"/>
        </table:table-row>
        <table:table-row table:style-name="ro2">
          <table:table-cell office:value-type="float" office:value="358">
            <text:p>358</text:p>
          </table:table-cell>
          <table:table-cell table:formula="of:=CONCATENATE(&quot;0x&quot;;DEC2HEX([.A360]))" office:value-type="string" office:string-value="0x166">
            <text:p>0x166</text:p>
          </table:table-cell>
          <table:table-cell table:number-columns-repeated="22"/>
          <table:table-cell table:style-name="ce15"/>
          <table:table-cell table:style-name="ce11" table:formula="of:=CONCATENATE(&quot;0x&quot;;DEC2HEX([.A360]))" office:value-type="string" office:string-value="0x166">
            <text:p>0x166</text:p>
          </table:table-cell>
          <table:table-cell table:number-columns-repeated="6"/>
        </table:table-row>
        <table:table-row table:style-name="ro2">
          <table:table-cell office:value-type="float" office:value="359">
            <text:p>359</text:p>
          </table:table-cell>
          <table:table-cell table:formula="of:=CONCATENATE(&quot;0x&quot;;DEC2HEX([.A361]))" office:value-type="string" office:string-value="0x167">
            <text:p>0x167</text:p>
          </table:table-cell>
          <table:table-cell table:number-columns-repeated="22"/>
          <table:table-cell table:style-name="ce15"/>
          <table:table-cell table:style-name="ce11" table:formula="of:=CONCATENATE(&quot;0x&quot;;DEC2HEX([.A361]))" office:value-type="string" office:string-value="0x167">
            <text:p>0x167</text:p>
          </table:table-cell>
          <table:table-cell table:number-columns-repeated="6"/>
        </table:table-row>
        <table:table-row table:style-name="ro2">
          <table:table-cell office:value-type="float" office:value="360">
            <text:p>360</text:p>
          </table:table-cell>
          <table:table-cell table:formula="of:=CONCATENATE(&quot;0x&quot;;DEC2HEX([.A362]))" office:value-type="string" office:string-value="0x168">
            <text:p>0x168</text:p>
          </table:table-cell>
          <table:table-cell table:number-columns-repeated="22"/>
          <table:table-cell table:style-name="ce15"/>
          <table:table-cell table:style-name="ce11" table:formula="of:=CONCATENATE(&quot;0x&quot;;DEC2HEX([.A362]))" office:value-type="string" office:string-value="0x168">
            <text:p>0x168</text:p>
          </table:table-cell>
          <table:table-cell table:number-columns-repeated="6"/>
        </table:table-row>
        <table:table-row table:style-name="ro2">
          <table:table-cell office:value-type="float" office:value="361">
            <text:p>361</text:p>
          </table:table-cell>
          <table:table-cell table:formula="of:=CONCATENATE(&quot;0x&quot;;DEC2HEX([.A363]))" office:value-type="string" office:string-value="0x169">
            <text:p>0x169</text:p>
          </table:table-cell>
          <table:table-cell table:number-columns-repeated="22"/>
          <table:table-cell table:style-name="ce15"/>
          <table:table-cell table:style-name="ce11" table:formula="of:=CONCATENATE(&quot;0x&quot;;DEC2HEX([.A363]))" office:value-type="string" office:string-value="0x169">
            <text:p>0x169</text:p>
          </table:table-cell>
          <table:table-cell table:number-columns-repeated="6"/>
        </table:table-row>
        <table:table-row table:style-name="ro2">
          <table:table-cell office:value-type="float" office:value="362">
            <text:p>362</text:p>
          </table:table-cell>
          <table:table-cell table:formula="of:=CONCATENATE(&quot;0x&quot;;DEC2HEX([.A364]))" office:value-type="string" office:string-value="0x16A">
            <text:p>0x16A</text:p>
          </table:table-cell>
          <table:table-cell table:number-columns-repeated="22"/>
          <table:table-cell table:style-name="ce15"/>
          <table:table-cell table:style-name="ce11" table:formula="of:=CONCATENATE(&quot;0x&quot;;DEC2HEX([.A364]))" office:value-type="string" office:string-value="0x16A">
            <text:p>0x16A</text:p>
          </table:table-cell>
          <table:table-cell table:number-columns-repeated="6"/>
        </table:table-row>
        <table:table-row table:style-name="ro2">
          <table:table-cell office:value-type="float" office:value="363">
            <text:p>363</text:p>
          </table:table-cell>
          <table:table-cell table:formula="of:=CONCATENATE(&quot;0x&quot;;DEC2HEX([.A365]))" office:value-type="string" office:string-value="0x16B">
            <text:p>0x16B</text:p>
          </table:table-cell>
          <table:table-cell table:number-columns-repeated="22"/>
          <table:table-cell table:style-name="ce15"/>
          <table:table-cell table:style-name="ce11" table:formula="of:=CONCATENATE(&quot;0x&quot;;DEC2HEX([.A365]))" office:value-type="string" office:string-value="0x16B">
            <text:p>0x16B</text:p>
          </table:table-cell>
          <table:table-cell table:number-columns-repeated="6"/>
        </table:table-row>
        <table:table-row table:style-name="ro2">
          <table:table-cell office:value-type="float" office:value="364">
            <text:p>364</text:p>
          </table:table-cell>
          <table:table-cell table:formula="of:=CONCATENATE(&quot;0x&quot;;DEC2HEX([.A366]))" office:value-type="string" office:string-value="0x16C">
            <text:p>0x16C</text:p>
          </table:table-cell>
          <table:table-cell table:number-columns-repeated="22"/>
          <table:table-cell table:style-name="ce15"/>
          <table:table-cell table:style-name="ce11" table:formula="of:=CONCATENATE(&quot;0x&quot;;DEC2HEX([.A366]))" office:value-type="string" office:string-value="0x16C">
            <text:p>0x16C</text:p>
          </table:table-cell>
          <table:table-cell table:number-columns-repeated="6"/>
        </table:table-row>
        <table:table-row table:style-name="ro2">
          <table:table-cell office:value-type="float" office:value="365">
            <text:p>365</text:p>
          </table:table-cell>
          <table:table-cell table:formula="of:=CONCATENATE(&quot;0x&quot;;DEC2HEX([.A367]))" office:value-type="string" office:string-value="0x16D">
            <text:p>0x16D</text:p>
          </table:table-cell>
          <table:table-cell table:number-columns-repeated="22"/>
          <table:table-cell table:style-name="ce15"/>
          <table:table-cell table:style-name="ce11" table:formula="of:=CONCATENATE(&quot;0x&quot;;DEC2HEX([.A367]))" office:value-type="string" office:string-value="0x16D">
            <text:p>0x16D</text:p>
          </table:table-cell>
          <table:table-cell table:number-columns-repeated="6"/>
        </table:table-row>
        <table:table-row table:style-name="ro2">
          <table:table-cell office:value-type="float" office:value="366">
            <text:p>366</text:p>
          </table:table-cell>
          <table:table-cell table:formula="of:=CONCATENATE(&quot;0x&quot;;DEC2HEX([.A368]))" office:value-type="string" office:string-value="0x16E">
            <text:p>0x16E</text:p>
          </table:table-cell>
          <table:table-cell table:number-columns-repeated="22"/>
          <table:table-cell table:style-name="ce15"/>
          <table:table-cell table:style-name="ce11" table:formula="of:=CONCATENATE(&quot;0x&quot;;DEC2HEX([.A368]))" office:value-type="string" office:string-value="0x16E">
            <text:p>0x16E</text:p>
          </table:table-cell>
          <table:table-cell table:number-columns-repeated="6"/>
        </table:table-row>
        <table:table-row table:style-name="ro2">
          <table:table-cell office:value-type="float" office:value="367">
            <text:p>367</text:p>
          </table:table-cell>
          <table:table-cell table:formula="of:=CONCATENATE(&quot;0x&quot;;DEC2HEX([.A369]))" office:value-type="string" office:string-value="0x16F">
            <text:p>0x16F</text:p>
          </table:table-cell>
          <table:table-cell table:number-columns-repeated="22"/>
          <table:table-cell table:style-name="ce15"/>
          <table:table-cell table:style-name="ce11" table:formula="of:=CONCATENATE(&quot;0x&quot;;DEC2HEX([.A369]))" office:value-type="string" office:string-value="0x16F">
            <text:p>0x16F</text:p>
          </table:table-cell>
          <table:table-cell table:number-columns-repeated="6"/>
        </table:table-row>
        <table:table-row table:style-name="ro2">
          <table:table-cell office:value-type="float" office:value="368">
            <text:p>368</text:p>
          </table:table-cell>
          <table:table-cell table:formula="of:=CONCATENATE(&quot;0x&quot;;DEC2HEX([.A370]))" office:value-type="string" office:string-value="0x170">
            <text:p>0x170</text:p>
          </table:table-cell>
          <table:table-cell table:number-columns-repeated="22"/>
          <table:table-cell table:style-name="ce15"/>
          <table:table-cell table:style-name="ce11" table:formula="of:=CONCATENATE(&quot;0x&quot;;DEC2HEX([.A370]))" office:value-type="string" office:string-value="0x170">
            <text:p>0x170</text:p>
          </table:table-cell>
          <table:table-cell table:number-columns-repeated="6"/>
        </table:table-row>
        <table:table-row table:style-name="ro2">
          <table:table-cell office:value-type="float" office:value="369">
            <text:p>369</text:p>
          </table:table-cell>
          <table:table-cell table:formula="of:=CONCATENATE(&quot;0x&quot;;DEC2HEX([.A371]))" office:value-type="string" office:string-value="0x171">
            <text:p>0x171</text:p>
          </table:table-cell>
          <table:table-cell table:number-columns-repeated="22"/>
          <table:table-cell table:style-name="ce15"/>
          <table:table-cell table:style-name="ce11" table:formula="of:=CONCATENATE(&quot;0x&quot;;DEC2HEX([.A371]))" office:value-type="string" office:string-value="0x171">
            <text:p>0x171</text:p>
          </table:table-cell>
          <table:table-cell table:number-columns-repeated="6"/>
        </table:table-row>
        <table:table-row table:style-name="ro2">
          <table:table-cell office:value-type="float" office:value="370">
            <text:p>370</text:p>
          </table:table-cell>
          <table:table-cell table:formula="of:=CONCATENATE(&quot;0x&quot;;DEC2HEX([.A372]))" office:value-type="string" office:string-value="0x172">
            <text:p>0x172</text:p>
          </table:table-cell>
          <table:table-cell table:number-columns-repeated="22"/>
          <table:table-cell table:style-name="ce15"/>
          <table:table-cell table:style-name="ce11" table:formula="of:=CONCATENATE(&quot;0x&quot;;DEC2HEX([.A372]))" office:value-type="string" office:string-value="0x172">
            <text:p>0x172</text:p>
          </table:table-cell>
          <table:table-cell table:number-columns-repeated="6"/>
        </table:table-row>
        <table:table-row table:style-name="ro2">
          <table:table-cell office:value-type="float" office:value="371">
            <text:p>371</text:p>
          </table:table-cell>
          <table:table-cell table:formula="of:=CONCATENATE(&quot;0x&quot;;DEC2HEX([.A373]))" office:value-type="string" office:string-value="0x173">
            <text:p>0x173</text:p>
          </table:table-cell>
          <table:table-cell table:number-columns-repeated="22"/>
          <table:table-cell table:style-name="ce15"/>
          <table:table-cell table:style-name="ce11" table:formula="of:=CONCATENATE(&quot;0x&quot;;DEC2HEX([.A373]))" office:value-type="string" office:string-value="0x173">
            <text:p>0x173</text:p>
          </table:table-cell>
          <table:table-cell table:number-columns-repeated="6"/>
        </table:table-row>
        <table:table-row table:style-name="ro2">
          <table:table-cell office:value-type="float" office:value="372">
            <text:p>372</text:p>
          </table:table-cell>
          <table:table-cell table:formula="of:=CONCATENATE(&quot;0x&quot;;DEC2HEX([.A374]))" office:value-type="string" office:string-value="0x174">
            <text:p>0x174</text:p>
          </table:table-cell>
          <table:table-cell table:number-columns-repeated="22"/>
          <table:table-cell table:style-name="ce15"/>
          <table:table-cell table:style-name="ce11" table:formula="of:=CONCATENATE(&quot;0x&quot;;DEC2HEX([.A374]))" office:value-type="string" office:string-value="0x174">
            <text:p>0x174</text:p>
          </table:table-cell>
          <table:table-cell table:number-columns-repeated="6"/>
        </table:table-row>
        <table:table-row table:style-name="ro2">
          <table:table-cell office:value-type="float" office:value="373">
            <text:p>373</text:p>
          </table:table-cell>
          <table:table-cell table:formula="of:=CONCATENATE(&quot;0x&quot;;DEC2HEX([.A375]))" office:value-type="string" office:string-value="0x175">
            <text:p>0x175</text:p>
          </table:table-cell>
          <table:table-cell table:number-columns-repeated="22"/>
          <table:table-cell table:style-name="ce15"/>
          <table:table-cell table:style-name="ce11" table:formula="of:=CONCATENATE(&quot;0x&quot;;DEC2HEX([.A375]))" office:value-type="string" office:string-value="0x175">
            <text:p>0x175</text:p>
          </table:table-cell>
          <table:table-cell table:number-columns-repeated="6"/>
        </table:table-row>
        <table:table-row table:style-name="ro2">
          <table:table-cell office:value-type="float" office:value="374">
            <text:p>374</text:p>
          </table:table-cell>
          <table:table-cell table:formula="of:=CONCATENATE(&quot;0x&quot;;DEC2HEX([.A376]))" office:value-type="string" office:string-value="0x176">
            <text:p>0x176</text:p>
          </table:table-cell>
          <table:table-cell table:number-columns-repeated="22"/>
          <table:table-cell table:style-name="ce15"/>
          <table:table-cell table:style-name="ce11" table:formula="of:=CONCATENATE(&quot;0x&quot;;DEC2HEX([.A376]))" office:value-type="string" office:string-value="0x176">
            <text:p>0x176</text:p>
          </table:table-cell>
          <table:table-cell table:number-columns-repeated="6"/>
        </table:table-row>
        <table:table-row table:style-name="ro2">
          <table:table-cell office:value-type="float" office:value="375">
            <text:p>375</text:p>
          </table:table-cell>
          <table:table-cell table:formula="of:=CONCATENATE(&quot;0x&quot;;DEC2HEX([.A377]))" office:value-type="string" office:string-value="0x177">
            <text:p>0x177</text:p>
          </table:table-cell>
          <table:table-cell table:number-columns-repeated="22"/>
          <table:table-cell table:style-name="ce15"/>
          <table:table-cell table:style-name="ce11" table:formula="of:=CONCATENATE(&quot;0x&quot;;DEC2HEX([.A377]))" office:value-type="string" office:string-value="0x177">
            <text:p>0x177</text:p>
          </table:table-cell>
          <table:table-cell table:number-columns-repeated="6"/>
        </table:table-row>
        <table:table-row table:style-name="ro2">
          <table:table-cell office:value-type="float" office:value="376">
            <text:p>376</text:p>
          </table:table-cell>
          <table:table-cell table:formula="of:=CONCATENATE(&quot;0x&quot;;DEC2HEX([.A378]))" office:value-type="string" office:string-value="0x178">
            <text:p>0x178</text:p>
          </table:table-cell>
          <table:table-cell table:number-columns-repeated="22"/>
          <table:table-cell table:style-name="ce15"/>
          <table:table-cell table:style-name="ce11" table:formula="of:=CONCATENATE(&quot;0x&quot;;DEC2HEX([.A378]))" office:value-type="string" office:string-value="0x178">
            <text:p>0x178</text:p>
          </table:table-cell>
          <table:table-cell table:number-columns-repeated="6"/>
        </table:table-row>
        <table:table-row table:style-name="ro2">
          <table:table-cell office:value-type="float" office:value="377">
            <text:p>377</text:p>
          </table:table-cell>
          <table:table-cell table:formula="of:=CONCATENATE(&quot;0x&quot;;DEC2HEX([.A379]))" office:value-type="string" office:string-value="0x179">
            <text:p>0x179</text:p>
          </table:table-cell>
          <table:table-cell table:number-columns-repeated="22"/>
          <table:table-cell table:style-name="ce15"/>
          <table:table-cell table:style-name="ce11" table:formula="of:=CONCATENATE(&quot;0x&quot;;DEC2HEX([.A379]))" office:value-type="string" office:string-value="0x179">
            <text:p>0x179</text:p>
          </table:table-cell>
          <table:table-cell table:number-columns-repeated="6"/>
        </table:table-row>
        <table:table-row table:style-name="ro2">
          <table:table-cell office:value-type="float" office:value="378">
            <text:p>378</text:p>
          </table:table-cell>
          <table:table-cell table:formula="of:=CONCATENATE(&quot;0x&quot;;DEC2HEX([.A380]))" office:value-type="string" office:string-value="0x17A">
            <text:p>0x17A</text:p>
          </table:table-cell>
          <table:table-cell table:number-columns-repeated="22"/>
          <table:table-cell table:style-name="ce15"/>
          <table:table-cell table:style-name="ce11" table:formula="of:=CONCATENATE(&quot;0x&quot;;DEC2HEX([.A380]))" office:value-type="string" office:string-value="0x17A">
            <text:p>0x17A</text:p>
          </table:table-cell>
          <table:table-cell table:number-columns-repeated="6"/>
        </table:table-row>
        <table:table-row table:style-name="ro2">
          <table:table-cell office:value-type="float" office:value="379">
            <text:p>379</text:p>
          </table:table-cell>
          <table:table-cell table:formula="of:=CONCATENATE(&quot;0x&quot;;DEC2HEX([.A381]))" office:value-type="string" office:string-value="0x17B">
            <text:p>0x17B</text:p>
          </table:table-cell>
          <table:table-cell table:number-columns-repeated="22"/>
          <table:table-cell table:style-name="ce15"/>
          <table:table-cell table:style-name="ce11" table:formula="of:=CONCATENATE(&quot;0x&quot;;DEC2HEX([.A381]))" office:value-type="string" office:string-value="0x17B">
            <text:p>0x17B</text:p>
          </table:table-cell>
          <table:table-cell table:number-columns-repeated="6"/>
        </table:table-row>
        <table:table-row table:style-name="ro2">
          <table:table-cell office:value-type="float" office:value="380">
            <text:p>380</text:p>
          </table:table-cell>
          <table:table-cell table:formula="of:=CONCATENATE(&quot;0x&quot;;DEC2HEX([.A382]))" office:value-type="string" office:string-value="0x17C">
            <text:p>0x17C</text:p>
          </table:table-cell>
          <table:table-cell table:number-columns-repeated="22"/>
          <table:table-cell table:style-name="ce15"/>
          <table:table-cell table:style-name="ce11" table:formula="of:=CONCATENATE(&quot;0x&quot;;DEC2HEX([.A382]))" office:value-type="string" office:string-value="0x17C">
            <text:p>0x17C</text:p>
          </table:table-cell>
          <table:table-cell table:number-columns-repeated="6"/>
        </table:table-row>
        <table:table-row table:style-name="ro2">
          <table:table-cell office:value-type="float" office:value="381">
            <text:p>381</text:p>
          </table:table-cell>
          <table:table-cell table:formula="of:=CONCATENATE(&quot;0x&quot;;DEC2HEX([.A383]))" office:value-type="string" office:string-value="0x17D">
            <text:p>0x17D</text:p>
          </table:table-cell>
          <table:table-cell table:number-columns-repeated="22"/>
          <table:table-cell table:style-name="ce15"/>
          <table:table-cell table:style-name="ce11" table:formula="of:=CONCATENATE(&quot;0x&quot;;DEC2HEX([.A383]))" office:value-type="string" office:string-value="0x17D">
            <text:p>0x17D</text:p>
          </table:table-cell>
          <table:table-cell table:number-columns-repeated="6"/>
        </table:table-row>
        <table:table-row table:style-name="ro2">
          <table:table-cell office:value-type="float" office:value="382">
            <text:p>382</text:p>
          </table:table-cell>
          <table:table-cell table:formula="of:=CONCATENATE(&quot;0x&quot;;DEC2HEX([.A384]))" office:value-type="string" office:string-value="0x17E">
            <text:p>0x17E</text:p>
          </table:table-cell>
          <table:table-cell table:number-columns-repeated="22"/>
          <table:table-cell table:style-name="ce15"/>
          <table:table-cell table:style-name="ce11" table:formula="of:=CONCATENATE(&quot;0x&quot;;DEC2HEX([.A384]))" office:value-type="string" office:string-value="0x17E">
            <text:p>0x17E</text:p>
          </table:table-cell>
          <table:table-cell table:number-columns-repeated="6"/>
        </table:table-row>
        <table:table-row table:style-name="ro2">
          <table:table-cell office:value-type="float" office:value="383">
            <text:p>383</text:p>
          </table:table-cell>
          <table:table-cell table:formula="of:=CONCATENATE(&quot;0x&quot;;DEC2HEX([.A385]))" office:value-type="string" office:string-value="0x17F">
            <text:p>0x17F</text:p>
          </table:table-cell>
          <table:table-cell table:number-columns-repeated="22"/>
          <table:table-cell table:style-name="ce15"/>
          <table:table-cell table:style-name="ce11" table:formula="of:=CONCATENATE(&quot;0x&quot;;DEC2HEX([.A385]))" office:value-type="string" office:string-value="0x17F">
            <text:p>0x17F</text:p>
          </table:table-cell>
          <table:table-cell table:number-columns-repeated="6"/>
        </table:table-row>
        <table:table-row table:style-name="ro2">
          <table:table-cell office:value-type="float" office:value="384">
            <text:p>384</text:p>
          </table:table-cell>
          <table:table-cell table:formula="of:=CONCATENATE(&quot;0x&quot;;DEC2HEX([.A386]))" office:value-type="string" office:string-value="0x180">
            <text:p>0x180</text:p>
          </table:table-cell>
          <table:table-cell table:number-columns-repeated="22"/>
          <table:table-cell table:style-name="ce15"/>
          <table:table-cell table:style-name="ce11" table:formula="of:=CONCATENATE(&quot;0x&quot;;DEC2HEX([.A386]))" office:value-type="string" office:string-value="0x180">
            <text:p>0x180</text:p>
          </table:table-cell>
          <table:table-cell table:number-columns-repeated="6"/>
        </table:table-row>
        <table:table-row table:style-name="ro2">
          <table:table-cell office:value-type="float" office:value="385">
            <text:p>385</text:p>
          </table:table-cell>
          <table:table-cell table:formula="of:=CONCATENATE(&quot;0x&quot;;DEC2HEX([.A387]))" office:value-type="string" office:string-value="0x181">
            <text:p>0x181</text:p>
          </table:table-cell>
          <table:table-cell table:number-columns-repeated="22"/>
          <table:table-cell table:style-name="ce15"/>
          <table:table-cell table:style-name="ce11" table:formula="of:=CONCATENATE(&quot;0x&quot;;DEC2HEX([.A387]))" office:value-type="string" office:string-value="0x181">
            <text:p>0x181</text:p>
          </table:table-cell>
          <table:table-cell table:number-columns-repeated="6"/>
        </table:table-row>
        <table:table-row table:style-name="ro2">
          <table:table-cell office:value-type="float" office:value="386">
            <text:p>386</text:p>
          </table:table-cell>
          <table:table-cell table:formula="of:=CONCATENATE(&quot;0x&quot;;DEC2HEX([.A388]))" office:value-type="string" office:string-value="0x182">
            <text:p>0x182</text:p>
          </table:table-cell>
          <table:table-cell table:number-columns-repeated="22"/>
          <table:table-cell table:style-name="ce15"/>
          <table:table-cell table:style-name="ce11" table:formula="of:=CONCATENATE(&quot;0x&quot;;DEC2HEX([.A388]))" office:value-type="string" office:string-value="0x182">
            <text:p>0x182</text:p>
          </table:table-cell>
          <table:table-cell table:number-columns-repeated="6"/>
        </table:table-row>
        <table:table-row table:style-name="ro2">
          <table:table-cell office:value-type="float" office:value="387">
            <text:p>387</text:p>
          </table:table-cell>
          <table:table-cell table:formula="of:=CONCATENATE(&quot;0x&quot;;DEC2HEX([.A389]))" office:value-type="string" office:string-value="0x183">
            <text:p>0x183</text:p>
          </table:table-cell>
          <table:table-cell table:number-columns-repeated="22"/>
          <table:table-cell table:style-name="ce15"/>
          <table:table-cell table:style-name="ce11" table:formula="of:=CONCATENATE(&quot;0x&quot;;DEC2HEX([.A389]))" office:value-type="string" office:string-value="0x183">
            <text:p>0x183</text:p>
          </table:table-cell>
          <table:table-cell table:number-columns-repeated="6"/>
        </table:table-row>
        <table:table-row table:style-name="ro2">
          <table:table-cell office:value-type="float" office:value="388">
            <text:p>388</text:p>
          </table:table-cell>
          <table:table-cell table:formula="of:=CONCATENATE(&quot;0x&quot;;DEC2HEX([.A390]))" office:value-type="string" office:string-value="0x184">
            <text:p>0x184</text:p>
          </table:table-cell>
          <table:table-cell table:number-columns-repeated="22"/>
          <table:table-cell table:style-name="ce15"/>
          <table:table-cell table:style-name="ce11" table:formula="of:=CONCATENATE(&quot;0x&quot;;DEC2HEX([.A390]))" office:value-type="string" office:string-value="0x184">
            <text:p>0x184</text:p>
          </table:table-cell>
          <table:table-cell table:number-columns-repeated="6"/>
        </table:table-row>
        <table:table-row table:style-name="ro2">
          <table:table-cell office:value-type="float" office:value="389">
            <text:p>389</text:p>
          </table:table-cell>
          <table:table-cell table:formula="of:=CONCATENATE(&quot;0x&quot;;DEC2HEX([.A391]))" office:value-type="string" office:string-value="0x185">
            <text:p>0x185</text:p>
          </table:table-cell>
          <table:table-cell table:number-columns-repeated="22"/>
          <table:table-cell table:style-name="ce15"/>
          <table:table-cell table:style-name="ce11" table:formula="of:=CONCATENATE(&quot;0x&quot;;DEC2HEX([.A391]))" office:value-type="string" office:string-value="0x185">
            <text:p>0x185</text:p>
          </table:table-cell>
          <table:table-cell table:number-columns-repeated="6"/>
        </table:table-row>
        <table:table-row table:style-name="ro2">
          <table:table-cell office:value-type="float" office:value="390">
            <text:p>390</text:p>
          </table:table-cell>
          <table:table-cell table:formula="of:=CONCATENATE(&quot;0x&quot;;DEC2HEX([.A392]))" office:value-type="string" office:string-value="0x186">
            <text:p>0x186</text:p>
          </table:table-cell>
          <table:table-cell table:number-columns-repeated="22"/>
          <table:table-cell table:style-name="ce15"/>
          <table:table-cell table:style-name="ce11" table:formula="of:=CONCATENATE(&quot;0x&quot;;DEC2HEX([.A392]))" office:value-type="string" office:string-value="0x186">
            <text:p>0x186</text:p>
          </table:table-cell>
          <table:table-cell table:number-columns-repeated="6"/>
        </table:table-row>
        <table:table-row table:style-name="ro2">
          <table:table-cell office:value-type="float" office:value="391">
            <text:p>391</text:p>
          </table:table-cell>
          <table:table-cell table:formula="of:=CONCATENATE(&quot;0x&quot;;DEC2HEX([.A393]))" office:value-type="string" office:string-value="0x187">
            <text:p>0x187</text:p>
          </table:table-cell>
          <table:table-cell table:number-columns-repeated="22"/>
          <table:table-cell table:style-name="ce15"/>
          <table:table-cell table:style-name="ce11" table:formula="of:=CONCATENATE(&quot;0x&quot;;DEC2HEX([.A393]))" office:value-type="string" office:string-value="0x187">
            <text:p>0x187</text:p>
          </table:table-cell>
          <table:table-cell table:number-columns-repeated="6"/>
        </table:table-row>
        <table:table-row table:style-name="ro2">
          <table:table-cell office:value-type="float" office:value="392">
            <text:p>392</text:p>
          </table:table-cell>
          <table:table-cell table:formula="of:=CONCATENATE(&quot;0x&quot;;DEC2HEX([.A394]))" office:value-type="string" office:string-value="0x188">
            <text:p>0x188</text:p>
          </table:table-cell>
          <table:table-cell table:number-columns-repeated="22"/>
          <table:table-cell table:style-name="ce15"/>
          <table:table-cell table:style-name="ce11" table:formula="of:=CONCATENATE(&quot;0x&quot;;DEC2HEX([.A394]))" office:value-type="string" office:string-value="0x188">
            <text:p>0x188</text:p>
          </table:table-cell>
          <table:table-cell table:number-columns-repeated="6"/>
        </table:table-row>
        <table:table-row table:style-name="ro2">
          <table:table-cell office:value-type="float" office:value="393">
            <text:p>393</text:p>
          </table:table-cell>
          <table:table-cell table:formula="of:=CONCATENATE(&quot;0x&quot;;DEC2HEX([.A395]))" office:value-type="string" office:string-value="0x189">
            <text:p>0x189</text:p>
          </table:table-cell>
          <table:table-cell table:number-columns-repeated="22"/>
          <table:table-cell table:style-name="ce15"/>
          <table:table-cell table:style-name="ce11" table:formula="of:=CONCATENATE(&quot;0x&quot;;DEC2HEX([.A395]))" office:value-type="string" office:string-value="0x189">
            <text:p>0x189</text:p>
          </table:table-cell>
          <table:table-cell table:number-columns-repeated="6"/>
        </table:table-row>
        <table:table-row table:style-name="ro2">
          <table:table-cell office:value-type="float" office:value="394">
            <text:p>394</text:p>
          </table:table-cell>
          <table:table-cell table:formula="of:=CONCATENATE(&quot;0x&quot;;DEC2HEX([.A396]))" office:value-type="string" office:string-value="0x18A">
            <text:p>0x18A</text:p>
          </table:table-cell>
          <table:table-cell table:number-columns-repeated="22"/>
          <table:table-cell table:style-name="ce15"/>
          <table:table-cell table:style-name="ce11" table:formula="of:=CONCATENATE(&quot;0x&quot;;DEC2HEX([.A396]))" office:value-type="string" office:string-value="0x18A">
            <text:p>0x18A</text:p>
          </table:table-cell>
          <table:table-cell table:number-columns-repeated="6"/>
        </table:table-row>
        <table:table-row table:style-name="ro2">
          <table:table-cell office:value-type="float" office:value="395">
            <text:p>395</text:p>
          </table:table-cell>
          <table:table-cell table:formula="of:=CONCATENATE(&quot;0x&quot;;DEC2HEX([.A397]))" office:value-type="string" office:string-value="0x18B">
            <text:p>0x18B</text:p>
          </table:table-cell>
          <table:table-cell table:number-columns-repeated="22"/>
          <table:table-cell table:style-name="ce15"/>
          <table:table-cell table:style-name="ce11" table:formula="of:=CONCATENATE(&quot;0x&quot;;DEC2HEX([.A397]))" office:value-type="string" office:string-value="0x18B">
            <text:p>0x18B</text:p>
          </table:table-cell>
          <table:table-cell table:number-columns-repeated="6"/>
        </table:table-row>
        <table:table-row table:style-name="ro2">
          <table:table-cell office:value-type="float" office:value="396">
            <text:p>396</text:p>
          </table:table-cell>
          <table:table-cell table:formula="of:=CONCATENATE(&quot;0x&quot;;DEC2HEX([.A398]))" office:value-type="string" office:string-value="0x18C">
            <text:p>0x18C</text:p>
          </table:table-cell>
          <table:table-cell table:number-columns-repeated="22"/>
          <table:table-cell table:style-name="ce15"/>
          <table:table-cell table:style-name="ce11" table:formula="of:=CONCATENATE(&quot;0x&quot;;DEC2HEX([.A398]))" office:value-type="string" office:string-value="0x18C">
            <text:p>0x18C</text:p>
          </table:table-cell>
          <table:table-cell table:number-columns-repeated="6"/>
        </table:table-row>
        <table:table-row table:style-name="ro2">
          <table:table-cell office:value-type="float" office:value="397">
            <text:p>397</text:p>
          </table:table-cell>
          <table:table-cell table:formula="of:=CONCATENATE(&quot;0x&quot;;DEC2HEX([.A399]))" office:value-type="string" office:string-value="0x18D">
            <text:p>0x18D</text:p>
          </table:table-cell>
          <table:table-cell table:number-columns-repeated="22"/>
          <table:table-cell table:style-name="ce15"/>
          <table:table-cell table:style-name="ce11" table:formula="of:=CONCATENATE(&quot;0x&quot;;DEC2HEX([.A399]))" office:value-type="string" office:string-value="0x18D">
            <text:p>0x18D</text:p>
          </table:table-cell>
          <table:table-cell table:number-columns-repeated="6"/>
        </table:table-row>
        <table:table-row table:style-name="ro2">
          <table:table-cell office:value-type="float" office:value="398">
            <text:p>398</text:p>
          </table:table-cell>
          <table:table-cell table:formula="of:=CONCATENATE(&quot;0x&quot;;DEC2HEX([.A400]))" office:value-type="string" office:string-value="0x18E">
            <text:p>0x18E</text:p>
          </table:table-cell>
          <table:table-cell table:number-columns-repeated="22"/>
          <table:table-cell table:style-name="ce15"/>
          <table:table-cell table:style-name="ce11" table:formula="of:=CONCATENATE(&quot;0x&quot;;DEC2HEX([.A400]))" office:value-type="string" office:string-value="0x18E">
            <text:p>0x18E</text:p>
          </table:table-cell>
          <table:table-cell table:number-columns-repeated="6"/>
        </table:table-row>
        <table:table-row table:style-name="ro2">
          <table:table-cell office:value-type="float" office:value="399">
            <text:p>399</text:p>
          </table:table-cell>
          <table:table-cell table:formula="of:=CONCATENATE(&quot;0x&quot;;DEC2HEX([.A401]))" office:value-type="string" office:string-value="0x18F">
            <text:p>0x18F</text:p>
          </table:table-cell>
          <table:table-cell table:number-columns-repeated="22"/>
          <table:table-cell table:style-name="ce15"/>
          <table:table-cell table:style-name="ce11" table:formula="of:=CONCATENATE(&quot;0x&quot;;DEC2HEX([.A401]))" office:value-type="string" office:string-value="0x18F">
            <text:p>0x18F</text:p>
          </table:table-cell>
          <table: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table:formula="of:=CONCATENATE(&quot;0x&quot;;DEC2HEX([.A402]))" office:value-type="string" office:string-value="0x190">
            <text:p>0x190</text:p>
          </table:table-cell>
          <table:table-cell table:number-columns-repeated="22"/>
          <table:table-cell table:style-name="ce15"/>
          <table:table-cell table:style-name="ce11" table:formula="of:=CONCATENATE(&quot;0x&quot;;DEC2HEX([.A402]))" office:value-type="string" office:string-value="0x190">
            <text:p>0x190</text:p>
          </table:table-cell>
          <table:table-cell table:number-columns-repeated="6"/>
        </table:table-row>
        <table:table-row table:style-name="ro2">
          <table:table-cell office:value-type="float" office:value="401">
            <text:p>401</text:p>
          </table:table-cell>
          <table:table-cell table:formula="of:=CONCATENATE(&quot;0x&quot;;DEC2HEX([.A403]))" office:value-type="string" office:string-value="0x191">
            <text:p>0x191</text:p>
          </table:table-cell>
          <table:table-cell table:number-columns-repeated="22"/>
          <table:table-cell table:style-name="ce15"/>
          <table:table-cell table:style-name="ce11" table:formula="of:=CONCATENATE(&quot;0x&quot;;DEC2HEX([.A403]))" office:value-type="string" office:string-value="0x191">
            <text:p>0x191</text:p>
          </table:table-cell>
          <table:table-cell table:number-columns-repeated="6"/>
        </table:table-row>
        <table:table-row table:style-name="ro2">
          <table:table-cell office:value-type="float" office:value="402">
            <text:p>402</text:p>
          </table:table-cell>
          <table:table-cell table:formula="of:=CONCATENATE(&quot;0x&quot;;DEC2HEX([.A404]))" office:value-type="string" office:string-value="0x192">
            <text:p>0x192</text:p>
          </table:table-cell>
          <table:table-cell table:number-columns-repeated="22"/>
          <table:table-cell table:style-name="ce15"/>
          <table:table-cell table:style-name="ce11" table:formula="of:=CONCATENATE(&quot;0x&quot;;DEC2HEX([.A404]))" office:value-type="string" office:string-value="0x192">
            <text:p>0x192</text:p>
          </table:table-cell>
          <table:table-cell table:number-columns-repeated="6"/>
        </table:table-row>
        <table:table-row table:style-name="ro2">
          <table:table-cell office:value-type="float" office:value="403">
            <text:p>403</text:p>
          </table:table-cell>
          <table:table-cell table:formula="of:=CONCATENATE(&quot;0x&quot;;DEC2HEX([.A405]))" office:value-type="string" office:string-value="0x193">
            <text:p>0x193</text:p>
          </table:table-cell>
          <table:table-cell table:number-columns-repeated="22"/>
          <table:table-cell table:style-name="ce15"/>
          <table:table-cell table:style-name="ce11" table:formula="of:=CONCATENATE(&quot;0x&quot;;DEC2HEX([.A405]))" office:value-type="string" office:string-value="0x193">
            <text:p>0x193</text:p>
          </table:table-cell>
          <table:table-cell table:number-columns-repeated="6"/>
        </table:table-row>
        <table:table-row table:style-name="ro2">
          <table:table-cell office:value-type="float" office:value="404">
            <text:p>404</text:p>
          </table:table-cell>
          <table:table-cell table:formula="of:=CONCATENATE(&quot;0x&quot;;DEC2HEX([.A406]))" office:value-type="string" office:string-value="0x194">
            <text:p>0x194</text:p>
          </table:table-cell>
          <table:table-cell table:number-columns-repeated="22"/>
          <table:table-cell table:style-name="ce15"/>
          <table:table-cell table:style-name="ce11" table:formula="of:=CONCATENATE(&quot;0x&quot;;DEC2HEX([.A406]))" office:value-type="string" office:string-value="0x194">
            <text:p>0x194</text:p>
          </table:table-cell>
          <table:table-cell table:number-columns-repeated="6"/>
        </table:table-row>
        <table:table-row table:style-name="ro2">
          <table:table-cell office:value-type="float" office:value="405">
            <text:p>405</text:p>
          </table:table-cell>
          <table:table-cell table:formula="of:=CONCATENATE(&quot;0x&quot;;DEC2HEX([.A407]))" office:value-type="string" office:string-value="0x195">
            <text:p>0x195</text:p>
          </table:table-cell>
          <table:table-cell table:number-columns-repeated="22"/>
          <table:table-cell table:style-name="ce15"/>
          <table:table-cell table:style-name="ce11" table:formula="of:=CONCATENATE(&quot;0x&quot;;DEC2HEX([.A407]))" office:value-type="string" office:string-value="0x195">
            <text:p>0x195</text:p>
          </table:table-cell>
          <table:table-cell table:number-columns-repeated="6"/>
        </table:table-row>
        <table:table-row table:style-name="ro2">
          <table:table-cell office:value-type="float" office:value="406">
            <text:p>406</text:p>
          </table:table-cell>
          <table:table-cell table:formula="of:=CONCATENATE(&quot;0x&quot;;DEC2HEX([.A408]))" office:value-type="string" office:string-value="0x196">
            <text:p>0x196</text:p>
          </table:table-cell>
          <table:table-cell table:number-columns-repeated="22"/>
          <table:table-cell table:style-name="ce15"/>
          <table:table-cell table:style-name="ce11" table:formula="of:=CONCATENATE(&quot;0x&quot;;DEC2HEX([.A408]))" office:value-type="string" office:string-value="0x196">
            <text:p>0x196</text:p>
          </table:table-cell>
          <table:table-cell table:number-columns-repeated="6"/>
        </table:table-row>
        <table:table-row table:style-name="ro2">
          <table:table-cell office:value-type="float" office:value="407">
            <text:p>407</text:p>
          </table:table-cell>
          <table:table-cell table:formula="of:=CONCATENATE(&quot;0x&quot;;DEC2HEX([.A409]))" office:value-type="string" office:string-value="0x197">
            <text:p>0x197</text:p>
          </table:table-cell>
          <table:table-cell table:number-columns-repeated="22"/>
          <table:table-cell table:style-name="ce15"/>
          <table:table-cell table:style-name="ce11" table:formula="of:=CONCATENATE(&quot;0x&quot;;DEC2HEX([.A409]))" office:value-type="string" office:string-value="0x197">
            <text:p>0x197</text:p>
          </table:table-cell>
          <table:table-cell table:number-columns-repeated="6"/>
        </table:table-row>
        <table:table-row table:style-name="ro2">
          <table:table-cell office:value-type="float" office:value="408">
            <text:p>408</text:p>
          </table:table-cell>
          <table:table-cell table:formula="of:=CONCATENATE(&quot;0x&quot;;DEC2HEX([.A410]))" office:value-type="string" office:string-value="0x198">
            <text:p>0x198</text:p>
          </table:table-cell>
          <table:table-cell table:number-columns-repeated="22"/>
          <table:table-cell table:style-name="ce15"/>
          <table:table-cell table:style-name="ce11" table:formula="of:=CONCATENATE(&quot;0x&quot;;DEC2HEX([.A410]))" office:value-type="string" office:string-value="0x198">
            <text:p>0x198</text:p>
          </table:table-cell>
          <table:table-cell table:number-columns-repeated="6"/>
        </table:table-row>
        <table:table-row table:style-name="ro2">
          <table:table-cell office:value-type="float" office:value="409">
            <text:p>409</text:p>
          </table:table-cell>
          <table:table-cell table:formula="of:=CONCATENATE(&quot;0x&quot;;DEC2HEX([.A411]))" office:value-type="string" office:string-value="0x199">
            <text:p>0x199</text:p>
          </table:table-cell>
          <table:table-cell table:number-columns-repeated="22"/>
          <table:table-cell table:style-name="ce15"/>
          <table:table-cell table:style-name="ce11" table:formula="of:=CONCATENATE(&quot;0x&quot;;DEC2HEX([.A411]))" office:value-type="string" office:string-value="0x199">
            <text:p>0x199</text:p>
          </table:table-cell>
          <table:table-cell table:number-columns-repeated="6"/>
        </table:table-row>
        <table:table-row table:style-name="ro2">
          <table:table-cell office:value-type="float" office:value="410">
            <text:p>410</text:p>
          </table:table-cell>
          <table:table-cell table:formula="of:=CONCATENATE(&quot;0x&quot;;DEC2HEX([.A412]))" office:value-type="string" office:string-value="0x19A">
            <text:p>0x19A</text:p>
          </table:table-cell>
          <table:table-cell table:number-columns-repeated="22"/>
          <table:table-cell table:style-name="ce15"/>
          <table:table-cell table:style-name="ce11" table:formula="of:=CONCATENATE(&quot;0x&quot;;DEC2HEX([.A412]))" office:value-type="string" office:string-value="0x19A">
            <text:p>0x19A</text:p>
          </table:table-cell>
          <table:table-cell table:number-columns-repeated="6"/>
        </table:table-row>
        <table:table-row table:style-name="ro2">
          <table:table-cell office:value-type="float" office:value="411">
            <text:p>411</text:p>
          </table:table-cell>
          <table:table-cell table:formula="of:=CONCATENATE(&quot;0x&quot;;DEC2HEX([.A413]))" office:value-type="string" office:string-value="0x19B">
            <text:p>0x19B</text:p>
          </table:table-cell>
          <table:table-cell table:number-columns-repeated="22"/>
          <table:table-cell table:style-name="ce15"/>
          <table:table-cell table:style-name="ce11" table:formula="of:=CONCATENATE(&quot;0x&quot;;DEC2HEX([.A413]))" office:value-type="string" office:string-value="0x19B">
            <text:p>0x19B</text:p>
          </table:table-cell>
          <table:table-cell table:number-columns-repeated="6"/>
        </table:table-row>
        <table:table-row table:style-name="ro2">
          <table:table-cell office:value-type="float" office:value="412">
            <text:p>412</text:p>
          </table:table-cell>
          <table:table-cell table:formula="of:=CONCATENATE(&quot;0x&quot;;DEC2HEX([.A414]))" office:value-type="string" office:string-value="0x19C">
            <text:p>0x19C</text:p>
          </table:table-cell>
          <table:table-cell table:number-columns-repeated="22"/>
          <table:table-cell table:style-name="ce15"/>
          <table:table-cell table:style-name="ce11" table:formula="of:=CONCATENATE(&quot;0x&quot;;DEC2HEX([.A414]))" office:value-type="string" office:string-value="0x19C">
            <text:p>0x19C</text:p>
          </table:table-cell>
          <table:table-cell table:number-columns-repeated="6"/>
        </table:table-row>
        <table:table-row table:style-name="ro2">
          <table:table-cell office:value-type="float" office:value="413">
            <text:p>413</text:p>
          </table:table-cell>
          <table:table-cell table:formula="of:=CONCATENATE(&quot;0x&quot;;DEC2HEX([.A415]))" office:value-type="string" office:string-value="0x19D">
            <text:p>0x19D</text:p>
          </table:table-cell>
          <table:table-cell table:number-columns-repeated="22"/>
          <table:table-cell table:style-name="ce15"/>
          <table:table-cell table:style-name="ce11" table:formula="of:=CONCATENATE(&quot;0x&quot;;DEC2HEX([.A415]))" office:value-type="string" office:string-value="0x19D">
            <text:p>0x19D</text:p>
          </table:table-cell>
          <table:table-cell table:number-columns-repeated="6"/>
        </table:table-row>
        <table:table-row table:style-name="ro2">
          <table:table-cell office:value-type="float" office:value="414">
            <text:p>414</text:p>
          </table:table-cell>
          <table:table-cell table:formula="of:=CONCATENATE(&quot;0x&quot;;DEC2HEX([.A416]))" office:value-type="string" office:string-value="0x19E">
            <text:p>0x19E</text:p>
          </table:table-cell>
          <table:table-cell table:number-columns-repeated="22"/>
          <table:table-cell table:style-name="ce15"/>
          <table:table-cell table:style-name="ce11" table:formula="of:=CONCATENATE(&quot;0x&quot;;DEC2HEX([.A416]))" office:value-type="string" office:string-value="0x19E">
            <text:p>0x19E</text:p>
          </table:table-cell>
          <table:table-cell table:number-columns-repeated="6"/>
        </table:table-row>
        <table:table-row table:style-name="ro2">
          <table:table-cell office:value-type="float" office:value="415">
            <text:p>415</text:p>
          </table:table-cell>
          <table:table-cell table:formula="of:=CONCATENATE(&quot;0x&quot;;DEC2HEX([.A417]))" office:value-type="string" office:string-value="0x19F">
            <text:p>0x19F</text:p>
          </table:table-cell>
          <table:table-cell table:number-columns-repeated="22"/>
          <table:table-cell table:style-name="ce15"/>
          <table:table-cell table:style-name="ce11" table:formula="of:=CONCATENATE(&quot;0x&quot;;DEC2HEX([.A417]))" office:value-type="string" office:string-value="0x19F">
            <text:p>0x19F</text:p>
          </table:table-cell>
          <table:table-cell table:number-columns-repeated="6"/>
        </table:table-row>
        <table:table-row table:style-name="ro2">
          <table:table-cell office:value-type="float" office:value="416">
            <text:p>416</text:p>
          </table:table-cell>
          <table:table-cell table:formula="of:=CONCATENATE(&quot;0x&quot;;DEC2HEX([.A418]))" office:value-type="string" office:string-value="0x1A0">
            <text:p>0x1A0</text:p>
          </table:table-cell>
          <table:table-cell table:number-columns-repeated="22"/>
          <table:table-cell table:style-name="ce15"/>
          <table:table-cell table:style-name="ce11" table:formula="of:=CONCATENATE(&quot;0x&quot;;DEC2HEX([.A418]))" office:value-type="string" office:string-value="0x1A0">
            <text:p>0x1A0</text:p>
          </table:table-cell>
          <table:table-cell table:number-columns-repeated="6"/>
        </table:table-row>
        <table:table-row table:style-name="ro2">
          <table:table-cell office:value-type="float" office:value="417">
            <text:p>417</text:p>
          </table:table-cell>
          <table:table-cell table:formula="of:=CONCATENATE(&quot;0x&quot;;DEC2HEX([.A419]))" office:value-type="string" office:string-value="0x1A1">
            <text:p>0x1A1</text:p>
          </table:table-cell>
          <table:table-cell table:number-columns-repeated="22"/>
          <table:table-cell table:style-name="ce15"/>
          <table:table-cell table:style-name="ce11" table:formula="of:=CONCATENATE(&quot;0x&quot;;DEC2HEX([.A419]))" office:value-type="string" office:string-value="0x1A1">
            <text:p>0x1A1</text:p>
          </table:table-cell>
          <table:table-cell table:number-columns-repeated="6"/>
        </table:table-row>
        <table:table-row table:style-name="ro2">
          <table:table-cell office:value-type="float" office:value="418">
            <text:p>418</text:p>
          </table:table-cell>
          <table:table-cell table:formula="of:=CONCATENATE(&quot;0x&quot;;DEC2HEX([.A420]))" office:value-type="string" office:string-value="0x1A2">
            <text:p>0x1A2</text:p>
          </table:table-cell>
          <table:table-cell table:number-columns-repeated="22"/>
          <table:table-cell table:style-name="ce15"/>
          <table:table-cell table:style-name="ce11" table:formula="of:=CONCATENATE(&quot;0x&quot;;DEC2HEX([.A420]))" office:value-type="string" office:string-value="0x1A2">
            <text:p>0x1A2</text:p>
          </table:table-cell>
          <table:table-cell table:number-columns-repeated="6"/>
        </table:table-row>
        <table:table-row table:style-name="ro2">
          <table:table-cell office:value-type="float" office:value="419">
            <text:p>419</text:p>
          </table:table-cell>
          <table:table-cell table:formula="of:=CONCATENATE(&quot;0x&quot;;DEC2HEX([.A421]))" office:value-type="string" office:string-value="0x1A3">
            <text:p>0x1A3</text:p>
          </table:table-cell>
          <table:table-cell table:number-columns-repeated="22"/>
          <table:table-cell table:style-name="ce15"/>
          <table:table-cell table:style-name="ce11" table:formula="of:=CONCATENATE(&quot;0x&quot;;DEC2HEX([.A421]))" office:value-type="string" office:string-value="0x1A3">
            <text:p>0x1A3</text:p>
          </table:table-cell>
          <table:table-cell table:number-columns-repeated="6"/>
        </table:table-row>
        <table:table-row table:style-name="ro2">
          <table:table-cell office:value-type="float" office:value="420">
            <text:p>420</text:p>
          </table:table-cell>
          <table:table-cell table:formula="of:=CONCATENATE(&quot;0x&quot;;DEC2HEX([.A422]))" office:value-type="string" office:string-value="0x1A4">
            <text:p>0x1A4</text:p>
          </table:table-cell>
          <table:table-cell table:number-columns-repeated="22"/>
          <table:table-cell table:style-name="ce15"/>
          <table:table-cell table:style-name="ce11" table:formula="of:=CONCATENATE(&quot;0x&quot;;DEC2HEX([.A422]))" office:value-type="string" office:string-value="0x1A4">
            <text:p>0x1A4</text:p>
          </table:table-cell>
          <table:table-cell table:number-columns-repeated="6"/>
        </table:table-row>
        <table:table-row table:style-name="ro2">
          <table:table-cell office:value-type="float" office:value="421">
            <text:p>421</text:p>
          </table:table-cell>
          <table:table-cell table:formula="of:=CONCATENATE(&quot;0x&quot;;DEC2HEX([.A423]))" office:value-type="string" office:string-value="0x1A5">
            <text:p>0x1A5</text:p>
          </table:table-cell>
          <table:table-cell table:number-columns-repeated="22"/>
          <table:table-cell table:style-name="ce15"/>
          <table:table-cell table:style-name="ce11" table:formula="of:=CONCATENATE(&quot;0x&quot;;DEC2HEX([.A423]))" office:value-type="string" office:string-value="0x1A5">
            <text:p>0x1A5</text:p>
          </table:table-cell>
          <table:table-cell table:number-columns-repeated="6"/>
        </table:table-row>
        <table:table-row table:style-name="ro2">
          <table:table-cell office:value-type="float" office:value="422">
            <text:p>422</text:p>
          </table:table-cell>
          <table:table-cell table:formula="of:=CONCATENATE(&quot;0x&quot;;DEC2HEX([.A424]))" office:value-type="string" office:string-value="0x1A6">
            <text:p>0x1A6</text:p>
          </table:table-cell>
          <table:table-cell table:number-columns-repeated="22"/>
          <table:table-cell table:style-name="ce15"/>
          <table:table-cell table:style-name="ce11" table:formula="of:=CONCATENATE(&quot;0x&quot;;DEC2HEX([.A424]))" office:value-type="string" office:string-value="0x1A6">
            <text:p>0x1A6</text:p>
          </table:table-cell>
          <table:table-cell table:number-columns-repeated="6"/>
        </table:table-row>
        <table:table-row table:style-name="ro2">
          <table:table-cell office:value-type="float" office:value="423">
            <text:p>423</text:p>
          </table:table-cell>
          <table:table-cell table:formula="of:=CONCATENATE(&quot;0x&quot;;DEC2HEX([.A425]))" office:value-type="string" office:string-value="0x1A7">
            <text:p>0x1A7</text:p>
          </table:table-cell>
          <table:table-cell table:number-columns-repeated="22"/>
          <table:table-cell table:style-name="ce15"/>
          <table:table-cell table:style-name="ce11" table:formula="of:=CONCATENATE(&quot;0x&quot;;DEC2HEX([.A425]))" office:value-type="string" office:string-value="0x1A7">
            <text:p>0x1A7</text:p>
          </table:table-cell>
          <table:table-cell table:number-columns-repeated="6"/>
        </table:table-row>
        <table:table-row table:style-name="ro2">
          <table:table-cell office:value-type="float" office:value="424">
            <text:p>424</text:p>
          </table:table-cell>
          <table:table-cell table:formula="of:=CONCATENATE(&quot;0x&quot;;DEC2HEX([.A426]))" office:value-type="string" office:string-value="0x1A8">
            <text:p>0x1A8</text:p>
          </table:table-cell>
          <table:table-cell table:number-columns-repeated="22"/>
          <table:table-cell table:style-name="ce15"/>
          <table:table-cell table:style-name="ce11" table:formula="of:=CONCATENATE(&quot;0x&quot;;DEC2HEX([.A426]))" office:value-type="string" office:string-value="0x1A8">
            <text:p>0x1A8</text:p>
          </table:table-cell>
          <table:table-cell table:number-columns-repeated="6"/>
        </table:table-row>
        <table:table-row table:style-name="ro2">
          <table:table-cell office:value-type="float" office:value="425">
            <text:p>425</text:p>
          </table:table-cell>
          <table:table-cell table:formula="of:=CONCATENATE(&quot;0x&quot;;DEC2HEX([.A427]))" office:value-type="string" office:string-value="0x1A9">
            <text:p>0x1A9</text:p>
          </table:table-cell>
          <table:table-cell table:number-columns-repeated="22"/>
          <table:table-cell table:style-name="ce15"/>
          <table:table-cell table:style-name="ce11" table:formula="of:=CONCATENATE(&quot;0x&quot;;DEC2HEX([.A427]))" office:value-type="string" office:string-value="0x1A9">
            <text:p>0x1A9</text:p>
          </table:table-cell>
          <table:table-cell table:number-columns-repeated="6"/>
        </table:table-row>
        <table:table-row table:style-name="ro2">
          <table:table-cell office:value-type="float" office:value="426">
            <text:p>426</text:p>
          </table:table-cell>
          <table:table-cell table:formula="of:=CONCATENATE(&quot;0x&quot;;DEC2HEX([.A428]))" office:value-type="string" office:string-value="0x1AA">
            <text:p>0x1AA</text:p>
          </table:table-cell>
          <table:table-cell table:number-columns-repeated="22"/>
          <table:table-cell table:style-name="ce15"/>
          <table:table-cell table:style-name="ce11" table:formula="of:=CONCATENATE(&quot;0x&quot;;DEC2HEX([.A428]))" office:value-type="string" office:string-value="0x1AA">
            <text:p>0x1AA</text:p>
          </table:table-cell>
          <table:table-cell table:number-columns-repeated="6"/>
        </table:table-row>
        <table:table-row table:style-name="ro2">
          <table:table-cell office:value-type="float" office:value="427">
            <text:p>427</text:p>
          </table:table-cell>
          <table:table-cell table:formula="of:=CONCATENATE(&quot;0x&quot;;DEC2HEX([.A429]))" office:value-type="string" office:string-value="0x1AB">
            <text:p>0x1AB</text:p>
          </table:table-cell>
          <table:table-cell table:number-columns-repeated="22"/>
          <table:table-cell table:style-name="ce15"/>
          <table:table-cell table:style-name="ce11" table:formula="of:=CONCATENATE(&quot;0x&quot;;DEC2HEX([.A429]))" office:value-type="string" office:string-value="0x1AB">
            <text:p>0x1AB</text:p>
          </table:table-cell>
          <table:table-cell table:number-columns-repeated="6"/>
        </table:table-row>
        <table:table-row table:style-name="ro2">
          <table:table-cell office:value-type="float" office:value="428">
            <text:p>428</text:p>
          </table:table-cell>
          <table:table-cell table:formula="of:=CONCATENATE(&quot;0x&quot;;DEC2HEX([.A430]))" office:value-type="string" office:string-value="0x1AC">
            <text:p>0x1AC</text:p>
          </table:table-cell>
          <table:table-cell table:number-columns-repeated="22"/>
          <table:table-cell table:style-name="ce15"/>
          <table:table-cell table:style-name="ce11" table:formula="of:=CONCATENATE(&quot;0x&quot;;DEC2HEX([.A430]))" office:value-type="string" office:string-value="0x1AC">
            <text:p>0x1AC</text:p>
          </table:table-cell>
          <table:table-cell table:number-columns-repeated="6"/>
        </table:table-row>
        <table:table-row table:style-name="ro2">
          <table:table-cell office:value-type="float" office:value="429">
            <text:p>429</text:p>
          </table:table-cell>
          <table:table-cell table:formula="of:=CONCATENATE(&quot;0x&quot;;DEC2HEX([.A431]))" office:value-type="string" office:string-value="0x1AD">
            <text:p>0x1AD</text:p>
          </table:table-cell>
          <table:table-cell table:number-columns-repeated="22"/>
          <table:table-cell table:style-name="ce15"/>
          <table:table-cell table:style-name="ce11" table:formula="of:=CONCATENATE(&quot;0x&quot;;DEC2HEX([.A431]))" office:value-type="string" office:string-value="0x1AD">
            <text:p>0x1AD</text:p>
          </table:table-cell>
          <table:table-cell table:number-columns-repeated="6"/>
        </table:table-row>
        <table:table-row table:style-name="ro2">
          <table:table-cell office:value-type="float" office:value="430">
            <text:p>430</text:p>
          </table:table-cell>
          <table:table-cell table:formula="of:=CONCATENATE(&quot;0x&quot;;DEC2HEX([.A432]))" office:value-type="string" office:string-value="0x1AE">
            <text:p>0x1AE</text:p>
          </table:table-cell>
          <table:table-cell table:number-columns-repeated="22"/>
          <table:table-cell table:style-name="ce15"/>
          <table:table-cell table:style-name="ce11" table:formula="of:=CONCATENATE(&quot;0x&quot;;DEC2HEX([.A432]))" office:value-type="string" office:string-value="0x1AE">
            <text:p>0x1AE</text:p>
          </table:table-cell>
          <table:table-cell table:number-columns-repeated="6"/>
        </table:table-row>
        <table:table-row table:style-name="ro2">
          <table:table-cell office:value-type="float" office:value="431">
            <text:p>431</text:p>
          </table:table-cell>
          <table:table-cell table:formula="of:=CONCATENATE(&quot;0x&quot;;DEC2HEX([.A433]))" office:value-type="string" office:string-value="0x1AF">
            <text:p>0x1AF</text:p>
          </table:table-cell>
          <table:table-cell table:number-columns-repeated="22"/>
          <table:table-cell table:style-name="ce15"/>
          <table:table-cell table:style-name="ce11" table:formula="of:=CONCATENATE(&quot;0x&quot;;DEC2HEX([.A433]))" office:value-type="string" office:string-value="0x1AF">
            <text:p>0x1AF</text:p>
          </table:table-cell>
          <table:table-cell table:number-columns-repeated="6"/>
        </table:table-row>
        <table:table-row table:style-name="ro2">
          <table:table-cell office:value-type="float" office:value="432">
            <text:p>432</text:p>
          </table:table-cell>
          <table:table-cell table:formula="of:=CONCATENATE(&quot;0x&quot;;DEC2HEX([.A434]))" office:value-type="string" office:string-value="0x1B0">
            <text:p>0x1B0</text:p>
          </table:table-cell>
          <table:table-cell table:number-columns-repeated="22"/>
          <table:table-cell table:style-name="ce15"/>
          <table:table-cell table:style-name="ce11" table:formula="of:=CONCATENATE(&quot;0x&quot;;DEC2HEX([.A434]))" office:value-type="string" office:string-value="0x1B0">
            <text:p>0x1B0</text:p>
          </table:table-cell>
          <table:table-cell table:number-columns-repeated="6"/>
        </table:table-row>
        <table:table-row table:style-name="ro2">
          <table:table-cell office:value-type="float" office:value="433">
            <text:p>433</text:p>
          </table:table-cell>
          <table:table-cell table:formula="of:=CONCATENATE(&quot;0x&quot;;DEC2HEX([.A435]))" office:value-type="string" office:string-value="0x1B1">
            <text:p>0x1B1</text:p>
          </table:table-cell>
          <table:table-cell table:number-columns-repeated="22"/>
          <table:table-cell table:style-name="ce15"/>
          <table:table-cell table:style-name="ce11" table:formula="of:=CONCATENATE(&quot;0x&quot;;DEC2HEX([.A435]))" office:value-type="string" office:string-value="0x1B1">
            <text:p>0x1B1</text:p>
          </table:table-cell>
          <table:table-cell table:number-columns-repeated="6"/>
        </table:table-row>
        <table:table-row table:style-name="ro2">
          <table:table-cell office:value-type="float" office:value="434">
            <text:p>434</text:p>
          </table:table-cell>
          <table:table-cell table:formula="of:=CONCATENATE(&quot;0x&quot;;DEC2HEX([.A436]))" office:value-type="string" office:string-value="0x1B2">
            <text:p>0x1B2</text:p>
          </table:table-cell>
          <table:table-cell table:number-columns-repeated="22"/>
          <table:table-cell table:style-name="ce15"/>
          <table:table-cell table:style-name="ce11" table:formula="of:=CONCATENATE(&quot;0x&quot;;DEC2HEX([.A436]))" office:value-type="string" office:string-value="0x1B2">
            <text:p>0x1B2</text:p>
          </table:table-cell>
          <table:table-cell table:number-columns-repeated="6"/>
        </table:table-row>
        <table:table-row table:style-name="ro2">
          <table:table-cell office:value-type="float" office:value="435">
            <text:p>435</text:p>
          </table:table-cell>
          <table:table-cell table:formula="of:=CONCATENATE(&quot;0x&quot;;DEC2HEX([.A437]))" office:value-type="string" office:string-value="0x1B3">
            <text:p>0x1B3</text:p>
          </table:table-cell>
          <table:table-cell table:number-columns-repeated="22"/>
          <table:table-cell table:style-name="ce15"/>
          <table:table-cell table:style-name="ce11" table:formula="of:=CONCATENATE(&quot;0x&quot;;DEC2HEX([.A437]))" office:value-type="string" office:string-value="0x1B3">
            <text:p>0x1B3</text:p>
          </table:table-cell>
          <table:table-cell table:number-columns-repeated="6"/>
        </table:table-row>
        <table:table-row table:style-name="ro2">
          <table:table-cell office:value-type="float" office:value="436">
            <text:p>436</text:p>
          </table:table-cell>
          <table:table-cell table:formula="of:=CONCATENATE(&quot;0x&quot;;DEC2HEX([.A438]))" office:value-type="string" office:string-value="0x1B4">
            <text:p>0x1B4</text:p>
          </table:table-cell>
          <table:table-cell table:number-columns-repeated="22"/>
          <table:table-cell table:style-name="ce15"/>
          <table:table-cell table:style-name="ce11" table:formula="of:=CONCATENATE(&quot;0x&quot;;DEC2HEX([.A438]))" office:value-type="string" office:string-value="0x1B4">
            <text:p>0x1B4</text:p>
          </table:table-cell>
          <table:table-cell table:number-columns-repeated="6"/>
        </table:table-row>
        <table:table-row table:style-name="ro2">
          <table:table-cell office:value-type="float" office:value="437">
            <text:p>437</text:p>
          </table:table-cell>
          <table:table-cell table:formula="of:=CONCATENATE(&quot;0x&quot;;DEC2HEX([.A439]))" office:value-type="string" office:string-value="0x1B5">
            <text:p>0x1B5</text:p>
          </table:table-cell>
          <table:table-cell table:number-columns-repeated="22"/>
          <table:table-cell table:style-name="ce15"/>
          <table:table-cell table:style-name="ce11" table:formula="of:=CONCATENATE(&quot;0x&quot;;DEC2HEX([.A439]))" office:value-type="string" office:string-value="0x1B5">
            <text:p>0x1B5</text:p>
          </table:table-cell>
          <table:table-cell table:number-columns-repeated="6"/>
        </table:table-row>
        <table:table-row table:style-name="ro2">
          <table:table-cell office:value-type="float" office:value="438">
            <text:p>438</text:p>
          </table:table-cell>
          <table:table-cell table:formula="of:=CONCATENATE(&quot;0x&quot;;DEC2HEX([.A440]))" office:value-type="string" office:string-value="0x1B6">
            <text:p>0x1B6</text:p>
          </table:table-cell>
          <table:table-cell table:number-columns-repeated="22"/>
          <table:table-cell table:style-name="ce15"/>
          <table:table-cell table:style-name="ce11" table:formula="of:=CONCATENATE(&quot;0x&quot;;DEC2HEX([.A440]))" office:value-type="string" office:string-value="0x1B6">
            <text:p>0x1B6</text:p>
          </table:table-cell>
          <table:table-cell table:number-columns-repeated="6"/>
        </table:table-row>
        <table:table-row table:style-name="ro2">
          <table:table-cell office:value-type="float" office:value="439">
            <text:p>439</text:p>
          </table:table-cell>
          <table:table-cell table:formula="of:=CONCATENATE(&quot;0x&quot;;DEC2HEX([.A441]))" office:value-type="string" office:string-value="0x1B7">
            <text:p>0x1B7</text:p>
          </table:table-cell>
          <table:table-cell table:number-columns-repeated="22"/>
          <table:table-cell table:style-name="ce15"/>
          <table:table-cell table:style-name="ce11" table:formula="of:=CONCATENATE(&quot;0x&quot;;DEC2HEX([.A441]))" office:value-type="string" office:string-value="0x1B7">
            <text:p>0x1B7</text:p>
          </table:table-cell>
          <table:table-cell table:number-columns-repeated="6"/>
        </table:table-row>
        <table:table-row table:style-name="ro2">
          <table:table-cell office:value-type="float" office:value="440">
            <text:p>440</text:p>
          </table:table-cell>
          <table:table-cell table:formula="of:=CONCATENATE(&quot;0x&quot;;DEC2HEX([.A442]))" office:value-type="string" office:string-value="0x1B8">
            <text:p>0x1B8</text:p>
          </table:table-cell>
          <table:table-cell table:number-columns-repeated="22"/>
          <table:table-cell table:style-name="ce15"/>
          <table:table-cell table:style-name="ce11" table:formula="of:=CONCATENATE(&quot;0x&quot;;DEC2HEX([.A442]))" office:value-type="string" office:string-value="0x1B8">
            <text:p>0x1B8</text:p>
          </table:table-cell>
          <table:table-cell table:number-columns-repeated="6"/>
        </table:table-row>
        <table:table-row table:style-name="ro2">
          <table:table-cell office:value-type="float" office:value="441">
            <text:p>441</text:p>
          </table:table-cell>
          <table:table-cell table:formula="of:=CONCATENATE(&quot;0x&quot;;DEC2HEX([.A443]))" office:value-type="string" office:string-value="0x1B9">
            <text:p>0x1B9</text:p>
          </table:table-cell>
          <table:table-cell table:number-columns-repeated="22"/>
          <table:table-cell table:style-name="ce15"/>
          <table:table-cell table:style-name="ce11" table:formula="of:=CONCATENATE(&quot;0x&quot;;DEC2HEX([.A443]))" office:value-type="string" office:string-value="0x1B9">
            <text:p>0x1B9</text:p>
          </table:table-cell>
          <table:table-cell table:number-columns-repeated="6"/>
        </table:table-row>
        <table:table-row table:style-name="ro2">
          <table:table-cell office:value-type="float" office:value="442">
            <text:p>442</text:p>
          </table:table-cell>
          <table:table-cell table:formula="of:=CONCATENATE(&quot;0x&quot;;DEC2HEX([.A444]))" office:value-type="string" office:string-value="0x1BA">
            <text:p>0x1BA</text:p>
          </table:table-cell>
          <table:table-cell table:number-columns-repeated="22"/>
          <table:table-cell table:style-name="ce15"/>
          <table:table-cell table:style-name="ce11" table:formula="of:=CONCATENATE(&quot;0x&quot;;DEC2HEX([.A444]))" office:value-type="string" office:string-value="0x1BA">
            <text:p>0x1BA</text:p>
          </table:table-cell>
          <table:table-cell table:number-columns-repeated="6"/>
        </table:table-row>
        <table:table-row table:style-name="ro2">
          <table:table-cell office:value-type="float" office:value="443">
            <text:p>443</text:p>
          </table:table-cell>
          <table:table-cell table:formula="of:=CONCATENATE(&quot;0x&quot;;DEC2HEX([.A445]))" office:value-type="string" office:string-value="0x1BB">
            <text:p>0x1BB</text:p>
          </table:table-cell>
          <table:table-cell table:number-columns-repeated="22"/>
          <table:table-cell table:style-name="ce15"/>
          <table:table-cell table:style-name="ce11" table:formula="of:=CONCATENATE(&quot;0x&quot;;DEC2HEX([.A445]))" office:value-type="string" office:string-value="0x1BB">
            <text:p>0x1BB</text:p>
          </table:table-cell>
          <table:table-cell table:number-columns-repeated="6"/>
        </table:table-row>
        <table:table-row table:style-name="ro2">
          <table:table-cell office:value-type="float" office:value="444">
            <text:p>444</text:p>
          </table:table-cell>
          <table:table-cell table:formula="of:=CONCATENATE(&quot;0x&quot;;DEC2HEX([.A446]))" office:value-type="string" office:string-value="0x1BC">
            <text:p>0x1BC</text:p>
          </table:table-cell>
          <table:table-cell table:number-columns-repeated="22"/>
          <table:table-cell table:style-name="ce15"/>
          <table:table-cell table:style-name="ce11" table:formula="of:=CONCATENATE(&quot;0x&quot;;DEC2HEX([.A446]))" office:value-type="string" office:string-value="0x1BC">
            <text:p>0x1BC</text:p>
          </table:table-cell>
          <table:table-cell table:number-columns-repeated="6"/>
        </table:table-row>
        <table:table-row table:style-name="ro2">
          <table:table-cell office:value-type="float" office:value="445">
            <text:p>445</text:p>
          </table:table-cell>
          <table:table-cell table:formula="of:=CONCATENATE(&quot;0x&quot;;DEC2HEX([.A447]))" office:value-type="string" office:string-value="0x1BD">
            <text:p>0x1BD</text:p>
          </table:table-cell>
          <table:table-cell table:number-columns-repeated="22"/>
          <table:table-cell table:style-name="ce15"/>
          <table:table-cell table:style-name="ce11" table:formula="of:=CONCATENATE(&quot;0x&quot;;DEC2HEX([.A447]))" office:value-type="string" office:string-value="0x1BD">
            <text:p>0x1BD</text:p>
          </table:table-cell>
          <table:table-cell table:number-columns-repeated="6"/>
        </table:table-row>
        <table:table-row table:style-name="ro2">
          <table:table-cell office:value-type="float" office:value="446">
            <text:p>446</text:p>
          </table:table-cell>
          <table:table-cell table:formula="of:=CONCATENATE(&quot;0x&quot;;DEC2HEX([.A448]))" office:value-type="string" office:string-value="0x1BE">
            <text:p>0x1BE</text:p>
          </table:table-cell>
          <table:table-cell table:number-columns-repeated="22"/>
          <table:table-cell table:style-name="ce15"/>
          <table:table-cell table:style-name="ce11" table:formula="of:=CONCATENATE(&quot;0x&quot;;DEC2HEX([.A448]))" office:value-type="string" office:string-value="0x1BE">
            <text:p>0x1BE</text:p>
          </table:table-cell>
          <table:table-cell table:number-columns-repeated="6"/>
        </table:table-row>
        <table:table-row table:style-name="ro2">
          <table:table-cell office:value-type="float" office:value="447">
            <text:p>447</text:p>
          </table:table-cell>
          <table:table-cell table:formula="of:=CONCATENATE(&quot;0x&quot;;DEC2HEX([.A449]))" office:value-type="string" office:string-value="0x1BF">
            <text:p>0x1BF</text:p>
          </table:table-cell>
          <table:table-cell table:number-columns-repeated="22"/>
          <table:table-cell table:style-name="ce15"/>
          <table:table-cell table:style-name="ce11" table:formula="of:=CONCATENATE(&quot;0x&quot;;DEC2HEX([.A449]))" office:value-type="string" office:string-value="0x1BF">
            <text:p>0x1BF</text:p>
          </table:table-cell>
          <table:table-cell table:number-columns-repeated="6"/>
        </table:table-row>
        <table:table-row table:style-name="ro2">
          <table:table-cell office:value-type="float" office:value="448">
            <text:p>448</text:p>
          </table:table-cell>
          <table:table-cell table:formula="of:=CONCATENATE(&quot;0x&quot;;DEC2HEX([.A450]))" office:value-type="string" office:string-value="0x1C0">
            <text:p>0x1C0</text:p>
          </table:table-cell>
          <table:table-cell table:number-columns-repeated="22"/>
          <table:table-cell table:style-name="ce15"/>
          <table:table-cell table:style-name="ce11" table:formula="of:=CONCATENATE(&quot;0x&quot;;DEC2HEX([.A450]))" office:value-type="string" office:string-value="0x1C0">
            <text:p>0x1C0</text:p>
          </table:table-cell>
          <table:table-cell table:number-columns-repeated="6"/>
        </table:table-row>
        <table:table-row table:style-name="ro2">
          <table:table-cell office:value-type="float" office:value="449">
            <text:p>449</text:p>
          </table:table-cell>
          <table:table-cell table:formula="of:=CONCATENATE(&quot;0x&quot;;DEC2HEX([.A451]))" office:value-type="string" office:string-value="0x1C1">
            <text:p>0x1C1</text:p>
          </table:table-cell>
          <table:table-cell table:number-columns-repeated="22"/>
          <table:table-cell table:style-name="ce15"/>
          <table:table-cell table:style-name="ce11" table:formula="of:=CONCATENATE(&quot;0x&quot;;DEC2HEX([.A451]))" office:value-type="string" office:string-value="0x1C1">
            <text:p>0x1C1</text:p>
          </table:table-cell>
          <table:table-cell table:number-columns-repeated="6"/>
        </table:table-row>
        <table:table-row table:style-name="ro2">
          <table:table-cell office:value-type="float" office:value="450">
            <text:p>450</text:p>
          </table:table-cell>
          <table:table-cell table:formula="of:=CONCATENATE(&quot;0x&quot;;DEC2HEX([.A452]))" office:value-type="string" office:string-value="0x1C2">
            <text:p>0x1C2</text:p>
          </table:table-cell>
          <table:table-cell table:number-columns-repeated="22"/>
          <table:table-cell table:style-name="ce15"/>
          <table:table-cell table:style-name="ce11" table:formula="of:=CONCATENATE(&quot;0x&quot;;DEC2HEX([.A452]))" office:value-type="string" office:string-value="0x1C2">
            <text:p>0x1C2</text:p>
          </table:table-cell>
          <table:table-cell table:number-columns-repeated="6"/>
        </table:table-row>
        <table:table-row table:style-name="ro2">
          <table:table-cell office:value-type="float" office:value="451">
            <text:p>451</text:p>
          </table:table-cell>
          <table:table-cell table:formula="of:=CONCATENATE(&quot;0x&quot;;DEC2HEX([.A453]))" office:value-type="string" office:string-value="0x1C3">
            <text:p>0x1C3</text:p>
          </table:table-cell>
          <table:table-cell table:number-columns-repeated="22"/>
          <table:table-cell table:style-name="ce15"/>
          <table:table-cell table:style-name="ce11" table:formula="of:=CONCATENATE(&quot;0x&quot;;DEC2HEX([.A453]))" office:value-type="string" office:string-value="0x1C3">
            <text:p>0x1C3</text:p>
          </table:table-cell>
          <table:table-cell table:number-columns-repeated="6"/>
        </table:table-row>
        <table:table-row table:style-name="ro2">
          <table:table-cell office:value-type="float" office:value="452">
            <text:p>452</text:p>
          </table:table-cell>
          <table:table-cell table:formula="of:=CONCATENATE(&quot;0x&quot;;DEC2HEX([.A454]))" office:value-type="string" office:string-value="0x1C4">
            <text:p>0x1C4</text:p>
          </table:table-cell>
          <table:table-cell table:number-columns-repeated="22"/>
          <table:table-cell table:style-name="ce15"/>
          <table:table-cell table:style-name="ce11" table:formula="of:=CONCATENATE(&quot;0x&quot;;DEC2HEX([.A454]))" office:value-type="string" office:string-value="0x1C4">
            <text:p>0x1C4</text:p>
          </table:table-cell>
          <table:table-cell table:number-columns-repeated="6"/>
        </table:table-row>
        <table:table-row table:style-name="ro2">
          <table:table-cell office:value-type="float" office:value="453">
            <text:p>453</text:p>
          </table:table-cell>
          <table:table-cell table:formula="of:=CONCATENATE(&quot;0x&quot;;DEC2HEX([.A455]))" office:value-type="string" office:string-value="0x1C5">
            <text:p>0x1C5</text:p>
          </table:table-cell>
          <table:table-cell table:number-columns-repeated="22"/>
          <table:table-cell table:style-name="ce15"/>
          <table:table-cell table:style-name="ce11" table:formula="of:=CONCATENATE(&quot;0x&quot;;DEC2HEX([.A455]))" office:value-type="string" office:string-value="0x1C5">
            <text:p>0x1C5</text:p>
          </table:table-cell>
          <table:table-cell table:number-columns-repeated="6"/>
        </table:table-row>
        <table:table-row table:style-name="ro2">
          <table:table-cell office:value-type="float" office:value="454">
            <text:p>454</text:p>
          </table:table-cell>
          <table:table-cell table:formula="of:=CONCATENATE(&quot;0x&quot;;DEC2HEX([.A456]))" office:value-type="string" office:string-value="0x1C6">
            <text:p>0x1C6</text:p>
          </table:table-cell>
          <table:table-cell table:number-columns-repeated="22"/>
          <table:table-cell table:style-name="ce15"/>
          <table:table-cell table:style-name="ce11" table:formula="of:=CONCATENATE(&quot;0x&quot;;DEC2HEX([.A456]))" office:value-type="string" office:string-value="0x1C6">
            <text:p>0x1C6</text:p>
          </table:table-cell>
          <table:table-cell table:number-columns-repeated="6"/>
        </table:table-row>
        <table:table-row table:style-name="ro2">
          <table:table-cell office:value-type="float" office:value="455">
            <text:p>455</text:p>
          </table:table-cell>
          <table:table-cell table:formula="of:=CONCATENATE(&quot;0x&quot;;DEC2HEX([.A457]))" office:value-type="string" office:string-value="0x1C7">
            <text:p>0x1C7</text:p>
          </table:table-cell>
          <table:table-cell table:number-columns-repeated="22"/>
          <table:table-cell table:style-name="ce15"/>
          <table:table-cell table:style-name="ce11" table:formula="of:=CONCATENATE(&quot;0x&quot;;DEC2HEX([.A457]))" office:value-type="string" office:string-value="0x1C7">
            <text:p>0x1C7</text:p>
          </table:table-cell>
          <table:table-cell table:number-columns-repeated="6"/>
        </table:table-row>
        <table:table-row table:style-name="ro2">
          <table:table-cell office:value-type="float" office:value="456">
            <text:p>456</text:p>
          </table:table-cell>
          <table:table-cell table:formula="of:=CONCATENATE(&quot;0x&quot;;DEC2HEX([.A458]))" office:value-type="string" office:string-value="0x1C8">
            <text:p>0x1C8</text:p>
          </table:table-cell>
          <table:table-cell table:number-columns-repeated="22"/>
          <table:table-cell table:style-name="ce15"/>
          <table:table-cell table:style-name="ce11" table:formula="of:=CONCATENATE(&quot;0x&quot;;DEC2HEX([.A458]))" office:value-type="string" office:string-value="0x1C8">
            <text:p>0x1C8</text:p>
          </table:table-cell>
          <table:table-cell table:number-columns-repeated="6"/>
        </table:table-row>
        <table:table-row table:style-name="ro2">
          <table:table-cell office:value-type="float" office:value="457">
            <text:p>457</text:p>
          </table:table-cell>
          <table:table-cell table:formula="of:=CONCATENATE(&quot;0x&quot;;DEC2HEX([.A459]))" office:value-type="string" office:string-value="0x1C9">
            <text:p>0x1C9</text:p>
          </table:table-cell>
          <table:table-cell table:number-columns-repeated="22"/>
          <table:table-cell table:style-name="ce15"/>
          <table:table-cell table:style-name="ce11" table:formula="of:=CONCATENATE(&quot;0x&quot;;DEC2HEX([.A459]))" office:value-type="string" office:string-value="0x1C9">
            <text:p>0x1C9</text:p>
          </table:table-cell>
          <table:table-cell table:number-columns-repeated="6"/>
        </table:table-row>
        <table:table-row table:style-name="ro2">
          <table:table-cell office:value-type="float" office:value="458">
            <text:p>458</text:p>
          </table:table-cell>
          <table:table-cell table:formula="of:=CONCATENATE(&quot;0x&quot;;DEC2HEX([.A460]))" office:value-type="string" office:string-value="0x1CA">
            <text:p>0x1CA</text:p>
          </table:table-cell>
          <table:table-cell table:number-columns-repeated="22"/>
          <table:table-cell table:style-name="ce15"/>
          <table:table-cell table:style-name="ce11" table:formula="of:=CONCATENATE(&quot;0x&quot;;DEC2HEX([.A460]))" office:value-type="string" office:string-value="0x1CA">
            <text:p>0x1CA</text:p>
          </table:table-cell>
          <table:table-cell table:number-columns-repeated="6"/>
        </table:table-row>
        <table:table-row table:style-name="ro2">
          <table:table-cell office:value-type="float" office:value="459">
            <text:p>459</text:p>
          </table:table-cell>
          <table:table-cell table:formula="of:=CONCATENATE(&quot;0x&quot;;DEC2HEX([.A461]))" office:value-type="string" office:string-value="0x1CB">
            <text:p>0x1CB</text:p>
          </table:table-cell>
          <table:table-cell table:number-columns-repeated="22"/>
          <table:table-cell table:style-name="ce15"/>
          <table:table-cell table:style-name="ce11" table:formula="of:=CONCATENATE(&quot;0x&quot;;DEC2HEX([.A461]))" office:value-type="string" office:string-value="0x1CB">
            <text:p>0x1CB</text:p>
          </table:table-cell>
          <table:table-cell table:number-columns-repeated="6"/>
        </table:table-row>
        <table:table-row table:style-name="ro2">
          <table:table-cell office:value-type="float" office:value="460">
            <text:p>460</text:p>
          </table:table-cell>
          <table:table-cell table:formula="of:=CONCATENATE(&quot;0x&quot;;DEC2HEX([.A462]))" office:value-type="string" office:string-value="0x1CC">
            <text:p>0x1CC</text:p>
          </table:table-cell>
          <table:table-cell table:number-columns-repeated="22"/>
          <table:table-cell table:style-name="ce15"/>
          <table:table-cell table:style-name="ce11" table:formula="of:=CONCATENATE(&quot;0x&quot;;DEC2HEX([.A462]))" office:value-type="string" office:string-value="0x1CC">
            <text:p>0x1CC</text:p>
          </table:table-cell>
          <table:table-cell table:number-columns-repeated="6"/>
        </table:table-row>
        <table:table-row table:style-name="ro2">
          <table:table-cell office:value-type="float" office:value="461">
            <text:p>461</text:p>
          </table:table-cell>
          <table:table-cell table:formula="of:=CONCATENATE(&quot;0x&quot;;DEC2HEX([.A463]))" office:value-type="string" office:string-value="0x1CD">
            <text:p>0x1CD</text:p>
          </table:table-cell>
          <table:table-cell table:number-columns-repeated="22"/>
          <table:table-cell table:style-name="ce15"/>
          <table:table-cell table:style-name="ce11" table:formula="of:=CONCATENATE(&quot;0x&quot;;DEC2HEX([.A463]))" office:value-type="string" office:string-value="0x1CD">
            <text:p>0x1CD</text:p>
          </table:table-cell>
          <table:table-cell table:number-columns-repeated="6"/>
        </table:table-row>
        <table:table-row table:style-name="ro2">
          <table:table-cell office:value-type="float" office:value="462">
            <text:p>462</text:p>
          </table:table-cell>
          <table:table-cell table:formula="of:=CONCATENATE(&quot;0x&quot;;DEC2HEX([.A464]))" office:value-type="string" office:string-value="0x1CE">
            <text:p>0x1CE</text:p>
          </table:table-cell>
          <table:table-cell table:number-columns-repeated="22"/>
          <table:table-cell table:style-name="ce15"/>
          <table:table-cell table:style-name="ce11" table:formula="of:=CONCATENATE(&quot;0x&quot;;DEC2HEX([.A464]))" office:value-type="string" office:string-value="0x1CE">
            <text:p>0x1CE</text:p>
          </table:table-cell>
          <table:table-cell table:number-columns-repeated="6"/>
        </table:table-row>
        <table:table-row table:style-name="ro2">
          <table:table-cell office:value-type="float" office:value="463">
            <text:p>463</text:p>
          </table:table-cell>
          <table:table-cell table:formula="of:=CONCATENATE(&quot;0x&quot;;DEC2HEX([.A465]))" office:value-type="string" office:string-value="0x1CF">
            <text:p>0x1CF</text:p>
          </table:table-cell>
          <table:table-cell table:number-columns-repeated="22"/>
          <table:table-cell table:style-name="ce15"/>
          <table:table-cell table:style-name="ce11" table:formula="of:=CONCATENATE(&quot;0x&quot;;DEC2HEX([.A465]))" office:value-type="string" office:string-value="0x1CF">
            <text:p>0x1CF</text:p>
          </table:table-cell>
          <table:table-cell table:number-columns-repeated="6"/>
        </table:table-row>
        <table:table-row table:style-name="ro2">
          <table:table-cell office:value-type="float" office:value="464">
            <text:p>464</text:p>
          </table:table-cell>
          <table:table-cell table:formula="of:=CONCATENATE(&quot;0x&quot;;DEC2HEX([.A466]))" office:value-type="string" office:string-value="0x1D0">
            <text:p>0x1D0</text:p>
          </table:table-cell>
          <table:table-cell table:number-columns-repeated="22"/>
          <table:table-cell table:style-name="ce15"/>
          <table:table-cell table:style-name="ce11" table:formula="of:=CONCATENATE(&quot;0x&quot;;DEC2HEX([.A466]))" office:value-type="string" office:string-value="0x1D0">
            <text:p>0x1D0</text:p>
          </table:table-cell>
          <table:table-cell table:number-columns-repeated="6"/>
        </table:table-row>
        <table:table-row table:style-name="ro2">
          <table:table-cell office:value-type="float" office:value="465">
            <text:p>465</text:p>
          </table:table-cell>
          <table:table-cell table:formula="of:=CONCATENATE(&quot;0x&quot;;DEC2HEX([.A467]))" office:value-type="string" office:string-value="0x1D1">
            <text:p>0x1D1</text:p>
          </table:table-cell>
          <table:table-cell table:number-columns-repeated="22"/>
          <table:table-cell table:style-name="ce15"/>
          <table:table-cell table:style-name="ce11" table:formula="of:=CONCATENATE(&quot;0x&quot;;DEC2HEX([.A467]))" office:value-type="string" office:string-value="0x1D1">
            <text:p>0x1D1</text:p>
          </table:table-cell>
          <table:table-cell table:number-columns-repeated="6"/>
        </table:table-row>
        <table:table-row table:style-name="ro2">
          <table:table-cell office:value-type="float" office:value="466">
            <text:p>466</text:p>
          </table:table-cell>
          <table:table-cell table:formula="of:=CONCATENATE(&quot;0x&quot;;DEC2HEX([.A468]))" office:value-type="string" office:string-value="0x1D2">
            <text:p>0x1D2</text:p>
          </table:table-cell>
          <table:table-cell table:number-columns-repeated="22"/>
          <table:table-cell table:style-name="ce15"/>
          <table:table-cell table:style-name="ce11" table:formula="of:=CONCATENATE(&quot;0x&quot;;DEC2HEX([.A468]))" office:value-type="string" office:string-value="0x1D2">
            <text:p>0x1D2</text:p>
          </table:table-cell>
          <table:table-cell table:number-columns-repeated="6"/>
        </table:table-row>
        <table:table-row table:style-name="ro2">
          <table:table-cell office:value-type="float" office:value="467">
            <text:p>467</text:p>
          </table:table-cell>
          <table:table-cell table:formula="of:=CONCATENATE(&quot;0x&quot;;DEC2HEX([.A469]))" office:value-type="string" office:string-value="0x1D3">
            <text:p>0x1D3</text:p>
          </table:table-cell>
          <table:table-cell table:number-columns-repeated="22"/>
          <table:table-cell table:style-name="ce15"/>
          <table:table-cell table:style-name="ce11" table:formula="of:=CONCATENATE(&quot;0x&quot;;DEC2HEX([.A469]))" office:value-type="string" office:string-value="0x1D3">
            <text:p>0x1D3</text:p>
          </table:table-cell>
          <table:table-cell table:number-columns-repeated="6"/>
        </table:table-row>
        <table:table-row table:style-name="ro2">
          <table:table-cell office:value-type="float" office:value="468">
            <text:p>468</text:p>
          </table:table-cell>
          <table:table-cell table:formula="of:=CONCATENATE(&quot;0x&quot;;DEC2HEX([.A470]))" office:value-type="string" office:string-value="0x1D4">
            <text:p>0x1D4</text:p>
          </table:table-cell>
          <table:table-cell table:number-columns-repeated="22"/>
          <table:table-cell table:style-name="ce15"/>
          <table:table-cell table:style-name="ce11" table:formula="of:=CONCATENATE(&quot;0x&quot;;DEC2HEX([.A470]))" office:value-type="string" office:string-value="0x1D4">
            <text:p>0x1D4</text:p>
          </table:table-cell>
          <table:table-cell table:number-columns-repeated="6"/>
        </table:table-row>
        <table:table-row table:style-name="ro2">
          <table:table-cell office:value-type="float" office:value="469">
            <text:p>469</text:p>
          </table:table-cell>
          <table:table-cell table:formula="of:=CONCATENATE(&quot;0x&quot;;DEC2HEX([.A471]))" office:value-type="string" office:string-value="0x1D5">
            <text:p>0x1D5</text:p>
          </table:table-cell>
          <table:table-cell table:number-columns-repeated="22"/>
          <table:table-cell table:style-name="ce15"/>
          <table:table-cell table:style-name="ce11" table:formula="of:=CONCATENATE(&quot;0x&quot;;DEC2HEX([.A471]))" office:value-type="string" office:string-value="0x1D5">
            <text:p>0x1D5</text:p>
          </table:table-cell>
          <table:table-cell table:number-columns-repeated="6"/>
        </table:table-row>
        <table:table-row table:style-name="ro2">
          <table:table-cell office:value-type="float" office:value="470">
            <text:p>470</text:p>
          </table:table-cell>
          <table:table-cell table:formula="of:=CONCATENATE(&quot;0x&quot;;DEC2HEX([.A472]))" office:value-type="string" office:string-value="0x1D6">
            <text:p>0x1D6</text:p>
          </table:table-cell>
          <table:table-cell table:number-columns-repeated="22"/>
          <table:table-cell table:style-name="ce15"/>
          <table:table-cell table:style-name="ce11" table:formula="of:=CONCATENATE(&quot;0x&quot;;DEC2HEX([.A472]))" office:value-type="string" office:string-value="0x1D6">
            <text:p>0x1D6</text:p>
          </table:table-cell>
          <table:table-cell table:number-columns-repeated="6"/>
        </table:table-row>
        <table:table-row table:style-name="ro2">
          <table:table-cell office:value-type="float" office:value="471">
            <text:p>471</text:p>
          </table:table-cell>
          <table:table-cell table:formula="of:=CONCATENATE(&quot;0x&quot;;DEC2HEX([.A473]))" office:value-type="string" office:string-value="0x1D7">
            <text:p>0x1D7</text:p>
          </table:table-cell>
          <table:table-cell table:number-columns-repeated="22"/>
          <table:table-cell table:style-name="ce15"/>
          <table:table-cell table:style-name="ce11" table:formula="of:=CONCATENATE(&quot;0x&quot;;DEC2HEX([.A473]))" office:value-type="string" office:string-value="0x1D7">
            <text:p>0x1D7</text:p>
          </table:table-cell>
          <table:table-cell table:number-columns-repeated="6"/>
        </table:table-row>
        <table:table-row table:style-name="ro2">
          <table:table-cell office:value-type="float" office:value="472">
            <text:p>472</text:p>
          </table:table-cell>
          <table:table-cell table:formula="of:=CONCATENATE(&quot;0x&quot;;DEC2HEX([.A474]))" office:value-type="string" office:string-value="0x1D8">
            <text:p>0x1D8</text:p>
          </table:table-cell>
          <table:table-cell table:number-columns-repeated="22"/>
          <table:table-cell table:style-name="ce15"/>
          <table:table-cell table:style-name="ce11" table:formula="of:=CONCATENATE(&quot;0x&quot;;DEC2HEX([.A474]))" office:value-type="string" office:string-value="0x1D8">
            <text:p>0x1D8</text:p>
          </table:table-cell>
          <table:table-cell table:number-columns-repeated="6"/>
        </table:table-row>
        <table:table-row table:style-name="ro2">
          <table:table-cell office:value-type="float" office:value="473">
            <text:p>473</text:p>
          </table:table-cell>
          <table:table-cell table:formula="of:=CONCATENATE(&quot;0x&quot;;DEC2HEX([.A475]))" office:value-type="string" office:string-value="0x1D9">
            <text:p>0x1D9</text:p>
          </table:table-cell>
          <table:table-cell table:number-columns-repeated="22"/>
          <table:table-cell table:style-name="ce15"/>
          <table:table-cell table:style-name="ce11" table:formula="of:=CONCATENATE(&quot;0x&quot;;DEC2HEX([.A475]))" office:value-type="string" office:string-value="0x1D9">
            <text:p>0x1D9</text:p>
          </table:table-cell>
          <table:table-cell table:number-columns-repeated="6"/>
        </table:table-row>
        <table:table-row table:style-name="ro2">
          <table:table-cell office:value-type="float" office:value="474">
            <text:p>474</text:p>
          </table:table-cell>
          <table:table-cell table:formula="of:=CONCATENATE(&quot;0x&quot;;DEC2HEX([.A476]))" office:value-type="string" office:string-value="0x1DA">
            <text:p>0x1DA</text:p>
          </table:table-cell>
          <table:table-cell table:number-columns-repeated="22"/>
          <table:table-cell table:style-name="ce15"/>
          <table:table-cell table:style-name="ce11" table:formula="of:=CONCATENATE(&quot;0x&quot;;DEC2HEX([.A476]))" office:value-type="string" office:string-value="0x1DA">
            <text:p>0x1DA</text:p>
          </table:table-cell>
          <table:table-cell table:number-columns-repeated="6"/>
        </table:table-row>
        <table:table-row table:style-name="ro2">
          <table:table-cell office:value-type="float" office:value="475">
            <text:p>475</text:p>
          </table:table-cell>
          <table:table-cell table:formula="of:=CONCATENATE(&quot;0x&quot;;DEC2HEX([.A477]))" office:value-type="string" office:string-value="0x1DB">
            <text:p>0x1DB</text:p>
          </table:table-cell>
          <table:table-cell table:number-columns-repeated="22"/>
          <table:table-cell table:style-name="ce15"/>
          <table:table-cell table:style-name="ce11" table:formula="of:=CONCATENATE(&quot;0x&quot;;DEC2HEX([.A477]))" office:value-type="string" office:string-value="0x1DB">
            <text:p>0x1DB</text:p>
          </table:table-cell>
          <table:table-cell table:number-columns-repeated="6"/>
        </table:table-row>
        <table:table-row table:style-name="ro2">
          <table:table-cell office:value-type="float" office:value="476">
            <text:p>476</text:p>
          </table:table-cell>
          <table:table-cell table:formula="of:=CONCATENATE(&quot;0x&quot;;DEC2HEX([.A478]))" office:value-type="string" office:string-value="0x1DC">
            <text:p>0x1DC</text:p>
          </table:table-cell>
          <table:table-cell table:number-columns-repeated="22"/>
          <table:table-cell table:style-name="ce15"/>
          <table:table-cell table:style-name="ce11" table:formula="of:=CONCATENATE(&quot;0x&quot;;DEC2HEX([.A478]))" office:value-type="string" office:string-value="0x1DC">
            <text:p>0x1DC</text:p>
          </table:table-cell>
          <table:table-cell table:number-columns-repeated="6"/>
        </table:table-row>
        <table:table-row table:style-name="ro2">
          <table:table-cell office:value-type="float" office:value="477">
            <text:p>477</text:p>
          </table:table-cell>
          <table:table-cell table:formula="of:=CONCATENATE(&quot;0x&quot;;DEC2HEX([.A479]))" office:value-type="string" office:string-value="0x1DD">
            <text:p>0x1DD</text:p>
          </table:table-cell>
          <table:table-cell table:number-columns-repeated="22"/>
          <table:table-cell table:style-name="ce15"/>
          <table:table-cell table:style-name="ce11" table:formula="of:=CONCATENATE(&quot;0x&quot;;DEC2HEX([.A479]))" office:value-type="string" office:string-value="0x1DD">
            <text:p>0x1DD</text:p>
          </table:table-cell>
          <table:table-cell table:number-columns-repeated="6"/>
        </table:table-row>
        <table:table-row table:style-name="ro2">
          <table:table-cell office:value-type="float" office:value="478">
            <text:p>478</text:p>
          </table:table-cell>
          <table:table-cell table:formula="of:=CONCATENATE(&quot;0x&quot;;DEC2HEX([.A480]))" office:value-type="string" office:string-value="0x1DE">
            <text:p>0x1DE</text:p>
          </table:table-cell>
          <table:table-cell table:number-columns-repeated="22"/>
          <table:table-cell table:style-name="ce15"/>
          <table:table-cell table:style-name="ce11" table:formula="of:=CONCATENATE(&quot;0x&quot;;DEC2HEX([.A480]))" office:value-type="string" office:string-value="0x1DE">
            <text:p>0x1DE</text:p>
          </table:table-cell>
          <table:table-cell table:number-columns-repeated="6"/>
        </table:table-row>
        <table:table-row table:style-name="ro2">
          <table:table-cell office:value-type="float" office:value="479">
            <text:p>479</text:p>
          </table:table-cell>
          <table:table-cell table:formula="of:=CONCATENATE(&quot;0x&quot;;DEC2HEX([.A481]))" office:value-type="string" office:string-value="0x1DF">
            <text:p>0x1DF</text:p>
          </table:table-cell>
          <table:table-cell table:number-columns-repeated="22"/>
          <table:table-cell table:style-name="ce15"/>
          <table:table-cell table:style-name="ce11" table:formula="of:=CONCATENATE(&quot;0x&quot;;DEC2HEX([.A481]))" office:value-type="string" office:string-value="0x1DF">
            <text:p>0x1DF</text:p>
          </table:table-cell>
          <table:table-cell table:number-columns-repeated="6"/>
        </table:table-row>
        <table:table-row table:style-name="ro2">
          <table:table-cell office:value-type="float" office:value="480">
            <text:p>480</text:p>
          </table:table-cell>
          <table:table-cell table:formula="of:=CONCATENATE(&quot;0x&quot;;DEC2HEX([.A482]))" office:value-type="string" office:string-value="0x1E0">
            <text:p>0x1E0</text:p>
          </table:table-cell>
          <table:table-cell table:number-columns-repeated="22"/>
          <table:table-cell table:style-name="ce15"/>
          <table:table-cell table:style-name="ce11" table:formula="of:=CONCATENATE(&quot;0x&quot;;DEC2HEX([.A482]))" office:value-type="string" office:string-value="0x1E0">
            <text:p>0x1E0</text:p>
          </table:table-cell>
          <table:table-cell table:number-columns-repeated="6"/>
        </table:table-row>
        <table:table-row table:style-name="ro2">
          <table:table-cell office:value-type="float" office:value="481">
            <text:p>481</text:p>
          </table:table-cell>
          <table:table-cell table:formula="of:=CONCATENATE(&quot;0x&quot;;DEC2HEX([.A483]))" office:value-type="string" office:string-value="0x1E1">
            <text:p>0x1E1</text:p>
          </table:table-cell>
          <table:table-cell table:number-columns-repeated="22"/>
          <table:table-cell table:style-name="ce15"/>
          <table:table-cell table:style-name="ce11" table:formula="of:=CONCATENATE(&quot;0x&quot;;DEC2HEX([.A483]))" office:value-type="string" office:string-value="0x1E1">
            <text:p>0x1E1</text:p>
          </table:table-cell>
          <table:table-cell table:number-columns-repeated="6"/>
        </table:table-row>
        <table:table-row table:style-name="ro2">
          <table:table-cell office:value-type="float" office:value="482">
            <text:p>482</text:p>
          </table:table-cell>
          <table:table-cell table:formula="of:=CONCATENATE(&quot;0x&quot;;DEC2HEX([.A484]))" office:value-type="string" office:string-value="0x1E2">
            <text:p>0x1E2</text:p>
          </table:table-cell>
          <table:table-cell table:number-columns-repeated="22"/>
          <table:table-cell table:style-name="ce15"/>
          <table:table-cell table:style-name="ce11" table:formula="of:=CONCATENATE(&quot;0x&quot;;DEC2HEX([.A484]))" office:value-type="string" office:string-value="0x1E2">
            <text:p>0x1E2</text:p>
          </table:table-cell>
          <table:table-cell table:number-columns-repeated="6"/>
        </table:table-row>
        <table:table-row table:style-name="ro2">
          <table:table-cell office:value-type="float" office:value="483">
            <text:p>483</text:p>
          </table:table-cell>
          <table:table-cell table:formula="of:=CONCATENATE(&quot;0x&quot;;DEC2HEX([.A485]))" office:value-type="string" office:string-value="0x1E3">
            <text:p>0x1E3</text:p>
          </table:table-cell>
          <table:table-cell table:number-columns-repeated="22"/>
          <table:table-cell table:style-name="ce15"/>
          <table:table-cell table:style-name="ce11" table:formula="of:=CONCATENATE(&quot;0x&quot;;DEC2HEX([.A485]))" office:value-type="string" office:string-value="0x1E3">
            <text:p>0x1E3</text:p>
          </table:table-cell>
          <table:table-cell table:number-columns-repeated="6"/>
        </table:table-row>
        <table:table-row table:style-name="ro2">
          <table:table-cell office:value-type="float" office:value="484">
            <text:p>484</text:p>
          </table:table-cell>
          <table:table-cell table:formula="of:=CONCATENATE(&quot;0x&quot;;DEC2HEX([.A486]))" office:value-type="string" office:string-value="0x1E4">
            <text:p>0x1E4</text:p>
          </table:table-cell>
          <table:table-cell table:number-columns-repeated="22"/>
          <table:table-cell table:style-name="ce15"/>
          <table:table-cell table:style-name="ce11" table:formula="of:=CONCATENATE(&quot;0x&quot;;DEC2HEX([.A486]))" office:value-type="string" office:string-value="0x1E4">
            <text:p>0x1E4</text:p>
          </table:table-cell>
          <table:table-cell table:number-columns-repeated="6"/>
        </table:table-row>
        <table:table-row table:style-name="ro2">
          <table:table-cell office:value-type="float" office:value="485">
            <text:p>485</text:p>
          </table:table-cell>
          <table:table-cell table:formula="of:=CONCATENATE(&quot;0x&quot;;DEC2HEX([.A487]))" office:value-type="string" office:string-value="0x1E5">
            <text:p>0x1E5</text:p>
          </table:table-cell>
          <table:table-cell table:number-columns-repeated="22"/>
          <table:table-cell table:style-name="ce15"/>
          <table:table-cell table:style-name="ce11" table:formula="of:=CONCATENATE(&quot;0x&quot;;DEC2HEX([.A487]))" office:value-type="string" office:string-value="0x1E5">
            <text:p>0x1E5</text:p>
          </table:table-cell>
          <table:table-cell table:number-columns-repeated="6"/>
        </table:table-row>
        <table:table-row table:style-name="ro2">
          <table:table-cell office:value-type="float" office:value="486">
            <text:p>486</text:p>
          </table:table-cell>
          <table:table-cell table:formula="of:=CONCATENATE(&quot;0x&quot;;DEC2HEX([.A488]))" office:value-type="string" office:string-value="0x1E6">
            <text:p>0x1E6</text:p>
          </table:table-cell>
          <table:table-cell table:number-columns-repeated="22"/>
          <table:table-cell table:style-name="ce15"/>
          <table:table-cell table:style-name="ce11" table:formula="of:=CONCATENATE(&quot;0x&quot;;DEC2HEX([.A488]))" office:value-type="string" office:string-value="0x1E6">
            <text:p>0x1E6</text:p>
          </table:table-cell>
          <table:table-cell table:number-columns-repeated="6"/>
        </table:table-row>
        <table:table-row table:style-name="ro2">
          <table:table-cell office:value-type="float" office:value="487">
            <text:p>487</text:p>
          </table:table-cell>
          <table:table-cell table:formula="of:=CONCATENATE(&quot;0x&quot;;DEC2HEX([.A489]))" office:value-type="string" office:string-value="0x1E7">
            <text:p>0x1E7</text:p>
          </table:table-cell>
          <table:table-cell table:number-columns-repeated="22"/>
          <table:table-cell table:style-name="ce15"/>
          <table:table-cell table:style-name="ce11" table:formula="of:=CONCATENATE(&quot;0x&quot;;DEC2HEX([.A489]))" office:value-type="string" office:string-value="0x1E7">
            <text:p>0x1E7</text:p>
          </table:table-cell>
          <table:table-cell table:number-columns-repeated="6"/>
        </table:table-row>
        <table:table-row table:style-name="ro2">
          <table:table-cell office:value-type="float" office:value="488">
            <text:p>488</text:p>
          </table:table-cell>
          <table:table-cell table:formula="of:=CONCATENATE(&quot;0x&quot;;DEC2HEX([.A490]))" office:value-type="string" office:string-value="0x1E8">
            <text:p>0x1E8</text:p>
          </table:table-cell>
          <table:table-cell table:number-columns-repeated="22"/>
          <table:table-cell table:style-name="ce15"/>
          <table:table-cell table:style-name="ce11" table:formula="of:=CONCATENATE(&quot;0x&quot;;DEC2HEX([.A490]))" office:value-type="string" office:string-value="0x1E8">
            <text:p>0x1E8</text:p>
          </table:table-cell>
          <table:table-cell table:number-columns-repeated="6"/>
        </table:table-row>
        <table:table-row table:style-name="ro2">
          <table:table-cell office:value-type="float" office:value="489">
            <text:p>489</text:p>
          </table:table-cell>
          <table:table-cell table:formula="of:=CONCATENATE(&quot;0x&quot;;DEC2HEX([.A491]))" office:value-type="string" office:string-value="0x1E9">
            <text:p>0x1E9</text:p>
          </table:table-cell>
          <table:table-cell table:number-columns-repeated="22"/>
          <table:table-cell table:style-name="ce15"/>
          <table:table-cell table:style-name="ce11" table:formula="of:=CONCATENATE(&quot;0x&quot;;DEC2HEX([.A491]))" office:value-type="string" office:string-value="0x1E9">
            <text:p>0x1E9</text:p>
          </table:table-cell>
          <table:table-cell table:number-columns-repeated="6"/>
        </table:table-row>
        <table:table-row table:style-name="ro2">
          <table:table-cell office:value-type="float" office:value="490">
            <text:p>490</text:p>
          </table:table-cell>
          <table:table-cell table:formula="of:=CONCATENATE(&quot;0x&quot;;DEC2HEX([.A492]))" office:value-type="string" office:string-value="0x1EA">
            <text:p>0x1EA</text:p>
          </table:table-cell>
          <table:table-cell table:number-columns-repeated="22"/>
          <table:table-cell table:style-name="ce15"/>
          <table:table-cell table:style-name="ce11" table:formula="of:=CONCATENATE(&quot;0x&quot;;DEC2HEX([.A492]))" office:value-type="string" office:string-value="0x1EA">
            <text:p>0x1EA</text:p>
          </table:table-cell>
          <table:table-cell table:number-columns-repeated="6"/>
        </table:table-row>
        <table:table-row table:style-name="ro2">
          <table:table-cell office:value-type="float" office:value="491">
            <text:p>491</text:p>
          </table:table-cell>
          <table:table-cell table:formula="of:=CONCATENATE(&quot;0x&quot;;DEC2HEX([.A493]))" office:value-type="string" office:string-value="0x1EB">
            <text:p>0x1EB</text:p>
          </table:table-cell>
          <table:table-cell table:number-columns-repeated="22"/>
          <table:table-cell table:style-name="ce15"/>
          <table:table-cell table:style-name="ce11" table:formula="of:=CONCATENATE(&quot;0x&quot;;DEC2HEX([.A493]))" office:value-type="string" office:string-value="0x1EB">
            <text:p>0x1EB</text:p>
          </table:table-cell>
          <table:table-cell table:number-columns-repeated="6"/>
        </table:table-row>
        <table:table-row table:style-name="ro2">
          <table:table-cell office:value-type="float" office:value="492">
            <text:p>492</text:p>
          </table:table-cell>
          <table:table-cell table:formula="of:=CONCATENATE(&quot;0x&quot;;DEC2HEX([.A494]))" office:value-type="string" office:string-value="0x1EC">
            <text:p>0x1EC</text:p>
          </table:table-cell>
          <table:table-cell table:number-columns-repeated="22"/>
          <table:table-cell table:style-name="ce15"/>
          <table:table-cell table:style-name="ce11" table:formula="of:=CONCATENATE(&quot;0x&quot;;DEC2HEX([.A494]))" office:value-type="string" office:string-value="0x1EC">
            <text:p>0x1EC</text:p>
          </table:table-cell>
          <table:table-cell table:number-columns-repeated="6"/>
        </table:table-row>
        <table:table-row table:style-name="ro2">
          <table:table-cell office:value-type="float" office:value="493">
            <text:p>493</text:p>
          </table:table-cell>
          <table:table-cell table:formula="of:=CONCATENATE(&quot;0x&quot;;DEC2HEX([.A495]))" office:value-type="string" office:string-value="0x1ED">
            <text:p>0x1ED</text:p>
          </table:table-cell>
          <table:table-cell table:number-columns-repeated="22"/>
          <table:table-cell table:style-name="ce15"/>
          <table:table-cell table:style-name="ce11" table:formula="of:=CONCATENATE(&quot;0x&quot;;DEC2HEX([.A495]))" office:value-type="string" office:string-value="0x1ED">
            <text:p>0x1ED</text:p>
          </table:table-cell>
          <table:table-cell table:number-columns-repeated="6"/>
        </table:table-row>
        <table:table-row table:style-name="ro2">
          <table:table-cell office:value-type="float" office:value="494">
            <text:p>494</text:p>
          </table:table-cell>
          <table:table-cell table:formula="of:=CONCATENATE(&quot;0x&quot;;DEC2HEX([.A496]))" office:value-type="string" office:string-value="0x1EE">
            <text:p>0x1EE</text:p>
          </table:table-cell>
          <table:table-cell table:number-columns-repeated="22"/>
          <table:table-cell table:style-name="ce15"/>
          <table:table-cell table:style-name="ce11" table:formula="of:=CONCATENATE(&quot;0x&quot;;DEC2HEX([.A496]))" office:value-type="string" office:string-value="0x1EE">
            <text:p>0x1EE</text:p>
          </table:table-cell>
          <table:table-cell table:number-columns-repeated="6"/>
        </table:table-row>
        <table:table-row table:style-name="ro2">
          <table:table-cell office:value-type="float" office:value="495">
            <text:p>495</text:p>
          </table:table-cell>
          <table:table-cell table:formula="of:=CONCATENATE(&quot;0x&quot;;DEC2HEX([.A497]))" office:value-type="string" office:string-value="0x1EF">
            <text:p>0x1EF</text:p>
          </table:table-cell>
          <table:table-cell table:number-columns-repeated="22"/>
          <table:table-cell table:style-name="ce15"/>
          <table:table-cell table:style-name="ce11" table:formula="of:=CONCATENATE(&quot;0x&quot;;DEC2HEX([.A497]))" office:value-type="string" office:string-value="0x1EF">
            <text:p>0x1EF</text:p>
          </table:table-cell>
          <table:table-cell table:number-columns-repeated="6"/>
        </table:table-row>
        <table:table-row table:style-name="ro2">
          <table:table-cell office:value-type="float" office:value="496">
            <text:p>496</text:p>
          </table:table-cell>
          <table:table-cell table:formula="of:=CONCATENATE(&quot;0x&quot;;DEC2HEX([.A498]))" office:value-type="string" office:string-value="0x1F0">
            <text:p>0x1F0</text:p>
          </table:table-cell>
          <table:table-cell table:number-columns-repeated="22"/>
          <table:table-cell table:style-name="ce15"/>
          <table:table-cell table:style-name="ce11" table:formula="of:=CONCATENATE(&quot;0x&quot;;DEC2HEX([.A498]))" office:value-type="string" office:string-value="0x1F0">
            <text:p>0x1F0</text:p>
          </table:table-cell>
          <table:table-cell table:number-columns-repeated="6"/>
        </table:table-row>
        <table:table-row table:style-name="ro2">
          <table:table-cell office:value-type="float" office:value="497">
            <text:p>497</text:p>
          </table:table-cell>
          <table:table-cell table:formula="of:=CONCATENATE(&quot;0x&quot;;DEC2HEX([.A499]))" office:value-type="string" office:string-value="0x1F1">
            <text:p>0x1F1</text:p>
          </table:table-cell>
          <table:table-cell table:number-columns-repeated="22"/>
          <table:table-cell table:style-name="ce15"/>
          <table:table-cell table:style-name="ce11" table:formula="of:=CONCATENATE(&quot;0x&quot;;DEC2HEX([.A499]))" office:value-type="string" office:string-value="0x1F1">
            <text:p>0x1F1</text:p>
          </table:table-cell>
          <table:table-cell table:number-columns-repeated="6"/>
        </table:table-row>
        <table:table-row table:style-name="ro2">
          <table:table-cell office:value-type="float" office:value="498">
            <text:p>498</text:p>
          </table:table-cell>
          <table:table-cell table:formula="of:=CONCATENATE(&quot;0x&quot;;DEC2HEX([.A500]))" office:value-type="string" office:string-value="0x1F2">
            <text:p>0x1F2</text:p>
          </table:table-cell>
          <table:table-cell table:number-columns-repeated="22"/>
          <table:table-cell table:style-name="ce15"/>
          <table:table-cell table:style-name="ce11" table:formula="of:=CONCATENATE(&quot;0x&quot;;DEC2HEX([.A500]))" office:value-type="string" office:string-value="0x1F2">
            <text:p>0x1F2</text:p>
          </table:table-cell>
          <table:table-cell table:number-columns-repeated="6"/>
        </table:table-row>
        <table:table-row table:style-name="ro2">
          <table:table-cell office:value-type="float" office:value="499">
            <text:p>499</text:p>
          </table:table-cell>
          <table:table-cell table:formula="of:=CONCATENATE(&quot;0x&quot;;DEC2HEX([.A501]))" office:value-type="string" office:string-value="0x1F3">
            <text:p>0x1F3</text:p>
          </table:table-cell>
          <table:table-cell table:number-columns-repeated="22"/>
          <table:table-cell table:style-name="ce15"/>
          <table:table-cell table:style-name="ce11" table:formula="of:=CONCATENATE(&quot;0x&quot;;DEC2HEX([.A501]))" office:value-type="string" office:string-value="0x1F3">
            <text:p>0x1F3</text:p>
          </table:table-cell>
          <table:table-cell table:number-columns-repeated="6"/>
        </table:table-row>
        <table:table-row table:style-name="ro2">
          <table:table-cell office:value-type="float" office:value="500">
            <text:p>500</text:p>
          </table:table-cell>
          <table:table-cell table:formula="of:=CONCATENATE(&quot;0x&quot;;DEC2HEX([.A502]))" office:value-type="string" office:string-value="0x1F4">
            <text:p>0x1F4</text:p>
          </table:table-cell>
          <table:table-cell table:number-columns-repeated="22"/>
          <table:table-cell table:style-name="ce15"/>
          <table:table-cell table:style-name="ce11" table:formula="of:=CONCATENATE(&quot;0x&quot;;DEC2HEX([.A502]))" office:value-type="string" office:string-value="0x1F4">
            <text:p>0x1F4</text:p>
          </table:table-cell>
          <table:table-cell table:number-columns-repeated="6"/>
        </table:table-row>
        <table:table-row table:style-name="ro2">
          <table:table-cell office:value-type="float" office:value="501">
            <text:p>501</text:p>
          </table:table-cell>
          <table:table-cell table:formula="of:=CONCATENATE(&quot;0x&quot;;DEC2HEX([.A503]))" office:value-type="string" office:string-value="0x1F5">
            <text:p>0x1F5</text:p>
          </table:table-cell>
          <table:table-cell table:number-columns-repeated="22"/>
          <table:table-cell table:style-name="ce15"/>
          <table:table-cell table:style-name="ce11" table:formula="of:=CONCATENATE(&quot;0x&quot;;DEC2HEX([.A503]))" office:value-type="string" office:string-value="0x1F5">
            <text:p>0x1F5</text:p>
          </table:table-cell>
          <table:table-cell table:number-columns-repeated="6"/>
        </table:table-row>
        <table:table-row table:style-name="ro2">
          <table:table-cell office:value-type="float" office:value="502">
            <text:p>502</text:p>
          </table:table-cell>
          <table:table-cell table:formula="of:=CONCATENATE(&quot;0x&quot;;DEC2HEX([.A504]))" office:value-type="string" office:string-value="0x1F6">
            <text:p>0x1F6</text:p>
          </table:table-cell>
          <table:table-cell table:number-columns-repeated="22"/>
          <table:table-cell table:style-name="ce15"/>
          <table:table-cell table:style-name="ce11" table:formula="of:=CONCATENATE(&quot;0x&quot;;DEC2HEX([.A504]))" office:value-type="string" office:string-value="0x1F6">
            <text:p>0x1F6</text:p>
          </table:table-cell>
          <table:table-cell table:number-columns-repeated="6"/>
        </table:table-row>
        <table:table-row table:style-name="ro2">
          <table:table-cell office:value-type="float" office:value="503">
            <text:p>503</text:p>
          </table:table-cell>
          <table:table-cell table:formula="of:=CONCATENATE(&quot;0x&quot;;DEC2HEX([.A505]))" office:value-type="string" office:string-value="0x1F7">
            <text:p>0x1F7</text:p>
          </table:table-cell>
          <table:table-cell table:number-columns-repeated="22"/>
          <table:table-cell table:style-name="ce15"/>
          <table:table-cell table:style-name="ce11" table:formula="of:=CONCATENATE(&quot;0x&quot;;DEC2HEX([.A505]))" office:value-type="string" office:string-value="0x1F7">
            <text:p>0x1F7</text:p>
          </table:table-cell>
          <table:table-cell table:number-columns-repeated="6"/>
        </table:table-row>
        <table:table-row table:style-name="ro2">
          <table:table-cell office:value-type="float" office:value="504">
            <text:p>504</text:p>
          </table:table-cell>
          <table:table-cell table:formula="of:=CONCATENATE(&quot;0x&quot;;DEC2HEX([.A506]))" office:value-type="string" office:string-value="0x1F8">
            <text:p>0x1F8</text:p>
          </table:table-cell>
          <table:table-cell table:number-columns-repeated="22"/>
          <table:table-cell table:style-name="ce15"/>
          <table:table-cell table:style-name="ce11" table:formula="of:=CONCATENATE(&quot;0x&quot;;DEC2HEX([.A506]))" office:value-type="string" office:string-value="0x1F8">
            <text:p>0x1F8</text:p>
          </table:table-cell>
          <table:table-cell table:number-columns-repeated="6"/>
        </table:table-row>
        <table:table-row table:style-name="ro2">
          <table:table-cell office:value-type="float" office:value="505">
            <text:p>505</text:p>
          </table:table-cell>
          <table:table-cell table:formula="of:=CONCATENATE(&quot;0x&quot;;DEC2HEX([.A507]))" office:value-type="string" office:string-value="0x1F9">
            <text:p>0x1F9</text:p>
          </table:table-cell>
          <table:table-cell table:number-columns-repeated="22"/>
          <table:table-cell table:style-name="ce15"/>
          <table:table-cell table:style-name="ce11" table:formula="of:=CONCATENATE(&quot;0x&quot;;DEC2HEX([.A507]))" office:value-type="string" office:string-value="0x1F9">
            <text:p>0x1F9</text:p>
          </table:table-cell>
          <table:table-cell table:number-columns-repeated="6"/>
        </table:table-row>
        <table:table-row table:style-name="ro2">
          <table:table-cell office:value-type="float" office:value="506">
            <text:p>506</text:p>
          </table:table-cell>
          <table:table-cell table:formula="of:=CONCATENATE(&quot;0x&quot;;DEC2HEX([.A508]))" office:value-type="string" office:string-value="0x1FA">
            <text:p>0x1FA</text:p>
          </table:table-cell>
          <table:table-cell table:number-columns-repeated="22"/>
          <table:table-cell table:style-name="ce15"/>
          <table:table-cell table:style-name="ce11" table:formula="of:=CONCATENATE(&quot;0x&quot;;DEC2HEX([.A508]))" office:value-type="string" office:string-value="0x1FA">
            <text:p>0x1FA</text:p>
          </table:table-cell>
          <table:table-cell table:number-columns-repeated="6"/>
        </table:table-row>
        <table:table-row table:style-name="ro2">
          <table:table-cell office:value-type="float" office:value="507">
            <text:p>507</text:p>
          </table:table-cell>
          <table:table-cell table:formula="of:=CONCATENATE(&quot;0x&quot;;DEC2HEX([.A509]))" office:value-type="string" office:string-value="0x1FB">
            <text:p>0x1FB</text:p>
          </table:table-cell>
          <table:table-cell table:number-columns-repeated="22"/>
          <table:table-cell table:style-name="ce15"/>
          <table:table-cell table:style-name="ce11" table:formula="of:=CONCATENATE(&quot;0x&quot;;DEC2HEX([.A509]))" office:value-type="string" office:string-value="0x1FB">
            <text:p>0x1FB</text:p>
          </table:table-cell>
          <table:table-cell table:number-columns-repeated="6"/>
        </table:table-row>
        <table:table-row table:style-name="ro2">
          <table:table-cell office:value-type="float" office:value="508">
            <text:p>508</text:p>
          </table:table-cell>
          <table:table-cell table:formula="of:=CONCATENATE(&quot;0x&quot;;DEC2HEX([.A510]))" office:value-type="string" office:string-value="0x1FC">
            <text:p>0x1FC</text:p>
          </table:table-cell>
          <table:table-cell table:number-columns-repeated="22"/>
          <table:table-cell table:style-name="ce15"/>
          <table:table-cell table:style-name="ce11" table:formula="of:=CONCATENATE(&quot;0x&quot;;DEC2HEX([.A510]))" office:value-type="string" office:string-value="0x1FC">
            <text:p>0x1FC</text:p>
          </table:table-cell>
          <table:table-cell table:number-columns-repeated="6"/>
        </table:table-row>
        <table:table-row table:style-name="ro2">
          <table:table-cell office:value-type="float" office:value="509">
            <text:p>509</text:p>
          </table:table-cell>
          <table:table-cell table:formula="of:=CONCATENATE(&quot;0x&quot;;DEC2HEX([.A511]))" office:value-type="string" office:string-value="0x1FD">
            <text:p>0x1FD</text:p>
          </table:table-cell>
          <table:table-cell table:number-columns-repeated="22"/>
          <table:table-cell table:style-name="ce15"/>
          <table:table-cell table:style-name="ce11" table:formula="of:=CONCATENATE(&quot;0x&quot;;DEC2HEX([.A511]))" office:value-type="string" office:string-value="0x1FD">
            <text:p>0x1FD</text:p>
          </table:table-cell>
          <table:table-cell table:number-columns-repeated="6"/>
        </table:table-row>
        <table:table-row table:style-name="ro2">
          <table:table-cell office:value-type="float" office:value="510">
            <text:p>510</text:p>
          </table:table-cell>
          <table:table-cell table:formula="of:=CONCATENATE(&quot;0x&quot;;DEC2HEX([.A512]))" office:value-type="string" office:string-value="0x1FE">
            <text:p>0x1FE</text:p>
          </table:table-cell>
          <table:table-cell table:number-columns-repeated="22"/>
          <table:table-cell table:style-name="ce15"/>
          <table:table-cell table:style-name="ce11" table:formula="of:=CONCATENATE(&quot;0x&quot;;DEC2HEX([.A512]))" office:value-type="string" office:string-value="0x1FE">
            <text:p>0x1FE</text:p>
          </table:table-cell>
          <table:table-cell table:number-columns-repeated="6"/>
        </table:table-row>
        <table:table-row table:style-name="ro2">
          <table:table-cell office:value-type="float" office:value="511">
            <text:p>511</text:p>
          </table:table-cell>
          <table:table-cell table:formula="of:=CONCATENATE(&quot;0x&quot;;DEC2HEX([.A513]))" office:value-type="string" office:string-value="0x1FF">
            <text:p>0x1FF</text:p>
          </table:table-cell>
          <table:table-cell table:number-columns-repeated="22"/>
          <table:table-cell table:style-name="ce15"/>
          <table:table-cell table:style-name="ce11" table:formula="of:=CONCATENATE(&quot;0x&quot;;DEC2HEX([.A513]))" office:value-type="string" office:string-value="0x1FF">
            <text:p>0x1FF</text:p>
          </table:table-cell>
          <table:table-cell table:number-columns-repeated="6"/>
        </table:table-row>
        <table:table-row table:style-name="ro2" table:number-rows-repeated="1048062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4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Zehe</meta:initial-creator>
    <meta:creation-date>2011-03-13T15:05:13</meta:creation-date>
    <dc:date>2011-03-16T14:11:27</dc:date>
    <dc:creator>Sebastian Zehe</dc:creator>
    <meta:editing-duration>PT52H52M57S</meta:editing-duration>
    <meta:editing-cycles>17</meta:editing-cycles>
    <meta:generator>OpenOffice.org/3.2$Unix OpenOffice.org_project/320m12$Build-9483</meta:generator>
    <meta:printed-by>Sebastian Zehe</meta:printed-by>
    <meta:print-date>2011-03-15T10:33:43</meta:print-date>
    <meta:document-statistic meta:table-count="3" meta:cell-count="28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91cm" svg:height="10.283cm" xlink:href=".." chart:class="chart:line" chart:style-name="ch1">
        <chart:legend chart:legend-position="end" svg:x="12.99cm" svg:y="4.672cm" chart:style-name="ch2"/>
        <chart:plot-area chart:style-name="ch3" table:cell-range-address="Sheet1.K1:Sheet1.K68 Sheet1.M1:Sheet1.M68" chart:data-source-has-labels="row" svg:x="0.311cm" svg:y="0.205cm" svg:width="12.369cm" svg:height="9.6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K2:Sheet1.K68" chart:label-cell-address="Sheet1.K1:Sheet1.K1" chart:class="chart:line">
            <chart:data-point chart:repeated="67"/>
          </chart:series>
          <chart:series chart:attached-axis="primary-y" chart:style-name="ch8" chart:values-cell-range-address="Sheet1.M2:Sheet1.M68" chart:label-cell-address="Sheet1.M1:Sheet1.M1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1:Sheet1.K1">LSB_OUT_1</text:p>
              </table:table-cell>
              <table:table-cell office:value-type="string">
                <text:p text:id="Sheet1.M1:Sheet1.M1">LSB_OUT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K2:Sheet1.K68">64</text:p>
              </table:table-cell>
              <table:table-cell office:value-type="float" office:value="0">
                <text:p text:id="Sheet1.M2:Sheet1.M6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2">
                <text:p>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8">
                <text:p>5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8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">
                <text:p>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4">
                <text:p>7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9">
                <text:p>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6">
                <text:p>7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7">
                <text:p>8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5">
                <text:p>8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0">
                <text:p>8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0">
                <text:p>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0">
                <text:p>9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5">
                <text:p>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8">
                <text:p>9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9">
                <text:p>9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6">
                <text:p>9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2">
                <text:p>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7">
                <text:p>9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5">
                <text:p>10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">
                <text:p>100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1">
                <text:p>10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3">
                <text:p>101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5">
                <text:p>101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7">
                <text:p>10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8">
                <text:p>10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9">
                <text:p>101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0">
                <text:p>102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0">
                <text:p>10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1">
                <text:p>102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2">
                <text:p>10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2">
                <text:p>102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2">
                <text:p>102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2">
                <text:p>102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3">
                <text:p>102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3">
                <text:p>102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3">
                <text:p>102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3">
                <text:p>102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3">
                <text:p>102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3">
                <text:p>102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3">
                <text:p>102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3">
                <text:p>102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3">
                <text:p>102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3">
                <text:p>102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